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0.7395833134651184in"/>
    </style:style>
    <style:style style:name="co2" style:family="table-column">
      <style:table-column-properties fo:break-before="auto" style:column-width="1.6770833333333333in"/>
    </style:style>
    <style:style style:name="co3" style:family="table-column">
      <style:table-column-properties fo:break-before="auto" style:column-width="1.46875in"/>
    </style:style>
    <style:style style:name="co4" style:family="table-column">
      <style:table-column-properties fo:break-before="auto" style:column-width="1.4895833333333333in"/>
    </style:style>
    <style:style style:name="co5" style:family="table-column">
      <style:table-column-properties fo:break-before="auto" style:column-width="1.5625in"/>
    </style:style>
    <style:style style:name="co6" style:family="table-column">
      <style:table-column-properties fo:break-before="auto" style:column-width="2.1979166666666665in"/>
    </style:style>
    <style:style style:name="co7" style:family="table-column">
      <style:table-column-properties fo:break-before="auto" style:column-width="0.40625in"/>
    </style:style>
    <style:style style:name="co8" style:family="table-column">
      <style:table-column-properties fo:break-before="auto" style:column-width="1.40625in"/>
    </style:style>
    <style:style style:name="co9" style:family="table-column">
      <style:table-column-properties fo:break-before="auto" style:column-width="0.8125in"/>
    </style:style>
    <style:style style:name="co10" style:family="table-column">
      <style:table-column-properties fo:break-before="auto" style:column-width="0.6770833333333334in"/>
    </style:style>
    <style:style style:name="co11" style:family="table-column">
      <style:table-column-properties fo:break-before="auto" style:column-width="0.7395833333333334in"/>
    </style:style>
    <style:style style:name="co12" style:family="table-column">
      <style:table-column-properties fo:break-before="auto" style:column-width="0.3541666666666667in"/>
    </style:style>
    <style:style style:name="co13" style:family="table-column">
      <style:table-column-properties fo:break-before="auto" style:column-width="0.7708333333333334in"/>
    </style:style>
    <style:style style:name="co14" style:family="table-column">
      <style:table-column-properties fo:break-before="auto" style:column-width="0.8333333333333334in"/>
    </style:style>
    <style:style style:name="co15" style:family="table-column">
      <style:table-column-properties fo:break-before="auto" style:column-width="0.6354166666666666in"/>
    </style:style>
    <style:style style:name="co16" style:family="table-column">
      <style:table-column-properties fo:break-before="auto" style:column-width="1.5in"/>
    </style:style>
    <style:style style:name="co17" style:family="table-column">
      <style:table-column-properties fo:break-before="auto" style:column-width="2.2916666666666665in"/>
    </style:style>
    <style:style style:name="co18" style:family="table-column">
      <style:table-column-properties fo:break-before="auto" style:column-width="1.6041666666666667in"/>
    </style:style>
    <style:style style:name="co19" style:family="table-column">
      <style:table-column-properties fo:break-before="auto" style:column-width="0.9479166666666666in"/>
    </style:style>
    <style:style style:name="co20" style:family="table-column">
      <style:table-column-properties fo:break-before="auto" style:column-width="1.4791666269302368in"/>
    </style:style>
    <style:style style:name="co21" style:family="table-column">
      <style:table-column-properties fo:break-before="auto" style:column-width="1.1770833333333333in"/>
    </style:style>
    <style:style style:name="co22" style:family="table-column">
      <style:table-column-properties fo:break-before="auto" style:column-width="1.4791666666666667in"/>
    </style:style>
    <style:style style:name="co23" style:family="table-column">
      <style:table-column-properties fo:break-before="auto" style:column-width="0.8333333134651184in"/>
    </style:style>
    <style:style style:name="ro1" style:family="table-row">
      <style:table-row-properties style:row-height="4.260416666666667in" fo:break-before="auto" style:use-optimal-row-height="false"/>
    </style:style>
    <style:style style:name="ro2" style:family="table-row">
      <style:table-row-properties style:row-height="1.5833333333333333in" fo:break-before="auto" style:use-optimal-row-height="false"/>
    </style:style>
    <style:style style:name="ro3" style:family="table-row">
      <style:table-row-properties style:row-height="3.1666666666666665in" fo:break-before="auto" style:use-optimal-row-height="false"/>
    </style:style>
    <style:style style:name="ro4" style:family="table-row">
      <style:table-row-properties style:row-height="2.1770833333333335in" fo:break-before="auto" style:use-optimal-row-height="false"/>
    </style:style>
    <style:style style:name="ro5" style:family="table-row">
      <style:table-row-properties style:row-height="3.9583333333333335in" fo:break-before="auto" style:use-optimal-row-height="false"/>
    </style:style>
    <style:style style:name="ro6" style:family="table-row">
      <style:table-row-properties style:row-height="3.7604166666666665in" fo:break-before="auto" style:use-optimal-row-height="false"/>
    </style:style>
    <style:style style:name="ro7" style:family="table-row">
      <style:table-row-properties style:row-height="2.78125in" fo:break-before="auto" style:use-optimal-row-height="false"/>
    </style:style>
    <style:style style:name="ro8" style:family="table-row">
      <style:table-row-properties style:row-height="2.375in" fo:break-before="auto" style:use-optimal-row-height="false"/>
    </style:style>
    <style:style style:name="ro9" style:family="table-row">
      <style:table-row-properties style:row-height="3.3645833333333335in" fo:break-before="auto" style:use-optimal-row-height="false"/>
    </style:style>
    <style:style style:name="ro10" style:family="table-row">
      <style:table-row-properties style:row-height="5.6875in" fo:break-before="auto" style:use-optimal-row-height="true"/>
    </style:style>
    <style:style style:name="ro11" style:family="table-row">
      <style:table-row-properties style:row-height="1.3854166666666667in" fo:break-before="auto" style:use-optimal-row-height="false"/>
    </style:style>
    <style:style style:name="ro12" style:family="table-row">
      <style:table-row-properties style:row-height="2.96875in" fo:break-before="auto" style:use-optimal-row-height="false"/>
    </style:style>
    <style:style style:name="ro13" style:family="table-row">
      <style:table-row-properties style:row-height="4.072916666666667in" fo:break-before="auto" style:use-optimal-row-height="true"/>
    </style:style>
    <style:style style:name="ro14" style:family="table-row">
      <style:table-row-properties style:row-height="3.1875in" fo:break-before="auto" style:use-optimal-row-height="true"/>
    </style:style>
    <style:style style:name="ro15" style:family="table-row">
      <style:table-row-properties style:row-height="3.5729166666666665in" fo:break-before="auto" style:use-optimal-row-height="false"/>
    </style:style>
    <style:style style:name="ro16" style:family="table-row">
      <style:table-row-properties style:row-height="5.135416666666667in" fo:break-before="auto" style:use-optimal-row-height="true"/>
    </style:style>
    <style:style style:name="ro17" style:family="table-row">
      <style:table-row-properties style:row-height="4.604166666666667in" fo:break-before="auto" style:use-optimal-row-height="true"/>
    </style:style>
    <style:style style:name="ro18" style:family="table-row">
      <style:table-row-properties style:row-height="2.5729166666666665in" fo:break-before="auto" style:use-optimal-row-height="false"/>
    </style:style>
    <style:style style:name="ro19" style:family="table-row">
      <style:table-row-properties style:row-height="4.15625in" fo:break-before="auto" style:use-optimal-row-height="false"/>
    </style:style>
    <style:style style:name="ro20" style:family="table-row">
      <style:table-row-properties style:row-height="4.958333333333333in" fo:break-before="auto" style:use-optimal-row-height="true"/>
    </style:style>
    <style:style style:name="ro21" style:family="table-row">
      <style:table-row-properties style:row-height="4.427083333333333in" fo:break-before="auto" style:use-optimal-row-height="true"/>
    </style:style>
    <style:style style:name="ro22" style:family="table-row">
      <style:table-row-properties style:row-height="1.9895833333333333in" fo:break-before="auto" style:use-optimal-row-height="false"/>
    </style:style>
    <style:style style:name="ro23" style:family="table-row">
      <style:table-row-properties style:row-height="1.78125in" fo:break-before="auto" style:use-optimal-row-height="false"/>
    </style:style>
    <style:style style:name="ro24" style:family="table-row">
      <style:table-row-properties style:row-height="5.666666666666667in" fo:break-before="auto" style:use-optimal-row-height="true"/>
    </style:style>
    <style:style style:name="ro25" style:family="table-row">
      <style:table-row-properties style:row-height="1.1979166666666667in" fo:break-before="auto" style:use-optimal-row-height="false"/>
    </style:style>
    <style:style style:name="ro26" style:family="table-row">
      <style:table-row-properties style:row-height="4.78125in" fo:break-before="auto" style:use-optimal-row-height="true"/>
    </style:style>
    <style:style style:name="ro27" style:family="table-row">
      <style:table-row-properties style:row-height="5.3125in" fo:break-before="auto" style:use-optimal-row-height="true"/>
    </style:style>
    <style:style style:name="ro28" style:family="table-row">
      <style:table-row-properties style:row-height="0.9895833333333334in" fo:break-before="auto" style:use-optimal-row-height="false"/>
    </style:style>
    <style:style style:name="ro29" style:family="table-row">
      <style:table-row-properties style:row-height="0.7916666666666666in" fo:break-before="auto" style:use-optimal-row-height="false"/>
    </style:style>
    <style:style style:name="ro30" style:family="table-row">
      <style:table-row-properties style:row-height="5.489583333333333in" fo:break-before="auto" style:use-optimal-row-height="true"/>
    </style:style>
    <style:style style:name="ro31" style:family="table-row">
      <style:table-row-properties style:row-height="1.4166666666666667in" fo:break-before="auto" style:use-optimal-row-height="true"/>
    </style:style>
    <style:style style:name="ro32" style:family="table-row">
      <style:table-row-properties style:row-height="1.2395833333333333in" fo:break-before="auto" style:use-optimal-row-height="true"/>
    </style:style>
    <style:style style:name="ro33" style:family="table-row">
      <style:table-row-properties style:row-height="1.0625in" fo:break-before="auto" style:use-optimal-row-height="true"/>
    </style:style>
    <style:style style:name="ro34" style:family="table-row">
      <style:table-row-properties style:row-height="3.3645833333333335in" fo:break-before="auto" style:use-optimal-row-height="true"/>
    </style:style>
    <style:style style:name="ro35" style:family="table-row">
      <style:table-row-properties style:row-height="2.125in" fo:break-before="auto" style:use-optimal-row-height="true"/>
    </style:style>
    <style:style style:name="ro36" style:family="table-row">
      <style:table-row-properties style:row-height="2.8333333333333335in" fo:break-before="auto" style:use-optimal-row-height="true"/>
    </style:style>
    <style:style style:name="ro37" style:family="table-row">
      <style:table-row-properties style:row-height="1.59375in" fo:break-before="auto" style:use-optimal-row-height="true"/>
    </style:style>
    <style:style style:name="ro38" style:family="table-row">
      <style:table-row-properties style:row-height="0.8854166666666666in" fo:break-before="auto" style:use-optimal-row-height="true"/>
    </style:style>
    <style:style style:name="ro39" style:family="table-row">
      <style:table-row-properties style:row-height="2.65625in" fo:break-before="auto" style:use-optimal-row-height="true"/>
    </style:style>
    <style:style style:name="ro40" style:family="table-row">
      <style:table-row-properties style:row-height="3.0104166666666665in" fo:break-before="auto" style:use-optimal-row-height="true"/>
    </style:style>
    <style:style style:name="ro41" style:family="table-row">
      <style:table-row-properties style:row-height="0.19791666666666666in" fo:break-before="auto" style:use-optimal-row-height="false"/>
    </style:style>
    <style:style style:name="ro42" style:family="table-row">
      <style:table-row-properties style:row-height="0.40625in" fo:break-before="auto" style:use-optimal-row-height="false"/>
    </style:style>
    <style:style style:name="ro43" style:family="table-row">
      <style:table-row-properties style:row-height="0.59375in" fo:break-before="auto" style:use-optimal-row-height="false"/>
    </style:style>
    <style:style style:name="ro44" style:family="table-row">
      <style:table-row-properties style:row-height="0.1875in"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data-style-name="N0">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office:automatic-styles>
  <office:body>
    <office:spreadsheet>
      <table:table table:name="Feuil1"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4" table:default-cell-style-name="ce-1"/>
        <table:table-column table:style-name="co19" table:default-cell-style-name="ce-1"/>
        <table:table-column table:style-name="co11" table:default-cell-style-name="ce-1"/>
        <table:table-column table:style-name="co14" table:default-cell-style-name="ce-1"/>
        <table:table-column table:style-name="co1" table:default-cell-style-name="ce15" table:number-columns-repeated="234"/>
        <table:table-row table:style-name="ro2">
          <table:table-cell table:style-name="ce21" office:value-type="string">
            <text:p>Nom 1</text:p>
          </table:table-cell>
          <table:table-cell table:style-name="ce21" office:value-type="string">
            <text:p>Nom 2</text:p>
          </table:table-cell>
          <table:table-cell table:style-name="ce21" office:value-type="string">
            <text:p>Nom latin</text:p>
          </table:table-cell>
          <table:table-cell table:style-name="ce21" office:value-type="string">
            <text:p>Nom anglais</text:p>
          </table:table-cell>
          <table:table-cell table:style-name="ce21" office:value-type="string">
            <text:p>Ordre:famille</text:p>
          </table:table-cell>
          <table:table-cell table:style-name="ce21" office:value-type="string">
            <text:p>Taille</text:p>
          </table:table-cell>
          <table:table-cell table:style-name="ce21" office:value-type="string">
            <text:p>Catégorie</text:p>
          </table:table-cell>
          <table:table-cell table:style-name="ce21" office:value-type="string">
            <text:p>Catégorie2</text:p>
          </table:table-cell>
          <table:table-cell table:style-name="ce21" office:value-type="string">
            <text:p>Bec forme</text:p>
          </table:table-cell>
          <table:table-cell table:style-name="ce21" office:value-type="string">
            <text:p>Bec couleur</text:p>
          </table:table-cell>
          <table:table-cell table:style-name="ce21" office:value-type="string">
            <text:p>bec couleur 2</text:p>
          </table:table-cell>
          <table:table-cell table:style-name="ce21" office:value-type="string">
            <text:p>Pattes</text:p>
          </table:table-cell>
          <table:table-cell table:style-name="ce21" office:value-type="string">
            <text:p>pattes couleur 2</text:p>
          </table:table-cell>
          <table:table-cell table:style-name="ce21" office:value-type="string">
            <text:p>Signe distinctif</text:p>
          </table:table-cell>
          <table:table-cell table:style-name="ce21" office:value-type="string">
            <text:p>Couleur dominante</text:p>
          </table:table-cell>
          <table:table-cell table:style-name="ce21" office:value-type="string">
            <text:p>Tache de couleur</text:p>
          </table:table-cell>
          <table:table-cell table:style-name="ce21" office:value-type="string">
            <text:p>Commentaires</text:p>
          </table:table-cell>
          <table:table-cell table:style-name="ce21" office:value-type="string">
            <text:p>Habitat et comportement Répartition géographique</text:p>
          </table:table-cell>
          <table:table-cell table:style-name="ce21" office:value-type="string">
            <text:p>Habitat1</text:p>
          </table:table-cell>
          <table:table-cell table:style-name="ce21" office:value-type="string">
            <text:p>Habitat2</text:p>
          </table:table-cell>
          <table:table-cell table:style-name="ce21" office:value-type="string">
            <text:p>Scientifique2</text:p>
          </table:table-cell>
          <table:table-cell table:style-name="ce21" office:value-type="string">
            <text:p>FIN</text:p>
          </table:table-cell>
        </table:table-row>
        <table:table-row table:style-name="ro3">
          <table:table-cell table:style-name="ce22" office:value-type="string">
            <text:p>Accenteur alpin</text:p>
          </table:table-cell>
          <table:table-cell/>
          <table:table-cell table:style-name="ce22" office:value-type="string">
            <text:p>Prunella collaris</text:p>
          </table:table-cell>
          <table:table-cell table:style-name="ce22" office:value-type="string">
            <text:p>Alpine Accentor</text:p>
          </table:table-cell>
          <table:table-cell table:style-name="ce22" office:value-type="string">
            <text:p>PASSERIFORMES: Prune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brun</text:p>
          </table:table-cell>
          <table:table-cell/>
          <table:table-cell table:style-name="ce22" office:value-type="string">
            <text:p>Corps brun, tache blanche mouchetée de noir sous le bec. Tête et gorge grise. Flancs légèrement roux, ventre roux. Bec jaune à bout noir.</text:p>
          </table:table-cell>
          <table:table-cell table:style-name="ce22" office:value-type="string">
            <text:p>Alpages avec éboulis et rochers, à plus de 1500 mètres. Peut descendre en plaine l'hiver.</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4">
          <table:table-cell table:style-name="ce22" office:value-type="string">
            <text:p>Accenteur mouchet</text:p>
          </table:table-cell>
          <table:table-cell/>
          <table:table-cell table:style-name="ce22" office:value-type="string">
            <text:p>Prunella modularis</text:p>
          </table:table-cell>
          <table:table-cell table:style-name="ce22" office:value-type="string">
            <text:p>Dunnock</text:p>
          </table:table-cell>
          <table:table-cell table:style-name="ce22" office:value-type="string">
            <text:p>PASSERIFORMES: Prune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et dos bruns, collier et gorge gris, ventre grisâtre aux flancs légèrement striés de brun. Bec noir.</text:p>
          </table:table-cell>
          <table:table-cell table:style-name="ce22" office:value-type="string">
            <text:p>Buissons, forêts, parc et jardins.</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5">
          <table:table-cell table:style-name="ce22" office:value-type="string">
            <text:p>Agrobate roux</text:p>
          </table:table-cell>
          <table:table-cell/>
          <table:table-cell table:style-name="ce22" office:value-type="string">
            <text:p>Cercotrichas galactotes</text:p>
          </table:table-cell>
          <table:table-cell table:style-name="ce22" office:value-type="string">
            <text:p>Rufous-tailed Scrub-Robin</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queue longue</text:p>
          </table:table-cell>
          <table:table-cell table:style-name="ce22" office:value-type="string">
            <text:p>brun</text:p>
          </table:table-cell>
          <table:table-cell/>
          <table:table-cell table:style-name="ce22" office:value-type="string">
            <text:p>Corps brun roux, ventre pâle. Sourcil blanc, joue blanche, bande noir sur l'oeil. Longue queue rousse en éventail, tachetées de brun sombre et de blanc sur le bout. Bec orange et noir.</text:p>
          </table:table-cell>
          <table:table-cell table:style-name="ce22" office:value-type="string">
            <text:p>Vit dans des terrains secs et broussailleux, des oliveraies. On le trouve dans le sud de l'Espagne et de la Grèce. Rare en France.</text:p>
          </table:table-cell>
          <table:table-cell table:style-name="ce22" office:value-type="string">
            <text:p>Milieu sec ou désertique</text:p>
          </table:table-cell>
          <table:table-cell/>
          <table:table-cell table:style-name="ce23" office:value-type="string">
            <text:p>Erythropygia galactotes</text:p>
          </table:table-cell>
          <table:table-cell table:style-name="ce22" office:value-type="string">
            <text:p>FIN</text:p>
          </table:table-cell>
        </table:table-row>
        <table:table-row table:style-name="ro6">
          <table:table-cell table:style-name="ce22" office:value-type="string">
            <text:p>Aigle botté</text:p>
          </table:table-cell>
          <table:table-cell/>
          <table:table-cell table:style-name="ce22" office:value-type="string">
            <text:p>Hieraaetus pennatus</text:p>
          </table:table-cell>
          <table:table-cell table:style-name="ce22" office:value-type="string">
            <text:p>Booted Eagle</text:p>
          </table:table-cell>
          <table:table-cell table:style-name="ce22" office:value-type="string">
            <text:p>ACCIPITRIFORMES: Accipitridae</text:p>
          </table:table-cell>
          <table:table-cell table:style-name="ce22" office:value-type="float" office:value="50">
            <text:p>5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Il existe des adultes clairs avec ventre blanc et dessous des ailes blanc bordé de noir, et des adultes foncés entièrement bruns. Bec jaune à bout noir, pattes jaunes.</text:p>
          </table:table-cell>
          <table:table-cell table:style-name="ce22" office:value-type="string">
            <text:p>Vit dans des forêts entourées de zones découvertes (champs, landes, etc). Nidification dans le sud de l'Europe et hiverne en Afrique. Rare en Franc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4">
          <table:table-cell table:style-name="ce22" office:value-type="string">
            <text:p>Aigle criard</text:p>
          </table:table-cell>
          <table:table-cell/>
          <table:table-cell table:style-name="ce22" office:value-type="string">
            <text:p>Aquila clanga</text:p>
          </table:table-cell>
          <table:table-cell table:style-name="ce22" office:value-type="string">
            <text:p>Greater Spotted Eagle</text:p>
          </table:table-cell>
          <table:table-cell table:style-name="ce22" office:value-type="string">
            <text:p>ACCIPITRIFORMES: Accipitridae</text:p>
          </table:table-cell>
          <table:table-cell table:style-name="ce22" office:value-type="float" office:value="70">
            <text:p>7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table:table-cell table:style-name="ce22" office:value-type="string">
            <text:p>Entièrement brun sombre (avec quelques taches plus claires), bec jaune à bout noir, pattes jaunes.</text:p>
          </table:table-cell>
          <table:table-cell table:style-name="ce22" office:value-type="string">
            <text:p>Europe de l'Est et Balkan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Aigle de Bonelli</text:p>
          </table:table-cell>
          <table:table-cell/>
          <table:table-cell table:style-name="ce22" office:value-type="string">
            <text:p>Aquila fasciata</text:p>
          </table:table-cell>
          <table:table-cell table:style-name="ce22" office:value-type="string">
            <text:p>Bonelli's Eagle</text:p>
          </table:table-cell>
          <table:table-cell table:style-name="ce22" office:value-type="string">
            <text:p>ACCIPITRIFORMES: Accipitridae</text:p>
          </table:table-cell>
          <table:table-cell table:style-name="ce22" office:value-type="float" office:value="70">
            <text:p>7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table:table-cell table:style-name="ce22" office:value-type="string">
            <text:p>Dos brun sombre, tête plus claire, ventre blanc moucheté. Vu du dessous, la queue est blanche avec une frange noire.</text:p>
          </table:table-cell>
          <table:table-cell table:style-name="ce22" office:value-type="string">
            <text:p>Montagnes rocailleuses de basse altitudes, maquis. Présent en plaine en hiver. Espagne et côte méditerranéenne en France.</text:p>
          </table:table-cell>
          <table:table-cell table:style-name="ce22" office:value-type="string">
            <text:p>Montagnes et roches</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8">
          <table:table-cell table:style-name="ce22" office:value-type="string">
            <text:p>Aigle ibérique</text:p>
          </table:table-cell>
          <table:table-cell/>
          <table:table-cell table:style-name="ce22" office:value-type="string">
            <text:p>Aquila adalberti</text:p>
          </table:table-cell>
          <table:table-cell table:style-name="ce22" office:value-type="string">
            <text:p>Spanish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office:value-type="string">
            <text:p>blanc</text:p>
          </table:table-cell>
          <table:table-cell table:style-name="ce22" office:value-type="string">
            <text:p>Dos brun sombre avec la tête plus claire. Tache blanche à l'épaule. Bec noir à base jaune. Pattes jaunes.</text:p>
          </table:table-cell>
          <table:table-cell table:style-name="ce22" office:value-type="string">
            <text:p>Espagne</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3">
          <table:table-cell table:style-name="ce22" office:value-type="string">
            <text:p>Aigle impérial</text:p>
          </table:table-cell>
          <table:table-cell/>
          <table:table-cell table:style-name="ce22" office:value-type="string">
            <text:p>Aquila heliaca</text:p>
          </table:table-cell>
          <table:table-cell table:style-name="ce22" office:value-type="string">
            <text:p>Imperial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Dos brun sombre, tête plus claire, taches blanches sur les épaules (moindres que pour l'aigle ibérique). Bec jaune à bout noir, pattes jaunes.</text:p>
          </table:table-cell>
          <table:table-cell table:style-name="ce22" office:value-type="string">
            <text:p>Balkans</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8">
          <table:table-cell table:style-name="ce22" office:value-type="string">
            <text:p>Aigle pomarin</text:p>
          </table:table-cell>
          <table:table-cell/>
          <table:table-cell table:style-name="ce22" office:value-type="string">
            <text:p>Aquila pomarina</text:p>
          </table:table-cell>
          <table:table-cell table:style-name="ce22" office:value-type="string">
            <text:p>Lesser Spotted Eagle</text:p>
          </table:table-cell>
          <table:table-cell table:style-name="ce22" office:value-type="string">
            <text:p>ACCIPITRIFORMES: Accipitridae</text:p>
          </table:table-cell>
          <table:table-cell table:style-name="ce22" office:value-type="float" office:value="64">
            <text:p>64</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Entièrement brun sombre. Bec noir à base jaune, pattes jaunes.</text:p>
          </table:table-cell>
          <table:table-cell table:style-name="ce22" office:value-type="string">
            <text:p>On le trouve dans des paysages alternant bois et prairies souvent près de l'eau. Europe de l'Est.</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9">
          <table:table-cell table:style-name="ce22" office:value-type="string">
            <text:p>Aigle royal</text:p>
          </table:table-cell>
          <table:table-cell table:style-name="ce22" office:value-type="string">
            <text:p>Aigle doré</text:p>
          </table:table-cell>
          <table:table-cell table:style-name="ce22" office:value-type="string">
            <text:p>Aquila chrysaetos</text:p>
          </table:table-cell>
          <table:table-cell table:style-name="ce22" office:value-type="string">
            <text:p>Golden Eagle</text:p>
          </table:table-cell>
          <table:table-cell table:style-name="ce22" office:value-type="string">
            <text:p>ACCIPITRIFORMES: Accipitridae</text:p>
          </table:table-cell>
          <table:table-cell table:style-name="ce22" office:value-type="float" office:value="81">
            <text:p>81</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sombre avec la tête plus claire. Vues de dessous les ailes sont noires avec une zone blanche au centre. De même la queue est blanche frangée de noir.</text:p>
          </table:table-cell>
          <table:table-cell table:style-name="ce22" office:value-type="string">
            <text:p>On le trouve autour du bassin méditerranéen, l'Europe de l'Est et la Scandinavie.</text:p>
          </table:table-cell>
          <table:table-cell table:style-name="ce22" office:value-type="string">
            <text:p>Montagnes et roch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0">
          <table:table-cell table:style-name="ce22" office:value-type="string">
            <text:p>Aigrette à gorge blanche</text:p>
          </table:table-cell>
          <table:table-cell table:style-name="ce22" office:value-type="string">
            <text:p>Aigrette des récifs</text:p>
          </table:table-cell>
          <table:table-cell table:style-name="ce22" office:value-type="string">
            <text:p>Egretta gularis</text:p>
          </table:table-cell>
          <table:table-cell table:style-name="ce22" office:value-type="string">
            <text:p>Western Reef-Heron</text:p>
          </table:table-cell>
          <table:table-cell table:style-name="ce22" office:value-type="string">
            <text:p>PELECANIFORMES: Ardeidae</text:p>
          </table:table-cell>
          <table:table-cell table:style-name="ce22" office:value-type="float" office:value="60">
            <text:p>6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style-name="ce22" office:value-type="string">
            <text:p>jaune</text:p>
          </table:table-cell>
          <table:table-cell table:style-name="ce22" office:value-type="string">
            <text:p>gris</text:p>
          </table:table-cell>
          <table:table-cell table:style-name="ce22" office:value-type="string">
            <text:p>jaune</text:p>
          </table:table-cell>
          <table:table-cell/>
          <table:table-cell table:style-name="ce22" office:value-type="string">
            <text:p>blanc</text:p>
          </table:table-cell>
          <table:table-cell/>
          <table:table-cell table:style-name="ce22" office:value-type="string">
            <text:p>Entièrement blanche en phase claire, elle ressemble beaucoup à l'aigrette garzette, dont elle se distingue par ces pattes (chez la garzette, seuls les doigts sont jaunes, alors que chez l'aigrette à gorge blanche, la limite entre le noir est le jaune est moins nette). Elle est grise en phase sombre, à l'exception de la gorge blanch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8">
          <table:table-cell table:style-name="ce22" office:value-type="string">
            <text:p>Aigrette garzette</text:p>
          </table:table-cell>
          <table:table-cell/>
          <table:table-cell table:style-name="ce22" office:value-type="string">
            <text:p>Egretta garzetta</text:p>
          </table:table-cell>
          <table:table-cell table:style-name="ce22" office:value-type="string">
            <text:p>Little Egret</text:p>
          </table:table-cell>
          <table:table-cell table:style-name="ce22" office:value-type="string">
            <text:p>PELECANIFORMES: Ardeidae</text:p>
          </table:table-cell>
          <table:table-cell table:style-name="ce22" office:value-type="float" office:value="56">
            <text:p>56</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style-name="ce22" office:value-type="string">
            <text:p>jaune</text:p>
          </table:table-cell>
          <table:table-cell/>
          <table:table-cell table:style-name="ce22" office:value-type="string">
            <text:p>blanc</text:p>
          </table:table-cell>
          <table:table-cell/>
          <table:table-cell table:style-name="ce22" office:value-type="string">
            <text:p>Echassier entièrement blanc, avec les pattes noires, et les doigts jaunes. Le bec, fin et long, est noir égaleme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Alouette calandre</text:p>
          </table:table-cell>
          <table:table-cell/>
          <table:table-cell table:style-name="ce22" office:value-type="string">
            <text:p>Melanocorypha calandra</text:p>
          </table:table-cell>
          <table:table-cell table:style-name="ce22" office:value-type="string">
            <text:p>Calandra Lark</text:p>
          </table:table-cell>
          <table:table-cell table:style-name="ce22" office:value-type="string">
            <text:p>PASSERIFORMES: Alaud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autres becs droits</text:p>
          </table:table-cell>
          <table:table-cell table:number-columns-repeated="6"/>
          <table:table-cell table:style-name="ce22" office:value-type="string">
            <text:p>noir</text:p>
          </table:table-cell>
          <table:table-cell table:style-name="ce22" office:value-type="string">
            <text:p>Dos brun, ventre blanc, joues brunes surlignées de blanc. Gorge blanche avec une tache noire. Bec conique jaunâtre.</text:p>
          </table:table-cell>
          <table:table-cell table:style-name="ce22" office:value-type="string">
            <text:p>France (midi), en Espagne, au Portugal et en Italie</text:p>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1">
          <table:table-cell table:style-name="ce22" office:value-type="string">
            <text:p>Alouette calandrelle</text:p>
          </table:table-cell>
          <table:table-cell/>
          <table:table-cell table:style-name="ce22" office:value-type="string">
            <text:p>Calandrella brachydactyla</text:p>
          </table:table-cell>
          <table:table-cell table:style-name="ce22" office:value-type="string">
            <text:p>Greater Short-toed Lark</text:p>
          </table:table-cell>
          <table:table-cell table:style-name="ce22" office:value-type="string">
            <text:p>PASSERIFORMES: Alaud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et ventre blanc. Sourcil blanc. Bec conique brunâtre.</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2">
          <table:table-cell table:style-name="ce22" office:value-type="string">
            <text:p>Alouette des champs</text:p>
          </table:table-cell>
          <table:table-cell/>
          <table:table-cell table:style-name="ce22" office:value-type="string">
            <text:p>Alauda arvensis</text:p>
          </table:table-cell>
          <table:table-cell table:style-name="ce22" office:value-type="string">
            <text:p>Sky Lark</text:p>
          </table:table-cell>
          <table:table-cell table:style-name="ce22" office:value-type="string">
            <text:p>PASSERIFORMES: Alaud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table-cell table:style-name="ce22" office:value-type="string">
            <text:p>Dos brun, ventre blanc, zone blanche sous le bec, gorge mouchetée de noir et un sourcil blanc plus ou moins prononcé. Huppe pas toujours visibl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5">
          <table:table-cell table:style-name="ce22" office:value-type="string">
            <text:p>Alouette hausse-col</text:p>
          </table:table-cell>
          <table:table-cell/>
          <table:table-cell table:style-name="ce22" office:value-type="string">
            <text:p>Eremophila alpestris</text:p>
          </table:table-cell>
          <table:table-cell table:style-name="ce22" office:value-type="string">
            <text:p>Horned Lark</text:p>
          </table:table-cell>
          <table:table-cell table:style-name="ce22" office:value-type="string">
            <text:p>PASSERIFORMES: Alaud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gris brun, ventre blanc. Petites cornes noires sur la tête, bande noire au niveau de l'oeil et de la gorge. Tache jaune plus ou moins marquée sous le bec noir. Pattes noires.</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7">
          <table:table-cell table:style-name="ce22" office:value-type="string">
            <text:p>Alouette lulu</text:p>
          </table:table-cell>
          <table:table-cell/>
          <table:table-cell table:style-name="ce22" office:value-type="string">
            <text:p>Lullula arborea</text:p>
          </table:table-cell>
          <table:table-cell table:style-name="ce22" office:value-type="string">
            <text:p>Wood Lark</text:p>
          </table:table-cell>
          <table:table-cell table:style-name="ce22" office:value-type="string">
            <text:p>PASSERIFORMES: Alaud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blanc, gorge mouchetée. Sourcils blancs qui vont jusqu'à la nuque. Très légère houppe sur l'arrière de la tête.</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2">
          <table:table-cell table:style-name="ce22" office:value-type="string">
            <text:p>Arlequin plongeur</text:p>
          </table:table-cell>
          <table:table-cell table:style-name="ce22" office:value-type="string">
            <text:p>Garrot arlequin</text:p>
          </table:table-cell>
          <table:table-cell table:style-name="ce22" office:value-type="string">
            <text:p>Histrionicus histrionicus</text:p>
          </table:table-cell>
          <table:table-cell table:style-name="ce22" office:value-type="string">
            <text:p>Harlequin Duck</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lanc</text:p>
          </table:table-cell>
          <table:table-cell table:style-name="ce22" office:value-type="string">
            <text:p>Cou, tête et dos gris bleu. Flancs roux. Tache blanche autour de l'oeil. La femelle est brune, avec une tache blanche derrière l'oeil.</text:p>
          </table:table-cell>
          <table:table-cell table:style-name="ce22" office:value-type="string">
            <text:p>En Europe, se rencontre essentiellement en Islande.</text:p>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6">
          <table:table-cell table:style-name="ce22" office:value-type="string">
            <text:p>Autour des palombes</text:p>
          </table:table-cell>
          <table:table-cell/>
          <table:table-cell table:style-name="ce22" office:value-type="string">
            <text:p>Accipiter gentilis</text:p>
          </table:table-cell>
          <table:table-cell table:style-name="ce22" office:value-type="string">
            <text:p>Northern Goshawk</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Dos gris brun, ventre pâle strié horizontalement, ailes et queue rayés de noir, tête grise avec une calotte sombre et un sourcil blanc. Bec crochu à base jaune et à bout noir. Pattes jaunes.</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3">
          <table:table-cell table:style-name="ce22" office:value-type="string">
            <text:p>Avocette élégante</text:p>
          </table:table-cell>
          <table:table-cell/>
          <table:table-cell table:style-name="ce22" office:value-type="string">
            <text:p>Recurvirostra avosetta</text:p>
          </table:table-cell>
          <table:table-cell table:style-name="ce22" office:value-type="string">
            <text:p>Pied Avocet</text:p>
          </table:table-cell>
          <table:table-cell table:style-name="ce22" office:value-type="string">
            <text:p>CHARADRIIFORMES: Recurvirostridae</text:p>
          </table:table-cell>
          <table:table-cell table:style-name="ce22" office:value-type="float" office:value="43">
            <text:p>43</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Corps blanc, calotte et nuque noires, taches noires sur les ailes noir. Long bec noir, fin et courbé, longues pattes grises.</text:p>
          </table:table-cell>
          <table:table-cell table:style-name="ce22" office:value-type="string">
            <text:p>Zones littorales : marais salants, estuaires, baies. Migration partielle : la plupart des avocettes passent l'hiver en Afrique, mais certaines hivernent sur la côte Atlantique (sud de l'Angleterre, France, Espagne).</text:p>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4">
          <table:table-cell table:style-name="ce22" office:value-type="string">
            <text:p>Balbuzard pêcheur</text:p>
          </table:table-cell>
          <table:table-cell/>
          <table:table-cell table:style-name="ce22" office:value-type="string">
            <text:p>Pandion haliaetus</text:p>
          </table:table-cell>
          <table:table-cell table:style-name="ce22" office:value-type="string">
            <text:p>Osprey</text:p>
          </table:table-cell>
          <table:table-cell table:style-name="ce22" office:value-type="string">
            <text:p>ACCIPITRIFORMES: Pandion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sombre, ventre blanc. Tête blanche avec une bande gris-brun sur l'œil. Bec crochu noir. Pattes couvertes de plumes blanches, aux serres puissant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Barge à queue noire</text:p>
          </table:table-cell>
          <table:table-cell/>
          <table:table-cell table:style-name="ce22" office:value-type="string">
            <text:p>Limosa limosa</text:p>
          </table:table-cell>
          <table:table-cell table:style-name="ce22" office:value-type="string">
            <text:p>Black-tailed Godwit</text:p>
          </table:table-cell>
          <table:table-cell table:style-name="ce22" office:value-type="string">
            <text:p>CHARADRIIFORMES: Scolopac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rouge/orange</text:p>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brun gris, tête et cou roux, ventre pâle strié de noir, queue noire. Long bec fin orangé à bout noir, longues pattes noires. Les parties rousses deviennent grises l'hive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6">
          <table:table-cell table:style-name="ce22" office:value-type="string">
            <text:p>Barge rousse</text:p>
          </table:table-cell>
          <table:table-cell/>
          <table:table-cell table:style-name="ce22" office:value-type="string">
            <text:p>Limosa lapponica</text:p>
          </table:table-cell>
          <table:table-cell table:style-name="ce22" office:value-type="string">
            <text:p>Bar-tailed Godwit</text:p>
          </table:table-cell>
          <table:table-cell table:style-name="ce22" office:value-type="string">
            <text:p>CHARADRIIFORMES: Scolopacidae</text:p>
          </table:table-cell>
          <table:table-cell table:style-name="ce22" office:value-type="float" office:value="38">
            <text:p>38</text:p>
          </table:table-cell>
          <table:table-cell table:style-name="ce22" office:value-type="string">
            <text:p>Limicoles</text:p>
          </table:table-cell>
          <table:table-cell/>
          <table:table-cell table:style-name="ce22" office:value-type="string">
            <text:p>droit et long</text:p>
          </table:table-cell>
          <table:table-cell table:number-columns-repeated="2"/>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Dos brun moucheté de noir (écailles), ventre et tête roux l'été. Long bec fin et noir, pattes noires. L'hiver, les parties brunes et rousses virent au gris, et un sourcil blanc apparaît.</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10">
          <table:table-cell table:style-name="ce22" office:value-type="string">
            <text:p>Bec-croisé bifascié</text:p>
          </table:table-cell>
          <table:table-cell/>
          <table:table-cell table:style-name="ce22" office:value-type="string">
            <text:p>Loxia leucoptera</text:p>
          </table:table-cell>
          <table:table-cell table:style-name="ce22" office:value-type="string">
            <text:p>White-winged Crossbill</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Chez le mâle, tête rouge, ventre rouge pâle, dos gris-rouge, ailes noires avec deux bandes blanches qui le distingue des autres bec-croisé. Chez la femelle, les parties rouges sont jaunâtres. Pattes noires et bec crochu noir (les parties supérieure et inférieure du bec sont toutes les deux crochues et se croisent).</text:p>
          </table:table-cell>
          <table:table-cell table:style-name="ce22" office:value-type="string">
            <text:p>Europe du Nord</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6">
          <table:table-cell table:style-name="ce22" office:value-type="string">
            <text:p>Bec-croisé d'Écosse</text:p>
          </table:table-cell>
          <table:table-cell/>
          <table:table-cell table:style-name="ce22" office:value-type="string">
            <text:p>Loxia scotica</text:p>
          </table:table-cell>
          <table:table-cell table:style-name="ce22" office:value-type="string">
            <text:p>Scottish Crossbill</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text:p>
          </table:table-cell>
          <table:table-cell table:style-name="ce22" office:value-type="string">
            <text:p>Seulement en Ecoss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6">
          <table:table-cell table:style-name="ce22" office:value-type="string">
            <text:p>Bec-croisé des sapins</text:p>
          </table:table-cell>
          <table:table-cell/>
          <table:table-cell table:style-name="ce22" office:value-type="string">
            <text:p>Loxia curvirostra</text:p>
          </table:table-cell>
          <table:table-cell table:style-name="ce22" office:value-type="string">
            <text:p>Red Crossbill</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0">
          <table:table-cell table:style-name="ce22" office:value-type="string">
            <text:p>Bec-croisé perroquet</text:p>
          </table:table-cell>
          <table:table-cell/>
          <table:table-cell table:style-name="ce22" office:value-type="string">
            <text:p>Loxia pytyopsittacus</text:p>
          </table:table-cell>
          <table:table-cell table:style-name="ce22" office:value-type="string">
            <text:p>Parrot Crossbill</text:p>
          </table:table-cell>
          <table:table-cell table:style-name="ce22" office:value-type="string">
            <text:p>PASSERIFORMES: Fring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number-columns-repeated="5"/>
          <table:table-cell table:style-name="ce22" office:value-type="string">
            <text:p>rouge/oran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 Le bec est plus fort que chez les autres bec-croisé.</text:p>
          </table:table-cell>
          <table:table-cell table:style-name="ce22" office:value-type="string">
            <text:p>Nord de l'Europ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Bécasse des bois</text:p>
          </table:table-cell>
          <table:table-cell/>
          <table:table-cell table:style-name="ce22" office:value-type="string">
            <text:p>Scolopax rusticola</text:p>
          </table:table-cell>
          <table:table-cell table:style-name="ce22" office:value-type="string">
            <text:p>Eurasian Woodcock</text:p>
          </table:table-cell>
          <table:table-cell table:style-name="ce22" office:value-type="string">
            <text:p>CHARADRIIFORMES: Scolopacidae</text:p>
          </table:table-cell>
          <table:table-cell table:style-name="ce22" office:value-type="float" office:value="34">
            <text:p>34</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style-name="ce22" office:value-type="string">
            <text:p>noir</text:p>
          </table:table-cell>
          <table:table-cell table:style-name="ce22" office:value-type="string">
            <text:p>Dos brun couleur de feuillage, ventre pâle strié horizontalement. Taches noires sur la tête, long bec fin et noirâtr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5">
          <table:table-cell table:style-name="ce22" office:value-type="string">
            <text:p>Bécasseau cocorli</text:p>
          </table:table-cell>
          <table:table-cell/>
          <table:table-cell table:style-name="ce22" office:value-type="string">
            <text:p>Calidris ferruginea</text:p>
          </table:table-cell>
          <table:table-cell table:style-name="ce22" office:value-type="string">
            <text:p>Curlew Sandpiper</text:p>
          </table:table-cell>
          <table:table-cell table:style-name="ce22" office:value-type="string">
            <text:p>CHARADRIIFORMES: Scolopac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Tête et ventre couleur de rouille en été, avec un dos moucheté brun roux, noir et blanc. En hiver, dos gris et ventre blanc. Très long bec fin et noir, légèrement courbé, pattes noires.</text:p>
          </table:table-cell>
          <table:table-cell/>
          <table:table-cell table:style-name="ce22" office:value-type="string">
            <text:p>Bords de rivières, zones humides</text:p>
          </table:table-cell>
          <table:table-cell table:style-name="ce22" office:value-type="string">
            <text:p>Toundra</text:p>
          </table:table-cell>
          <table:table-cell table:style-name="ce22"/>
          <table:table-cell table:style-name="ce22" office:value-type="string">
            <text:p>FIN</text:p>
          </table:table-cell>
        </table:table-row>
        <table:table-row table:style-name="ro15">
          <table:table-cell table:style-name="ce22" office:value-type="string">
            <text:p>Bécasseau de Temminck</text:p>
          </table:table-cell>
          <table:table-cell/>
          <table:table-cell table:style-name="ce22" office:value-type="string">
            <text:p>Calidris temminckii</text:p>
          </table:table-cell>
          <table:table-cell table:style-name="ce22" office:value-type="string">
            <text:p>Temminck's Stint</text:p>
          </table:table-cell>
          <table:table-cell table:style-name="ce22" office:value-type="string">
            <text:p>CHARADRIIFORMES: Scolopacidae</text:p>
          </table:table-cell>
          <table:table-cell table:style-name="ce22" office:value-type="float" office:value="14">
            <text:p>14</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tête et gorge bruns, ventre blanc. Le dos est légèrement moucheté de noir. En hiver, les parties brunes deviennent grises. Bec fin, long et noir. Pattes jaunes à orangé.</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7">
          <table:table-cell table:style-name="ce22" office:value-type="string">
            <text:p>Bécasseau falcinelle</text:p>
          </table:table-cell>
          <table:table-cell/>
          <table:table-cell table:style-name="ce22" office:value-type="string">
            <text:p>Limicola falcinellus</text:p>
          </table:table-cell>
          <table:table-cell table:style-name="ce22" office:value-type="string">
            <text:p>Broad-billed Sandpiper</text:p>
          </table:table-cell>
          <table:table-cell table:style-name="ce22" office:value-type="string">
            <text:p>CHARADRIIFORMES: Scolopacidae</text:p>
          </table:table-cell>
          <table:table-cell table:style-name="ce22" office:value-type="float" office:value="16">
            <text:p>16</text:p>
          </table:table-cell>
          <table:table-cell table:style-name="ce22" office:value-type="string">
            <text:p>Limicoles</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En été, dos brun moucheté de noir, calotte brune avec une bande blanche sur l'oeil. Ventre et gorge pâles. Les parties brunes deviennent grises en hiver. Long bec plus épais que chez les autres bécasseaux, très légèrement courbé au bou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6">
          <table:table-cell table:style-name="ce22" office:value-type="string">
            <text:p>Bécasseau maubèche</text:p>
          </table:table-cell>
          <table:table-cell/>
          <table:table-cell table:style-name="ce22" office:value-type="string">
            <text:p>Calidris canutus</text:p>
          </table:table-cell>
          <table:table-cell table:style-name="ce22" office:value-type="string">
            <text:p>Red Knot</text:p>
          </table:table-cell>
          <table:table-cell table:style-name="ce22" office:value-type="string">
            <text:p>CHARADRIIFORMES: Scolopacidae</text:p>
          </table:table-cell>
          <table:table-cell table:style-name="ce22" office:value-type="float" office:value="25">
            <text:p>25</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5"/>
          <table:table-cell table:style-name="ce22" office:value-type="string">
            <text:p>rouge/orange</text:p>
          </table:table-cell>
          <table:table-cell table:style-name="ce22" office:value-type="string">
            <text:p>En hiver, dos gris et ventre blanc. En été, le ventre et les joues deviennent roux, le dos est gris-brun, tacheté de noir et de blanc (écailles). Long bec fin et noir, pattes noires.</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3">
          <table:table-cell table:style-name="ce22" office:value-type="string">
            <text:p>Bécasseau minute</text:p>
          </table:table-cell>
          <table:table-cell/>
          <table:table-cell table:style-name="ce22" office:value-type="string">
            <text:p>Calidris minuta</text:p>
          </table:table-cell>
          <table:table-cell table:style-name="ce22" office:value-type="string">
            <text:p>Little Stint</text:p>
          </table:table-cell>
          <table:table-cell table:style-name="ce22" office:value-type="string">
            <text:p>CHARADRIIFORMES: Scolopacidae</text:p>
          </table:table-cell>
          <table:table-cell table:style-name="ce22" office:value-type="float" office:value="13">
            <text:p>13</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noir et de blanc (écailles), tête brun noirâtre, léger sourcil blanc. Dos gris en hiver. Long bec fin et noir et pattes noirâtres.</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9">
          <table:table-cell table:style-name="ce22" office:value-type="string">
            <text:p>Bécasseau sanderling</text:p>
          </table:table-cell>
          <table:table-cell/>
          <table:table-cell table:style-name="ce22" office:value-type="string">
            <text:p>Calidris alba</text:p>
          </table:table-cell>
          <table:table-cell table:style-name="ce22" office:value-type="string">
            <text:p>Sanderling</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tête et gorge brun roux en plumage nuptial, moucheté de noir et de blanc. Gris l'hiver, face presque blanche. Long bec fin et noir, pattes noires.</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4">
          <table:table-cell table:style-name="ce22" office:value-type="string">
            <text:p>Bécasseau variable</text:p>
          </table:table-cell>
          <table:table-cell/>
          <table:table-cell table:style-name="ce22" office:value-type="string">
            <text:p>Calidris alpina</text:p>
          </table:table-cell>
          <table:table-cell table:style-name="ce22" office:value-type="string">
            <text:p>Dunlin</text:p>
          </table:table-cell>
          <table:table-cell table:style-name="ce22" office:value-type="string">
            <text:p>CHARADRIIFORMES: Scolopacidae</text:p>
          </table:table-cell>
          <table:table-cell table:style-name="ce22" office:value-type="float" office:value="18">
            <text:p>1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Ventre noir l'été. Gorge striée. En hiver, pas de tache noire sur le ventre et les parties brunes deviennent gris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Bécasseau violet</text:p>
          </table:table-cell>
          <table:table-cell/>
          <table:table-cell table:style-name="ce22" office:value-type="string">
            <text:p>Calidris maritima</text:p>
          </table:table-cell>
          <table:table-cell table:style-name="ce22" office:value-type="string">
            <text:p>Purple Sandpiper</text:p>
          </table:table-cell>
          <table:table-cell table:style-name="ce22" office:value-type="string">
            <text:p>CHARADRIIFORMES: Scolopacidae</text:p>
          </table:table-cell>
          <table:table-cell table:style-name="ce22" office:value-type="float" office:value="21">
            <text:p>2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rouge/orange</text:p>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brun violacé en été, ventre pâle à la gorge mouchetée. Plus sombre l'hiver. Bec à base orangée et à bout noir, fin et long.</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19">
          <table:table-cell table:style-name="ce22" office:value-type="string">
            <text:p>Bécassine des marais</text:p>
          </table:table-cell>
          <table:table-cell/>
          <table:table-cell table:style-name="ce22" office:value-type="string">
            <text:p>Gallinago gallinago</text:p>
          </table:table-cell>
          <table:table-cell table:style-name="ce22" office:value-type="string">
            <text:p>Common Snipe</text:p>
          </table:table-cell>
          <table:table-cell table:style-name="ce22" office:value-type="string">
            <text:p>CHARADRIIFORMES: Scolopacidae</text:p>
          </table:table-cell>
          <table:table-cell table:style-name="ce22" office:value-type="float" office:value="27">
            <text:p>27</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rouge/orange</text:p>
          </table:table-cell>
          <table:table-cell/>
          <table:table-cell table:style-name="ce22" office:value-type="string">
            <text:p>jaune</text:p>
          </table:table-cell>
          <table:table-cell/>
          <table:table-cell table:style-name="ce22" office:value-type="string">
            <text:p>brun</text:p>
          </table:table-cell>
          <table:table-cell/>
          <table:table-cell table:style-name="ce22" office:value-type="string">
            <text:p>Dos et tête couleur de feuillage avec des bandes blanches, flancs striés de noir, ventre blanc. Très long bec fin, orangé et noir. Pattes jaunes. En vol nuptial, les ailes produisent une sorte de bêleme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9">
          <table:table-cell table:style-name="ce22" office:value-type="string">
            <text:p>Bécassine double</text:p>
          </table:table-cell>
          <table:table-cell/>
          <table:table-cell table:style-name="ce22" office:value-type="string">
            <text:p>Gallinago media</text:p>
          </table:table-cell>
          <table:table-cell table:style-name="ce22" office:value-type="string">
            <text:p>Great Snipe</text:p>
          </table:table-cell>
          <table:table-cell table:style-name="ce22" office:value-type="string">
            <text:p>CHARADRIIFORMES: Scolopac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et tête couleur de feuillage, avec des bandes crèmes et quelques barres blanches sur les ailes. Ventre blanc aux flancs striés de brun et à la gorge mouchetée. Très long bec fin et noirâtre.</text:p>
          </table:table-cell>
          <table:table-cell table:style-name="ce22" office:value-type="string">
            <text:p>Rare en Europe occidentale.</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Bécassine sourde</text:p>
          </table:table-cell>
          <table:table-cell/>
          <table:table-cell table:style-name="ce22" office:value-type="string">
            <text:p>Lymnocryptes minimus</text:p>
          </table:table-cell>
          <table:table-cell table:style-name="ce22" office:value-type="string">
            <text:p>Jack Snipe</text:p>
          </table:table-cell>
          <table:table-cell table:style-name="ce22" office:value-type="string">
            <text:p>CHARADRIIFORMES: Scolopac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et tête brunes, couleur de feuillage sombre, avec des bandes crèmes. Ventre blanc, gorge mouchetée. Très long bec fin, à base jaune et à bout noir. Pattes jaun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7">
          <table:table-cell table:style-name="ce22" office:value-type="string">
            <text:p>Bergeronnette citrine</text:p>
          </table:table-cell>
          <table:table-cell/>
          <table:table-cell table:style-name="ce22" office:value-type="string">
            <text:p>Motacilla citreola</text:p>
          </table:table-cell>
          <table:table-cell table:style-name="ce22" office:value-type="string">
            <text:p>Citrine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jaune</text:p>
          </table:table-cell>
          <table:table-cell table:style-name="ce22" office:value-type="string">
            <text:p>Tête et ventre jaunes chez le mâle. Chez la femelle, gorge et ventre jaunes. Pas de jaune chez le jeune. Le dos est gris noir, avec quelques plumes gris clair, les flancs sont gris clair. Bec et pattes noirs. Queue assez longu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7">
          <table:table-cell table:style-name="ce22" office:value-type="string">
            <text:p>Bergeronnette des ruisseaux</text:p>
          </table:table-cell>
          <table:table-cell/>
          <table:table-cell table:style-name="ce22" office:value-type="string">
            <text:p>Motacilla cinerea</text:p>
          </table:table-cell>
          <table:table-cell table:style-name="ce22" office:value-type="string">
            <text:p>Gray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2"/>
          <table:table-cell table:style-name="ce22" office:value-type="string">
            <text:p>brun</text:p>
          </table:table-cell>
          <table:table-cell/>
          <table:table-cell table:style-name="ce22" office:value-type="string">
            <text:p>queue longue</text:p>
          </table:table-cell>
          <table:table-cell table:style-name="ce22" office:value-type="string">
            <text:p>gris</text:p>
          </table:table-cell>
          <table:table-cell table:style-name="ce22" office:value-type="string">
            <text:p>jaune</text:p>
          </table:table-cell>
          <table:table-cell table:style-name="ce22" office:value-type="string">
            <text:p>Dos et tête gris sombre, bout des ailes noires, sourcil blanc. Ventre et croupion jaunes. Bec noir, pattes brunes. Très longue queue. Sous le bec, bavette noire chez l'adulte mâle et blanche chez la femell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0">
          <table:table-cell table:style-name="ce22" office:value-type="string">
            <text:p>Bergeronnette grise</text:p>
          </table:table-cell>
          <table:table-cell/>
          <table:table-cell table:style-name="ce22" office:value-type="string">
            <text:p>Motacilla alba</text:p>
          </table:table-cell>
          <table:table-cell table:style-name="ce22" office:value-type="string">
            <text:p>White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gris</text:p>
          </table:table-cell>
          <table:table-cell/>
          <table:table-cell table:style-name="ce22" office:value-type="string">
            <text:p>Calotte et bavette noires, front et joues blanches, dos gris prolongé d'une longue queue noire. Barre blanche sur les ailes, ventre blanc. Bec et pattes noirs. Les parties noires chez le mâle sont gris sombre chez la femell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8">
          <table:table-cell table:style-name="ce22" office:value-type="string">
            <text:p>Bergeronnette printanière</text:p>
          </table:table-cell>
          <table:table-cell/>
          <table:table-cell table:style-name="ce22" office:value-type="string">
            <text:p>Motacilla flava</text:p>
          </table:table-cell>
          <table:table-cell table:style-name="ce22" office:value-type="string">
            <text:p>Western Yellow Wagtail</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jaune</text:p>
          </table:table-cell>
          <table:table-cell/>
          <table:table-cell table:style-name="ce22" office:value-type="string">
            <text:p>Dos gris olivâtre, tête grise avec un sourcil blanc bien marqué, ventre entièrement jaune, pattes et bec noir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1">
          <table:table-cell table:style-name="ce22" office:value-type="string">
            <text:p>Bernache à cou roux</text:p>
          </table:table-cell>
          <table:table-cell/>
          <table:table-cell table:style-name="ce22" office:value-type="string">
            <text:p>Branta ruficollis</text:p>
          </table:table-cell>
          <table:table-cell table:style-name="ce22" office:value-type="string">
            <text:p>Red-breasted Goose</text:p>
          </table:table-cell>
          <table:table-cell table:style-name="ce22" office:value-type="string">
            <text:p>ANSERIFORMES: Anatidae</text:p>
          </table:table-cell>
          <table:table-cell table:style-name="ce22" office:value-type="float" office:value="55">
            <text:p>5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Dos et ventre noirs. Calotte et nuque noires. Bande noire sur l'oeil. Tache blanche entre l'oeil et le bec ainsi que sur les ailes. Joues rousses. Cou et gorge roux soulignés d'un collier blanc. Bec et pattes brunât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6">
          <table:table-cell table:style-name="ce22" office:value-type="string">
            <text:p>Bernache cravant</text:p>
          </table:table-cell>
          <table:table-cell/>
          <table:table-cell table:style-name="ce22" office:value-type="string">
            <text:p>Branta bernicla</text:p>
          </table:table-cell>
          <table:table-cell table:style-name="ce22" office:value-type="string">
            <text:p>Brant</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et cou noirs. Ventre clair ou gris sombre selon les régions. Dos gris. Flancs blancs tigrés. Croupion blanc. Marque blanche au niveau du cou. Bec noir.</text:p>
          </table:table-cell>
          <table:table-cell table:style-name="ce22" office:value-type="string">
            <text:p>Espèce migratrice. En été, niche dans des régions de toundra arctique (Sibérie, Groenland). En automne et hiver, on la trouve sur les côtes bretonnes et de la Mer du Nord.</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Bernache du Canada</text:p>
          </table:table-cell>
          <table:table-cell/>
          <table:table-cell table:style-name="ce22" office:value-type="string">
            <text:p>Branta canadensis</text:p>
          </table:table-cell>
          <table:table-cell table:style-name="ce22" office:value-type="string">
            <text:p>Canada Goose</text:p>
          </table:table-cell>
          <table:table-cell table:style-name="ce22" office:value-type="string">
            <text:p>ANSERIFORMES: Anatidae</text:p>
          </table:table-cell>
          <table:table-cell table:style-name="ce22" office:value-type="float" office:value="95">
            <text:p>9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et cou noirs à l'exception d'une tache sur le menton. Dos et flancs bruns. Gorge et croupion blancs. Bec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Bernache nonnette</text:p>
          </table:table-cell>
          <table:table-cell/>
          <table:table-cell table:style-name="ce22" office:value-type="string">
            <text:p>Branta leucopsis</text:p>
          </table:table-cell>
          <table:table-cell table:style-name="ce22" office:value-type="string">
            <text:p>Barnacle Goose</text:p>
          </table:table-cell>
          <table:table-cell table:style-name="ce22" office:value-type="string">
            <text:p>ANSERIFORMES: Anatidae</text:p>
          </table:table-cell>
          <table:table-cell table:style-name="ce22" office:value-type="float" office:value="63">
            <text:p>6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Joues et front blancs. Dos gris barré de noir. Calotte, cou et gorge noirs. Flancs grisâtres.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5">
          <table:table-cell table:style-name="ce22" office:value-type="string">
            <text:p>Bihoreau gris</text:p>
          </table:table-cell>
          <table:table-cell table:style-name="ce22" office:value-type="string">
            <text:p>Héron bihoreau</text:p>
          </table:table-cell>
          <table:table-cell table:style-name="ce22" office:value-type="string">
            <text:p>Nycticorax nycticorax</text:p>
          </table:table-cell>
          <table:table-cell table:style-name="ce22" office:value-type="string">
            <text:p>Black-crowned Night-Heron</text:p>
          </table:table-cell>
          <table:table-cell table:style-name="ce22" office:value-type="string">
            <text:p>PELECANIFORMES: Ardeidae</text:p>
          </table:table-cell>
          <table:table-cell table:style-name="ce22" office:value-type="float" office:value="60">
            <text:p>60</text:p>
          </table:table-cell>
          <table:table-cell table:style-name="ce22" office:value-type="string">
            <text:p>Grands échassier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noir</text:p>
          </table:table-cell>
          <table:table-cell/>
          <table:table-cell table:style-name="ce22" office:value-type="string">
            <text:p>Dos et calotte gris/noirs. Cou et ventre blancs. Ailes grises. Deux longues plumes blanches derrière la tête. Pattes jaunâtres. Oeil rouge. Bec long, épais et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Blongios nain</text:p>
          </table:table-cell>
          <table:table-cell/>
          <table:table-cell table:style-name="ce22" office:value-type="string">
            <text:p>Ixobrychus minutus</text:p>
          </table:table-cell>
          <table:table-cell table:style-name="ce22" office:value-type="string">
            <text:p>Little Bittern</text:p>
          </table:table-cell>
          <table:table-cell table:style-name="ce22" office:value-type="string">
            <text:p>PELECANIFORMES: Ardeidae</text:p>
          </table:table-cell>
          <table:table-cell table:style-name="ce22" office:value-type="float" office:value="35">
            <text:p>3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Calotte, dos et bord des ailes noirs. Ventre blanc. Cou et ventre blanchâtres. Pattes jaunes. Long bec jaune, noirâtre sur le dessu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4">
          <table:table-cell table:style-name="ce22" office:value-type="string">
            <text:p>Bondrée apivore</text:p>
          </table:table-cell>
          <table:table-cell/>
          <table:table-cell table:style-name="ce22" office:value-type="string">
            <text:p>Pernis apivorus</text:p>
          </table:table-cell>
          <table:table-cell table:style-name="ce22" office:value-type="string">
            <text:p>European Honey-buzzard</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Poitrine mouchetée. Queue dotée de trois barres sombres. Bec crochu à base jaune et à bout noir.</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
          <table:table-cell table:style-name="ce22" office:value-type="string">
            <text:p>Bouscarle de Cetti</text:p>
          </table:table-cell>
          <table:table-cell/>
          <table:table-cell table:style-name="ce22" office:value-type="string">
            <text:p>Cettia cetti</text:p>
          </table:table-cell>
          <table:table-cell table:style-name="ce22" office:value-type="string">
            <text:p>Cetti's Warbler</text:p>
          </table:table-cell>
          <table:table-cell table:style-name="ce22" office:value-type="string">
            <text:p>PASSERIFORMES: Cett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plus clair. Bec et pattes brunâtres. Sourcil clair, peu marqué.</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Bouvreuil pivoine</text:p>
          </table:table-cell>
          <table:table-cell/>
          <table:table-cell table:style-name="ce22" office:value-type="string">
            <text:p>Pyrrhula pyrrhula</text:p>
          </table:table-cell>
          <table:table-cell table:style-name="ce22" office:value-type="string">
            <text:p>Eurasian Bullfinch</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rouge/orange</text:p>
          </table:table-cell>
          <table:table-cell table:style-name="ce22" office:value-type="string">
            <text:p>Calotte noire. Ventre et joue rouges. Queue et bout des ailes noir. Dos gris et croupion blanc. Chez la femelle, les parties rouges sont brunes. Bec épais et noir.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2">
          <table:table-cell table:style-name="ce22" office:value-type="string">
            <text:p>Bruant cendrillard</text:p>
          </table:table-cell>
          <table:table-cell/>
          <table:table-cell table:style-name="ce22" office:value-type="string">
            <text:p>Emberiza caesia</text:p>
          </table:table-cell>
          <table:table-cell table:style-name="ce22" office:value-type="string">
            <text:p>Cretzschmar's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style-name="ce22"/>
          <table:table-cell table:style-name="ce22" office:value-type="string">
            <text:p>épais et court</text:p>
          </table:table-cell>
          <table:table-cell table:style-name="ce22" office:value-type="string">
            <text:p>jaune</text:p>
          </table:table-cell>
          <table:table-cell table:style-name="ce22"/>
          <table:table-cell table:style-name="ce22" office:value-type="string">
            <text:p>jaune</text:p>
          </table:table-cell>
          <table:table-cell table:number-columns-repeated="2" table:style-name="ce22"/>
          <table:table-cell table:style-name="ce22" office:value-type="string">
            <text:p>brun</text:p>
          </table:table-cell>
          <table:table-cell table:style-name="ce22" office:value-type="string">
            <text:p>rouge/orange</text:p>
          </table:table-cell>
          <table:table-cell table:style-name="ce22" office:value-type="string">
            <text:p>Tête et gorge grises. Ventre roux. Dos brun. Bavette rousse. Bec épais et jaune.</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3">
          <table:table-cell table:style-name="ce22" office:value-type="string">
            <text:p>Bruant des neiges</text:p>
          </table:table-cell>
          <table:table-cell/>
          <table:table-cell table:style-name="ce22" office:value-type="string">
            <text:p>Plectrophenax nivalis</text:p>
          </table:table-cell>
          <table:table-cell table:style-name="ce22" office:value-type="string">
            <text:p>Snow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Dos et queue noirs. Tête et ventre blancs. Bec épais et noir. Marques blanches sur les ailes. En hiver, le plumage est brun et le bec est jaune. </text:p>
          </table:table-cell>
          <table:table-cell/>
          <table:table-cell table:style-name="ce22" office:value-type="string">
            <text:p>Montagnes et roch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Bruant des roseaux</text:p>
          </table:table-cell>
          <table:table-cell/>
          <table:table-cell table:style-name="ce22" office:value-type="string">
            <text:p>Emberiza schoeniclus</text:p>
          </table:table-cell>
          <table:table-cell table:style-name="ce22" office:value-type="string">
            <text:p>Reed Bunting</text:p>
          </table:table-cell>
          <table:table-cell table:style-name="ce22" office:value-type="string">
            <text:p>PASSERIFORMES: Emberiz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rayé de noir. Tête et gorge noires. Moustaches blanches. Ventre blanc. Collier blanc. Bec épais et noir.</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3">
          <table:table-cell table:style-name="ce22" office:value-type="string">
            <text:p>Bruant fou</text:p>
          </table:table-cell>
          <table:table-cell/>
          <table:table-cell table:style-name="ce22" office:value-type="string">
            <text:p>Emberiza cia</text:p>
          </table:table-cell>
          <table:table-cell table:style-name="ce22" office:value-type="string">
            <text:p>Rock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Tête grise, rayée noir. Gorge grise. Ventre roux. Bec épais noirâtre.</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1">
          <table:table-cell table:style-name="ce22" office:value-type="string">
            <text:p>Bruant jaune</text:p>
          </table:table-cell>
          <table:table-cell/>
          <table:table-cell table:style-name="ce22" office:value-type="string">
            <text:p>Emberiza citrinella</text:p>
          </table:table-cell>
          <table:table-cell table:style-name="ce22" office:value-type="string">
            <text:p>Yellowhammer</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jaune</text:p>
          </table:table-cell>
          <table:table-cell table:style-name="ce22" office:value-type="string">
            <text:p>Tête et gorge jaunes. Dos brun jaunâtre. Bec épais noirâtre.</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4">
          <table:table-cell table:style-name="ce22" office:value-type="string">
            <text:p>Bruant lapon</text:p>
          </table:table-cell>
          <table:table-cell/>
          <table:table-cell table:style-name="ce22" office:value-type="string">
            <text:p>Calcarius lapponicus</text:p>
          </table:table-cell>
          <table:table-cell table:style-name="ce22" office:value-type="string">
            <text:p>Lapland Longspur</text:p>
          </table:table-cell>
          <table:table-cell table:style-name="ce22" office:value-type="string">
            <text:p>PASSERIFORMES: Calcar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noir mêlé de blanc et de brun pâle. En plumage estival, le mâle a la calotte, les joues et la gorge noires, séparées du reste du corps par une bande blanche, la nuque rousse, et le ventre blanc. Bec jaune épais. Les parties noires deviennent brunes en plumage hivernal. La femelle est entièrement brune.</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6">
          <table:table-cell table:style-name="ce22" office:value-type="string">
            <text:p>Bruant mélanocéphale</text:p>
          </table:table-cell>
          <table:table-cell/>
          <table:table-cell table:style-name="ce22" office:value-type="string">
            <text:p>Emberiza melanocephala</text:p>
          </table:table-cell>
          <table:table-cell table:style-name="ce22" office:value-type="string">
            <text:p>Black-headed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style-name="ce22" office:value-type="string">
            <text:p>noir</text:p>
          </table:table-cell>
          <table:table-cell table:style-name="ce22" office:value-type="string">
            <text:p>Dos brun, extrémités des plumes gris sombre. La calotte et les joues sont noires, le ventre, la gorge sont jaunes, avec un collier qui remonte sur la nuque. Bec épais, brunâtre.</text:p>
          </table:table-cell>
          <table:table-cell table:style-name="ce22" office:value-type="string">
            <text:p>Europe du Sud. </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7">
          <table:table-cell table:style-name="ce22" office:value-type="string">
            <text:p>Bruant ortolan</text:p>
          </table:table-cell>
          <table:table-cell/>
          <table:table-cell table:style-name="ce22" office:value-type="string">
            <text:p>Emberiza hortulana</text:p>
          </table:table-cell>
          <table:table-cell table:style-name="ce22" office:value-type="string">
            <text:p>Ortolan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gris</text:p>
          </table:table-cell>
          <table:table-cell table:style-name="ce22" office:value-type="string">
            <text:p>Dos brun, tête grise, cercle oculaire blanc, ventre roux pâle. Moustache et gorge jaune pâle. Bec orange épais, pattes orange.</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
          <table:table-cell table:style-name="ce22" office:value-type="string">
            <text:p>Bruant proyer</text:p>
          </table:table-cell>
          <table:table-cell/>
          <table:table-cell table:style-name="ce22" office:value-type="string">
            <text:p>Emberiza calandra</text:p>
          </table:table-cell>
          <table:table-cell table:style-name="ce22" office:value-type="string">
            <text:p>Corn Bunting</text:p>
          </table:table-cell>
          <table:table-cell table:style-name="ce22" office:value-type="string">
            <text:p>PASSERIFORMES: Emberiz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poitrine blanche striée verticalement, bec épais jaunâtre.</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3" office:value-type="string">
            <text:p>Miliaria calandra</text:p>
          </table:table-cell>
          <table:table-cell table:style-name="ce22" office:value-type="string">
            <text:p>FIN</text:p>
          </table:table-cell>
        </table:table-row>
        <table:table-row table:style-name="ro1">
          <table:table-cell table:style-name="ce22" office:value-type="string">
            <text:p>Bruant zizi</text:p>
          </table:table-cell>
          <table:table-cell/>
          <table:table-cell table:style-name="ce22" office:value-type="string">
            <text:p>Emberiza cirlus</text:p>
          </table:table-cell>
          <table:table-cell table:style-name="ce22" office:value-type="string">
            <text:p>Cirl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jaune</text:p>
          </table:table-cell>
          <table:table-cell table:style-name="ce22" office:value-type="string">
            <text:p>Dos brun roux mêlé de noir et de blanc, tête grise avec deux bandes jaunes au-dessus et en-dessous de l'oeil. Bavette gris noir soulignée par une bande jaune. Ventre jaunâtre strié de brun. Bec épais noir.</text:p>
          </table:table-cell>
          <table:table-cell/>
          <table:table-cell table:style-name="ce22" office:value-type="string">
            <text:p>Forêts et landes</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19">
          <table:table-cell table:style-name="ce22" office:value-type="string">
            <text:p>Busard cendré</text:p>
          </table:table-cell>
          <table:table-cell table:style-name="ce22" office:value-type="string">
            <text:p>Busard Montagu</text:p>
          </table:table-cell>
          <table:table-cell table:style-name="ce22" office:value-type="string">
            <text:p>Circus pygargus</text:p>
          </table:table-cell>
          <table:table-cell table:style-name="ce22" office:value-type="string">
            <text:p>Montagu's Harrier</text:p>
          </table:table-cell>
          <table:table-cell table:style-name="ce22" office:value-type="string">
            <text:p>ACCIPITRIFORMES: Accipitridae</text:p>
          </table:table-cell>
          <table:table-cell table:style-name="ce22" office:value-type="float" office:value="44">
            <text:p>4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Tête, dos et gorge gris. Chez le mâle, bout des ailes noir. Ventre blanc moucheté de brun. Femelle brune. Mâle et femelle ont le croupion blanc. Bec crochu à base jaune et à bout noir. Pattes orang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9">
          <table:table-cell table:style-name="ce22" office:value-type="string">
            <text:p>Busard des roseaux</text:p>
          </table:table-cell>
          <table:table-cell table:style-name="ce22" office:value-type="string">
            <text:p>Busard harpaye</text:p>
          </table:table-cell>
          <table:table-cell table:style-name="ce22" office:value-type="string">
            <text:p>Circus aeruginosus</text:p>
          </table:table-cell>
          <table:table-cell table:style-name="ce22" office:value-type="string">
            <text:p>Eurasian Marsh-Harrier</text:p>
          </table:table-cell>
          <table:table-cell table:style-name="ce22" office:value-type="string">
            <text:p>ACCIPITRIFORMES: Accipitridae</text:p>
          </table:table-cell>
          <table:table-cell table:style-name="ce22" office:value-type="float" office:value="52">
            <text:p>52</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Le mâle a le ventre roux et le dos brun. Ailes grises et brunes à l'exception du bout noir. Femelle plus sombre avec une tache blanche sous le bec. Bec crochu noirâtre, pattes oran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Busard pâle</text:p>
          </table:table-cell>
          <table:table-cell/>
          <table:table-cell table:style-name="ce22" office:value-type="string">
            <text:p>Circus macrourus</text:p>
          </table:table-cell>
          <table:table-cell table:style-name="ce22" office:value-type="string">
            <text:p>Pallid Harrier</text:p>
          </table:table-cell>
          <table:table-cell table:style-name="ce22" office:value-type="string">
            <text:p>ACCIPITRIFORMES: Accipitridae</text:p>
          </table:table-cell>
          <table:table-cell table:style-name="ce22" office:value-type="float" office:value="45">
            <text:p>4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bout des ailes noir, dessous blanc. Femelle brune. Bec crochu à base jaune et à bout noir. Pattes jaune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6">
          <table:table-cell table:style-name="ce22" office:value-type="string">
            <text:p>Busard Saint-Martin</text:p>
          </table:table-cell>
          <table:table-cell/>
          <table:table-cell table:style-name="ce22" office:value-type="string">
            <text:p>Circus cyaneus</text:p>
          </table:table-cell>
          <table:table-cell table:style-name="ce22" office:value-type="string">
            <text:p>Northern Harrier</text:p>
          </table:table-cell>
          <table:table-cell table:style-name="ce22" office:value-type="string">
            <text:p>ACCIPITRIFORMES: Accipitridae</text:p>
          </table:table-cell>
          <table:table-cell table:style-name="ce22" office:value-type="float" office:value="47">
            <text:p>47</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Dos et tête grises. Chez le mâle, bout des ailes noir. Bout de la queue barré de noir. Femelle brune. Mâle et femelle ont le croupion blanc. Bec crochu noir. Pattes orang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6">
          <table:table-cell table:style-name="ce22" office:value-type="string">
            <text:p>Buse féroce</text:p>
          </table:table-cell>
          <table:table-cell/>
          <table:table-cell table:style-name="ce22" office:value-type="string">
            <text:p>Buteo rufinus</text:p>
          </table:table-cell>
          <table:table-cell table:style-name="ce22" office:value-type="string">
            <text:p>Long-legged Buzzard</text:p>
          </table:table-cell>
          <table:table-cell table:style-name="ce22" office:value-type="string">
            <text:p>ACCIPITRIFORMES: Accipitridae</text:p>
          </table:table-cell>
          <table:table-cell table:style-name="ce22" office:value-type="float" office:value="57">
            <text:p>57</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La coloration des adultes est plus ou moins foncée, mais le dos est brun et le dessous du corps est généralement roux. Queue en éventail. Bec crochu à base jaune et à bout noir.</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19">
          <table:table-cell table:style-name="ce22" office:value-type="string">
            <text:p>Buse pattue</text:p>
          </table:table-cell>
          <table:table-cell/>
          <table:table-cell table:style-name="ce22" office:value-type="string">
            <text:p>Buteo lagopus</text:p>
          </table:table-cell>
          <table:table-cell table:style-name="ce22" office:value-type="string">
            <text:p>Rough-legged Hawk</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loration variable selon les adultes. Dessous des ailes blanc. Bout des ailes et de la queue noir. Queue en éventail. Bec crochu noir à base jaune. Pattes couvertes de plumes jusqu'aux serres jaunes.</text:p>
          </table:table-cell>
          <table:table-cell/>
          <table:table-cell table:style-name="ce22" office:value-type="string">
            <text:p>Toundra</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7">
          <table:table-cell table:style-name="ce22" office:value-type="string">
            <text:p>Buse variable</text:p>
          </table:table-cell>
          <table:table-cell/>
          <table:table-cell table:style-name="ce22" office:value-type="string">
            <text:p>Buteo buteo</text:p>
          </table:table-cell>
          <table:table-cell table:style-name="ce22" office:value-type="string">
            <text:p>Common Buzzard</text:p>
          </table:table-cell>
          <table:table-cell table:style-name="ce22" office:value-type="string">
            <text:p>ACCIPITRIFORMES: Accipitridae</text:p>
          </table:table-cell>
          <table:table-cell table:style-name="ce22" office:value-type="float" office:value="54">
            <text:p>5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généralement brun foncé. Bout des ailes noir. Il existe des adultes clairs au ventre et au dessous des ailes blancs, et des individus foncés complètement bruns. Queue en éventail. Bec crochu noir à base jaune. Pattes jaune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22">
          <table:table-cell table:style-name="ce22" office:value-type="string">
            <text:p>Butor étoilé</text:p>
          </table:table-cell>
          <table:table-cell/>
          <table:table-cell table:style-name="ce22" office:value-type="string">
            <text:p>Botaurus stellaris</text:p>
          </table:table-cell>
          <table:table-cell table:style-name="ce22" office:value-type="string">
            <text:p>Eurasian Bittern</text:p>
          </table:table-cell>
          <table:table-cell table:style-name="ce22" office:value-type="string">
            <text:p>PELECANIFORMES: Ardeidae</text:p>
          </table:table-cell>
          <table:table-cell table:style-name="ce22" office:value-type="float" office:value="76">
            <text:p>76</text:p>
          </table:table-cell>
          <table:table-cell table:style-name="ce22" office:value-type="string">
            <text:p>Grands échassiers</text:p>
          </table:table-cell>
          <table:table-cell/>
          <table:table-cell table:style-name="ce22" office:value-type="string">
            <text:p>autres becs droits</text:p>
          </table:table-cell>
          <table:table-cell table:number-columns-repeated="2"/>
          <table:table-cell table:style-name="ce22" office:value-type="string">
            <text:p>vert</text:p>
          </table:table-cell>
          <table:table-cell table:number-columns-repeated="2"/>
          <table:table-cell table:style-name="ce22" office:value-type="string">
            <text:p>brun</text:p>
          </table:table-cell>
          <table:table-cell/>
          <table:table-cell table:style-name="ce22" office:value-type="string">
            <text:p>Corps brun. Dos strié de noir. Calotte noire. Bec jaunâtre, épais et long. Pattes verd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Caille des blés</text:p>
          </table:table-cell>
          <table:table-cell/>
          <table:table-cell table:style-name="ce22" office:value-type="string">
            <text:p>Coturnix coturnix</text:p>
          </table:table-cell>
          <table:table-cell table:style-name="ce22" office:value-type="string">
            <text:p>Common Quail</text:p>
          </table:table-cell>
          <table:table-cell table:style-name="ce22" office:value-type="string">
            <text:p>GALLIFORMES: Phasianidae</text:p>
          </table:table-cell>
          <table:table-cell table:style-name="ce22" office:value-type="float" office:value="18">
            <text:p>18</text:p>
          </table:table-cell>
          <table:table-cell table:style-name="ce22" office:value-type="string">
            <text:p>Gallinacés</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mêlé de noir et de crème, flancs mêlés de blanc, ventre blanc. Grand sourcil crème allant jusqu'à la nuque. Tache noire sous le menton, gorge blanchâtre, moustache blanch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9">
          <table:table-cell table:style-name="ce22" office:value-type="string">
            <text:p>Canard chipeau</text:p>
          </table:table-cell>
          <table:table-cell/>
          <table:table-cell table:style-name="ce22" office:value-type="string">
            <text:p>Anas strepera</text:p>
          </table:table-cell>
          <table:table-cell table:style-name="ce22" office:value-type="string">
            <text:p>Gadwall</text:p>
          </table:table-cell>
          <table:table-cell table:style-name="ce22" office:value-type="string">
            <text:p>ANSERIFORMES: Anatidae</text:p>
          </table:table-cell>
          <table:table-cell table:style-name="ce22" office:value-type="float" office:value="51">
            <text:p>5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Tête brune. Corps gris, quelques plumes brunes sur le dos, croupion noir et miroir blanc. Le mâle a le bec noir et la femelle a le bec orangé. Elle est brune avec un miroir blanc et un plumage en écaill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Canard colvert</text:p>
          </table:table-cell>
          <table:table-cell/>
          <table:table-cell table:style-name="ce22" office:value-type="string">
            <text:p>Anas platyrhynchos</text:p>
          </table:table-cell>
          <table:table-cell table:style-name="ce22" office:value-type="string">
            <text:p>Mallard</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2"/>
          <table:table-cell table:style-name="ce22" office:value-type="string">
            <text:p>rouge/orange</text:p>
          </table:table-cell>
          <table:table-cell/>
          <table:table-cell table:style-name="ce22" office:value-type="string">
            <text:p>gris</text:p>
          </table:table-cell>
          <table:table-cell table:style-name="ce22" office:value-type="string">
            <text:p>vert</text:p>
          </table:table-cell>
          <table:table-cell table:style-name="ce22" office:value-type="string">
            <text:p>Tête verte, collier blanc, gorge brune. Corps gris avec quelques brunes. Croupion noir avec une plume blanche. Bec jaune, pattes orange. Femelle au bec orange, entièrement brune avec un miroir violet.</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9">
          <table:table-cell table:style-name="ce22" office:value-type="string">
            <text:p>Canard mandarin</text:p>
          </table:table-cell>
          <table:table-cell/>
          <table:table-cell table:style-name="ce22" office:value-type="string">
            <text:p>Aix galericulata</text:p>
          </table:table-cell>
          <table:table-cell table:style-name="ce22" office:value-type="string">
            <text:p>Mandarin Duck</text:p>
          </table:table-cell>
          <table:table-cell table:style-name="ce22" office:value-type="string">
            <text:p>ANSERIFORMES: Anatidae</text:p>
          </table:table-cell>
          <table:table-cell table:style-name="ce22" office:value-type="float" office:value="43">
            <text:p>4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style-name="ce22" office:value-type="string">
            <text:p>blanc</text:p>
          </table:table-cell>
          <table:table-cell table:number-columns-repeated="3"/>
          <table:table-cell table:style-name="ce22" office:value-type="string">
            <text:p>brun</text:p>
          </table:table-cell>
          <table:table-cell/>
          <table:table-cell table:style-name="ce22" office:value-type="string">
            <text:p>Le mâle est impossible à confondre en raison de ses couleurs vives (brun, blanc, vert, bleu, reflets violets) et de l'agencement de ces plumes. La femelle est grise avec les flancs tacheté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0">
          <table:table-cell table:style-name="ce22" office:value-type="string">
            <text:p>Canard pilet</text:p>
          </table:table-cell>
          <table:table-cell/>
          <table:table-cell table:style-name="ce22" office:value-type="string">
            <text:p>Anas acuta</text:p>
          </table:table-cell>
          <table:table-cell table:style-name="ce22" office:value-type="string">
            <text:p>Northern Pintail</text:p>
          </table:table-cell>
          <table:table-cell table:style-name="ce22" office:value-type="string">
            <text:p>ANSERIFORMES: Anatidae</text:p>
          </table:table-cell>
          <table:table-cell table:style-name="ce22" office:value-type="float" office:value="66">
            <text:p>6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gris</text:p>
          </table:table-cell>
          <table:table-cell table:style-name="ce22" office:value-type="string">
            <text:p>brun</text:p>
          </table:table-cell>
          <table:table-cell table:style-name="ce22" office:value-type="string">
            <text:p>Chez le mâle, tête et nuque brunes, gorge blanche blanc qui se prolonge en une pointe blanche qui remonte entre la joue et la nuque. Flancs gris, dos gris avec des plumes noires bordées de crème. Croupion noir précédé de quelques plumes crème, longue queue noire. La femelle a la tête brune, les flancs brun pâle mêlé de blanc, le dos brun sombre, avec des plumes bordées de roux. Le bec est noir chez les deux.</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3">
          <table:table-cell table:style-name="ce22" office:value-type="string">
            <text:p>Canard siffleur</text:p>
          </table:table-cell>
          <table:table-cell/>
          <table:table-cell table:style-name="ce22" office:value-type="string">
            <text:p>Anas penelope</text:p>
          </table:table-cell>
          <table:table-cell table:style-name="ce22" office:value-type="string">
            <text:p>Eurasian Wigeon</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gris</text:p>
          </table:table-cell>
          <table:table-cell table:number-columns-repeated="4"/>
          <table:table-cell table:style-name="ce22" office:value-type="string">
            <text:p>gris</text:p>
          </table:table-cell>
          <table:table-cell table:style-name="ce22" office:value-type="string">
            <text:p>rouge/orange</text:p>
          </table:table-cell>
          <table:table-cell table:style-name="ce22" office:value-type="string">
            <text:p>Chez le mâle, tête rousse, barrée de jaune pâle sur le dessus. Gorge brun rosé. Dos gris, croupion noir. Femelle brune. Bec gris à bout noi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21">
          <table:table-cell table:style-name="ce22" office:value-type="string">
            <text:p>Canard souchet</text:p>
          </table:table-cell>
          <table:table-cell/>
          <table:table-cell table:style-name="ce22" office:value-type="string">
            <text:p>Anas clypeata</text:p>
          </table:table-cell>
          <table:table-cell table:style-name="ce22" office:value-type="string">
            <text:p>Northern Shoveler</text:p>
          </table:table-cell>
          <table:table-cell table:style-name="ce22" office:value-type="string">
            <text:p>ANSERIFORMES: Anatidae</text:p>
          </table:table-cell>
          <table:table-cell table:style-name="ce22" office:value-type="float" office:value="51">
            <text:p>5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Chez le mâle, tête vert foncé, gorge blanche, flancs roux, croupion et dos noirs mêlés de plumes blanche.. Identifiable à son bec démesuré, noir chez le mâle, orangé chez la femelle, qui a par ailleurs un plumage brun mêlé de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Cassenoix moucheté</text:p>
          </table:table-cell>
          <table:table-cell/>
          <table:table-cell table:style-name="ce22" office:value-type="string">
            <text:p>Nucifraga caryocatactes</text:p>
          </table:table-cell>
          <table:table-cell table:style-name="ce22" office:value-type="string">
            <text:p>Eurasian Nutcracker</text:p>
          </table:table-cell>
          <table:table-cell table:style-name="ce22" office:value-type="string">
            <text:p>PASSERIFORMES: Corvidae</text:p>
          </table:table-cell>
          <table:table-cell table:style-name="ce22" office:value-type="float" office:value="32">
            <text:p>32</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ventre, gorge et joues brun moucheté de blanc. Queue et bouts des ailes noirs, la queue étant de plus bordée de blanc. Croupion blanc. Epais bec noir. </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6">
          <table:table-cell table:style-name="ce22" office:value-type="string">
            <text:p>Chardonneret élégant</text:p>
          </table:table-cell>
          <table:table-cell/>
          <table:table-cell table:style-name="ce22" office:value-type="string">
            <text:p>Carduelis carduelis</text:p>
          </table:table-cell>
          <table:table-cell table:style-name="ce22" office:value-type="string">
            <text:p>European Gold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rouge/orange</text:p>
          </table:table-cell>
          <table:table-cell table:style-name="ce22" office:value-type="string">
            <text:p>Dos brun, bout des ailes et queue noirs, barres jaunes sur les ailes. Front et bavette rouge, tour de l'oeil noir, calotte noire séparée de la zone rouge par une bande blanche. Bec épais rosâtre. Ventre pâle. Chez la femelle, la tête est brune sans tâches de couleur.</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5">
          <table:table-cell table:style-name="ce22" office:value-type="string">
            <text:p>Chevalier aboyeur</text:p>
          </table:table-cell>
          <table:table-cell/>
          <table:table-cell table:style-name="ce22" office:value-type="string">
            <text:p>Tringa nebularia</text:p>
          </table:table-cell>
          <table:table-cell table:style-name="ce22" office:value-type="string">
            <text:p>Common Greenshank</text:p>
          </table:table-cell>
          <table:table-cell table:style-name="ce22" office:value-type="string">
            <text:p>CHARADRIIFORMES: Scolopacidae</text:p>
          </table:table-cell>
          <table:table-cell table:style-name="ce22" office:value-type="float" office:value="31">
            <text:p>3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gris</text:p>
          </table:table-cell>
          <table:table-cell/>
          <table:table-cell table:style-name="ce22" office:value-type="string">
            <text:p>Dos gris-brun, ventre blanc, long bec fin et noir.</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6">
          <table:table-cell table:style-name="ce22" office:value-type="string">
            <text:p>Chevalier arlequin</text:p>
          </table:table-cell>
          <table:table-cell/>
          <table:table-cell table:style-name="ce22" office:value-type="string">
            <text:p>Tringa erythropus</text:p>
          </table:table-cell>
          <table:table-cell table:style-name="ce22" office:value-type="string">
            <text:p>Spotted Redshank</text:p>
          </table:table-cell>
          <table:table-cell table:style-name="ce22" office:value-type="string">
            <text:p>CHARADRIIFORMES: Scolopacidae</text:p>
          </table:table-cell>
          <table:table-cell table:style-name="ce22" office:value-type="float" office:value="30">
            <text:p>30</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rouge/orange</text:p>
          </table:table-cell>
          <table:table-cell table:style-name="ce22" office:value-type="string">
            <text:p>rouge/orange</text:p>
          </table:table-cell>
          <table:table-cell table:number-columns-repeated="2"/>
          <table:table-cell table:style-name="ce22" office:value-type="string">
            <text:p>noir</text:p>
          </table:table-cell>
          <table:table-cell/>
          <table:table-cell table:style-name="ce22" office:value-type="string">
            <text:p>Entièrement brun-noir l'été, dos à écailles, pattes noirâtres. Dos gris et ventre blanc l'hiver, avec des pattes orange. Long bec fin, noir dessus et à base orange dessous.</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
          <table:table-cell table:style-name="ce22" office:value-type="string">
            <text:p>Chevalier cul-blanc</text:p>
          </table:table-cell>
          <table:table-cell/>
          <table:table-cell table:style-name="ce22" office:value-type="string">
            <text:p>Tringa ochropus</text:p>
          </table:table-cell>
          <table:table-cell table:style-name="ce22" office:value-type="string">
            <text:p>Green Sandpiper</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gris</text:p>
          </table:table-cell>
          <table:table-cell/>
          <table:table-cell table:style-name="ce22" office:value-type="string">
            <text:p>gris</text:p>
          </table:table-cell>
          <table:table-cell table:number-columns-repeated="2"/>
          <table:table-cell table:style-name="ce22" office:value-type="string">
            <text:p>brun</text:p>
          </table:table-cell>
          <table:table-cell/>
          <table:table-cell table:style-name="ce22" office:value-type="string">
            <text:p>Dos, tête, cou et gorge gris, ventre blanc, sourcil blanc entre l'oeil et le bec. Le dos est finement moucheté de blanc. La queue est blanche avec des barres noires. Long bec fin grisâtre, pattes de mêm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8">
          <table:table-cell table:style-name="ce22" office:value-type="string">
            <text:p>Chevalier gambette</text:p>
          </table:table-cell>
          <table:table-cell/>
          <table:table-cell table:style-name="ce22" office:value-type="string">
            <text:p>Tringa totanus</text:p>
          </table:table-cell>
          <table:table-cell table:style-name="ce22" office:value-type="string">
            <text:p>Common Redshank</text:p>
          </table:table-cell>
          <table:table-cell table:style-name="ce22" office:value-type="string">
            <text:p>CHARADRIIFORMES: Scolopac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rouge/orange</text:p>
          </table:table-cell>
          <table:table-cell table:style-name="ce22" office:value-type="string">
            <text:p>noir</text:p>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Dos et tête brune, gorge plus pâle densément mouchetée de brun. Pattes oranges, long bec fin, orange à bout noirâtr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Chevalier guignette</text:p>
          </table:table-cell>
          <table:table-cell/>
          <table:table-cell table:style-name="ce22" office:value-type="string">
            <text:p>Actitis hypoleucos</text:p>
          </table:table-cell>
          <table:table-cell table:style-name="ce22" office:value-type="string">
            <text:p>Common Sandpiper</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tête, cou et gorge brun-gris, long bec fin et noir, pattes verdâtres, ventre blanc. En vol, bande blanche sur les ailes.</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4">
          <table:table-cell table:style-name="ce22" office:value-type="string">
            <text:p>Chevalier stagnatile</text:p>
          </table:table-cell>
          <table:table-cell/>
          <table:table-cell table:style-name="ce22" office:value-type="string">
            <text:p>Tringa stagnatilis</text:p>
          </table:table-cell>
          <table:table-cell table:style-name="ce22" office:value-type="string">
            <text:p>Marsh Sandpiper</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noirâtre l'été, plus pâle l'hiver, ventre blanc, long bec fin et noir, très effilé, pattes noi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Chevalier sylvain</text:p>
          </table:table-cell>
          <table:table-cell/>
          <table:table-cell table:style-name="ce22" office:value-type="string">
            <text:p>Tringa glareola</text:p>
          </table:table-cell>
          <table:table-cell table:style-name="ce22" office:value-type="string">
            <text:p>Wood Sandpiper</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number-columns-repeated="3"/>
          <table:table-cell table:style-name="ce22" office:value-type="string">
            <text:p>brun</text:p>
          </table:table-cell>
          <table:table-cell/>
          <table:table-cell table:style-name="ce22" office:value-type="string">
            <text:p>Dos brun moucheté de blanc, cou et poitrine blanchâtre striés de brun, ventre blanc, sourcil, bec noirâtre, pattes jaun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2">
          <table:table-cell table:style-name="ce22" office:value-type="string">
            <text:p>Chevêche d'Athéna</text:p>
          </table:table-cell>
          <table:table-cell table:style-name="ce22" office:value-type="string">
            <text:p>Chouette chevêche</text:p>
          </table:table-cell>
          <table:table-cell table:style-name="ce22" office:value-type="string">
            <text:p>Athene noctua</text:p>
          </table:table-cell>
          <table:table-cell table:style-name="ce22" office:value-type="string">
            <text:p>Little Owl</text:p>
          </table:table-cell>
          <table:table-cell table:style-name="ce22" office:value-type="string">
            <text:p>STRIGIFORMES: Strigidae</text:p>
          </table:table-cell>
          <table:table-cell table:style-name="ce22" office:value-type="float" office:value="22">
            <text:p>22</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brun</text:p>
          </table:table-cell>
          <table:table-cell/>
          <table:table-cell table:style-name="ce22" office:value-type="string">
            <text:p>Corps brun moucheté de blanc, avec le ventre plus pâle que le dos. Tête plate, disques faciaux bordés de blanc, bec crochu jaune, œil jaun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5">
          <table:table-cell table:style-name="ce22" office:value-type="string">
            <text:p>Chevêchette d'Europe</text:p>
          </table:table-cell>
          <table:table-cell table:style-name="ce22" office:value-type="string">
            <text:p>Chouette chevêchette</text:p>
          </table:table-cell>
          <table:table-cell table:style-name="ce22" office:value-type="string">
            <text:p>Glaucidium passerinum</text:p>
          </table:table-cell>
          <table:table-cell table:style-name="ce22" office:value-type="string">
            <text:p>Eurasian Pygmy-Owl</text:p>
          </table:table-cell>
          <table:table-cell table:style-name="ce22" office:value-type="string">
            <text:p>STRIGIFORMES: Strigidae</text:p>
          </table:table-cell>
          <table:table-cell table:style-name="ce22" office:value-type="float" office:value="17">
            <text:p>17</text:p>
          </table:table-cell>
          <table:table-cell table:style-name="ce22" office:value-type="string">
            <text:p>Chouettes, hiboux</text:p>
          </table:table-cell>
          <table:table-cell/>
          <table:table-cell table:style-name="ce22" office:value-type="string">
            <text:p>crochu</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tête plate brune, ventre blanc strié de brun. Sourcils blancs, disques faciaux peu prononcés, marqués de cercles concentriques incomplets, bec crochu jaune.</text:p>
          </table:table-cell>
          <table:table-cell table:style-name="ce22" office:value-type="string">
            <text:p>Nord de l'Europe ou zones montagneus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Chocard à bec jaune</text:p>
          </table:table-cell>
          <table:table-cell/>
          <table:table-cell table:style-name="ce22" office:value-type="string">
            <text:p>Pyrrhocorax graculus</text:p>
          </table:table-cell>
          <table:table-cell table:style-name="ce22" office:value-type="string">
            <text:p>Yellow-billed Chough</text:p>
          </table:table-cell>
          <table:table-cell table:style-name="ce22" office:value-type="string">
            <text:p>PASSERIFORMES: Corvidae</text:p>
          </table:table-cell>
          <table:table-cell table:style-name="ce22" office:value-type="float" office:value="38">
            <text:p>38</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noir</text:p>
          </table:table-cell>
          <table:table-cell/>
          <table:table-cell table:style-name="ce22" office:value-type="string">
            <text:p>Entièrement noir, à l'exception du bec jaune et des pattes orange. Souvent en grandes bandes. Oiseau de montagne.</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7">
          <table:table-cell table:style-name="ce22" office:value-type="string">
            <text:p>Choucas des tours</text:p>
          </table:table-cell>
          <table:table-cell/>
          <table:table-cell table:style-name="ce22" office:value-type="string">
            <text:p>Coloeus monedula</text:p>
          </table:table-cell>
          <table:table-cell table:style-name="ce22" office:value-type="string">
            <text:p>Eurasian Jackdaw</text:p>
          </table:table-cell>
          <table:table-cell table:style-name="ce22" office:value-type="string">
            <text:p>PASSERIFORMES: Corvidae</text:p>
          </table:table-cell>
          <table:table-cell table:style-name="ce22" office:value-type="float" office:value="33">
            <text:p>33</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Corps gris noir, particulièrement sombre sur le dessus et au bout des ailes. Nuque gris pâle, front noir. Bec épais noir, pattes noires.</text:p>
          </table:table-cell>
          <table:table-cell/>
          <table:table-cell table:style-name="ce22" office:value-type="string">
            <text:p>Villes, villages, jardins</text:p>
          </table:table-cell>
          <table:table-cell table:style-name="ce22" office:value-type="string">
            <text:p>Champs et bocages</text:p>
          </table:table-cell>
          <table:table-cell table:style-name="ce23" office:value-type="string">
            <text:p>Corvus monedula</text:p>
          </table:table-cell>
          <table:table-cell table:style-name="ce22" office:value-type="string">
            <text:p>FIN</text:p>
          </table:table-cell>
        </table:table-row>
        <table:table-row table:style-name="ro26">
          <table:table-cell table:style-name="ce22" office:value-type="string">
            <text:p>Chouette de l'Oural</text:p>
          </table:table-cell>
          <table:table-cell/>
          <table:table-cell table:style-name="ce22" office:value-type="string">
            <text:p>Strix uralensis</text:p>
          </table:table-cell>
          <table:table-cell table:style-name="ce22" office:value-type="string">
            <text:p>Ural Owl</text:p>
          </table:table-cell>
          <table:table-cell table:style-name="ce22" office:value-type="string">
            <text:p>STRIGIFORMES: Strigidae</text:p>
          </table:table-cell>
          <table:table-cell table:style-name="ce22" office:value-type="float" office:value="61">
            <text:p>61</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très moucheté de blanc, formant une sorte de damier sur les ailes. Ventre blanc strié de brun. Disques faciaux blancs prononcés et ronds, bordés de brun, très prononcés. Yeux noirs, bec crochu jaune. Queue barrée de bandes somb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1">
          <table:table-cell table:style-name="ce22" office:value-type="string">
            <text:p>Chouette de Tengmalm</text:p>
          </table:table-cell>
          <table:table-cell/>
          <table:table-cell table:style-name="ce22" office:value-type="string">
            <text:p>Aegolius funereus</text:p>
          </table:table-cell>
          <table:table-cell table:style-name="ce22" office:value-type="string">
            <text:p>Boreal Owl</text:p>
          </table:table-cell>
          <table:table-cell table:style-name="ce22" office:value-type="string">
            <text:p>STRIGIFORMES: Strigidae</text:p>
          </table:table-cell>
          <table:table-cell table:style-name="ce22" office:value-type="float" office:value="25">
            <text:p>25</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moucheté de blanc, ventre blanc à taches brunes, tête brun sombre, finement mouchetée de blanc, avec un front en V, disques faciaux blancs bordés de brun sombre, oeil jaune cerclé de noir, bec crochu jaun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7">
          <table:table-cell table:style-name="ce22" office:value-type="string">
            <text:p>Chouette épervière</text:p>
          </table:table-cell>
          <table:table-cell/>
          <table:table-cell table:style-name="ce22" office:value-type="string">
            <text:p>Surnia ulula</text:p>
          </table:table-cell>
          <table:table-cell table:style-name="ce22" office:value-type="string">
            <text:p>Northern Hawk Owl</text:p>
          </table:table-cell>
          <table:table-cell table:style-name="ce22" office:value-type="string">
            <text:p>STRIGIFORMES: Strigidae</text:p>
          </table:table-cell>
          <table:table-cell table:style-name="ce22" office:value-type="float" office:value="38">
            <text:p>38</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à taches blanhces, ventre blanc couvert de stries brunes horizontales, sauf au niveau du cou. Tête brune finement mouchetée de blanc, formant un V bordé de sourcils blancs. Disques faciaux gris bordés de brun noir. Œil jaune, bec jaun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6">
          <table:table-cell table:style-name="ce22" office:value-type="string">
            <text:p>Chouette hulotte</text:p>
          </table:table-cell>
          <table:table-cell/>
          <table:table-cell table:style-name="ce22" office:value-type="string">
            <text:p>Strix aluco</text:p>
          </table:table-cell>
          <table:table-cell table:style-name="ce22" office:value-type="string">
            <text:p>Tawny Owl</text:p>
          </table:table-cell>
          <table:table-cell table:style-name="ce22" office:value-type="string">
            <text:p>STRIGIFORMES: Strigidae</text:p>
          </table:table-cell>
          <table:table-cell table:style-name="ce22" office:value-type="float" office:value="39">
            <text:p>39</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blanc</text:p>
          </table:table-cell>
          <table:table-cell table:number-columns-repeated="2"/>
          <table:table-cell table:style-name="ce22" office:value-type="string">
            <text:p>brun</text:p>
          </table:table-cell>
          <table:table-cell/>
          <table:table-cell table:style-name="ce22" office:value-type="string">
            <text:p>Corps brun ou gris moucheté de blanc et brun sombre, avec de fines stries verticales noires sur le ventre. Disques faciaux prononcés bordés de brun roux ou grisâtre, séparés par une barre brune, et plus pâles entre les yeux et le bec. Oeil noir, bec jaune.</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2">
          <table:table-cell table:style-name="ce22" office:value-type="string">
            <text:p>Chouette lapone</text:p>
          </table:table-cell>
          <table:table-cell/>
          <table:table-cell table:style-name="ce22" office:value-type="string">
            <text:p>Strix nebulosa</text:p>
          </table:table-cell>
          <table:table-cell table:style-name="ce22" office:value-type="string">
            <text:p>Great Gray Owl</text:p>
          </table:table-cell>
          <table:table-cell table:style-name="ce22" office:value-type="string">
            <text:p>STRIGIFORMES: Strigidae</text:p>
          </table:table-cell>
          <table:table-cell table:style-name="ce22" office:value-type="float" office:value="66">
            <text:p>66</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gris</text:p>
          </table:table-cell>
          <table:table-cell/>
          <table:table-cell table:style-name="ce22" office:value-type="string">
            <text:p>Corps brun gris mêlé de blanc. Disques faciaux très prononcés et ronds marqués de cercles concentriques. Oeil jaune cerclé de noir, bec jaune.</text:p>
          </table:table-cell>
          <table:table-cell table:style-name="ce22" office:value-type="string">
            <text:p>Nord de l'Europ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Cigogne blanche</text:p>
          </table:table-cell>
          <table:table-cell/>
          <table:table-cell table:style-name="ce22" office:value-type="string">
            <text:p>Ciconia ciconia</text:p>
          </table:table-cell>
          <table:table-cell table:style-name="ce22" office:value-type="string">
            <text:p>White Stork</text:p>
          </table:table-cell>
          <table:table-cell table:style-name="ce22" office:value-type="string">
            <text:p>CICONIIFORMES: Ciconiidae</text:p>
          </table:table-cell>
          <table:table-cell table:style-name="ce22" office:value-type="float" office:value="102">
            <text:p>102</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Entièrement blanche, à l'exception du bout des ailes noir. Long bec orange, longues pattes orange.</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7">
          <table:table-cell table:style-name="ce22" office:value-type="string">
            <text:p>Cigogne noire</text:p>
          </table:table-cell>
          <table:table-cell/>
          <table:table-cell table:style-name="ce22" office:value-type="string">
            <text:p>Ciconia nigra</text:p>
          </table:table-cell>
          <table:table-cell table:style-name="ce22" office:value-type="string">
            <text:p>Black Stork</text:p>
          </table:table-cell>
          <table:table-cell table:style-name="ce22" office:value-type="string">
            <text:p>CICONIIFORMES: Ciconi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cou, gorge et dos noirs, ventre blanc, long bec orange et noirâtre, longues pattes orange, tour de l'oeil orange égaleme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Cincle plongeur</text:p>
          </table:table-cell>
          <table:table-cell table:style-name="ce22" office:value-type="string">
            <text:p>Merle d'eau</text:p>
          </table:table-cell>
          <table:table-cell table:style-name="ce22" office:value-type="string">
            <text:p>Cinclus cinclus</text:p>
          </table:table-cell>
          <table:table-cell table:style-name="ce22" office:value-type="string">
            <text:p>White-throated Dipper</text:p>
          </table:table-cell>
          <table:table-cell table:style-name="ce22" office:value-type="string">
            <text:p>PASSERIFORMES: Cinc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lanc</text:p>
          </table:table-cell>
          <table:table-cell table:style-name="ce22" office:value-type="string">
            <text:p>Dos gris, tête et ventre bruns, gorge blanche. Fin bec noir, pattes ros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Circaète Jean-le-Blanc</text:p>
          </table:table-cell>
          <table:table-cell/>
          <table:table-cell table:style-name="ce22" office:value-type="string">
            <text:p>Circaetus gallicus</text:p>
          </table:table-cell>
          <table:table-cell table:style-name="ce22" office:value-type="string">
            <text:p>Short-toed Eagle</text:p>
          </table:table-cell>
          <table:table-cell table:style-name="ce22" office:value-type="string">
            <text:p>ACCIPITRIFORMES: Accipitridae</text:p>
          </table:table-cell>
          <table:table-cell table:style-name="ce22" office:value-type="float" office:value="66">
            <text:p>66</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dessous des ailes et corps blancs mouchetés de brun, queue rayée. La tête est un peu plus sombre. Bec crochu gris noir.</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
          <table:table-cell table:style-name="ce22" office:value-type="string">
            <text:p>Cisticole des joncs</text:p>
          </table:table-cell>
          <table:table-cell/>
          <table:table-cell table:style-name="ce22" office:value-type="string">
            <text:p>Cisticola juncidis</text:p>
          </table:table-cell>
          <table:table-cell table:style-name="ce22" office:value-type="string">
            <text:p>Zitting Cisticola</text:p>
          </table:table-cell>
          <table:table-cell table:style-name="ce22" office:value-type="string">
            <text:p>PASSERIFORMES: Cisticol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des plumes noires, ventre pâle, croupion roux (discret). Bord de la queue blanc. Petit bec fin et noirâtre, pattes roses. Tête brune marquée de sourcils crème et de barres plus sombres sur le dessu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Cochevis huppé</text:p>
          </table:table-cell>
          <table:table-cell/>
          <table:table-cell table:style-name="ce22" office:value-type="string">
            <text:p>Galerida cristata</text:p>
          </table:table-cell>
          <table:table-cell table:style-name="ce22" office:value-type="string">
            <text:p>Crested Lark</text:p>
          </table:table-cell>
          <table:table-cell table:style-name="ce22" office:value-type="string">
            <text:p>PASSERIFORMES: Alaud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table-cell table:style-name="ce22" office:value-type="string">
            <text:p>Dos et tête bruns, bavette blanche sous le bec, gorge mouchetée de brun, ventre blanc. Petite huppe sur la tête. Petit bec fin brunâtre, pattes de même.</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7">
          <table:table-cell table:style-name="ce22" office:value-type="string">
            <text:p>Combattant varié</text:p>
          </table:table-cell>
          <table:table-cell/>
          <table:table-cell table:style-name="ce22" office:value-type="string">
            <text:p>Philomachus pugnax</text:p>
          </table:table-cell>
          <table:table-cell table:style-name="ce22" office:value-type="string">
            <text:p>Ruff</text:p>
          </table:table-cell>
          <table:table-cell table:style-name="ce22" office:value-type="string">
            <text:p>CHARADRIIFORMES: Scolopacidae</text:p>
          </table:table-cell>
          <table:table-cell table:style-name="ce22" office:value-type="float" office:value="29">
            <text:p>29</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En hiver, tête brune, gorge et ventre pâle, dos brun noir aux plumes soulignées de crème. Bec fin, long et noir, pattes verdâtres. En tenue nuptiale, apparition d'une collerette de couleur variable chez le mâle et d'une huppe sur la tête. Le bec prend une couleur jaune à rougeâtre. </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3">
          <table:table-cell table:style-name="ce22" office:value-type="string">
            <text:p>Corbeau freux</text:p>
          </table:table-cell>
          <table:table-cell/>
          <table:table-cell table:style-name="ce22" office:value-type="string">
            <text:p>Corvus frugilegus</text:p>
          </table:table-cell>
          <table:table-cell table:style-name="ce22" office:value-type="string">
            <text:p>Rook</text:p>
          </table:table-cell>
          <table:table-cell table:style-name="ce22" office:value-type="string">
            <text:p>PASSERIFORMES: Corvidae</text:p>
          </table:table-cell>
          <table:table-cell table:style-name="ce22" office:value-type="float" office:value="45">
            <text:p>45</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out noir, à l'exception d'une zone de peau nue et blanchâtre à la base du bec. Bec épais noir, pattes noires. Forme des colonies parfois importantes. </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20">
          <table:table-cell table:style-name="ce22" office:value-type="string">
            <text:p>Cormoran huppé</text:p>
          </table:table-cell>
          <table:table-cell/>
          <table:table-cell table:style-name="ce22" office:value-type="string">
            <text:p>Phalacrocorax aristotelis</text:p>
          </table:table-cell>
          <table:table-cell table:style-name="ce22" office:value-type="string">
            <text:p>European Shag</text:p>
          </table:table-cell>
          <table:table-cell table:style-name="ce22" office:value-type="string">
            <text:p>SULIFORMES: Phalacrocoracidae</text:p>
          </table:table-cell>
          <table:table-cell table:style-name="ce22" office:value-type="float" office:value="76">
            <text:p>76</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table-cell table:style-name="ce22" office:value-type="string">
            <text:p>huppe</text:p>
          </table:table-cell>
          <table:table-cell table:style-name="ce22" office:value-type="string">
            <text:p>noir</text:p>
          </table:table-cell>
          <table:table-cell/>
          <table:table-cell table:style-name="ce22" office:value-type="string">
            <text:p>Tout noir (avec des reflets verts), pattes noires, bec noir avec une partie jaune à la base. Pas de tache blanche près du bec, contrairement au grand cormoran, qui est aussi plus grand. Huppe en été uniquement. Il niche uniquement en bord de mer.</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8">
          <table:table-cell table:style-name="ce22" office:value-type="string">
            <text:p>Cormoran pygmée</text:p>
          </table:table-cell>
          <table:table-cell/>
          <table:table-cell table:style-name="ce22" office:value-type="string">
            <text:p>Phalacrocorax pygmaeus</text:p>
          </table:table-cell>
          <table:table-cell table:style-name="ce22" office:value-type="string">
            <text:p>Pygmy Cormorant</text:p>
          </table:table-cell>
          <table:table-cell table:style-name="ce22" office:value-type="string">
            <text:p>SULIFORMES: Phalacrocoracidae</text:p>
          </table:table-cell>
          <table:table-cell table:style-name="ce22" office:value-type="float" office:value="46">
            <text:p>46</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Corps noir, tête brune, pattes noires, bec gris noir.</text:p>
          </table:table-cell>
          <table:table-cell/>
          <table:table-cell table:style-name="ce22" office:value-type="string">
            <text:p>Bords de rivières, zones humides</text:p>
          </table:table-cell>
          <table:table-cell/>
          <table:table-cell table:style-name="ce23" office:value-type="string">
            <text:p>Phalacrocorax pygmeus</text:p>
          </table:table-cell>
          <table:table-cell table:style-name="ce22" office:value-type="string">
            <text:p>FIN</text:p>
          </table:table-cell>
        </table:table-row>
        <table:table-row table:style-name="ro22">
          <table:table-cell table:style-name="ce22" office:value-type="string">
            <text:p>Corneille mantelée</text:p>
          </table:table-cell>
          <table:table-cell/>
          <table:table-cell table:style-name="ce22" office:value-type="string">
            <text:p>Corvus cornix</text:p>
          </table:table-cell>
          <table:table-cell table:style-name="ce22" office:value-type="string">
            <text:p>Hooded Crow</text:p>
          </table:table-cell>
          <table:table-cell table:style-name="ce22" office:value-type="string">
            <text:p>PASSERIFORMES: Corvidae</text:p>
          </table:table-cell>
          <table:table-cell table:style-name="ce22" office:value-type="float" office:value="46">
            <text:p>46</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gorge, bout des ailes et queue noirs, nuque, dos et ventre gris-brun clair. Epais bec noir.</text:p>
          </table:table-cell>
          <table:table-cell table:style-name="ce22" office:value-type="string">
            <text:p>Corse, Europe du Nord et de l'Est.</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9">
          <table:table-cell table:style-name="ce22" office:value-type="string">
            <text:p>Corneille noire</text:p>
          </table:table-cell>
          <table:table-cell/>
          <table:table-cell table:style-name="ce22" office:value-type="string">
            <text:p>Corvus corone</text:p>
          </table:table-cell>
          <table:table-cell table:style-name="ce22" office:value-type="string">
            <text:p>Carrion Crow</text:p>
          </table:table-cell>
          <table:table-cell table:style-name="ce22" office:value-type="string">
            <text:p>PASSERIFORMES: Corvidae</text:p>
          </table:table-cell>
          <table:table-cell table:style-name="ce22" office:value-type="float" office:value="47">
            <text:p>47</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Entièrement noire, du bec (épais) aux pattes.</text:p>
          </table:table-cell>
          <table:table-cell table:style-name="ce22" office:value-type="string">
            <text:p>Sédentaire.</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5">
          <table:table-cell table:style-name="ce22" office:value-type="string">
            <text:p>Coucou geai</text:p>
          </table:table-cell>
          <table:table-cell/>
          <table:table-cell table:style-name="ce22" office:value-type="string">
            <text:p>Clamator glandarius</text:p>
          </table:table-cell>
          <table:table-cell table:style-name="ce22" office:value-type="string">
            <text:p>Great Spotted Cuckoo</text:p>
          </table:table-cell>
          <table:table-cell table:style-name="ce22" office:value-type="string">
            <text:p>CUCULIFORMES: Cuculidae</text:p>
          </table:table-cell>
          <table:table-cell table:style-name="ce22" office:value-type="float" office:value="37">
            <text:p>37</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noir</text:p>
          </table:table-cell>
          <table:table-cell/>
          <table:table-cell table:style-name="ce22" office:value-type="string">
            <text:p>Dos brun noir, bout des ailes tacheté de blanc. Calotte grise avec une petite huppe. Gorge et ventre blancs. Longue queue à bout blanc. Bec noir assez épais et légèrement crochu.</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5">
          <table:table-cell table:style-name="ce22" office:value-type="string">
            <text:p>Coucou gris</text:p>
          </table:table-cell>
          <table:table-cell/>
          <table:table-cell table:style-name="ce22" office:value-type="string">
            <text:p>Cuculus canorus</text:p>
          </table:table-cell>
          <table:table-cell table:style-name="ce22" office:value-type="string">
            <text:p>Common Cuckoo</text:p>
          </table:table-cell>
          <table:table-cell table:style-name="ce22" office:value-type="string">
            <text:p>CUCULIFORMES: Cuculidae</text:p>
          </table:table-cell>
          <table:table-cell table:style-name="ce22" office:value-type="float" office:value="33">
            <text:p>33</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gris</text:p>
          </table:table-cell>
          <table:table-cell/>
          <table:table-cell table:style-name="ce22" office:value-type="string">
            <text:p>Dos et tête gris, ventre blanc strié horizontalement de noir. Longue queue mouchetée de blanc. Cercle oculaire jaune. Bec épais et noirâtre. Certaines femelles ont un plumage brun.</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2">
          <table:table-cell table:style-name="ce22" office:value-type="string">
            <text:p>Courlis cendré</text:p>
          </table:table-cell>
          <table:table-cell/>
          <table:table-cell table:style-name="ce22" office:value-type="string">
            <text:p>Numenius arquata</text:p>
          </table:table-cell>
          <table:table-cell table:style-name="ce22" office:value-type="string">
            <text:p>Eurasian Curlew</text:p>
          </table:table-cell>
          <table:table-cell table:style-name="ce22" office:value-type="string">
            <text:p>CHARADRIIFORMES: Scolopacidae</text:p>
          </table:table-cell>
          <table:table-cell table:style-name="ce22" office:value-type="float" office:value="55">
            <text:p>55</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brun</text:p>
          </table:table-cell>
          <table:table-cell/>
          <table:table-cell table:style-name="ce22" office:value-type="string">
            <text:p>Dos brun moucheté de blanc, ventre blanc densément moucheté de brun, pattes grises, long bec fin et courbé, noir avec une base rougeâtr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0">
          <table:table-cell table:style-name="ce22" office:value-type="string">
            <text:p>Courlis corlieu</text:p>
          </table:table-cell>
          <table:table-cell/>
          <table:table-cell table:style-name="ce22" office:value-type="string">
            <text:p>Numenius phaeopus</text:p>
          </table:table-cell>
          <table:table-cell table:style-name="ce22" office:value-type="string">
            <text:p>Whimbrel</text:p>
          </table:table-cell>
          <table:table-cell table:style-name="ce22" office:value-type="string">
            <text:p>CHARADRIIFORMES: Scolopac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style-name="ce22" office:value-type="string">
            <text:p>rouge/orange</text:p>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blanc, ventre blanc densément moucheté de brun, pattes grises, long bec fin et courbé, noir avec une base rougeâtre. Il est plus petit que le courlis cendré et s'en distingue par des sourcils blancs, et une calotte sombre marquée d'une bande crème. Le bec est également plus rectiligne à la base, ne s'incurvant que vers le bout.</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21">
          <table:table-cell table:style-name="ce22" office:value-type="string">
            <text:p>Courvite isabelle</text:p>
          </table:table-cell>
          <table:table-cell/>
          <table:table-cell table:style-name="ce22" office:value-type="string">
            <text:p>Cursorius cursor</text:p>
          </table:table-cell>
          <table:table-cell table:style-name="ce22" office:value-type="string">
            <text:p>Cream-colored Courser</text:p>
          </table:table-cell>
          <table:table-cell table:style-name="ce22" office:value-type="string">
            <text:p>CHARADRIIFORMES: Glareolidae</text:p>
          </table:table-cell>
          <table:table-cell table:style-name="ce22" office:value-type="float" office:value="22">
            <text:p>22</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noir</text:p>
          </table:table-cell>
          <table:table-cell table:style-name="ce22" office:value-type="string">
            <text:p>Dos brun, ventre blanc. Tête brune, à l'exception du tache grise à l'arrière du crane. Fin trait noir sur l'oeil, surmonté d'un sourcil blanc, qui s'étendent jusqu'à la nuque. Longues pattes grisâtres, bec noir courbé. Dessous des ailes noir.</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0">
          <table:table-cell table:style-name="ce22" office:value-type="string">
            <text:p>Crabier chevelu</text:p>
          </table:table-cell>
          <table:table-cell table:style-name="ce22" office:value-type="string">
            <text:p>Héron crabier</text:p>
          </table:table-cell>
          <table:table-cell table:style-name="ce22" office:value-type="string">
            <text:p>Ardeola ralloides</text:p>
          </table:table-cell>
          <table:table-cell table:style-name="ce22" office:value-type="string">
            <text:p>Squacco Heron</text:p>
          </table:table-cell>
          <table:table-cell table:style-name="ce22" office:value-type="string">
            <text:p>PELECANIFORMES: Ardeidae</text:p>
          </table:table-cell>
          <table:table-cell table:style-name="ce22" office:value-type="float" office:value="44">
            <text:p>44</text:p>
          </table:table-cell>
          <table:table-cell table:style-name="ce22" office:value-type="string">
            <text:p>Grands échassier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brun roux, tête couverte de stries noires, qui s'étendent parfois au cou (long lorsqu'il est déployé), gorge roussâtre . Ventre blanc coupé par une ligne verticale brune. Longues aigrettes blanches et noires derrière la tête. Ailes blanches (en vol). Bec long épais et noirâtre, qui vire au bleu en période nuptiale. Pattes verdâtres à orangé.</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Crave à bec rouge</text:p>
          </table:table-cell>
          <table:table-cell/>
          <table:table-cell table:style-name="ce22" office:value-type="string">
            <text:p>Pyrrhocorax pyrrhocorax</text:p>
          </table:table-cell>
          <table:table-cell table:style-name="ce22" office:value-type="string">
            <text:p>Red-billed Chough</text:p>
          </table:table-cell>
          <table:table-cell table:style-name="ce22" office:value-type="string">
            <text:p>PASSERIFORMES: Corvidae</text:p>
          </table:table-cell>
          <table:table-cell table:style-name="ce22" office:value-type="float" office:value="39">
            <text:p>39</text:p>
          </table:table-cell>
          <table:table-cell table:style-name="ce22" office:value-type="string">
            <text:p>Corvidés</text:p>
          </table:table-cell>
          <table:table-cell/>
          <table:table-cell table:style-name="ce22" office:value-type="string">
            <text:p>courbé</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noir</text:p>
          </table:table-cell>
          <table:table-cell/>
          <table:table-cell table:style-name="ce22" office:value-type="string">
            <text:p>Tout noir, à l'exception du bec et des pattes rouges. Le bec est courbé. Le jeune a le bec jaune.</text:p>
          </table:table-cell>
          <table:table-cell table:style-name="ce22" office:value-type="string">
            <text:p>Sédentaire. Vit en haute montagne ou sur les côtes rocheuses.</text:p>
          </table:table-cell>
          <table:table-cell table:style-name="ce22" office:value-type="string">
            <text:p>Montagnes et roches</text:p>
          </table:table-cell>
          <table:table-cell table:style-name="ce22" office:value-type="string">
            <text:p>Littoral</text:p>
          </table:table-cell>
          <table:table-cell table:style-name="ce22"/>
          <table:table-cell table:style-name="ce22" office:value-type="string">
            <text:p>FIN</text:p>
          </table:table-cell>
        </table:table-row>
        <table:table-row table:style-name="ro28">
          <table:table-cell table:style-name="ce22" office:value-type="string">
            <text:p>Cygne chanteur</text:p>
          </table:table-cell>
          <table:table-cell/>
          <table:table-cell table:style-name="ce22" office:value-type="string">
            <text:p>Cygnus cygnus</text:p>
          </table:table-cell>
          <table:table-cell table:style-name="ce22" office:value-type="string">
            <text:p>Whooper Swan</text:p>
          </table:table-cell>
          <table:table-cell table:style-name="ce22" office:value-type="string">
            <text:p>ANSERIFORMES: Anatidae</text:p>
          </table:table-cell>
          <table:table-cell table:style-name="ce22" office:value-type="float" office:value="152">
            <text:p>15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bec jaune à la base et noir au bou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Cygne siffleur</text:p>
          </table:table-cell>
          <table:table-cell table:style-name="ce22" office:value-type="string">
            <text:p>Cygne de Bewick</text:p>
          </table:table-cell>
          <table:table-cell table:style-name="ce22" office:value-type="string">
            <text:p>Cygnus columbianus</text:p>
          </table:table-cell>
          <table:table-cell table:style-name="ce22" office:value-type="string">
            <text:p>Tundra Swan</text:p>
          </table:table-cell>
          <table:table-cell table:style-name="ce22" office:value-type="string">
            <text:p>ANSERIFORMES: Anatidae</text:p>
          </table:table-cell>
          <table:table-cell table:style-name="ce22" office:value-type="float" office:value="122">
            <text:p>12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bec jaune à la base et noir au bout. La partie jaune est plus réduite que chez le cygne chanteu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5">
          <table:table-cell table:style-name="ce22" office:value-type="string">
            <text:p>Cygne tuberculé</text:p>
          </table:table-cell>
          <table:table-cell table:style-name="ce22" office:value-type="string">
            <text:p>Cygne muet</text:p>
          </table:table-cell>
          <table:table-cell table:style-name="ce22" office:value-type="string">
            <text:p>Cygnus olor</text:p>
          </table:table-cell>
          <table:table-cell table:style-name="ce22" office:value-type="string">
            <text:p>Mute Swan</text:p>
          </table:table-cell>
          <table:table-cell table:style-name="ce22" office:value-type="string">
            <text:p>ANSERIFORMES: Anatidae</text:p>
          </table:table-cell>
          <table:table-cell table:style-name="ce22" office:value-type="float" office:value="152">
            <text:p>15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Renflement noir au-dessus du bec orang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28">
          <table:table-cell table:style-name="ce22" office:value-type="string">
            <text:p>Durbec des sapins</text:p>
          </table:table-cell>
          <table:table-cell/>
          <table:table-cell table:style-name="ce22" office:value-type="string">
            <text:p>Pinicola enucleator</text:p>
          </table:table-cell>
          <table:table-cell table:style-name="ce22" office:value-type="string">
            <text:p>Pine Grosbeak</text:p>
          </table:table-cell>
          <table:table-cell table:style-name="ce22" office:value-type="string">
            <text:p>PASSERIFORMES: Fring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Ailes et queue noires. La femelle est jaune.</text:p>
          </table:table-cell>
          <table:table-cell table:style-name="ce22" office:value-type="string">
            <text:p>Présent uniquement en Scandinavie. </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4">
          <table:table-cell table:style-name="ce22" office:value-type="string">
            <text:p>Échasse blanche</text:p>
          </table:table-cell>
          <table:table-cell/>
          <table:table-cell table:style-name="ce22" office:value-type="string">
            <text:p>Himantopus himantopus</text:p>
          </table:table-cell>
          <table:table-cell table:style-name="ce22" office:value-type="string">
            <text:p>Black-winged Stilt</text:p>
          </table:table-cell>
          <table:table-cell table:style-name="ce22" office:value-type="string">
            <text:p>CHARADRIIFORMES: Recurvirostridae</text:p>
          </table:table-cell>
          <table:table-cell table:style-name="ce22" office:value-type="float" office:value="38">
            <text:p>3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Ailes noires. Marque noire sur la nuque. Calotte noire plus ou moins marquée (parfois absent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9">
          <table:table-cell table:style-name="ce22" office:value-type="string">
            <text:p>Effraie des clochers</text:p>
          </table:table-cell>
          <table:table-cell table:style-name="ce22" office:value-type="string">
            <text:p>Chouette effraie</text:p>
          </table:table-cell>
          <table:table-cell table:style-name="ce22" office:value-type="string">
            <text:p>Tyto alba</text:p>
          </table:table-cell>
          <table:table-cell table:style-name="ce22" office:value-type="string">
            <text:p>Barn Owl</text:p>
          </table:table-cell>
          <table:table-cell table:style-name="ce22" office:value-type="string">
            <text:p>STRIGIFORMES: Tytonidae</text:p>
          </table:table-cell>
          <table:table-cell table:style-name="ce22" office:value-type="float" office:value="34">
            <text:p>34</text:p>
          </table:table-cell>
          <table:table-cell table:style-name="ce22" office:value-type="string">
            <text:p>Chouettes, hiboux</text:p>
          </table:table-cell>
          <table:table-cell/>
          <table:table-cell table:style-name="ce22" office:value-type="string">
            <text:p>crochu</text:p>
          </table:table-cell>
          <table:table-cell table:number-columns-repeated="2"/>
          <table:table-cell table:style-name="ce22" office:value-type="string">
            <text:p>blanc</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Face, cou et ventre blancs. Dos brun mêlé de gris, moucheté de blanc et de noir. Disque facial blanc, très marqué, bordé de brun. Quelques plumes brunes autour des yeux noirs. Bec blanchâtre.</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9">
          <table:table-cell table:style-name="ce22" office:value-type="string">
            <text:p>Eider à duvet</text:p>
          </table:table-cell>
          <table:table-cell/>
          <table:table-cell table:style-name="ce22" office:value-type="string">
            <text:p>Somateria mollissima</text:p>
          </table:table-cell>
          <table:table-cell table:style-name="ce22" office:value-type="string">
            <text:p>Common Eider</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4"/>
          <table:table-cell table:style-name="ce22" office:value-type="string">
            <text:p>blanc</text:p>
          </table:table-cell>
          <table:table-cell/>
          <table:table-cell table:style-name="ce22" office:value-type="string">
            <text:p>Corps blanc. Flancs et croupion noirs. Tête blanche avec une calotte noire et une nuque verdâtre. Front dans l'alignement du bec jaunâtre. La femelle est entièrement brune. Canard marin.</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9">
          <table:table-cell table:style-name="ce22" office:value-type="string">
            <text:p>Eider à tête grise</text:p>
          </table:table-cell>
          <table:table-cell/>
          <table:table-cell table:style-name="ce22" office:value-type="string">
            <text:p>Somateria spectabilis</text:p>
          </table:table-cell>
          <table:table-cell table:style-name="ce22" office:value-type="string">
            <text:p>King Eider</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number-columns-repeated="4"/>
          <table:table-cell table:style-name="ce22" office:value-type="string">
            <text:p>noir</text:p>
          </table:table-cell>
          <table:table-cell/>
          <table:table-cell table:style-name="ce22" office:value-type="string">
            <text:p>Tête grise aplatie. Joues verdâtres. Gorge brune. Dos, flancs et croupion noirs avec quelques marques blanches. Bec orange surmonté d'une excroissance jaune et noire. La femelle est entièrement brun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Eider de Steller</text:p>
          </table:table-cell>
          <table:table-cell/>
          <table:table-cell table:style-name="ce22" office:value-type="string">
            <text:p>Polysticta stelleri</text:p>
          </table:table-cell>
          <table:table-cell table:style-name="ce22" office:value-type="string">
            <text:p>Steller's Eider</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table-cell table:style-name="ce22" office:value-type="string">
            <text:p>Tête blanche avec une marque verdâtre sur la nuque et au-dessus du bec. Collier noir. Flancs brunâtres marqués d'un point noir. Dos noir rayé de blanc. Croupion noir.</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9">
          <table:table-cell table:style-name="ce22" office:value-type="string">
            <text:p>Élanion blanc</text:p>
          </table:table-cell>
          <table:table-cell/>
          <table:table-cell table:style-name="ce22" office:value-type="string">
            <text:p>Elanus caeruleus</text:p>
          </table:table-cell>
          <table:table-cell table:style-name="ce22" office:value-type="string">
            <text:p>Black-shouldered Kite</text:p>
          </table:table-cell>
          <table:table-cell table:style-name="ce22" office:value-type="string">
            <text:p>ACCIPITRIFORMES: Accipitridae</text:p>
          </table:table-cell>
          <table:table-cell table:style-name="ce22" office:value-type="float" office:value="33">
            <text:p>33</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Doss gris avec une tache noire sur l'épaule. Ailes grises à bout noir. Tête blanche avec des yeux rouges. Petit bec crochu et noir. Ventre blanc.</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8">
          <table:table-cell table:style-name="ce22" office:value-type="string">
            <text:p>Engoulevent à collier roux</text:p>
          </table:table-cell>
          <table:table-cell/>
          <table:table-cell table:style-name="ce22" office:value-type="string">
            <text:p>Caprimulgus ruficollis</text:p>
          </table:table-cell>
          <table:table-cell table:style-name="ce22" office:value-type="string">
            <text:p>Red-necked Nightjar</text:p>
          </table:table-cell>
          <table:table-cell table:style-name="ce22" office:value-type="string">
            <text:p>CAPRIMULGIFORMES: Caprimulgidae</text:p>
          </table:table-cell>
          <table:table-cell table:style-name="ce22" office:value-type="float" office:value="26">
            <text:p>26</text:p>
          </table:table-cell>
          <table:table-cell table:style-name="ce22" office:value-type="string">
            <text:p>Autr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brun</text:p>
          </table:table-cell>
          <table:table-cell/>
          <table:table-cell table:style-name="ce22" office:value-type="string">
            <text:p>Plumage couleur écorce d'arbre, brun sombre. Léger collier roux plus ou moins visible. Petit bec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8">
          <table:table-cell table:style-name="ce22" office:value-type="string">
            <text:p>Engoulevent d'Europe</text:p>
          </table:table-cell>
          <table:table-cell/>
          <table:table-cell table:style-name="ce22" office:value-type="string">
            <text:p>Caprimulgus europaeus</text:p>
          </table:table-cell>
          <table:table-cell table:style-name="ce22" office:value-type="string">
            <text:p>European Nightjar</text:p>
          </table:table-cell>
          <table:table-cell table:style-name="ce22" office:value-type="string">
            <text:p>CAPRIMULGIFORMES: Caprimulgidae</text:p>
          </table:table-cell>
          <table:table-cell table:style-name="ce22" office:value-type="float" office:value="26">
            <text:p>26</text:p>
          </table:table-cell>
          <table:table-cell table:style-name="ce22" office:value-type="string">
            <text:p>Autr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brun</text:p>
          </table:table-cell>
          <table:table-cell/>
          <table:table-cell table:style-name="ce22" office:value-type="string">
            <text:p>Plumage couleur écorce d'arbre, brun sombre. Léger collier roux plus ou moins visible. Petit bec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5">
          <table:table-cell table:style-name="ce22" office:value-type="string">
            <text:p>Épervier à pieds courts</text:p>
          </table:table-cell>
          <table:table-cell/>
          <table:table-cell table:style-name="ce22" office:value-type="string">
            <text:p>Accipiter brevipes</text:p>
          </table:table-cell>
          <table:table-cell table:style-name="ce22" office:value-type="string">
            <text:p>Levant Sparrowhawk</text:p>
          </table:table-cell>
          <table:table-cell table:style-name="ce22" office:value-type="string">
            <text:p>ACCIPITRIFORMES: Accipitridae</text:p>
          </table:table-cell>
          <table:table-cell table:style-name="ce22" office:value-type="float" office:value="35">
            <text:p>3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Ventre blanc barré horizontalement de brun. La femelle a la dos un peu plus brun que le mâle et son ventre est plus moucheté. Bec crochu et noir, à base jaune. Pattes jaun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9">
          <table:table-cell table:style-name="ce22" office:value-type="string">
            <text:p>Épervier d'Europe</text:p>
          </table:table-cell>
          <table:table-cell/>
          <table:table-cell table:style-name="ce22" office:value-type="string">
            <text:p>Accipiter nisus</text:p>
          </table:table-cell>
          <table:table-cell table:style-name="ce22" office:value-type="string">
            <text:p>Eurasian Sparrowhawk</text:p>
          </table:table-cell>
          <table:table-cell table:style-name="ce22" office:value-type="string">
            <text:p>ACCIPITRIFORMES: Accipitr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Dos et tête gris ardoise. Ventre blanc barré de roux. Plumes rousses sous le bec et sur les flancs. Bec crochu noir à base jaune. Oeil orange, pattes jaunes. La femelle est plus grosse que le mâle.</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2">
          <table:table-cell table:style-name="ce22" office:value-type="string">
            <text:p>Érismature à tête blanche</text:p>
          </table:table-cell>
          <table:table-cell/>
          <table:table-cell table:style-name="ce22" office:value-type="string">
            <text:p>Oxyura leucocephala</text:p>
          </table:table-cell>
          <table:table-cell table:style-name="ce22" office:value-type="string">
            <text:p>White-headed Duck</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bleu</text:p>
          </table:table-cell>
          <table:table-cell table:number-columns-repeated="4"/>
          <table:table-cell table:style-name="ce22" office:value-type="string">
            <text:p>rouge/orange</text:p>
          </table:table-cell>
          <table:table-cell table:style-name="ce22" office:value-type="string">
            <text:p>blanc</text:p>
          </table:table-cell>
          <table:table-cell table:style-name="ce22" office:value-type="string">
            <text:p>Tête blanche avec une tache noire sur le dessus. Cou noir, dos brun, queue noire. Bec enflé à la base, bleu en plumage nuptial.</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Érismature rousse</text:p>
          </table:table-cell>
          <table:table-cell/>
          <table:table-cell table:style-name="ce22" office:value-type="string">
            <text:p>Oxyura jamaicensis</text:p>
          </table:table-cell>
          <table:table-cell table:style-name="ce22" office:value-type="string">
            <text:p>Ruddy Duck</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bleu</text:p>
          </table:table-cell>
          <table:table-cell table:number-columns-repeated="4"/>
          <table:table-cell table:style-name="ce22" office:value-type="string">
            <text:p>rouge/orange</text:p>
          </table:table-cell>
          <table:table-cell table:style-name="ce22" office:value-type="string">
            <text:p>noir</text:p>
          </table:table-cell>
          <table:table-cell table:style-name="ce22" office:value-type="string">
            <text:p>Tête noire. Joues blanche. Cou et dos roux. Queue noire, bec enflé à la base, bleu en plumage nuptial.</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
          <table:table-cell table:style-name="ce22" office:value-type="string">
            <text:p>Étourneau roselin</text:p>
          </table:table-cell>
          <table:table-cell/>
          <table:table-cell table:style-name="ce22" office:value-type="string">
            <text:p>Pastor roseus</text:p>
          </table:table-cell>
          <table:table-cell table:style-name="ce22" office:value-type="string">
            <text:p>Rosy Starling</text:p>
          </table:table-cell>
          <table:table-cell table:style-name="ce22" office:value-type="string">
            <text:p>PASSERIFORMES: Sturnidae</text:p>
          </table:table-cell>
          <table:table-cell table:style-name="ce22" office:value-type="float" office:value="22">
            <text:p>22</text:p>
          </table:table-cell>
          <table:table-cell table:style-name="ce22" office:value-type="string">
            <text:p>Passereaux</text:p>
          </table:table-cell>
          <table:table-cell/>
          <table:table-cell table:style-name="ce22" office:value-type="string">
            <text:p>autres becs droits</text:p>
          </table:table-cell>
          <table:table-cell table:number-columns-repeated="5"/>
          <table:table-cell table:style-name="ce22" office:value-type="string">
            <text:p>noir</text:p>
          </table:table-cell>
          <table:table-cell/>
          <table:table-cell table:style-name="ce22" office:value-type="string">
            <text:p>Dos et ventre brun rosé. Tête, ailes et queue noires. Bec et pattes roses.</text:p>
          </table:table-cell>
          <table:table-cell/>
          <table:table-cell table:style-name="ce22" office:value-type="string">
            <text:p>Champs et bocages</text:p>
          </table:table-cell>
          <table:table-cell table:style-name="ce22" office:value-type="string">
            <text:p>Milieu sec ou désertique</text:p>
          </table:table-cell>
          <table:table-cell table:style-name="ce22" office:value-type="string">
            <text:p>Sturnus roseus</text:p>
          </table:table-cell>
          <table:table-cell table:style-name="ce22" office:value-type="string">
            <text:p>FIN</text:p>
          </table:table-cell>
        </table:table-row>
        <table:table-row table:style-name="ro30">
          <table:table-cell table:style-name="ce22" office:value-type="string">
            <text:p>Étourneau sansonnet</text:p>
          </table:table-cell>
          <table:table-cell/>
          <table:table-cell table:style-name="ce22" office:value-type="string">
            <text:p>Sturnus vulgaris</text:p>
          </table:table-cell>
          <table:table-cell table:style-name="ce22" office:value-type="string">
            <text:p>European Starling</text:p>
          </table:table-cell>
          <table:table-cell table:style-name="ce22" office:value-type="string">
            <text:p>PASSERIFORMES: Sturnidae</text:p>
          </table:table-cell>
          <table:table-cell table:style-name="ce22" office:value-type="float" office:value="22">
            <text:p>22</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se</text:p>
          </table:table-cell>
          <table:table-cell/>
          <table:table-cell table:style-name="ce22" office:value-type="string">
            <text:p>moucheté</text:p>
          </table:table-cell>
          <table:table-cell table:style-name="ce22" office:value-type="string">
            <text:p>noir</text:p>
          </table:table-cell>
          <table:table-cell/>
          <table:table-cell table:style-name="ce22" office:value-type="string">
            <text:p>En plumage nuptial, corps noir avec des reflets violets et bleu vert. Dos et bas ventre moucheté de brun. Bec jaune. En plumage hivernal, globalement plus brun. Ventre et tête densément mouchetés de blanc. Reflets moins visibles, bec noir. Dans les deux cas, les pattes sont rose.</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28">
          <table:table-cell table:style-name="ce22" office:value-type="string">
            <text:p>Étourneau unicolore</text:p>
          </table:table-cell>
          <table:table-cell/>
          <table:table-cell table:style-name="ce22" office:value-type="string">
            <text:p>Sturnus unicolor</text:p>
          </table:table-cell>
          <table:table-cell table:style-name="ce22" office:value-type="string">
            <text:p>Spotless Starling</text:p>
          </table:table-cell>
          <table:table-cell table:style-name="ce22" office:value-type="string">
            <text:p>PASSERIFORMES: Sturn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noir</text:p>
          </table:table-cell>
          <table:table-cell/>
          <table:table-cell table:style-name="ce22" office:value-type="string">
            <text:p>Intégralement noir. Bec jaune, parfois noirâtre.</text:p>
          </table:table-cell>
          <table:table-cell table:style-name="ce22" office:value-type="string">
            <text:p>Présent en Corse et en Espagne.</text:p>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15">
          <table:table-cell table:style-name="ce22" office:value-type="string">
            <text:p>Faisan de Colchide</text:p>
          </table:table-cell>
          <table:table-cell/>
          <table:table-cell table:style-name="ce22" office:value-type="string">
            <text:p>Phasianus colchicus</text:p>
          </table:table-cell>
          <table:table-cell table:style-name="ce22" office:value-type="string">
            <text:p>Ring-necked Pheasant</text:p>
          </table:table-cell>
          <table:table-cell table:style-name="ce22" office:value-type="string">
            <text:p>GALLIFORMES: Phasianidae</text:p>
          </table:table-cell>
          <table:table-cell table:style-name="ce22" office:value-type="float" office:value="82">
            <text:p>82</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rouge/orange</text:p>
          </table:table-cell>
          <table:table-cell table:style-name="ce22" office:value-type="string">
            <text:p>vert</text:p>
          </table:table-cell>
          <table:table-cell table:style-name="ce22" office:value-type="string">
            <text:p>Tête bleu vert, barbe rouge autour de l'oeil. Collier blanc. Corps brun avec des taches couleur crème sur le dos et noires sur le ventre. Longue queue. Bec blanchâtr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21">
          <table:table-cell table:style-name="ce22" office:value-type="string">
            <text:p>Faisan de Lady Amherst</text:p>
          </table:table-cell>
          <table:table-cell/>
          <table:table-cell table:style-name="ce22" office:value-type="string">
            <text:p>Chrysolophus amherstiae</text:p>
          </table:table-cell>
          <table:table-cell table:style-name="ce22" office:value-type="string">
            <text:p>Lady Amherst's Pheasant</text:p>
          </table:table-cell>
          <table:table-cell table:style-name="ce22" office:value-type="string">
            <text:p>GALLIFORMES: Phasianidae</text:p>
          </table:table-cell>
          <table:table-cell table:style-name="ce22" office:value-type="float" office:value="90">
            <text:p>90</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number-columns-repeated="2"/>
          <table:table-cell table:style-name="ce22" office:value-type="string">
            <text:p>Gorge verte. Ventre blanc. Ailes partiellement bleu-vert. Tache rouge sur la tête. Croupion jaune et rouge. Plumage à écailles blanc/vert/bleu. Queue très longue. Bec grisâtre. Espèce introduite en Grande-Bretagn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
          <table:table-cell table:style-name="ce22" office:value-type="string">
            <text:p>Faisan doré</text:p>
          </table:table-cell>
          <table:table-cell/>
          <table:table-cell table:style-name="ce22" office:value-type="string">
            <text:p>Chrysolophus pictus</text:p>
          </table:table-cell>
          <table:table-cell table:style-name="ce22" office:value-type="string">
            <text:p>Golden Pheasant</text:p>
          </table:table-cell>
          <table:table-cell table:style-name="ce22" office:value-type="string">
            <text:p>GALLIFORMES: Phasianidae</text:p>
          </table:table-cell>
          <table:table-cell table:style-name="ce22" office:value-type="float" office:value="90">
            <text:p>90</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jaune</text:p>
          </table:table-cell>
          <table:table-cell/>
          <table:table-cell table:style-name="ce22" office:value-type="string">
            <text:p>queue longue</text:p>
          </table:table-cell>
          <table:table-cell table:style-name="ce22" office:value-type="string">
            <text:p>rouge/orange</text:p>
          </table:table-cell>
          <table:table-cell table:style-name="ce22" office:value-type="string">
            <text:p>jaune</text:p>
          </table:table-cell>
          <table:table-cell table:style-name="ce22" office:value-type="string">
            <text:p>Calotte et croupion jaune. Ventre rouge. Plumes vertes sur le dos. Plumes rouges et bleues sur les flancs. Nuque orange strié de noir. Très longue queue noire et brune. Espèce introduite en Grande-Bretagn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3">
          <table:table-cell table:style-name="ce22" office:value-type="string">
            <text:p>Faucon crécerelle</text:p>
          </table:table-cell>
          <table:table-cell/>
          <table:table-cell table:style-name="ce22" office:value-type="string">
            <text:p>Falco tinnunculus</text:p>
          </table:table-cell>
          <table:table-cell table:style-name="ce22" office:value-type="string">
            <text:p>Common Kestrel</text:p>
          </table:table-cell>
          <table:table-cell table:style-name="ce22" office:value-type="string">
            <text:p>FALCONIFORMES: Falcon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roux tacheté de noir. Ventre clair moucheté. Queue grise finie par un bandeau noir. Tête grise. Bec crochu noir à base jaune. Pattes jaunes.</text:p>
          </table:table-cell>
          <table:table-cell table:style-name="ce22" office:value-type="string">
            <text:p>C'est le seul petit rapace à faire régulièrement du vol stationnaire. Commun dans toute l'Europe. </text:p>
          </table:table-cell>
          <table:table-cell table:style-name="ce22" office:value-type="string">
            <text:p>Champs et bocag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2">
          <table:table-cell table:style-name="ce22" office:value-type="string">
            <text:p>Faucon crécerellette</text:p>
          </table:table-cell>
          <table:table-cell/>
          <table:table-cell table:style-name="ce22" office:value-type="string">
            <text:p>Falco naumanni</text:p>
          </table:table-cell>
          <table:table-cell table:style-name="ce22" office:value-type="string">
            <text:p>Lesser Kestrel</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gris</text:p>
          </table:table-cell>
          <table:table-cell table:style-name="ce22" office:value-type="string">
            <text:p>Dos roux. Ailes grises à bout noir. Ventre roux plus pâle. Tête et queue grises. Bout de la queue noir. Bec crochu noir à base jaune. Pattes jaunes.</text:p>
          </table:table-cell>
          <table:table-cell table:style-name="ce22" office:value-type="string">
            <text:p>Présent dans le bassin méditerranéen.</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5">
          <table:table-cell table:style-name="ce22" office:value-type="string">
            <text:p>Faucon d'Éléonore</text:p>
          </table:table-cell>
          <table:table-cell/>
          <table:table-cell table:style-name="ce22" office:value-type="string">
            <text:p>Falco eleonorae</text:p>
          </table:table-cell>
          <table:table-cell table:style-name="ce22" office:value-type="string">
            <text:p>Eleonora's Falcon</text:p>
          </table:table-cell>
          <table:table-cell table:style-name="ce22" office:value-type="string">
            <text:p>FALCONIFORMES: Falconidae</text:p>
          </table:table-cell>
          <table:table-cell table:style-name="ce22" office:value-type="float" office:value="38">
            <text:p>38</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noir</text:p>
          </table:table-cell>
          <table:table-cell/>
          <table:table-cell table:style-name="ce22" office:value-type="string">
            <text:p>Adultes foncés sont entièrement noirs. Les adultes clairs ont le dos brun/noir, le dessous roux tacheté de noir, les joues blanches. Bec crochu noir et pattes jaunes.</text:p>
          </table:table-cell>
          <table:table-cell table:style-name="ce22" office:value-type="string">
            <text:p>Vit dans des îlots rocheux de la Méditerranée.</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1">
          <table:table-cell table:style-name="ce22" office:value-type="string">
            <text:p>Faucon émerillon</text:p>
          </table:table-cell>
          <table:table-cell/>
          <table:table-cell table:style-name="ce22" office:value-type="string">
            <text:p>Falco columbarius</text:p>
          </table:table-cell>
          <table:table-cell table:style-name="ce22" office:value-type="string">
            <text:p>Merlin</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dessous et nuque roux tachetés de noir. Chez la femelle, dos brun. Dessous blanc moucheté. Dans les deux cas, bec crochu noir et pattes jaunes. La queue de la femelle est barrée de blanc.</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9">
          <table:table-cell table:style-name="ce22" office:value-type="string">
            <text:p>Faucon gerfaut</text:p>
          </table:table-cell>
          <table:table-cell/>
          <table:table-cell table:style-name="ce22" office:value-type="string">
            <text:p>Falco rusticolus</text:p>
          </table:table-cell>
          <table:table-cell table:style-name="ce22" office:value-type="string">
            <text:p>Gyrfalcon</text:p>
          </table:table-cell>
          <table:table-cell table:style-name="ce22" office:value-type="string">
            <text:p>FALCONIFORMES: Falconidae</text:p>
          </table:table-cell>
          <table:table-cell table:style-name="ce22" office:value-type="float" office:value="54">
            <text:p>5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4"/>
          <table:table-cell table:style-name="ce22" office:value-type="string">
            <text:p>Dos gris aux plumes bordées de blanc. Dessous blanc moucheté. Bec crochu noirâtre. Pattes blanches. La coloration grise du dos peut être peu marquée.</text:p>
          </table:table-cell>
          <table:table-cell table:style-name="ce22" office:value-type="string">
            <text:p>Europe du Nord.</text:p>
          </table:table-cell>
          <table:table-cell table:style-name="ce22" office:value-type="string">
            <text:p>Toundra</text:p>
          </table:table-cell>
          <table:table-cell table:number-columns-repeated="2"/>
          <table:table-cell table:style-name="ce22" office:value-type="string">
            <text:p>FIN</text:p>
          </table:table-cell>
        </table:table-row>
        <table:table-row table:style-name="ro19">
          <table:table-cell table:style-name="ce22" office:value-type="string">
            <text:p>Faucon hobereau</text:p>
          </table:table-cell>
          <table:table-cell/>
          <table:table-cell table:style-name="ce22" office:value-type="string">
            <text:p>Falco subbuteo</text:p>
          </table:table-cell>
          <table:table-cell table:style-name="ce22" office:value-type="string">
            <text:p>Eurasian Hobby</text:p>
          </table:table-cell>
          <table:table-cell table:style-name="ce22" office:value-type="string">
            <text:p>FALCONIFORMES: Falcon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table-cell table:style-name="ce22" office:value-type="string">
            <text:p>moucheté</text:p>
          </table:table-cell>
          <table:table-cell table:style-name="ce22" office:value-type="string">
            <text:p>noir</text:p>
          </table:table-cell>
          <table:table-cell table:style-name="ce22" office:value-type="string">
            <text:p>rouge/orange</text:p>
          </table:table-cell>
          <table:table-cell table:style-name="ce22" office:value-type="string">
            <text:p>Tache blanche au niveau du cou. Roux au niveau des pattes et sous la queue chez le mâle. Ventre moucheté. Dos gris. Bec crochu noir à base jaune. Pattes jaunes. Tour des yeux et moustache noirs.</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
          <table:table-cell table:style-name="ce22" office:value-type="string">
            <text:p>Faucon kobez</text:p>
          </table:table-cell>
          <table:table-cell/>
          <table:table-cell table:style-name="ce22" office:value-type="string">
            <text:p>Falco vespertinus</text:p>
          </table:table-cell>
          <table:table-cell table:style-name="ce22" office:value-type="string">
            <text:p>Red-footed Falcon</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rouge/orange</text:p>
          </table:table-cell>
          <table:table-cell table:style-name="ce22" office:value-type="string">
            <text:p>noir</text:p>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Mâle gris sombre exceptée une partie rousse autour des pattes. Ventre de la femelle roux pâle. Chez la femelle, le dessous de la queue est rayé noir et blanc. Les pattes sont orange, et le bec orange avec le bout noir.</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5">
          <table:table-cell table:style-name="ce22" office:value-type="string">
            <text:p>Faucon lanier</text:p>
          </table:table-cell>
          <table:table-cell/>
          <table:table-cell table:style-name="ce22" office:value-type="string">
            <text:p>Falco biarmicus</text:p>
          </table:table-cell>
          <table:table-cell table:style-name="ce22" office:value-type="string">
            <text:p>Lanner Falcon</text:p>
          </table:table-cell>
          <table:table-cell table:style-name="ce22" office:value-type="string">
            <text:p>FALCONIFORMES: Falconidae</text:p>
          </table:table-cell>
          <table:table-cell table:style-name="ce22" office:value-type="float" office:value="42">
            <text:p>42</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style-name="ce22" office:value-type="string">
            <text:p>rouge/orange</text:p>
          </table:table-cell>
          <table:table-cell table:style-name="ce22" office:value-type="string">
            <text:p>Calotte rousse. Joues blanches. Ventre moucheté. Dos gris brun. Moustaches noires. Dessous de la queue rayé noir et blanc. Pattes jaunes. Bec crochu noir à base jaune.</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4">
          <table:table-cell table:style-name="ce22" office:value-type="string">
            <text:p>Faucon pèlerin</text:p>
          </table:table-cell>
          <table:table-cell/>
          <table:table-cell table:style-name="ce22" office:value-type="string">
            <text:p>Falco peregrinus</text:p>
          </table:table-cell>
          <table:table-cell table:style-name="ce22" office:value-type="string">
            <text:p>Peregrine Falcon</text:p>
          </table:table-cell>
          <table:table-cell table:style-name="ce22" office:value-type="string">
            <text:p>FALCONIFORMES: Falconidae</text:p>
          </table:table-cell>
          <table:table-cell table:style-name="ce22" office:value-type="float" office:value="43">
            <text:p>43</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Dos gris. Ventre blanc strié de noir. Larges moustaches noires. Pattes jaunes. Bec noir à base jaune.</text:p>
          </table:table-cell>
          <table:table-cell/>
          <table:table-cell table:style-name="ce22" office:value-type="string">
            <text:p>Champs et bocag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4">
          <table:table-cell table:style-name="ce22" office:value-type="string">
            <text:p>Faucon sacre</text:p>
          </table:table-cell>
          <table:table-cell/>
          <table:table-cell table:style-name="ce22" office:value-type="string">
            <text:p>Falco cherrug</text:p>
          </table:table-cell>
          <table:table-cell table:style-name="ce22" office:value-type="string">
            <text:p>Saker Falcon</text:p>
          </table:table-cell>
          <table:table-cell table:style-name="ce22" office:value-type="string">
            <text:p>FALCONIFORMES: Falconidae</text:p>
          </table:table-cell>
          <table:table-cell table:style-name="ce22" office:value-type="float" office:value="50">
            <text:p>5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brun. Ventre blanc moucheté de brun. Moustaches noires. Bec noir à base jaune. Pattes jaune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22">
          <table:table-cell table:style-name="ce22" office:value-type="string">
            <text:p>Fauvette à lunettes</text:p>
          </table:table-cell>
          <table:table-cell/>
          <table:table-cell table:style-name="ce22" office:value-type="string">
            <text:p>Sylvia conspicillata</text:p>
          </table:table-cell>
          <table:table-cell table:style-name="ce22" office:value-type="string">
            <text:p>Spectacled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grise, menton blanc. Ailes légèrement rousses et poitrine rosée. Bec fin noirâtre. Pattes brunes.</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4">
          <table:table-cell table:style-name="ce22" office:value-type="string">
            <text:p>Fauvette à tête noire</text:p>
          </table:table-cell>
          <table:table-cell/>
          <table:table-cell table:style-name="ce22" office:value-type="string">
            <text:p>Sylvia atricapilla</text:p>
          </table:table-cell>
          <table:table-cell table:style-name="ce22" office:value-type="string">
            <text:p>Blackcap</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style-name="ce22" office:value-type="string">
            <text:p>noir</text:p>
          </table:table-cell>
          <table:table-cell table:style-name="ce22" office:value-type="string">
            <text:p>Calotte noire pour le mâle, rousse pour la femelle. Tête et cou gris. Dos gris brun. Pattes et bec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25">
          <table:table-cell table:style-name="ce22" office:value-type="string">
            <text:p>Fauvette babillarde</text:p>
          </table:table-cell>
          <table:table-cell/>
          <table:table-cell table:style-name="ce22" office:value-type="string">
            <text:p>Sylvia curruca</text:p>
          </table:table-cell>
          <table:table-cell table:style-name="ce22" office:value-type="string">
            <text:p>Lesser Whitethroat</text:p>
          </table:table-cell>
          <table:table-cell table:style-name="ce22" office:value-type="string">
            <text:p>PASSERIFORMES: Sylv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Gorge et ventre blanc et tête et gris. Pattes et bec noir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1">
          <table:table-cell table:style-name="ce22" office:value-type="string">
            <text:p>Fauvette de Chypre</text:p>
          </table:table-cell>
          <table:table-cell/>
          <table:table-cell table:style-name="ce22" office:value-type="string">
            <text:p>Sylvia melanothorax</text:p>
          </table:table-cell>
          <table:table-cell table:style-name="ce22" office:value-type="string">
            <text:p>Cyprus Warbler</text:p>
          </table:table-cell>
          <table:table-cell table:style-name="ce22" office:value-type="string">
            <text:p>PASSERIFORMES: Sylv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Tête noire. Poitrine tachetée. Menton blanc. Dos gris. Bec noirâtre.</text:p>
          </table:table-cell>
          <table:table-cell table:style-name="ce22" office:value-type="string">
            <text:p>Essentiellement à Chypre.</text:p>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26">
          <table:table-cell table:style-name="ce22" office:value-type="string">
            <text:p>Fauvette de Rüppell</text:p>
          </table:table-cell>
          <table:table-cell/>
          <table:table-cell table:style-name="ce22" office:value-type="string">
            <text:p>Sylvia rueppelli</text:p>
          </table:table-cell>
          <table:table-cell table:style-name="ce22" office:value-type="string">
            <text:p>Rueppell's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Calotte et gorge noires, joue et nuque grises, moustache blanche, oeil orangé. Dos gris avec quelques plumes noires sur les ailes. Pattes oranges, bec noirâtre. Les zones noires chez le mâle sont mouchetées chez la femelle.</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1">
          <table:table-cell table:style-name="ce22" office:value-type="string">
            <text:p>Fauvette des jardins</text:p>
          </table:table-cell>
          <table:table-cell/>
          <table:table-cell table:style-name="ce22" office:value-type="string">
            <text:p>Sylvia borin</text:p>
          </table:table-cell>
          <table:table-cell table:style-name="ce22" office:value-type="string">
            <text:p>Garden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et dos bruns. Dessous plus pâle. Sourcil pâle peu marqué.</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8">
          <table:table-cell table:style-name="ce22" office:value-type="string">
            <text:p>Fauvette épervière</text:p>
          </table:table-cell>
          <table:table-cell/>
          <table:table-cell table:style-name="ce22" office:value-type="string">
            <text:p>Sylvia nisoria</text:p>
          </table:table-cell>
          <table:table-cell table:style-name="ce22" office:value-type="string">
            <text:p>Barred Warbler</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noire. Gorge et ventre rayés. Dos gris brun.</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2">
          <table:table-cell table:style-name="ce22" office:value-type="string">
            <text:p>Fauvette grisette</text:p>
          </table:table-cell>
          <table:table-cell/>
          <table:table-cell table:style-name="ce22" office:value-type="string">
            <text:p>Sylvia communis</text:p>
          </table:table-cell>
          <table:table-cell table:style-name="ce22" office:value-type="string">
            <text:p>Greater Whitethroat</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gris brun, gorge blanche, tête grise et quelques plumes bordées de roux. Pattes orangées. Bec noir dessus et orangé dessou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7">
          <table:table-cell table:style-name="ce22" office:value-type="string">
            <text:p>Fauvette mélanocéphale</text:p>
          </table:table-cell>
          <table:table-cell/>
          <table:table-cell table:style-name="ce22" office:value-type="string">
            <text:p>Sylvia melanocephala</text:p>
          </table:table-cell>
          <table:table-cell table:style-name="ce22" office:value-type="string">
            <text:p>Sardinian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2"/>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Dos gris. Ventre gris pâle. Calotte et joues noires, oeil cerclé de rouge, gorge blanche. Petit bec fin noir. Pattes orangées.</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31">
          <table:table-cell table:style-name="ce22" office:value-type="string">
            <text:p>Fauvette orphée</text:p>
          </table:table-cell>
          <table:table-cell/>
          <table:table-cell table:style-name="ce22" office:value-type="string">
            <text:p>Sylvia hortensis</text:p>
          </table:table-cell>
          <table:table-cell table:style-name="ce22" office:value-type="string">
            <text:p>Western Orphean Warbler</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Calotte et joues noires. Dos gris. Gorge et ventre blancs. Bec fin, noir.</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8">
          <table:table-cell table:style-name="ce22" office:value-type="string">
            <text:p>Fauvette passerinette</text:p>
          </table:table-cell>
          <table:table-cell/>
          <table:table-cell table:style-name="ce22" office:value-type="string">
            <text:p>Sylvia cantillans</text:p>
          </table:table-cell>
          <table:table-cell table:style-name="ce22" office:value-type="string">
            <text:p>Subalpine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Oeil cerclé de rouge, tête et dos gris, gorge rousse, moustache blanche, ventre pâle. Bec noirâtre. Pattes orangées.</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2">
          <table:table-cell table:style-name="ce22" office:value-type="string">
            <text:p>Fauvette pitchou</text:p>
          </table:table-cell>
          <table:table-cell/>
          <table:table-cell table:style-name="ce22" office:value-type="string">
            <text:p>Sylvia undata</text:p>
          </table:table-cell>
          <table:table-cell table:style-name="ce22" office:value-type="string">
            <text:p>Dartford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Oeil cerclé de rouge. Ventre roux chez le mâle. Tête grise, dos gris-brun. Pas de moustache blanche. Bec noirâtre. Pattes orangées.</text:p>
          </table:table-cell>
          <table:table-cell/>
          <table:table-cell table:style-name="ce22" office:value-type="string">
            <text:p>Milieu méditerranéen</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32">
          <table:table-cell table:style-name="ce22" office:value-type="string">
            <text:p>Fauvette sarde</text:p>
          </table:table-cell>
          <table:table-cell/>
          <table:table-cell table:style-name="ce22" office:value-type="string">
            <text:p>Sylvia sarda</text:p>
          </table:table-cell>
          <table:table-cell table:style-name="ce22" office:value-type="string">
            <text:p>Marmora's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Entièrement grise. Oeil rouge. Bec noirâtre. Pattes orangées.</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2">
          <table:table-cell table:style-name="ce22" office:value-type="string">
            <text:p>Flamant rose</text:p>
          </table:table-cell>
          <table:table-cell/>
          <table:table-cell table:style-name="ce22" office:value-type="string">
            <text:p>Phoenicopterus roseus</text:p>
          </table:table-cell>
          <table:table-cell table:style-name="ce22" office:value-type="string">
            <text:p>Greater Flamingo</text:p>
          </table:table-cell>
          <table:table-cell table:style-name="ce22" office:value-type="string">
            <text:p>PHOENICOPTERIFORMES: Phoenicopteridae</text:p>
          </table:table-cell>
          <table:table-cell table:style-name="ce22" office:value-type="float" office:value="137">
            <text:p>137</text:p>
          </table:table-cell>
          <table:table-cell table:style-name="ce22" office:value-type="string">
            <text:p>Grands échassiers</text:p>
          </table:table-cell>
          <table:table-cell/>
          <table:table-cell table:style-name="ce22" office:value-type="string">
            <text:p>autre</text:p>
          </table:table-cell>
          <table:table-cell table:style-name="ce22" office:value-type="string">
            <text:p>rose</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rose</text:p>
          </table:table-cell>
          <table:table-cell/>
          <table:table-cell table:style-name="ce22" office:value-type="string">
            <text:p>Corps rose pâle. Ailes rose vif et noires. Pattes rose. Bec rose à bout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9">
          <table:table-cell table:style-name="ce22" office:value-type="string">
            <text:p>Fou de Bassan</text:p>
          </table:table-cell>
          <table:table-cell/>
          <table:table-cell table:style-name="ce22" office:value-type="string">
            <text:p>Morus bassanus</text:p>
          </table:table-cell>
          <table:table-cell table:style-name="ce22" office:value-type="string">
            <text:p>Northern Gannet</text:p>
          </table:table-cell>
          <table:table-cell table:style-name="ce22" office:value-type="string">
            <text:p>SULIFORMES: Sulidae</text:p>
          </table:table-cell>
          <table:table-cell table:style-name="ce22" office:value-type="float" office:value="90">
            <text:p>90</text:p>
          </table:table-cell>
          <table:table-cell table:style-name="ce22" office:value-type="string">
            <text:p>Fous, cormorans, pélicans</text:p>
          </table:table-cell>
          <table:table-cell/>
          <table:table-cell table:style-name="ce22" office:value-type="string">
            <text:p>autres becs droits</text:p>
          </table:table-cell>
          <table:table-cell table:number-columns-repeated="2"/>
          <table:table-cell table:style-name="ce22" office:value-type="string">
            <text:p>noir</text:p>
          </table:table-cell>
          <table:table-cell table:number-columns-repeated="2"/>
          <table:table-cell table:style-name="ce22" office:value-type="string">
            <text:p>blanc</text:p>
          </table:table-cell>
          <table:table-cell table:style-name="ce22" office:value-type="string">
            <text:p>rouge/orange</text:p>
          </table:table-cell>
          <table:table-cell table:style-name="ce22" office:value-type="string">
            <text:p>Entièrement blanc à l'exception du bout des ailes noir et de la tête légèrement rousse. Yeux bleus. Juvéniles mouchetés de noir. Bec épais et gris,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3">
          <table:table-cell table:style-name="ce22" office:value-type="string">
            <text:p>Foulque à crête</text:p>
          </table:table-cell>
          <table:table-cell/>
          <table:table-cell table:style-name="ce22" office:value-type="string">
            <text:p>Fulica cristata</text:p>
          </table:table-cell>
          <table:table-cell table:style-name="ce22" office:value-type="string">
            <text:p>Red-knobbed Coot</text:p>
          </table:table-cell>
          <table:table-cell table:style-name="ce22" office:value-type="string">
            <text:p>GRUIFORMES: Rallidae</text:p>
          </table:table-cell>
          <table:table-cell table:style-name="ce22" office:value-type="float" office:value="41">
            <text:p>41</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 avec une tache blanche sur le front. Petite crête rouge. Bec blanc. Oeil rou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1">
          <table:table-cell table:style-name="ce22" office:value-type="string">
            <text:p>Foulque macroule</text:p>
          </table:table-cell>
          <table:table-cell/>
          <table:table-cell table:style-name="ce22" office:value-type="string">
            <text:p>Fulica atra</text:p>
          </table:table-cell>
          <table:table-cell table:style-name="ce22" office:value-type="string">
            <text:p>Eurasian Coot</text:p>
          </table:table-cell>
          <table:table-cell table:style-name="ce22" office:value-type="string">
            <text:p>GRUIFORMES: Rallidae</text:p>
          </table:table-cell>
          <table:table-cell table:style-name="ce22" office:value-type="float" office:value="38">
            <text:p>38</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 avec une tache blanche sur le front. Bec blanc. Oeil rou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Fuligule milouin</text:p>
          </table:table-cell>
          <table:table-cell/>
          <table:table-cell table:style-name="ce22" office:value-type="string">
            <text:p>Aythya ferina</text:p>
          </table:table-cell>
          <table:table-cell table:style-name="ce22" office:value-type="string">
            <text:p>Common Pochard</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run</text:p>
          </table:table-cell>
          <table:table-cell table:style-name="ce22" office:value-type="string">
            <text:p>Dos et flancs gris pâle. Tête brune. Cou et croupion noirs. Femelle entièrement brune. Bec noir avec une tache grise. Oeil rou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Fuligule milouinan</text:p>
          </table:table-cell>
          <table:table-cell/>
          <table:table-cell table:style-name="ce22" office:value-type="string">
            <text:p>Aythya marila</text:p>
          </table:table-cell>
          <table:table-cell table:style-name="ce22" office:value-type="string">
            <text:p>Greater Scaup</text:p>
          </table:table-cell>
          <table:table-cell table:style-name="ce22" office:value-type="string">
            <text:p>ANSERIFORMES: Anatidae</text:p>
          </table:table-cell>
          <table:table-cell table:style-name="ce22" office:value-type="float" office:value="48">
            <text:p>4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Tête et croupion noirs. Dos gris marbré. Flancs blancs. Bec gris. La femelle est d'un brun très sombre. Elle se distingue de la femelle du morillon par une tache blanche à la base du bec. Oeil jaun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Fuligule morillon</text:p>
          </table:table-cell>
          <table:table-cell/>
          <table:table-cell table:style-name="ce22" office:value-type="string">
            <text:p>Aythya fuligula</text:p>
          </table:table-cell>
          <table:table-cell table:style-name="ce22" office:value-type="string">
            <text:p>Tufted Duck</text:p>
          </table:table-cell>
          <table:table-cell table:style-name="ce22" office:value-type="string">
            <text:p>ANSERIFORMES: Anatidae</text:p>
          </table:table-cell>
          <table:table-cell table:style-name="ce22" office:value-type="float" office:value="43">
            <text:p>4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huppe</text:p>
          </table:table-cell>
          <table:table-cell table:style-name="ce22" office:value-type="string">
            <text:p>noir</text:p>
          </table:table-cell>
          <table:table-cell table:style-name="ce22" office:value-type="string">
            <text:p>blanc</text:p>
          </table:table-cell>
          <table:table-cell table:style-name="ce22" office:value-type="string">
            <text:p>Entièrement noir à l'exception des flancs blancs. Petite huppe chez le mâle. La femelle est d'un brun très sombre. Bec gris à bout noir. Oeil jaun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4">
          <table:table-cell table:style-name="ce22" office:value-type="string">
            <text:p>Fuligule nyroca</text:p>
          </table:table-cell>
          <table:table-cell/>
          <table:table-cell table:style-name="ce22" office:value-type="string">
            <text:p>Aythya nyroca</text:p>
          </table:table-cell>
          <table:table-cell table:style-name="ce22" office:value-type="string">
            <text:p>Ferruginous Duck</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et flancs brun roux. Dos plus sombre. Croupion blanc. La femelle est plus terne. Bec gris à bout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33">
          <table:table-cell table:style-name="ce22" office:value-type="string">
            <text:p>Fulmar boréal</text:p>
          </table:table-cell>
          <table:table-cell table:style-name="ce22" office:value-type="string">
            <text:p>Fulmar glacial</text:p>
          </table:table-cell>
          <table:table-cell table:style-name="ce22" office:value-type="string">
            <text:p>Fulmarus glacialis</text:p>
          </table:table-cell>
          <table:table-cell table:style-name="ce22" office:value-type="string">
            <text:p>Northern Fulmar</text:p>
          </table:table-cell>
          <table:table-cell table:style-name="ce22" office:value-type="string">
            <text:p>PROCELLARIIFORMES: Procellariidae</text:p>
          </table:table-cell>
          <table:table-cell table:style-name="ce22" office:value-type="float" office:value="47">
            <text:p>47</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number-columns-repeated="4"/>
          <table:table-cell table:style-name="ce22" office:value-type="string">
            <text:p>gris</text:p>
          </table:table-cell>
          <table:table-cell/>
          <table:table-cell table:style-name="ce22" office:value-type="string">
            <text:p>Tête et ventre blancs. Dos gris. Bec jaunâtr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8">
          <table:table-cell table:style-name="ce22" office:value-type="string">
            <text:p>Gallinule poule-d'eau</text:p>
          </table:table-cell>
          <table:table-cell/>
          <table:table-cell table:style-name="ce22" office:value-type="string">
            <text:p>Gallinula chloropus</text:p>
          </table:table-cell>
          <table:table-cell table:style-name="ce22" office:value-type="string">
            <text:p>Common Moorhen</text:p>
          </table:table-cell>
          <table:table-cell table:style-name="ce22" office:value-type="string">
            <text:p>GRUIFORMES: Rallidae</text:p>
          </table:table-cell>
          <table:table-cell table:style-name="ce22" office:value-type="float" office:value="35">
            <text:p>35</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rouge/orange</text:p>
          </table:table-cell>
          <table:table-cell table:style-name="ce22" office:value-type="string">
            <text:p>jaune</text:p>
          </table:table-cell>
          <table:table-cell table:style-name="ce22" office:value-type="string">
            <text:p>vert</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sauf le croupion blanc et une ligne blanche sur le flanc. Bec rouge à bout jaune. Pattes verd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5">
          <table:table-cell table:style-name="ce22" office:value-type="string">
            <text:p>Ganga cata</text:p>
          </table:table-cell>
          <table:table-cell/>
          <table:table-cell table:style-name="ce22" office:value-type="string">
            <text:p>Pterocles alchata</text:p>
          </table:table-cell>
          <table:table-cell table:style-name="ce22" office:value-type="string">
            <text:p>Pin-tailed Sandgrouse</text:p>
          </table:table-cell>
          <table:table-cell table:style-name="ce22" office:value-type="string">
            <text:p>PTEROCLIDIFORMES: Pteroclidae</text:p>
          </table:table-cell>
          <table:table-cell table:style-name="ce22" office:value-type="float" office:value="35">
            <text:p>35</text:p>
          </table:table-cell>
          <table:table-cell table:style-name="ce22" office:value-type="string">
            <text:p>Autre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Tête et gorge rousses, soulignées par des bandes noires. Bandes noires au niveau de l'oeil et du menton. Dos à écailles brunes, jaunes, bleutées et noires. Ventre blanc.</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3">
          <table:table-cell table:style-name="ce22" office:value-type="string">
            <text:p>Ganga unibande</text:p>
          </table:table-cell>
          <table:table-cell/>
          <table:table-cell table:style-name="ce22" office:value-type="string">
            <text:p>Pterocles orientalis</text:p>
          </table:table-cell>
          <table:table-cell table:style-name="ce22" office:value-type="string">
            <text:p>Black-bellied Sandgrouse</text:p>
          </table:table-cell>
          <table:table-cell table:style-name="ce22" office:value-type="string">
            <text:p>PTEROCLIDIFORMES: Pteroclidae</text:p>
          </table:table-cell>
          <table:table-cell table:style-name="ce22" office:value-type="float" office:value="35">
            <text:p>35</text:p>
          </table:table-cell>
          <table:table-cell table:style-name="ce22" office:value-type="string">
            <text:p>Autre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Tête et gorge gris brun. Tache rousse et noire au niveau du menton. Bande noire sur la poitrine. Bas du ventre noir. Dos moucheté gris brun.</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34">
          <table:table-cell table:style-name="ce22" office:value-type="string">
            <text:p>Garrot à oeil d'or</text:p>
          </table:table-cell>
          <table:table-cell/>
          <table:table-cell table:style-name="ce22" office:value-type="string">
            <text:p>Bucephala clangula</text:p>
          </table:table-cell>
          <table:table-cell table:style-name="ce22" office:value-type="string">
            <text:p>Common Goldeneye</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noire avec une tache blanche près du bec. Gorge, ventre et flancs blancs, rayés de quelques plumes noires. Dos noir. Bec noir. Pattes oranges. Oeil jaun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9">
          <table:table-cell table:style-name="ce22" office:value-type="string">
            <text:p>Garrot d'Islande</text:p>
          </table:table-cell>
          <table:table-cell/>
          <table:table-cell table:style-name="ce22" office:value-type="string">
            <text:p>Bucephala islandica</text:p>
          </table:table-cell>
          <table:table-cell table:style-name="ce22" office:value-type="string">
            <text:p>Barrow's Goldeneye</text:p>
          </table:table-cell>
          <table:table-cell table:style-name="ce22" office:value-type="string">
            <text:p>ANSERIFORMES: Anatidae</text:p>
          </table:table-cell>
          <table:table-cell table:style-name="ce22" office:value-type="float" office:value="53">
            <text:p>5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et dos noirs. Gorge et flancs blancs. Grande tache blanche entre l'oeil et le bec. Ligne de points blancs sur l'aile. Oeil jaune. Bec noir. Pattes oran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9">
          <table:table-cell table:style-name="ce22" office:value-type="string">
            <text:p>Geai des chênes</text:p>
          </table:table-cell>
          <table:table-cell/>
          <table:table-cell table:style-name="ce22" office:value-type="string">
            <text:p>Garrulus glandarius</text:p>
          </table:table-cell>
          <table:table-cell table:style-name="ce22" office:value-type="string">
            <text:p>Eurasian Jay</text:p>
          </table:table-cell>
          <table:table-cell table:style-name="ce22" office:value-type="string">
            <text:p>PASSERIFORMES: Corvidae</text:p>
          </table:table-cell>
          <table:table-cell table:style-name="ce22" office:value-type="float" office:value="34">
            <text:p>3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bleu</text:p>
          </table:table-cell>
          <table:table-cell table:style-name="ce22" office:value-type="string">
            <text:p>Tête, dos et ventre bruns. Oeil bleu. Moustaches noires, menton blanc. Bout des ailes et queue noirs. Plumes d'un bleu brillant sur les ailes. Bec épais et noir.</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
          <table:table-cell table:style-name="ce22" office:value-type="string">
            <text:p>Gélinotte des bois</text:p>
          </table:table-cell>
          <table:table-cell/>
          <table:table-cell table:style-name="ce22" office:value-type="string">
            <text:p>Tetrastes bonasia</text:p>
          </table:table-cell>
          <table:table-cell table:style-name="ce22" office:value-type="string">
            <text:p>Hazel Grouse</text:p>
          </table:table-cell>
          <table:table-cell table:style-name="ce22" office:value-type="string">
            <text:p>GALLIFORMES: Phasianidae</text:p>
          </table:table-cell>
          <table:table-cell table:style-name="ce22" office:value-type="float" office:value="35">
            <text:p>35</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ache noire bordée de blanc au niveau du menton. Sourcils rouges, discrets. Ventre à écailles brunes, noires et blanches. Dos gris brun. Bec noir, court et épais. La femelle n'a pas de tache noire et est plus terne.</text:p>
          </table:table-cell>
          <table:table-cell/>
          <table:table-cell table:style-name="ce22" office:value-type="string">
            <text:p>Forêts et landes</text:p>
          </table:table-cell>
          <table:table-cell/>
          <table:table-cell table:style-name="ce24" office:value-type="string">
            <text:p>Bonasa bonasia</text:p>
          </table:table-cell>
          <table:table-cell table:style-name="ce22" office:value-type="string">
            <text:p>FIN</text:p>
          </table:table-cell>
        </table:table-row>
        <table:table-row table:style-name="ro7">
          <table:table-cell table:style-name="ce22" office:value-type="string">
            <text:p>Glaréole à collier</text:p>
          </table:table-cell>
          <table:table-cell/>
          <table:table-cell table:style-name="ce22" office:value-type="string">
            <text:p>Glareola pratincola</text:p>
          </table:table-cell>
          <table:table-cell table:style-name="ce22" office:value-type="string">
            <text:p>Collared Pratincole</text:p>
          </table:table-cell>
          <table:table-cell table:style-name="ce22" office:value-type="string">
            <text:p>CHARADRIIFORMES: Glareolidae</text:p>
          </table:table-cell>
          <table:table-cell table:style-name="ce22" office:value-type="float" office:value="25">
            <text:p>25</text:p>
          </table:table-cell>
          <table:table-cell table:style-name="ce22" office:value-type="string">
            <text:p>Limicol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et tête brun-gris. Ventre blanc. Au niveau du menton, tache crème cernée de noir. Petite marque rouge sous le bec. Bec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6">
          <table:table-cell table:style-name="ce22" office:value-type="string">
            <text:p>Gobemouche à collier</text:p>
          </table:table-cell>
          <table:table-cell/>
          <table:table-cell table:style-name="ce22" office:value-type="string">
            <text:p>Ficedula albicollis</text:p>
          </table:table-cell>
          <table:table-cell table:style-name="ce22" office:value-type="string">
            <text:p>Collar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et tête noirs. Tache blanche au-dessus du bec. Large collier blanc. Ventre blanc. Marques blanches sur les ailes, dont le bout est brun. Bec et pattes noir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6">
          <table:table-cell table:style-name="ce22" office:value-type="string">
            <text:p>Gobemouche à demi-collier</text:p>
          </table:table-cell>
          <table:table-cell/>
          <table:table-cell table:style-name="ce22" office:value-type="string">
            <text:p>Ficedula semitorquata</text:p>
          </table:table-cell>
          <table:table-cell table:style-name="ce22" office:value-type="string">
            <text:p>Semicollar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et tête noirs. Tache blanche au-dessus du bec. Demi-collier blanc. Ventre blanc. Marques blanches sur les ailes, dont le bout est brun. Bec et pattes noir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3">
          <table:table-cell table:style-name="ce22" office:value-type="string">
            <text:p>Gobemouche gris</text:p>
          </table:table-cell>
          <table:table-cell/>
          <table:table-cell table:style-name="ce22" office:value-type="string">
            <text:p>Muscicapa striata</text:p>
          </table:table-cell>
          <table:table-cell table:style-name="ce22" office:value-type="string">
            <text:p>Spotted Flycatche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Corps brun gris. Ventre plus pâle que le dos. Tête légèrement striée. Bec et pattes noirs. </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8">
          <table:table-cell table:style-name="ce22" office:value-type="string">
            <text:p>Gobemouche nain</text:p>
          </table:table-cell>
          <table:table-cell/>
          <table:table-cell table:style-name="ce22" office:value-type="string">
            <text:p>Ficedula parva</text:p>
          </table:table-cell>
          <table:table-cell table:style-name="ce22" office:value-type="string">
            <text:p>Red-breasted Flycatcher</text:p>
          </table:table-cell>
          <table:table-cell table:style-name="ce22" office:value-type="string">
            <text:p>PASSERIFORMES: Muscica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Dos gris brun. Ventre blanc. Joues et tour de l'oeil gris. Gorge rousse. Petit bec noir et fin. Pattes noi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4">
          <table:table-cell table:style-name="ce22" office:value-type="string">
            <text:p>Gobemouche noir</text:p>
          </table:table-cell>
          <table:table-cell/>
          <table:table-cell table:style-name="ce22" office:value-type="string">
            <text:p>Ficedula hypoleuca</text:p>
          </table:table-cell>
          <table:table-cell table:style-name="ce22" office:value-type="string">
            <text:p>European Pi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orps brun sombre. Tache blanche au-dessus du bec. Ventre et gorge blancs. Bout des ailes blanc.</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3">
          <table:table-cell table:style-name="ce22" office:value-type="string">
            <text:p>Goéland à ailes blanches</text:p>
          </table:table-cell>
          <table:table-cell table:style-name="ce22" office:value-type="string">
            <text:p>Goéland leucoptère</text:p>
          </table:table-cell>
          <table:table-cell table:style-name="ce22" office:value-type="string">
            <text:p>Larus glaucoides</text:p>
          </table:table-cell>
          <table:table-cell table:style-name="ce22" office:value-type="string">
            <text:p>Iceland Gull</text:p>
          </table:table-cell>
          <table:table-cell table:style-name="ce22" office:value-type="string">
            <text:p>CHARADRIIFORMES: Laridae</text:p>
          </table:table-cell>
          <table:table-cell table:style-name="ce22" office:value-type="float" office:value="60">
            <text:p>60</text:p>
          </table:table-cell>
          <table:table-cell table:style-name="ce22" office:value-type="string">
            <text:p>Mouettes, goéland, fulmars</text:p>
          </table:table-cell>
          <table:table-cell/>
          <table:table-cell table:style-name="ce22" office:value-type="string">
            <text:p>mouette</text:p>
          </table:table-cell>
          <table:table-cell table:number-columns-repeated="5"/>
          <table:table-cell table:style-name="ce22" office:value-type="string">
            <text:p>blanc</text:p>
          </table:table-cell>
          <table:table-cell/>
          <table:table-cell table:style-name="ce22" office:value-type="string">
            <text:p>Les jeunes sont brun clair. Les adultes sont blanc crème. Bec noirâtre. Pattes jaun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5">
          <table:table-cell table:style-name="ce22" office:value-type="string">
            <text:p>Goéland argenté</text:p>
          </table:table-cell>
          <table:table-cell/>
          <table:table-cell table:style-name="ce22" office:value-type="string">
            <text:p>Larus argentatus</text:p>
          </table:table-cell>
          <table:table-cell table:style-name="ce22" office:value-type="string">
            <text:p>Herring Gull</text:p>
          </table:table-cell>
          <table:table-cell table:style-name="ce22" office:value-type="string">
            <text:p>CHARADRIIFORMES: Laridae</text:p>
          </table:table-cell>
          <table:table-cell table:style-name="ce22" office:value-type="float" office:value="60">
            <text:p>6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orange</text:p>
          </table:table-cell>
          <table:table-cell table:number-columns-repeated="3"/>
          <table:table-cell table:style-name="ce22" office:value-type="string">
            <text:p>gris</text:p>
          </table:table-cell>
          <table:table-cell/>
          <table:table-cell table:style-name="ce22" office:value-type="string">
            <text:p>Tête, nuque et ventre blancs. Dos et ailes gris. Bouts des ailes noirs avec des taches blanches. Bec jaune avec une marque rouge sur la mandibule inférieure. Oeil jaun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3">
          <table:table-cell table:style-name="ce22" office:value-type="string">
            <text:p>Goéland bourgmestre</text:p>
          </table:table-cell>
          <table:table-cell/>
          <table:table-cell table:style-name="ce22" office:value-type="string">
            <text:p>Larus hyperboreus</text:p>
          </table:table-cell>
          <table:table-cell table:style-name="ce22" office:value-type="string">
            <text:p>Glaucous Gull</text:p>
          </table:table-cell>
          <table:table-cell table:style-name="ce22" office:value-type="string">
            <text:p>CHARADRIIFORMES: Laridae</text:p>
          </table:table-cell>
          <table:table-cell table:style-name="ce22" office:value-type="float" office:value="73">
            <text:p>7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orange</text:p>
          </table:table-cell>
          <table:table-cell table:style-name="ce22" office:value-type="string">
            <text:p>rose</text:p>
          </table:table-cell>
          <table:table-cell table:number-columns-repeated="2"/>
          <table:table-cell table:style-name="ce22" office:value-type="string">
            <text:p>blanc</text:p>
          </table:table-cell>
          <table:table-cell/>
          <table:table-cell table:style-name="ce22" office:value-type="string">
            <text:p>Corps majoritairement blanc. Ailes gris pâle sans marque noire. Bec jaune avec une tache sur la mandibule inférieure. Pattes roses. Oeil jaun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
          <table:table-cell table:style-name="ce22" office:value-type="string">
            <text:p>Goéland brun</text:p>
          </table:table-cell>
          <table:table-cell/>
          <table:table-cell table:style-name="ce22" office:value-type="string">
            <text:p>Larus fuscus</text:p>
          </table:table-cell>
          <table:table-cell table:style-name="ce22" office:value-type="string">
            <text:p>Lesser Black-backed Gull</text:p>
          </table:table-cell>
          <table:table-cell table:style-name="ce22" office:value-type="string">
            <text:p>CHARADRIIFORMES: Laridae</text:p>
          </table:table-cell>
          <table:table-cell table:style-name="ce22" office:value-type="float" office:value="55">
            <text:p>5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orang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Tête et ventre blancs. Ailes et dos gris foncé. Bouts des ailes noirs avec des points blancs. Bec jaune avec une tache rouge sur la mandibule inférieure. Oeil jaune. Diffère du goéland marin par ses pattes jaun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Goéland cendré</text:p>
          </table:table-cell>
          <table:table-cell/>
          <table:table-cell table:style-name="ce22" office:value-type="string">
            <text:p>Larus canus</text:p>
          </table:table-cell>
          <table:table-cell table:style-name="ce22" office:value-type="string">
            <text:p>Mew Gull</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noir avec des taches blanches. Pas de rouge sur le bec. Pattes jaunes.</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8">
          <table:table-cell table:style-name="ce22" office:value-type="string">
            <text:p>Goéland d'Audouin</text:p>
          </table:table-cell>
          <table:table-cell/>
          <table:table-cell table:style-name="ce22" office:value-type="string">
            <text:p>Ichthyaetus audouinii</text:p>
          </table:table-cell>
          <table:table-cell table:style-name="ce22" office:value-type="string">
            <text:p>Audouin's Gull</text:p>
          </table:table-cell>
          <table:table-cell table:style-name="ce22" office:value-type="string">
            <text:p>CHARADRIIFORMES: Laridae</text:p>
          </table:table-cell>
          <table:table-cell table:style-name="ce22" office:value-type="float" office:value="50">
            <text:p>5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orange</text:p>
          </table:table-cell>
          <table:table-cell table:style-name="ce22" office:value-type="string">
            <text:p>noir</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noir presque sans taches blanches. Bec rouge à bout noirâtre.</text:p>
          </table:table-cell>
          <table:table-cell/>
          <table:table-cell table:style-name="ce22" office:value-type="string">
            <text:p>Littoral</text:p>
          </table:table-cell>
          <table:table-cell table:style-name="ce22" office:value-type="string">
            <text:p>Milieu méditerranéen</text:p>
          </table:table-cell>
          <table:table-cell table:style-name="ce23" office:value-type="string">
            <text:p>Larus audouinii</text:p>
          </table:table-cell>
          <table:table-cell table:style-name="ce22" office:value-type="string">
            <text:p>FIN</text:p>
          </table:table-cell>
        </table:table-row>
        <table:table-row table:style-name="ro5">
          <table:table-cell table:style-name="ce22" office:value-type="string">
            <text:p>Goéland marin</text:p>
          </table:table-cell>
          <table:table-cell/>
          <table:table-cell table:style-name="ce22" office:value-type="string">
            <text:p>Larus marinus</text:p>
          </table:table-cell>
          <table:table-cell table:style-name="ce22" office:value-type="string">
            <text:p>Great Black-backed Gull</text:p>
          </table:table-cell>
          <table:table-cell table:style-name="ce22" office:value-type="string">
            <text:p>CHARADRIIFORMES: Laridae</text:p>
          </table:table-cell>
          <table:table-cell table:style-name="ce22" office:value-type="float" office:value="70">
            <text:p>7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orange</text:p>
          </table:table-cell>
          <table:table-cell table:number-columns-repeated="3"/>
          <table:table-cell table:style-name="ce22" office:value-type="string">
            <text:p>noir</text:p>
          </table:table-cell>
          <table:table-cell/>
          <table:table-cell table:style-name="ce22" office:value-type="string">
            <text:p>Tête et ventre blancs. Dos gris noir, bord des ailes blanc. Bec jaune avec une tache rouge sur la mandibule inférieure. Diffère du goéland brun par ses pattes rosâtres et sa grande taille.</text:p>
          </table:table-cell>
          <table:table-cell table:style-name="ce22" office:value-type="string">
            <text:p>Côtes, îles rocheuses et plages. Migrateur partiel.</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17">
          <table:table-cell table:style-name="ce22" office:value-type="string">
            <text:p>Gorgebleue à miroir</text:p>
          </table:table-cell>
          <table:table-cell/>
          <table:table-cell table:style-name="ce22" office:value-type="string">
            <text:p>Luscinia svecica</text:p>
          </table:table-cell>
          <table:table-cell table:style-name="ce22" office:value-type="string">
            <text:p>Bluethroa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bleu</text:p>
          </table:table-cell>
          <table:table-cell table:style-name="ce22" office:value-type="string">
            <text:p>Dos et tête bruns. Ventre grisâtre. Sourcils blancs. Nuque grisâtre. Gorge bleue avec à l'intérieur une tache blanche ou rouge. Plastron orangé et tache orangée au niveau de la queue. Pas de bleu chez la femelle. Bec noir et pattes noi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1">
          <table:table-cell table:style-name="ce22" office:value-type="string">
            <text:p>Grand Corbeau</text:p>
          </table:table-cell>
          <table:table-cell/>
          <table:table-cell table:style-name="ce22" office:value-type="string">
            <text:p>Corvus corax</text:p>
          </table:table-cell>
          <table:table-cell table:style-name="ce22" office:value-type="string">
            <text:p>Common Raven</text:p>
          </table:table-cell>
          <table:table-cell table:style-name="ce22" office:value-type="string">
            <text:p>PASSERIFORMES: Corvidae</text:p>
          </table:table-cell>
          <table:table-cell table:style-name="ce22" office:value-type="float" office:value="64">
            <text:p>6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Intégralement noir. Bec épais, couvert d'un duvet noir à la base.</text:p>
          </table:table-cell>
          <table:table-cell/>
          <table:table-cell table:style-name="ce22" office:value-type="string">
            <text:p>Montagnes et roch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Grand Cormoran</text:p>
          </table:table-cell>
          <table:table-cell/>
          <table:table-cell table:style-name="ce22" office:value-type="string">
            <text:p>Phalacrocorax carbo</text:p>
          </table:table-cell>
          <table:table-cell table:style-name="ce22" office:value-type="string">
            <text:p>Great Cormorant</text:p>
          </table:table-cell>
          <table:table-cell table:style-name="ce22" office:value-type="string">
            <text:p>SULIFORMES: Phalacrocoracidae</text:p>
          </table:table-cell>
          <table:table-cell table:style-name="ce22" office:value-type="float" office:value="90">
            <text:p>90</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et ventre noirs. Dos brun sombre, irisé. Bec épais, blanchâtre, jaune à la base. Tache blanche au niveau de la joue. Oeil vert.</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0">
          <table:table-cell table:style-name="ce22" office:value-type="string">
            <text:p>Grand gravelot</text:p>
          </table:table-cell>
          <table:table-cell/>
          <table:table-cell table:style-name="ce22" office:value-type="string">
            <text:p>Charadrius hiaticula</text:p>
          </table:table-cell>
          <table:table-cell table:style-name="ce22" office:value-type="string">
            <text:p>Common Ringed Plover</text:p>
          </table:table-cell>
          <table:table-cell table:style-name="ce22" office:value-type="string">
            <text:p>CHARADRIIFORMES: Charadri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rouge/orange</text:p>
          </table:table-cell>
          <table:table-cell table:style-name="ce22" office:value-type="string">
            <text:p>noir</text:p>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ête et dos bruns. Ventre blanc. Collier noir. Demi collier blanc. Joue et front noirs. Tache blanche sur le front. Bec orange à bout noir. Se distingue du petit gravelot par l'absence du globe oculaire jaune et la présence d'une bande alaire blanche visible en vol.</text:p>
          </table:table-cell>
          <table:table-cell table:style-name="ce22" office:value-type="string">
            <text:p>Vit principalement sur les côtes et au bord des fleuves. Comme les autres goélands, c'est un charognard, mais il peut aussi adopter un comportement de prédateur envers d'autres oiseaux, des poissons ou des petits mammifères. Migrateur partiel. Niche dans toute l'Europe. Reste présent en hiver sur les côtes britanniques, la Bretagne, les côtes ibériques.</text:p>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Grand Harle</text:p>
          </table:table-cell>
          <table:table-cell table:style-name="ce22" office:value-type="string">
            <text:p>Harle bièvre</text:p>
          </table:table-cell>
          <table:table-cell table:style-name="ce22" office:value-type="string">
            <text:p>Mergus merganser</text:p>
          </table:table-cell>
          <table:table-cell table:style-name="ce22" office:value-type="string">
            <text:p>Common Merganser</text:p>
          </table:table-cell>
          <table:table-cell table:style-name="ce22" office:value-type="string">
            <text:p>ANSERIFORMES: Anatidae</text:p>
          </table:table-cell>
          <table:table-cell table:style-name="ce22" office:value-type="float" office:value="62">
            <text:p>62</text:p>
          </table:table-cell>
          <table:table-cell table:style-name="ce22" office:value-type="string">
            <text:p>Cygnes, oies, canard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Tête noire à reflets verts. Dos noir. Flanc, ventre et cou blancs. Femelle grise à tête rousse. Bec pointu orange. Pattes oran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Grand Labbe</text:p>
          </table:table-cell>
          <table:table-cell/>
          <table:table-cell table:style-name="ce22" office:value-type="string">
            <text:p>Stercorarius skua</text:p>
          </table:table-cell>
          <table:table-cell table:style-name="ce22" office:value-type="string">
            <text:p>Great Skua</text:p>
          </table:table-cell>
          <table:table-cell table:style-name="ce22" office:value-type="string">
            <text:p>CHARADRIIFORMES: Stercorariidae</text:p>
          </table:table-cell>
          <table:table-cell table:style-name="ce22" office:value-type="float" office:value="58">
            <text:p>58</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Corps brun. Bout des ailes noir avec une bande blanche. Tête mouchetée de blanc. Bec légèrement crochu noir.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9">
          <table:table-cell table:style-name="ce22" office:value-type="string">
            <text:p>Grand Tétras</text:p>
          </table:table-cell>
          <table:table-cell table:style-name="ce22" office:value-type="string">
            <text:p>Grand coq de bruyère</text:p>
          </table:table-cell>
          <table:table-cell table:style-name="ce22" office:value-type="string">
            <text:p>Tetrao urogallus</text:p>
          </table:table-cell>
          <table:table-cell table:style-name="ce22" office:value-type="string">
            <text:p>Western Capercaillie</text:p>
          </table:table-cell>
          <table:table-cell table:style-name="ce22" office:value-type="string">
            <text:p>GALLIFORMES: Phasianidae</text:p>
          </table:table-cell>
          <table:table-cell table:style-name="ce22" office:value-type="float" office:value="86">
            <text:p>86</text:p>
          </table:table-cell>
          <table:table-cell table:style-name="ce22" office:value-type="string">
            <text:p>Gallinacés</text:p>
          </table:table-cell>
          <table:table-cell/>
          <table:table-cell table:style-name="ce22" office:value-type="string">
            <text:p>crochu</text:p>
          </table:table-cell>
          <table:table-cell table:style-name="ce22" office:value-type="string">
            <text:p>blanc</text:p>
          </table:table-cell>
          <table:table-cell/>
          <table:table-cell table:style-name="ce22" office:value-type="string">
            <text:p>gris</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Cou et tête noirs. Sourcil rouge chez le mâle. Reflets bruns sur le dos et les ailes et bleu-vert sur la gorge. Bec blanchâtre. Femelle brune mouchetée noir, blanc et roux, avec la gorge rouss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9">
          <table:table-cell table:style-name="ce22" office:value-type="string">
            <text:p>Grand-duc d'Europe</text:p>
          </table:table-cell>
          <table:table-cell/>
          <table:table-cell table:style-name="ce22" office:value-type="string">
            <text:p>Bubo bubo</text:p>
          </table:table-cell>
          <table:table-cell table:style-name="ce22" office:value-type="string">
            <text:p>Eurasian Eagle-Owl</text:p>
          </table:table-cell>
          <table:table-cell table:style-name="ce22" office:value-type="string">
            <text:p>STRIGIFORMES: Strigidae</text:p>
          </table:table-cell>
          <table:table-cell table:style-name="ce22" office:value-type="float" office:value="67">
            <text:p>67</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noirâtre. Gorge brune striée de noir. Disque facial gris formant un V au niveau du front. Grandes aigrettes. Oeil orange. Bec noir.</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9">
          <table:table-cell table:style-name="ce22" office:value-type="string">
            <text:p>Grande Aigrette</text:p>
          </table:table-cell>
          <table:table-cell/>
          <table:table-cell table:style-name="ce22" office:value-type="string">
            <text:p>Ardea alba</text:p>
          </table:table-cell>
          <table:table-cell table:style-name="ce22" office:value-type="string">
            <text:p>Great Egret</text:p>
          </table:table-cell>
          <table:table-cell table:style-name="ce22" office:value-type="string">
            <text:p>PELECANIFORMES: Arde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Corps entièrement blanc. Le bec est normalement jaune, mais peut virer de l'orange au noir en période nuptiale, avec des lores verts à la base. Pattes noires.</text:p>
          </table:table-cell>
          <table:table-cell/>
          <table:table-cell table:style-name="ce22" office:value-type="string">
            <text:p>Bords de rivières, zones humides</text:p>
          </table:table-cell>
          <table:table-cell/>
          <table:table-cell table:style-name="ce23" office:value-type="string">
            <text:p>Casmerodius albus</text:p>
          </table:table-cell>
          <table:table-cell table:style-name="ce22" office:value-type="string">
            <text:p>FIN</text:p>
          </table:table-cell>
        </table:table-row>
        <table:table-row table:style-name="ro8">
          <table:table-cell table:style-name="ce22" office:value-type="string">
            <text:p>Grande Outarde</text:p>
          </table:table-cell>
          <table:table-cell table:style-name="ce22" office:value-type="string">
            <text:p>Outarde barbue</text:p>
          </table:table-cell>
          <table:table-cell table:style-name="ce22" office:value-type="string">
            <text:p>Otis tarda</text:p>
          </table:table-cell>
          <table:table-cell table:style-name="ce22" office:value-type="string">
            <text:p>Great Bustard</text:p>
          </table:table-cell>
          <table:table-cell table:style-name="ce22" office:value-type="string">
            <text:p>OTIDIFORMES: Otididae</text:p>
          </table:table-cell>
          <table:table-cell table:style-name="ce22" office:value-type="float" office:value="90">
            <text:p>90</text:p>
          </table:table-cell>
          <table:table-cell table:style-name="ce22" office:value-type="string">
            <text:p>Autres</text:p>
          </table:table-cell>
          <table:table-cell/>
          <table:table-cell table:style-name="ce22" office:value-type="string">
            <text:p>autres becs droits</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noir. Base du cou et queue rousses. Tête et cou gris. Ventre blanc. Moustache blanch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2">
          <table:table-cell table:style-name="ce22" office:value-type="string">
            <text:p>Gravelot à collier interrompu</text:p>
          </table:table-cell>
          <table:table-cell/>
          <table:table-cell table:style-name="ce22" office:value-type="string">
            <text:p>Charadrius alexandrinus</text:p>
          </table:table-cell>
          <table:table-cell table:style-name="ce22" office:value-type="string">
            <text:p>Kentish Plover</text:p>
          </table:table-cell>
          <table:table-cell table:style-name="ce22" office:value-type="string">
            <text:p>CHARADRIIFORMES: Charadriidae</text:p>
          </table:table-cell>
          <table:table-cell table:style-name="ce22" office:value-type="float" office:value="16">
            <text:p>16</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Calotte brune avec une tache noire à l'avant. Front blanc. Collier blanc. Demi-collier noir. Ventre blanc. Bec noir.</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7">
          <table:table-cell table:style-name="ce22" office:value-type="string">
            <text:p>Grèbe à cou noir</text:p>
          </table:table-cell>
          <table:table-cell/>
          <table:table-cell table:style-name="ce22" office:value-type="string">
            <text:p>Podiceps nigricollis</text:p>
          </table:table-cell>
          <table:table-cell table:style-name="ce22" office:value-type="string">
            <text:p>Eared Grebe</text:p>
          </table:table-cell>
          <table:table-cell table:style-name="ce22" office:value-type="string">
            <text:p>PODICIPEDIFORMES: Podicipedidae</text:p>
          </table:table-cell>
          <table:table-cell table:style-name="ce22" office:value-type="float" office:value="30">
            <text:p>30</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cou et dos noirs. Flancs et croupion roux. Quelques plumes crème ébouriffées sur les joues. Oeil rouge. Bec noir. </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7">
          <table:table-cell table:style-name="ce22" office:value-type="string">
            <text:p>Grèbe castagneux</text:p>
          </table:table-cell>
          <table:table-cell/>
          <table:table-cell table:style-name="ce22" office:value-type="string">
            <text:p>Tachybaptus ruficollis</text:p>
          </table:table-cell>
          <table:table-cell table:style-name="ce22" office:value-type="string">
            <text:p>Little Grebe</text:p>
          </table:table-cell>
          <table:table-cell table:style-name="ce22" office:value-type="string">
            <text:p>PODICIPEDIFORMES: Podicipedidae</text:p>
          </table:table-cell>
          <table:table-cell table:style-name="ce22" office:value-type="float" office:value="27">
            <text:p>27</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Joue et cou roux. Tête et dos d'un brun plus sombre. Flan et croupion légèrement plus pâles. Tache blanc jaunâtre à la base du bec.</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9">
          <table:table-cell table:style-name="ce22" office:value-type="string">
            <text:p>Grèbe esclavon</text:p>
          </table:table-cell>
          <table:table-cell/>
          <table:table-cell table:style-name="ce22" office:value-type="string">
            <text:p>Podiceps auritus</text:p>
          </table:table-cell>
          <table:table-cell table:style-name="ce22" office:value-type="string">
            <text:p>Horned Grebe</text:p>
          </table:table-cell>
          <table:table-cell table:style-name="ce22" office:value-type="string">
            <text:p>PODICIPEDIFORMES: Podicipedidae</text:p>
          </table:table-cell>
          <table:table-cell table:style-name="ce22" office:value-type="float" office:value="33">
            <text:p>33</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Tête et dos noirs. Cou et flanc bruns. Plumage de la tête volumineux et agrémenté de deux touffes de plumes crème, parfois hérissées. Oeil rouge.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26">
          <table:table-cell table:style-name="ce22" office:value-type="string">
            <text:p>Grèbe huppé</text:p>
          </table:table-cell>
          <table:table-cell/>
          <table:table-cell table:style-name="ce22" office:value-type="string">
            <text:p>Podiceps cristatus</text:p>
          </table:table-cell>
          <table:table-cell table:style-name="ce22" office:value-type="string">
            <text:p>Great Crested Grebe</text:p>
          </table:table-cell>
          <table:table-cell table:style-name="ce22" office:value-type="string">
            <text:p>PODICIPEDIFORMES: Podicipedidae</text:p>
          </table:table-cell>
          <table:table-cell table:style-name="ce22" office:value-type="float" office:value="48">
            <text:p>48</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huppe</text:p>
          </table:table-cell>
          <table:table-cell table:style-name="ce22" office:value-type="string">
            <text:p>brun</text:p>
          </table:table-cell>
          <table:table-cell/>
          <table:table-cell table:style-name="ce22" office:value-type="string">
            <text:p>En plumage nuptial : dos gris, cou blanc, joues blanches, arrière de la tête roux, huppe noire. Les plumes de la tête sont érectiles. Oeil rouge. Bec épais rosâtre. Mâle et femelle sont semblables. Les petits sont tigrés. Gris et blanc en hive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Grèbe jougris</text:p>
          </table:table-cell>
          <table:table-cell/>
          <table:table-cell table:style-name="ce22" office:value-type="string">
            <text:p>Podiceps grisegena</text:p>
          </table:table-cell>
          <table:table-cell table:style-name="ce22" office:value-type="string">
            <text:p>Red-necked Grebe</text:p>
          </table:table-cell>
          <table:table-cell table:style-name="ce22" office:value-type="string">
            <text:p>PODICIPEDIFORMES: Podicipedidae</text:p>
          </table:table-cell>
          <table:table-cell table:style-name="ce22" office:value-type="float" office:value="43">
            <text:p>43</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rouge/orange</text:p>
          </table:table-cell>
          <table:table-cell table:style-name="ce22" office:value-type="string">
            <text:p>L'été, joues blanches, calotte noire et cou brun roux. Dos brun noir. Bec noir avec une tache jaune à la base. Les petits sont tigrés. Gris en hive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6">
          <table:table-cell table:style-name="ce22" office:value-type="string">
            <text:p>Grimpereau des bois</text:p>
          </table:table-cell>
          <table:table-cell/>
          <table:table-cell table:style-name="ce22" office:value-type="string">
            <text:p>Certhia familiaris</text:p>
          </table:table-cell>
          <table:table-cell table:style-name="ce22" office:value-type="string">
            <text:p>Eurasian Treecreeper</text:p>
          </table:table-cell>
          <table:table-cell table:style-name="ce22" office:value-type="string">
            <text:p>PASSERIFORMES: Certh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Dos brun moucheté de blanc. Ventre blanc. Bec fin courbé, noirâtre. Grimpe sur les troncs d'arbres. Très semblable au grimpereau des jardins, dont il se distingue par le chant.</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6">
          <table:table-cell table:style-name="ce22" office:value-type="string">
            <text:p>Grimpereau des jardins</text:p>
          </table:table-cell>
          <table:table-cell/>
          <table:table-cell table:style-name="ce22" office:value-type="string">
            <text:p>Certhia brachydactyla</text:p>
          </table:table-cell>
          <table:table-cell table:style-name="ce22" office:value-type="string">
            <text:p>Short-toed Treecreeper</text:p>
          </table:table-cell>
          <table:table-cell table:style-name="ce22" office:value-type="string">
            <text:p>PASSERIFORMES: Certh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Dos brun moucheté de blanc. Ventre blanc. Bec fin courbé, noirâtre. Grimpe sur les troncs d'arbres. Très semblable au grimpereau des bois, dont il se distingue par le chant.</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5">
          <table:table-cell table:style-name="ce22" office:value-type="string">
            <text:p>Grive draine</text:p>
          </table:table-cell>
          <table:table-cell/>
          <table:table-cell table:style-name="ce22" office:value-type="string">
            <text:p>Turdus viscivorus</text:p>
          </table:table-cell>
          <table:table-cell table:style-name="ce22" office:value-type="string">
            <text:p>Mistle Thrush</text:p>
          </table:table-cell>
          <table:table-cell table:style-name="ce22" office:value-type="string">
            <text:p>PASSERIFORMES: Turdidae</text:p>
          </table:table-cell>
          <table:table-cell table:style-name="ce22" office:value-type="float" office:value="27">
            <text:p>2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gris. Dessous blanc, densément moucheté de noir. Bec noirâtre. Pattes rosées. Contrairement à la grive musicienne, les taches pectorales ne sont pas alignées.</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5">
          <table:table-cell table:style-name="ce22" office:value-type="string">
            <text:p>Grive litorne</text:p>
          </table:table-cell>
          <table:table-cell/>
          <table:table-cell table:style-name="ce22" office:value-type="string">
            <text:p>Turdus pilaris</text:p>
          </table:table-cell>
          <table:table-cell table:style-name="ce22" office:value-type="string">
            <text:p>Fieldfare</text:p>
          </table:table-cell>
          <table:table-cell table:style-name="ce22" office:value-type="string">
            <text:p>PASSERIFORMES: Turdidae</text:p>
          </table:table-cell>
          <table:table-cell table:style-name="ce22" office:value-type="float" office:value="26">
            <text:p>2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moucheté</text:p>
          </table:table-cell>
          <table:table-cell table:style-name="ce22" office:value-type="string">
            <text:p>brun</text:p>
          </table:table-cell>
          <table:table-cell/>
          <table:table-cell table:style-name="ce22" office:value-type="string">
            <text:p>Dos brun. Tête grise. Ventre et croupion blancs. Dessous de l'aile blanc. Gorge brune mouchetée. Léger sourcil blanc. Cercle oculaire jaune. Bec jaune.</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2">
          <table:table-cell table:style-name="ce22" office:value-type="string">
            <text:p>Grive mauvis</text:p>
          </table:table-cell>
          <table:table-cell/>
          <table:table-cell table:style-name="ce22" office:value-type="string">
            <text:p>Turdus iliacus</text:p>
          </table:table-cell>
          <table:table-cell table:style-name="ce22" office:value-type="string">
            <text:p>Redwing</text:p>
          </table:table-cell>
          <table:table-cell table:style-name="ce22" office:value-type="string">
            <text:p>PASSERIFORMES: Turd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style-name="ce22" office:value-type="string">
            <text:p>rouge/orange</text:p>
          </table:table-cell>
          <table:table-cell table:style-name="ce22" office:value-type="string">
            <text:p>Tête et dos bruns. Dessous blanc strié de brun. Flanc et dessous de l'aile roux. Sourcils blancs.</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6">
          <table:table-cell table:style-name="ce22" office:value-type="string">
            <text:p>Grive musicienne</text:p>
          </table:table-cell>
          <table:table-cell/>
          <table:table-cell table:style-name="ce22" office:value-type="string">
            <text:p>Turdus philomelos</text:p>
          </table:table-cell>
          <table:table-cell table:style-name="ce22" office:value-type="string">
            <text:p>Song Thrush</text:p>
          </table:table-cell>
          <table:table-cell table:style-name="ce22" office:value-type="string">
            <text:p>PASSERIFORMES: Turdidae</text:p>
          </table:table-cell>
          <table:table-cell table:style-name="ce22" office:value-type="float" office:value="23">
            <text:p>23</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Tête et dos gris brun. Dessous blanc densément moucheté de noir. Bec noir dessus et blanchâtre dessous. Contrairement à la grive draine, les taches pectorales sont alignées.</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9">
          <table:table-cell table:style-name="ce22" office:value-type="string">
            <text:p>Gros-bec casse-noyaux</text:p>
          </table:table-cell>
          <table:table-cell/>
          <table:table-cell table:style-name="ce22" office:value-type="string">
            <text:p>Coccothraustes coccothraustes</text:p>
          </table:table-cell>
          <table:table-cell table:style-name="ce22" office:value-type="string">
            <text:p>Hawfinch</text:p>
          </table:table-cell>
          <table:table-cell table:style-name="ce22" office:value-type="string">
            <text:p>PASSERIFORMES: Fring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ête et dos brun roux, dessous plus pâle. Marque blanche sur les ailes noires et sur la queue. Collier gris. Bec épais et court bleu-noir en été, rosâtre l'hiver. Tâche noire sous ou autour du bec.</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35">
          <table:table-cell table:style-name="ce22" office:value-type="string">
            <text:p>Grue cendrée</text:p>
          </table:table-cell>
          <table:table-cell/>
          <table:table-cell table:style-name="ce22" office:value-type="string">
            <text:p>Grus grus</text:p>
          </table:table-cell>
          <table:table-cell table:style-name="ce22" office:value-type="string">
            <text:p>Common Crane</text:p>
          </table:table-cell>
          <table:table-cell table:style-name="ce22" office:value-type="string">
            <text:p>GRUIFORMES: Gruidae</text:p>
          </table:table-cell>
          <table:table-cell table:style-name="ce22" office:value-type="float" office:value="115">
            <text:p>11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gris. Longues pattes noires. Tête et cou noir et blanc. Peau rouge sur le dessus de la tête.</text:p>
          </table:table-cell>
          <table:table-cell table:style-name="ce22" office:value-type="string">
            <text:p>Migrations pendant l'automne. Visibles en France surtout en Champagne (Lac du Der), en Brenne et dans les Landes.</text:p>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7">
          <table:table-cell table:style-name="ce22" office:value-type="string">
            <text:p>Grue demoiselle</text:p>
          </table:table-cell>
          <table:table-cell/>
          <table:table-cell table:style-name="ce22" office:value-type="string">
            <text:p>Anthropoides virgo</text:p>
          </table:table-cell>
          <table:table-cell table:style-name="ce22" office:value-type="string">
            <text:p>Demoiselle Crane</text:p>
          </table:table-cell>
          <table:table-cell table:style-name="ce22" office:value-type="string">
            <text:p>GRUIFORMES: Gruidae</text:p>
          </table:table-cell>
          <table:table-cell table:style-name="ce22" office:value-type="float" office:value="95">
            <text:p>9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gris. Tête et cou noirs. Quelques plumes blanches partent de l'oeil vers l'arrière de la tête. Pattes gris noir. Oeil rouge. Bec jaunâtr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9">
          <table:table-cell table:style-name="ce22" office:value-type="string">
            <text:p>Guêpier d'Europe</text:p>
          </table:table-cell>
          <table:table-cell/>
          <table:table-cell table:style-name="ce22" office:value-type="string">
            <text:p>Merops apiaster</text:p>
          </table:table-cell>
          <table:table-cell table:style-name="ce22" office:value-type="string">
            <text:p>European Bee-eater</text:p>
          </table:table-cell>
          <table:table-cell table:style-name="ce22" office:value-type="string">
            <text:p>CORACIIFORMES: Meropidae</text:p>
          </table:table-cell>
          <table:table-cell table:style-name="ce22" office:value-type="float" office:value="28">
            <text:p>28</text:p>
          </table:table-cell>
          <table:table-cell table:style-name="ce22" office:value-type="string">
            <text:p>Autres</text:p>
          </table:table-cell>
          <table:table-cell/>
          <table:table-cell table:style-name="ce22" office:value-type="string">
            <text:p>courbé</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rouge/orange</text:p>
          </table:table-cell>
          <table:table-cell table:style-name="ce22" office:value-type="string">
            <text:p>bleu</text:p>
          </table:table-cell>
          <table:table-cell table:style-name="ce22" office:value-type="string">
            <text:p>Dos et calotte roux. Bas du dos jaune. Gorge jaune. Bandeau noir sur l'oeil. Ventre, bout des ailes et queue bleus. Bec noir et courbé.</text:p>
          </table:table-cell>
          <table:table-cell/>
          <table:table-cell table:style-name="ce22" office:value-type="string">
            <text:p>Milieu méditerranéen</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3">
          <table:table-cell table:style-name="ce22" office:value-type="string">
            <text:p>Guifette leucoptère</text:p>
          </table:table-cell>
          <table:table-cell/>
          <table:table-cell table:style-name="ce22" office:value-type="string">
            <text:p>Chlidonias leucopterus</text:p>
          </table:table-cell>
          <table:table-cell table:style-name="ce22" office:value-type="string">
            <text:p>White-winged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ventre et milieu du dos noirs. Dessous des ailes partiellement noir. Dessus des ailes gris. Bec rougeâtre qui paraît plutôt noir. Pattes oran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0">
          <table:table-cell table:style-name="ce22" office:value-type="string">
            <text:p>Guifette moustac</text:p>
          </table:table-cell>
          <table:table-cell/>
          <table:table-cell table:style-name="ce22" office:value-type="string">
            <text:p>Chlidonias hybrida</text:p>
          </table:table-cell>
          <table:table-cell table:style-name="ce22" office:value-type="string">
            <text:p>Whiskered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et ailes grisâtres. Joues blanches. Calotte noire qui s'estompe l'hiver. Bec et pattes noires en hiver, rougeâtres le reste de l'année. Les jeunes ont des ailes mouchetées de bruns et sont dépourvus de calotte noire (elle est grisâtre). Attention à ne pas confondre avec les sternes, plus communes, qui ont le dessous plus clair.</text:p>
          </table:table-cell>
          <table:table-cell table:style-name="ce22" office:value-type="string">
            <text:p>Vit et niche dans les marais et étangs d'eau douce. Pêche en piqué. Oiseau migrateur qui niche en Europe dans des zones très localisées. En France, 10 % des effectifs nichent dans les étangs de la Brenne.</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Guifette noire</text:p>
          </table:table-cell>
          <table:table-cell/>
          <table:table-cell table:style-name="ce22" office:value-type="string">
            <text:p>Chlidonias niger</text:p>
          </table:table-cell>
          <table:table-cell table:style-name="ce22" office:value-type="string">
            <text:p>Black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et ventre noirs. Dos gris. Le dessous devient blanc en hiver. Bec noir. </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Guillemot à miroir</text:p>
          </table:table-cell>
          <table:table-cell/>
          <table:table-cell table:style-name="ce22" office:value-type="string">
            <text:p>Cepphus grylle</text:p>
          </table:table-cell>
          <table:table-cell table:style-name="ce22" office:value-type="string">
            <text:p>Black Guillemot</text:p>
          </table:table-cell>
          <table:table-cell table:style-name="ce22" office:value-type="string">
            <text:p>CHARADRIIFORMES: Alcidae</text:p>
          </table:table-cell>
          <table:table-cell table:style-name="ce22" office:value-type="float" office:value="34">
            <text:p>34</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omplètement noir avec deux taches blanches symétriques au niveau des ailes. Gris en hiver. Bec noir, pattes roug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2">
          <table:table-cell table:style-name="ce22" office:value-type="string">
            <text:p>Guillemot de Brünnich</text:p>
          </table:table-cell>
          <table:table-cell/>
          <table:table-cell table:style-name="ce22" office:value-type="string">
            <text:p>Uria lomvia</text:p>
          </table:table-cell>
          <table:table-cell table:style-name="ce22" office:value-type="string">
            <text:p>Thick-billed Murre</text:p>
          </table:table-cell>
          <table:table-cell table:style-name="ce22" office:value-type="string">
            <text:p>CHARADRIIFORMES: Alcidae</text:p>
          </table:table-cell>
          <table:table-cell table:style-name="ce22" office:value-type="float" office:value="42">
            <text:p>42</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Ventre blanc. Trait blanc au niveau du bec. Bec noir,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5">
          <table:table-cell table:style-name="ce22" office:value-type="string">
            <text:p>Guillemot de Troïl</text:p>
          </table:table-cell>
          <table:table-cell/>
          <table:table-cell table:style-name="ce22" office:value-type="string">
            <text:p>Uria aalge</text:p>
          </table:table-cell>
          <table:table-cell table:style-name="ce22" office:value-type="string">
            <text:p>Common Murre</text:p>
          </table:table-cell>
          <table:table-cell table:style-name="ce22" office:value-type="string">
            <text:p>CHARADRIIFORMES: Alcidae</text:p>
          </table:table-cell>
          <table:table-cell table:style-name="ce22" office:value-type="float" office:value="42">
            <text:p>42</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avec une fine bande blanche sur le bas du dos. Ventre blanc. Certains sujets ont une marque blanche en forme de lunette autour de l'oeil. Bec noir.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Gypaète barbu</text:p>
          </table:table-cell>
          <table:table-cell/>
          <table:table-cell table:style-name="ce22" office:value-type="string">
            <text:p>Gypaetus barbatus</text:p>
          </table:table-cell>
          <table:table-cell table:style-name="ce22" office:value-type="string">
            <text:p>Lammergeier</text:p>
          </table:table-cell>
          <table:table-cell table:style-name="ce22" office:value-type="string">
            <text:p>ACCIPITRIFORMES: Accipitridae</text:p>
          </table:table-cell>
          <table:table-cell table:style-name="ce22" office:value-type="float" office:value="110">
            <text:p>110</text:p>
          </table:table-cell>
          <table:table-cell table:style-name="ce22" office:value-type="string">
            <text:p>Rapaces</text:p>
          </table:table-cell>
          <table:table-cell/>
          <table:table-cell table:style-name="ce22" office:value-type="string">
            <text:p>crochu</text:p>
          </table:table-cell>
          <table:table-cell table:number-columns-repeated="5"/>
          <table:table-cell table:style-name="ce22" office:value-type="string">
            <text:p>noir</text:p>
          </table:table-cell>
          <table:table-cell/>
          <table:table-cell table:style-name="ce22" office:value-type="string">
            <text:p>Tête, cou et poitrail roux. Petite barbiche noire et bande noire entre l'œil et le bec. L'œil est cerclé de rouge. Front et joues blanchâtres. Dos brun noir. Bec crochu et pattes brunâtre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0">
          <table:table-cell table:style-name="ce22" office:value-type="string">
            <text:p>Harelde boréale</text:p>
          </table:table-cell>
          <table:table-cell table:style-name="ce22" office:value-type="string">
            <text:p>Harelde de Miquelon</text:p>
          </table:table-cell>
          <table:table-cell table:style-name="ce22" office:value-type="string">
            <text:p>Clangula hyemalis</text:p>
          </table:table-cell>
          <table:table-cell table:style-name="ce22" office:value-type="string">
            <text:p>Long-tailed Duck</text:p>
          </table:table-cell>
          <table:table-cell table:style-name="ce22" office:value-type="string">
            <text:p>ANSERIFORMES: Anatidae</text:p>
          </table:table-cell>
          <table:table-cell table:style-name="ce22" office:value-type="float" office:value="53">
            <text:p>5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queue longue</text:p>
          </table:table-cell>
          <table:table-cell table:style-name="ce22" office:value-type="string">
            <text:p>noir</text:p>
          </table:table-cell>
          <table:table-cell table:style-name="ce22" office:value-type="string">
            <text:p>blanc</text:p>
          </table:table-cell>
          <table:table-cell table:style-name="ce22" office:value-type="string">
            <text:p>En été, tête et poitrine noires à l'exception d'une tache blanche autour de l'oeil. Flancs blancs. Dos brun noir. En hiver, les parties noires deviennent blanches à l'exception de la poitrine et de taches faciales. Le mâle a une très longue queue. La femelle est brune sur le dessus et blanche sur le dessous. Bec noir avec une bande orang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4">
          <table:table-cell table:style-name="ce22" office:value-type="string">
            <text:p>Harfang des neiges</text:p>
          </table:table-cell>
          <table:table-cell/>
          <table:table-cell table:style-name="ce22" office:value-type="string">
            <text:p>Bubo scandiacus</text:p>
          </table:table-cell>
          <table:table-cell table:style-name="ce22" office:value-type="string">
            <text:p>Snowy Owl</text:p>
          </table:table-cell>
          <table:table-cell table:style-name="ce22" office:value-type="string">
            <text:p>STRIGIFORMES: Strigidae</text:p>
          </table:table-cell>
          <table:table-cell table:style-name="ce22" office:value-type="float" office:value="59">
            <text:p>59</text:p>
          </table:table-cell>
          <table:table-cell table:style-name="ce22" office:value-type="string">
            <text:p>Chouettes, hiboux</text:p>
          </table:table-cell>
          <table:table-cell/>
          <table:table-cell table:style-name="ce22" office:value-type="string">
            <text:p>crochu</text:p>
          </table:table-cell>
          <table:table-cell table:number-columns-repeated="2"/>
          <table:table-cell table:style-name="ce22" office:value-type="string">
            <text:p>blanc</text:p>
          </table:table-cell>
          <table:table-cell table:number-columns-repeated="2"/>
          <table:table-cell table:style-name="ce22" office:value-type="string">
            <text:p>blanc</text:p>
          </table:table-cell>
          <table:table-cell/>
          <table:table-cell table:style-name="ce22" office:value-type="string">
            <text:p>Mâle entièrement blanc, femelle striée de noir. Vit dans la toundra, plutôt en bord de mer.</text:p>
          </table:table-cell>
          <table:table-cell/>
          <table:table-cell table:style-name="ce22" office:value-type="string">
            <text:p>Toundra</text:p>
          </table:table-cell>
          <table:table-cell/>
          <table:table-cell table:style-name="ce24" office:value-type="string">
            <text:p>Nyctea scandiaca</text:p>
          </table:table-cell>
          <table:table-cell table:style-name="ce22" office:value-type="string">
            <text:p>FIN</text:p>
          </table:table-cell>
        </table:table-row>
        <table:table-row table:style-name="ro15">
          <table:table-cell table:style-name="ce22" office:value-type="string">
            <text:p>Harle huppé</text:p>
          </table:table-cell>
          <table:table-cell/>
          <table:table-cell table:style-name="ce22" office:value-type="string">
            <text:p>Mergus serrator</text:p>
          </table:table-cell>
          <table:table-cell table:style-name="ce22" office:value-type="string">
            <text:p>Red-breasted Merganser</text:p>
          </table:table-cell>
          <table:table-cell table:style-name="ce22" office:value-type="string">
            <text:p>ANSERIFORMES: Anatidae</text:p>
          </table:table-cell>
          <table:table-cell table:style-name="ce22" office:value-type="float" office:value="55">
            <text:p>55</text:p>
          </table:table-cell>
          <table:table-cell table:style-name="ce22" office:value-type="string">
            <text:p>Cygnes, oies, canards</text:p>
          </table:table-cell>
          <table:table-cell/>
          <table:table-cell table:style-name="ce22" office:value-type="string">
            <text:p>autres becs droits</text:p>
          </table:table-cell>
          <table:table-cell table:style-name="ce22" office:value-type="string">
            <text:p>rouge/orange</text:p>
          </table:table-cell>
          <table:table-cell table:number-columns-repeated="3"/>
          <table:table-cell table:style-name="ce22" office:value-type="string">
            <text:p>huppe</text:p>
          </table:table-cell>
          <table:table-cell table:style-name="ce22" office:value-type="string">
            <text:p>gris</text:p>
          </table:table-cell>
          <table:table-cell table:style-name="ce22" office:value-type="string">
            <text:p>noir</text:p>
          </table:table-cell>
          <table:table-cell table:style-name="ce22" office:value-type="string">
            <text:p>Tête noire avec reflets verts. Collier blanc. Gorge rousse. Flancs gris. Dos noir et blanc. La femelle est grise avec la tête rousse. Bec orange, long et pointu.</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5">
          <table:table-cell table:style-name="ce22" office:value-type="string">
            <text:p>Harle piette</text:p>
          </table:table-cell>
          <table:table-cell/>
          <table:table-cell table:style-name="ce22" office:value-type="string">
            <text:p>Mergellus albellus</text:p>
          </table:table-cell>
          <table:table-cell table:style-name="ce22" office:value-type="string">
            <text:p>Smew</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gris</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et cou blancs délimités par des traits noirs. Tache noire autour de l'oeil et sur les ailes. La femelle a une calotte brune, les joues blanches, le dos et la gorge gris. Pattes grisâtres. Bec gris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5">
          <table:table-cell table:style-name="ce22" office:value-type="string">
            <text:p>Héron cendré</text:p>
          </table:table-cell>
          <table:table-cell/>
          <table:table-cell table:style-name="ce22" office:value-type="string">
            <text:p>Ardea cinerea</text:p>
          </table:table-cell>
          <table:table-cell table:style-name="ce22" office:value-type="string">
            <text:p>Grey Heron</text:p>
          </table:table-cell>
          <table:table-cell table:style-name="ce22" office:value-type="string">
            <text:p>PELECANIFORMES: Arde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Dos et nuque gris. Gorge et ventre blancs avec quelques stries noires. Joues blanches. Dessus de la tête gris noir. Bec jaune, gris et épais. Quelques aigrettes à l'arrière de la têt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Héron garde-boeufs</text:p>
          </table:table-cell>
          <table:table-cell/>
          <table:table-cell table:style-name="ce22" office:value-type="string">
            <text:p>Bubulcus ibis</text:p>
          </table:table-cell>
          <table:table-cell table:style-name="ce22" office:value-type="string">
            <text:p>Cattle Egret</text:p>
          </table:table-cell>
          <table:table-cell table:style-name="ce22" office:value-type="string">
            <text:p>PELECANIFORMES: Ardeidae</text:p>
          </table:table-cell>
          <table:table-cell table:style-name="ce22" office:value-type="float" office:value="51">
            <text:p>51</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rouge/orange</text:p>
          </table:table-cell>
          <table:table-cell table:style-name="ce22" office:value-type="string">
            <text:p>En période hivernale, le plumage est entièrement blanc. En période nuptiale, plumes orangées sur le dessus de la tête, le ventre et le dos. Bec jaune, long et puissa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5">
          <table:table-cell table:style-name="ce22" office:value-type="string">
            <text:p>Héron pourpré</text:p>
          </table:table-cell>
          <table:table-cell/>
          <table:table-cell table:style-name="ce22" office:value-type="string">
            <text:p>Ardea purpurea</text:p>
          </table:table-cell>
          <table:table-cell table:style-name="ce22" office:value-type="string">
            <text:p>Purple Heron</text:p>
          </table:table-cell>
          <table:table-cell table:style-name="ce22" office:value-type="string">
            <text:p>PELECANIFORMES: Ardeidae</text:p>
          </table:table-cell>
          <table:table-cell table:style-name="ce22" office:value-type="float" office:value="80">
            <text:p>8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number-columns-repeated="4"/>
          <table:table-cell table:style-name="ce22" office:value-type="string">
            <text:p>gris</text:p>
          </table:table-cell>
          <table:table-cell table:style-name="ce22" office:value-type="string">
            <text:p>rouge/orange</text:p>
          </table:table-cell>
          <table:table-cell table:style-name="ce22" office:value-type="string">
            <text:p>Dos gris. Cou roux sur les côtés avec une bande noire, blanc sur le devant avec des stries noires. Le dessus de la tête est noir. Bec noirâtre sur le dessus et jaune en dessous. Bec long et puissa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Hibou des marais</text:p>
          </table:table-cell>
          <table:table-cell/>
          <table:table-cell table:style-name="ce22" office:value-type="string">
            <text:p>Asio flammeus</text:p>
          </table:table-cell>
          <table:table-cell table:style-name="ce22" office:value-type="string">
            <text:p>Short-eared Owl</text:p>
          </table:table-cell>
          <table:table-cell table:style-name="ce22" office:value-type="string">
            <text:p>STRIGIFORMES: Strigidae</text:p>
          </table:table-cell>
          <table:table-cell table:style-name="ce22" office:value-type="float" office:value="38">
            <text:p>38</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blanc</text:p>
          </table:table-cell>
          <table:table-cell table:number-columns-repeated="2"/>
          <table:table-cell table:style-name="ce22" office:value-type="string">
            <text:p>brun</text:p>
          </table:table-cell>
          <table:table-cell/>
          <table:table-cell table:style-name="ce22" office:value-type="string">
            <text:p>Dos brun sombre moucheté de blanc. Dessous blanc moucheté de noir. Disque facial prononcé, blanc au centre, brun sur les côté et cerclé de blanc. Bec noir, yeux jaunes. Aigrettes à peine visible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
          <table:table-cell table:style-name="ce22" office:value-type="string">
            <text:p>Hibou moyen-duc</text:p>
          </table:table-cell>
          <table:table-cell/>
          <table:table-cell table:style-name="ce22" office:value-type="string">
            <text:p>Asio otus</text:p>
          </table:table-cell>
          <table:table-cell table:style-name="ce22" office:value-type="string">
            <text:p>Long-eared Owl</text:p>
          </table:table-cell>
          <table:table-cell table:style-name="ce22" office:value-type="string">
            <text:p>STRIGIFORMES: Strigidae</text:p>
          </table:table-cell>
          <table:table-cell table:style-name="ce22" office:value-type="float" office:value="37">
            <text:p>37</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gris brun. Devant brun moucheté de blanc. Disque facial coupé par un V frontal gris, bordé de blanc et de noir, brun sur les bords externes. Grandes aigrettes. Yeux jaunes. Bec crochu et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6">
          <table:table-cell table:style-name="ce22" office:value-type="string">
            <text:p>Hirondelle de fenêtre</text:p>
          </table:table-cell>
          <table:table-cell/>
          <table:table-cell table:style-name="ce22" office:value-type="string">
            <text:p>Delichon urbicum</text:p>
          </table:table-cell>
          <table:table-cell table:style-name="ce22" office:value-type="string">
            <text:p>Common House-Martin</text:p>
          </table:table-cell>
          <table:table-cell table:style-name="ce22" office:value-type="string">
            <text:p>PASSERIFORMES: Hirundinidae</text:p>
          </table:table-cell>
          <table:table-cell table:style-name="ce22" office:value-type="float" office:value="13">
            <text:p>13</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blanc</text:p>
          </table:table-cell>
          <table:table-cell/>
          <table:table-cell table:style-name="ce22" office:value-type="string">
            <text:p>queue bifide</text:p>
          </table:table-cell>
          <table:table-cell table:style-name="ce22" office:value-type="string">
            <text:p>noir</text:p>
          </table:table-cell>
          <table:table-cell/>
          <table:table-cell table:style-name="ce22" office:value-type="string">
            <text:p>Tête, ailes et dos noir (reflets bleus). Gorge et ventre blancs. Croupion blanc caractéristique. Pattes couvertes de plumes blanches. Queue bifide noire, peu échancrée. Bec noir.</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8">
          <table:table-cell table:style-name="ce22" office:value-type="string">
            <text:p>Hirondelle de rivage</text:p>
          </table:table-cell>
          <table:table-cell/>
          <table:table-cell table:style-name="ce22" office:value-type="string">
            <text:p>Riparia riparia</text:p>
          </table:table-cell>
          <table:table-cell table:style-name="ce22" office:value-type="string">
            <text:p>Sand Swallow</text:p>
          </table:table-cell>
          <table:table-cell table:style-name="ce22" office:value-type="string">
            <text:p>PASSERIFORMES: Hirundinidae</text:p>
          </table:table-cell>
          <table:table-cell table:style-name="ce22" office:value-type="float" office:value="12">
            <text:p>12</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brun</text:p>
          </table:table-cell>
          <table:table-cell/>
          <table:table-cell table:style-name="ce22" office:value-type="string">
            <text:p>Calotte, dos et ailes brun-gris. Gorge et ventre blancs. Bande pectorale brune. Queue bifide. Bec brun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Hirondelle de rochers</text:p>
          </table:table-cell>
          <table:table-cell/>
          <table:table-cell table:style-name="ce22" office:value-type="string">
            <text:p>Ptyonoprogne rupestris</text:p>
          </table:table-cell>
          <table:table-cell table:style-name="ce22" office:value-type="string">
            <text:p>Eurasian Crag-Martin</text:p>
          </table:table-cell>
          <table:table-cell table:style-name="ce22" office:value-type="string">
            <text:p>PASSERIFORMES: Hirundinidae</text:p>
          </table:table-cell>
          <table:table-cell table:style-name="ce22" office:value-type="float" office:value="15">
            <text:p>15</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Tête et dos brun-gris. Dessous pâle. Taches blanches au niveau de la queue. Bec noir.</text:p>
          </table:table-cell>
          <table:table-cell/>
          <table:table-cell table:style-name="ce22" office:value-type="string">
            <text:p>Montagnes et roches</text:p>
          </table:table-cell>
          <table:table-cell/>
          <table:table-cell table:style-name="ce23" office:value-type="string">
            <text:p>Hirundo rupestris</text:p>
          </table:table-cell>
          <table:table-cell table:style-name="ce22" office:value-type="string">
            <text:p>FIN</text:p>
          </table:table-cell>
        </table:table-row>
        <table:table-row table:style-name="ro5">
          <table:table-cell table:style-name="ce22" office:value-type="string">
            <text:p>Hirondelle rousseline</text:p>
          </table:table-cell>
          <table:table-cell/>
          <table:table-cell table:style-name="ce22" office:value-type="string">
            <text:p>Cecropis daurica</text:p>
          </table:table-cell>
          <table:table-cell table:style-name="ce22" office:value-type="string">
            <text:p>Red-rumped Swallow</text:p>
          </table:table-cell>
          <table:table-cell table:style-name="ce22" office:value-type="string">
            <text:p>PASSERIFORMES: Hirundin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bifide</text:p>
          </table:table-cell>
          <table:table-cell table:style-name="ce22" office:value-type="string">
            <text:p>noir</text:p>
          </table:table-cell>
          <table:table-cell table:style-name="ce22" office:value-type="string">
            <text:p>rouge/orange</text:p>
          </table:table-cell>
          <table:table-cell table:style-name="ce22" office:value-type="string">
            <text:p>Calotte, nuque et croupion roux. Dos et ailes noires à reflets bleus. Gorge et ventre blancs. Queue bifide très échancrée. Bec noir. Espèce méditerranéenne uniquement.</text:p>
          </table:table-cell>
          <table:table-cell/>
          <table:table-cell table:style-name="ce22" office:value-type="string">
            <text:p>Villes, villages, jardins</text:p>
          </table:table-cell>
          <table:table-cell table:style-name="ce22" office:value-type="string">
            <text:p>Montagnes et roches</text:p>
          </table:table-cell>
          <table:table-cell table:style-name="ce23" office:value-type="string">
            <text:p>Hirundo daurica</text:p>
          </table:table-cell>
          <table:table-cell table:style-name="ce22" office:value-type="string">
            <text:p>FIN</text:p>
          </table:table-cell>
        </table:table-row>
        <table:table-row table:style-name="ro21">
          <table:table-cell table:style-name="ce22" office:value-type="string">
            <text:p>Hirondelle rustique</text:p>
          </table:table-cell>
          <table:table-cell table:style-name="ce22" office:value-type="string">
            <text:p>Hirondelle de cheminée</text:p>
          </table:table-cell>
          <table:table-cell table:style-name="ce22" office:value-type="string">
            <text:p>Hirundo rustica</text:p>
          </table:table-cell>
          <table:table-cell table:style-name="ce22" office:value-type="string">
            <text:p>Barn Swallow</text:p>
          </table:table-cell>
          <table:table-cell table:style-name="ce22" office:value-type="string">
            <text:p>PASSERIFORMES: Hirundinidae</text:p>
          </table:table-cell>
          <table:table-cell table:style-name="ce22" office:value-type="float" office:value="18">
            <text:p>18</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bifide</text:p>
          </table:table-cell>
          <table:table-cell table:style-name="ce22" office:value-type="string">
            <text:p>noir</text:p>
          </table:table-cell>
          <table:table-cell table:style-name="ce22" office:value-type="string">
            <text:p>rouge/orange</text:p>
          </table:table-cell>
          <table:table-cell table:style-name="ce22" office:value-type="string">
            <text:p>Tache rouge au-dessus et au-dessous du bec. Bavette noire. Dos et ailes noires à reflets bleus. Ventre blanc. Tache blanche au niveau de la queue bifide très échancrée. Pattes couvertes de plumes blanches. Bec noir.</text:p>
          </table:table-cell>
          <table:table-cell/>
          <table:table-cell table:style-name="ce22" office:value-type="string">
            <text:p>Champs et bocag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8">
          <table:table-cell table:style-name="ce22" office:value-type="string">
            <text:p>Huîtrier pie</text:p>
          </table:table-cell>
          <table:table-cell/>
          <table:table-cell table:style-name="ce22" office:value-type="string">
            <text:p>Haematopus ostralegus</text:p>
          </table:table-cell>
          <table:table-cell table:style-name="ce22" office:value-type="string">
            <text:p>Eurasian Oystercatcher</text:p>
          </table:table-cell>
          <table:table-cell table:style-name="ce22" office:value-type="string">
            <text:p>CHARADRIIFORMES: Haematopodidae</text:p>
          </table:table-cell>
          <table:table-cell table:style-name="ce22" office:value-type="float" office:value="43">
            <text:p>4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cou, gorge et dos noirs. Ventre blanc. en vol, marques blanches sur les ailes. Bec, pattes et oeil rouge orangé.</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5">
          <table:table-cell table:style-name="ce22" office:value-type="string">
            <text:p>Huppe fasciée</text:p>
          </table:table-cell>
          <table:table-cell/>
          <table:table-cell table:style-name="ce22" office:value-type="string">
            <text:p>Upupa epops</text:p>
          </table:table-cell>
          <table:table-cell table:style-name="ce22" office:value-type="string">
            <text:p>Eurasian Hoopoe</text:p>
          </table:table-cell>
          <table:table-cell table:style-name="ce22" office:value-type="string">
            <text:p>CORACIIFORMES: Upupidae</text:p>
          </table:table-cell>
          <table:table-cell table:style-name="ce22" office:value-type="float" office:value="27">
            <text:p>27</text:p>
          </table:table-cell>
          <table:table-cell table:style-name="ce22" office:value-type="string">
            <text:p>Autres</text:p>
          </table:table-cell>
          <table:table-cell/>
          <table:table-cell table:style-name="ce22" office:value-type="string">
            <text:p>courbé</text:p>
          </table:table-cell>
          <table:table-cell table:number-columns-repeated="4"/>
          <table:table-cell table:style-name="ce22" office:value-type="string">
            <text:p>huppe</text:p>
          </table:table-cell>
          <table:table-cell table:style-name="ce22" office:value-type="string">
            <text:p>rouge/orange</text:p>
          </table:table-cell>
          <table:table-cell/>
          <table:table-cell table:style-name="ce22" office:value-type="string">
            <text:p>Tête et dos bruns. Huppe érectile rousse à taches noires. Les ailes et la queue sont striées de noir et blanc crème. Bec long, pointu et noirâtre. Ventre pâle.</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1">
          <table:table-cell table:style-name="ce22" office:value-type="string">
            <text:p>Hypolaïs des oliviers</text:p>
          </table:table-cell>
          <table:table-cell/>
          <table:table-cell table:style-name="ce22" office:value-type="string">
            <text:p>Hippolais olivetorum</text:p>
          </table:table-cell>
          <table:table-cell table:style-name="ce22" office:value-type="string">
            <text:p>Olive-tree Warbler</text:p>
          </table:table-cell>
          <table:table-cell table:style-name="ce22" office:value-type="string">
            <text:p>PASSERIFORMES: Acrocepha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essus gris brun, dessous pâle. Petit bec fin. Pattes grisâtres.</text:p>
          </table:table-cell>
          <table:table-cell table:style-name="ce22" office:value-type="string">
            <text:p>Vit surtout au sud-est de l'Europe (Balkans, Grèc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1">
          <table:table-cell table:style-name="ce22" office:value-type="string">
            <text:p>Hypolaïs ictérine</text:p>
          </table:table-cell>
          <table:table-cell/>
          <table:table-cell table:style-name="ce22" office:value-type="string">
            <text:p>Hippolais icterina</text:p>
          </table:table-cell>
          <table:table-cell table:style-name="ce22" office:value-type="string">
            <text:p>Icterine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olivâtre, dessous jaune pâle. Bec jaunâtre.</text:p>
          </table:table-cell>
          <table:table-cell table:style-name="ce22" office:value-type="string">
            <text:p>Europe de l'est.</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8">
          <table:table-cell table:style-name="ce22" office:value-type="string">
            <text:p>Hypolaïs pâle</text:p>
          </table:table-cell>
          <table:table-cell/>
          <table:table-cell table:style-name="ce22" office:value-type="string">
            <text:p>Hippolais pallida</text:p>
          </table:table-cell>
          <table:table-cell table:style-name="ce22" office:value-type="string">
            <text:p>Eastern Olivaceous Warbler</text:p>
          </table:table-cell>
          <table:table-cell table:style-name="ce22" office:value-type="string">
            <text:p>PASSERIFORMES: Acrocepha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gris brun, dessous pâle. Bec grisâtre.</text:p>
          </table:table-cell>
          <table:table-cell table:style-name="ce22" office:value-type="string">
            <text:p>Autour de la Méditerranée.</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1">
          <table:table-cell table:style-name="ce22" office:value-type="string">
            <text:p>Hypolaïs polyglotte</text:p>
          </table:table-cell>
          <table:table-cell/>
          <table:table-cell table:style-name="ce22" office:value-type="string">
            <text:p>Hippolais polyglotta</text:p>
          </table:table-cell>
          <table:table-cell table:style-name="ce22" office:value-type="string">
            <text:p>Melodious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olivâtre, dessous jaune pâle. Bec jaunâtre.</text:p>
          </table:table-cell>
          <table:table-cell table:style-name="ce22" office:value-type="string">
            <text:p>Europe de l'ouest.</text:p>
          </table:table-cell>
          <table:table-cell table:style-name="ce22" office:value-type="string">
            <text:p>Champs et bocag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4">
          <table:table-cell table:style-name="ce22" office:value-type="string">
            <text:p>Ibis falcinelle</text:p>
          </table:table-cell>
          <table:table-cell/>
          <table:table-cell table:style-name="ce22" office:value-type="string">
            <text:p>Plegadis falcinellus</text:p>
          </table:table-cell>
          <table:table-cell table:style-name="ce22" office:value-type="string">
            <text:p>Glossy Ibis</text:p>
          </table:table-cell>
          <table:table-cell table:style-name="ce22" office:value-type="string">
            <text:p>PELECANIFORMES: Threskiornithidae</text:p>
          </table:table-cell>
          <table:table-cell table:style-name="ce22" office:value-type="float" office:value="56">
            <text:p>56</text:p>
          </table:table-cell>
          <table:table-cell table:style-name="ce22" office:value-type="string">
            <text:p>Grands échassiers</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Tête cou, ventre et dos brun roux. Ailes et queue gris noir. Long bec courbé. Niche dans les Balkan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Ibis sacré</text:p>
          </table:table-cell>
          <table:table-cell/>
          <table:table-cell table:style-name="ce22" office:value-type="string">
            <text:p>Threskiornis aethiopicus</text:p>
          </table:table-cell>
          <table:table-cell table:style-name="ce22" office:value-type="string">
            <text:p>Sacred Ibis</text:p>
          </table:table-cell>
          <table:table-cell table:style-name="ce22" office:value-type="string">
            <text:p>PELECANIFORMES: Threskiornithidae</text:p>
          </table:table-cell>
          <table:table-cell table:style-name="ce22" office:value-type="float" office:value="70">
            <text:p>70</text:p>
          </table:table-cell>
          <table:table-cell table:style-name="ce22" office:value-type="string">
            <text:p>Grands échassier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Tête, cou et bout des ailes noirs. Le reste du plumage est blanc. Long bec courbé et noir. Pattes noires.</text:p>
          </table:table-cell>
          <table:table-cell table:style-name="ce22" office:value-type="string">
            <text:p>En France, individus échappés de captivité vivant sur la côte Atlantique.</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0">
          <table:table-cell table:style-name="ce22" office:value-type="string">
            <text:p>Jaseur boréal</text:p>
          </table:table-cell>
          <table:table-cell/>
          <table:table-cell table:style-name="ce22" office:value-type="string">
            <text:p>Bombycilla garrulus</text:p>
          </table:table-cell>
          <table:table-cell table:style-name="ce22" office:value-type="string">
            <text:p>Bohemian Waxwing</text:p>
          </table:table-cell>
          <table:table-cell table:style-name="ce22" office:value-type="string">
            <text:p>PASSERIFORMES: Bomby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style-name="ce22" office:value-type="string">
            <text:p>jaune</text:p>
          </table:table-cell>
          <table:table-cell table:style-name="ce22" office:value-type="string">
            <text:p>Corps gris-brun. Tache jaune au bout de la queue. Bout des ailes noir avec des taches jaunes, blanches et rouges plus ou moins apparentes selon les individus. Bandeau noir sur l'oeil. Front et bas du ventre roux. Petite huppe. Bec et pattes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6">
          <table:table-cell table:style-name="ce22" office:value-type="string">
            <text:p>Labbe à longue queue</text:p>
          </table:table-cell>
          <table:table-cell/>
          <table:table-cell table:style-name="ce22" office:value-type="string">
            <text:p>Stercorarius longicaudus</text:p>
          </table:table-cell>
          <table:table-cell table:style-name="ce22" office:value-type="string">
            <text:p>Long-tailed Jaeger</text:p>
          </table:table-cell>
          <table:table-cell table:style-name="ce22" office:value-type="string">
            <text:p>CHARADRIIFORMES: Stercorariidae</text:p>
          </table:table-cell>
          <table:table-cell table:style-name="ce22" office:value-type="float" office:value="38">
            <text:p>38</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gris</text:p>
          </table:table-cell>
          <table:table-cell table:style-name="ce22" office:value-type="string">
            <text:p>noir</text:p>
          </table:table-cell>
          <table:table-cell table:style-name="ce22" office:value-type="string">
            <text:p>Calotte noire, gorge et cou blancs, reste du corps gris, avec une longue queue effilée. Bec légèrement crochu et noir. Pattes noires.</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21">
          <table:table-cell table:style-name="ce22" office:value-type="string">
            <text:p>Labbe parasite</text:p>
          </table:table-cell>
          <table:table-cell/>
          <table:table-cell table:style-name="ce22" office:value-type="string">
            <text:p>Stercorarius parasiticus</text:p>
          </table:table-cell>
          <table:table-cell table:style-name="ce22" office:value-type="string">
            <text:p>Parasitic Jaeger</text:p>
          </table:table-cell>
          <table:table-cell table:style-name="ce22" office:value-type="string">
            <text:p>CHARADRIIFORMES: Stercorariidae</text:p>
          </table:table-cell>
          <table:table-cell table:style-name="ce22" office:value-type="float" office:value="46">
            <text:p>46</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En phase claire, calotte noire, collier blanc, corps et ailes gris-brun, dessous pâle avec une bande pectorale noire peu prononcée. Entièrement brun en phase sombre. Longue queue au printemps. Bec et pattes noir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4">
          <table:table-cell table:style-name="ce22" office:value-type="string">
            <text:p>Labbe pomarin</text:p>
          </table:table-cell>
          <table:table-cell/>
          <table:table-cell table:style-name="ce22" office:value-type="string">
            <text:p>Stercorarius pomarinus</text:p>
          </table:table-cell>
          <table:table-cell table:style-name="ce22" office:value-type="string">
            <text:p>Pomarine Jaeger</text:p>
          </table:table-cell>
          <table:table-cell table:style-name="ce22" office:value-type="string">
            <text:p>CHARADRIIFORMES: Stercorariidae</text:p>
          </table:table-cell>
          <table:table-cell table:style-name="ce22" office:value-type="float" office:value="51">
            <text:p>51</text:p>
          </table:table-cell>
          <table:table-cell table:style-name="ce22" office:value-type="string">
            <text:p>Labbe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Certains adultes entièrement gris-brun. D'autres avec le ventre et un collier blanc. Bec et pattes noirs.</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16">
          <table:table-cell table:style-name="ce22" office:value-type="string">
            <text:p>Lagopède alpin</text:p>
          </table:table-cell>
          <table:table-cell/>
          <table:table-cell table:style-name="ce22" office:value-type="string">
            <text:p>Lagopus muta</text:p>
          </table:table-cell>
          <table:table-cell table:style-name="ce22" office:value-type="string">
            <text:p>Rock Ptarmigan</text:p>
          </table:table-cell>
          <table:table-cell table:style-name="ce22" office:value-type="string">
            <text:p>GALLIFORMES: Phasianidae</text:p>
          </table:table-cell>
          <table:table-cell table:style-name="ce22" office:value-type="float" office:value="35">
            <text:p>35</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4"/>
          <table:table-cell table:style-name="ce22" office:value-type="string">
            <text:p>Mâle: en hiver, blanc avec le bout de la queue noir et un trait noir entre le bec et l'oeil. En été le ventre reste blanc et le reste du plumage devient brun avec une crête rouge au-dessus de l'oeil. La femelle a la même transformation, mais sans la crête au-dessus de l'oeil.</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5">
          <table:table-cell table:style-name="ce22" office:value-type="string">
            <text:p>Lagopède des saules</text:p>
          </table:table-cell>
          <table:table-cell/>
          <table:table-cell table:style-name="ce22" office:value-type="string">
            <text:p>Lagopus lagopus</text:p>
          </table:table-cell>
          <table:table-cell table:style-name="ce22" office:value-type="string">
            <text:p>Willow Ptarmigan</text:p>
          </table:table-cell>
          <table:table-cell table:style-name="ce22" office:value-type="string">
            <text:p>GALLIFORMES: Phasianidae</text:p>
          </table:table-cell>
          <table:table-cell table:style-name="ce22" office:value-type="float" office:value="40">
            <text:p>40</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4"/>
          <table:table-cell table:style-name="ce22" office:value-type="string">
            <text:p>Adulte mâle : blanc avec le bout de la queue noir l'hiver, brun-roux et une crête rouge au dessus de l'oeil l'été. Femelle : identique au mâle l'hiver, plumage brun à la belle saison.</text:p>
          </table:table-cell>
          <table:table-cell/>
          <table:table-cell table:style-name="ce22" office:value-type="string">
            <text:p>Toundra</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3">
          <table:table-cell table:style-name="ce22" office:value-type="string">
            <text:p>Linotte à bec jaune</text:p>
          </table:table-cell>
          <table:table-cell/>
          <table:table-cell table:style-name="ce22" office:value-type="string">
            <text:p>Carduelis flavirostris</text:p>
          </table:table-cell>
          <table:table-cell table:style-name="ce22" office:value-type="string">
            <text:p>Twite</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sombre, dessous pâle avec quelques rayures au niveau de la gorge et sur le front. Bec jaune en plumage internuptial et noir en plumage nuptial.</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9">
          <table:table-cell table:style-name="ce22" office:value-type="string">
            <text:p>Linotte mélodieuse</text:p>
          </table:table-cell>
          <table:table-cell/>
          <table:table-cell table:style-name="ce22" office:value-type="string">
            <text:p>Carduelis cannabina</text:p>
          </table:table-cell>
          <table:table-cell table:style-name="ce22" office:value-type="string">
            <text:p>Eurasian Linnet</text:p>
          </table:table-cell>
          <table:table-cell table:style-name="ce22" office:value-type="string">
            <text:p>PASSERIFORMES: Fringi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Dos brun roux, bout des ailes noir, tête brun-gris avec une tache rouge sur le front. Deux grandes taches rougeâtres sur la poitrine, ventre blanchâtr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22">
          <table:table-cell table:style-name="ce22" office:value-type="string">
            <text:p>Locustelle fluviatile</text:p>
          </table:table-cell>
          <table:table-cell/>
          <table:table-cell table:style-name="ce22" office:value-type="string">
            <text:p>Locustella fluviatilis</text:p>
          </table:table-cell>
          <table:table-cell table:style-name="ce22" office:value-type="string">
            <text:p>River Warbler</text:p>
          </table:table-cell>
          <table:table-cell table:style-name="ce22" office:value-type="string">
            <text:p>PASSERIFORMES: Locuste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gris, dessous blanc, taches brun-olivâtre sur le menton et la poitrin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4">
          <table:table-cell table:style-name="ce22" office:value-type="string">
            <text:p>Locustelle luscinioïde</text:p>
          </table:table-cell>
          <table:table-cell/>
          <table:table-cell table:style-name="ce22" office:value-type="string">
            <text:p>Locustella luscinioides</text:p>
          </table:table-cell>
          <table:table-cell table:style-name="ce22" office:value-type="string">
            <text:p>Savi's Warbler</text:p>
          </table:table-cell>
          <table:table-cell table:style-name="ce22" office:value-type="string">
            <text:p>PASSERIFORMES: Locuste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gris, dessous blanc. Léger sourcil blanc. Bec fin et grisâtre. Pattes rosé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Locustelle tachetée</text:p>
          </table:table-cell>
          <table:table-cell/>
          <table:table-cell table:style-name="ce22" office:value-type="string">
            <text:p>Locustella naevia</text:p>
          </table:table-cell>
          <table:table-cell table:style-name="ce22" office:value-type="string">
            <text:p>Common Grasshopper-Warbler</text:p>
          </table:table-cell>
          <table:table-cell table:style-name="ce22" office:value-type="string">
            <text:p>PASSERIFORMES: Locuste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un motif d'écailles, dessous pâle. Bec fin, jaune dessous et noirâtre dessus.</text:p>
          </table:table-cell>
          <table:table-cell/>
          <table:table-cell table:style-name="ce22" office:value-type="string">
            <text:p>Forêts et land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6">
          <table:table-cell table:style-name="ce22" office:value-type="string">
            <text:p>Loriot d'Europe</text:p>
          </table:table-cell>
          <table:table-cell/>
          <table:table-cell table:style-name="ce22" office:value-type="string">
            <text:p>Oriolus oriolus</text:p>
          </table:table-cell>
          <table:table-cell table:style-name="ce22" office:value-type="string">
            <text:p>Eurasian Golden Oriole</text:p>
          </table:table-cell>
          <table:table-cell table:style-name="ce22" office:value-type="string">
            <text:p>PASSERIFORMES: Oriol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noir</text:p>
          </table:table-cell>
          <table:table-cell table:number-columns-repeated="2"/>
          <table:table-cell table:style-name="ce22" office:value-type="string">
            <text:p>jaune</text:p>
          </table:table-cell>
          <table:table-cell table:style-name="ce22" office:value-type="string">
            <text:p>noir</text:p>
          </table:table-cell>
          <table:table-cell table:style-name="ce22" office:value-type="string">
            <text:p>Mâle à dominante jaune, avec les ailes et une partie de la queue noires. Tache noire près de l'oeil. Femelle au dos brun, tête et dessous verdâtres. Puissant bec rosâtr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8">
          <table:table-cell table:style-name="ce22" office:value-type="string">
            <text:p>Lusciniole à moustaches</text:p>
          </table:table-cell>
          <table:table-cell/>
          <table:table-cell table:style-name="ce22" office:value-type="string">
            <text:p>Acrocephalus melanopogon</text:p>
          </table:table-cell>
          <table:table-cell table:style-name="ce22" office:value-type="string">
            <text:p>Moustached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blanc. Sourcil blanc, souligné d'un trait noir sur l'oeil. Dessus de la tête noir. Bec fin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9">
          <table:table-cell table:style-name="ce22" office:value-type="string">
            <text:p>Macareux moine</text:p>
          </table:table-cell>
          <table:table-cell/>
          <table:table-cell table:style-name="ce22" office:value-type="string">
            <text:p>Fratercula arctica</text:p>
          </table:table-cell>
          <table:table-cell table:style-name="ce22" office:value-type="string">
            <text:p>Atlantic Puffin</text:p>
          </table:table-cell>
          <table:table-cell table:style-name="ce22" office:value-type="string">
            <text:p>CHARADRIIFORMES: Alcidae</text:p>
          </table:table-cell>
          <table:table-cell table:style-name="ce22" office:value-type="float" office:value="30">
            <text:p>30</text:p>
          </table:table-cell>
          <table:table-cell table:style-name="ce22" office:value-type="string">
            <text:p>Pingouins, guillemots, macareux</text:p>
          </table:table-cell>
          <table:table-cell/>
          <table:table-cell table:style-name="ce22" office:value-type="string">
            <text:p>autre</text:p>
          </table:table-cell>
          <table:table-cell table:style-name="ce22" office:value-type="string">
            <text:p>noir</text:p>
          </table:table-cell>
          <table:table-cell table:style-name="ce22" office:value-type="string">
            <text:p>rouge/orange</text:p>
          </table:table-cell>
          <table:table-cell table:style-name="ce22" office:value-type="string">
            <text:p>rouge/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Joues et ventre blancs. Calotte, collier, dos et ailes noirs. Bec épais aux couleurs vives à dominante orange. Le bec devient plus terne en hiver. Pattes orang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7">
          <table:table-cell table:style-name="ce22" office:value-type="string">
            <text:p>Macreuse brune</text:p>
          </table:table-cell>
          <table:table-cell/>
          <table:table-cell table:style-name="ce22" office:value-type="string">
            <text:p>Melanitta fusca</text:p>
          </table:table-cell>
          <table:table-cell table:style-name="ce22" office:value-type="string">
            <text:p>White-winged Scoter</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e à l'exception quelques taches blanches sous l'oeil et au bout des ailes. La femelle a la tête partiellement rousse.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Macreuse noire</text:p>
          </table:table-cell>
          <table:table-cell/>
          <table:table-cell table:style-name="ce22" office:value-type="string">
            <text:p>Melanitta nigra</text:p>
          </table:table-cell>
          <table:table-cell table:style-name="ce22" office:value-type="string">
            <text:p>Common Scoter</text:p>
          </table:table-cell>
          <table:table-cell table:style-name="ce22" office:value-type="string">
            <text:p>ANSERIFORMES: Anatidae</text:p>
          </table:table-cell>
          <table:table-cell table:style-name="ce22" office:value-type="float" office:value="48">
            <text:p>4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noir</text:p>
          </table:table-cell>
          <table:table-cell/>
          <table:table-cell table:style-name="ce22" office:value-type="string">
            <text:p>Le mâle est entièrement noir, à l'exception de la partie jaune du bec. La femelle est brune avec une tache blanche sur la jou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Marmaronette marbrée</text:p>
          </table:table-cell>
          <table:table-cell table:style-name="ce22" office:value-type="string">
            <text:p>Sarcelle marbrée</text:p>
          </table:table-cell>
          <table:table-cell table:style-name="ce22" office:value-type="string">
            <text:p>Marmaronetta angustirostris</text:p>
          </table:table-cell>
          <table:table-cell table:style-name="ce22" office:value-type="string">
            <text:p>Marbled Teal</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moucheté</text:p>
          </table:table-cell>
          <table:table-cell table:style-name="ce22" office:value-type="string">
            <text:p>brun</text:p>
          </table:table-cell>
          <table:table-cell/>
          <table:table-cell table:style-name="ce22" office:value-type="string">
            <text:p>Dos brun. Gorge et flancs blanchâtres, le tout marbré de taches blanches et noires. Joues blanches, dessus de la tête brun, bec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5">
          <table:table-cell table:style-name="ce22" office:value-type="string">
            <text:p>Marouette de Baillon</text:p>
          </table:table-cell>
          <table:table-cell/>
          <table:table-cell table:style-name="ce22" office:value-type="string">
            <text:p>Porzana pusilla</text:p>
          </table:table-cell>
          <table:table-cell table:style-name="ce22" office:value-type="string">
            <text:p>Baillon's Crake</text:p>
          </table:table-cell>
          <table:table-cell table:style-name="ce22" office:value-type="string">
            <text:p>GRUIFORMES: Rallidae</text:p>
          </table:table-cell>
          <table:table-cell table:style-name="ce22" office:value-type="float" office:value="18">
            <text:p>18</text:p>
          </table:table-cell>
          <table:table-cell table:style-name="ce22" office:value-type="string">
            <text:p>Râles, marouettes, poules d'eau</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avec quelques tâches grises. Sourcils et joues gris. Dessus de la tête brun. Gorge et ventre gris. Flancs et croupions rayés noirs et gris. Pattes verdâtres. Bec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Marouette ponctuée</text:p>
          </table:table-cell>
          <table:table-cell/>
          <table:table-cell table:style-name="ce22" office:value-type="string">
            <text:p>Porzana porzana</text:p>
          </table:table-cell>
          <table:table-cell table:style-name="ce22" office:value-type="string">
            <text:p>Spotted Crake</text:p>
          </table:table-cell>
          <table:table-cell table:style-name="ce22" office:value-type="string">
            <text:p>GRUIFORMES: Rallidae</text:p>
          </table:table-cell>
          <table:table-cell table:style-name="ce22" office:value-type="float" office:value="23">
            <text:p>23</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Corps brun entièrement moucheté de blanc sur le dessous et de blanc et noir sur le dessus. Bec jaune et pattes verd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Marouette poussin</text:p>
          </table:table-cell>
          <table:table-cell/>
          <table:table-cell table:style-name="ce22" office:value-type="string">
            <text:p>Porzana parva</text:p>
          </table:table-cell>
          <table:table-cell table:style-name="ce22" office:value-type="string">
            <text:p>Little Crake</text:p>
          </table:table-cell>
          <table:table-cell table:style-name="ce22" office:value-type="string">
            <text:p>GRUIFORMES: Rallidae</text:p>
          </table:table-cell>
          <table:table-cell table:style-name="ce22" office:value-type="float" office:value="19">
            <text:p>19</text:p>
          </table:table-cell>
          <table:table-cell table:style-name="ce22" office:value-type="string">
            <text:p>Râles, marouettes, poules d'eau</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face et ventre gris, bec et pattes verdâtres. Bas du ventre et croupion légèrement moucheté. Pas ou peu de taches gris-blanc sur le dos, pas de rayures grises sur le bas du ventre (contrairement à la marouette de Baillo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1">
          <table:table-cell table:style-name="ce22" office:value-type="string">
            <text:p>Martin-pêcheur d'Europe</text:p>
          </table:table-cell>
          <table:table-cell/>
          <table:table-cell table:style-name="ce22" office:value-type="string">
            <text:p>Alcedo atthis</text:p>
          </table:table-cell>
          <table:table-cell table:style-name="ce22" office:value-type="string">
            <text:p>Common Kingfisher</text:p>
          </table:table-cell>
          <table:table-cell table:style-name="ce22" office:value-type="string">
            <text:p>CORACIIFORMES: Alcedinidae</text:p>
          </table:table-cell>
          <table:table-cell table:style-name="ce22" office:value-type="float" office:value="16">
            <text:p>16</text:p>
          </table:table-cell>
          <table:table-cell table:style-name="ce22" office:value-type="string">
            <text:p>Autr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leu</text:p>
          </table:table-cell>
          <table:table-cell table:style-name="ce22" office:value-type="string">
            <text:p>rouge/orange</text:p>
          </table:table-cell>
          <table:table-cell table:style-name="ce22" office:value-type="string">
            <text:p>Dos bleu, avec des plumes azurées au centre. Tête bleue. Ventre roux. Marques rousses et blanches au niveau de la joue et du cou. Long bec puissant de couleur noirâtre, légèrement orangé sur la mandibule inférieure. Pattes orangé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Martinet à ventre blanc</text:p>
          </table:table-cell>
          <table:table-cell/>
          <table:table-cell table:style-name="ce22" office:value-type="string">
            <text:p>Tachymarptis melba</text:p>
          </table:table-cell>
          <table:table-cell table:style-name="ce22" office:value-type="string">
            <text:p>Alpine Swift</text:p>
          </table:table-cell>
          <table:table-cell table:style-name="ce22" office:value-type="string">
            <text:p>APODIFORMES: Apodidae</text:p>
          </table:table-cell>
          <table:table-cell table:style-name="ce22" office:value-type="float" office:value="21">
            <text:p>21</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noir, tête noirâtre, ventre blanc avec un collier noir. Occupe des zones montagneuses, des falaises.</text:p>
          </table:table-cell>
          <table:table-cell/>
          <table:table-cell table:style-name="ce22" office:value-type="string">
            <text:p>Montagnes et roches</text:p>
          </table:table-cell>
          <table:table-cell table:style-name="ce22" office:value-type="string">
            <text:p>Littoral</text:p>
          </table:table-cell>
          <table:table-cell table:style-name="ce22"/>
          <table:table-cell table:style-name="ce22" office:value-type="string">
            <text:p>FIN</text:p>
          </table:table-cell>
        </table:table-row>
        <table:table-row table:style-name="ro23">
          <table:table-cell table:style-name="ce22" office:value-type="string">
            <text:p>Martinet cafre</text:p>
          </table:table-cell>
          <table:table-cell/>
          <table:table-cell table:style-name="ce22" office:value-type="string">
            <text:p>Apus caffer</text:p>
          </table:table-cell>
          <table:table-cell table:style-name="ce22" office:value-type="string">
            <text:p>White-rumped Swift</text:p>
          </table:table-cell>
          <table:table-cell table:style-name="ce22" office:value-type="string">
            <text:p>APODIFORMES: Apodidae</text:p>
          </table:table-cell>
          <table:table-cell table:style-name="ce22" office:value-type="float" office:value="14">
            <text:p>14</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âtre, sauf gorge blanche et tache blanche au croupion. (Sud de l'Espagne).</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5">
          <table:table-cell table:style-name="ce22" office:value-type="string">
            <text:p>Martinet noir</text:p>
          </table:table-cell>
          <table:table-cell/>
          <table:table-cell table:style-name="ce22" office:value-type="string">
            <text:p>Apus apus</text:p>
          </table:table-cell>
          <table:table-cell table:style-name="ce22" office:value-type="string">
            <text:p>Common Swift</text:p>
          </table:table-cell>
          <table:table-cell table:style-name="ce22" office:value-type="string">
            <text:p>APODIFORMES: Apod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 (avec un dessous parfois plus pâle). Tache blanche sous le bec. Queue bifide. Passe tout son temps en vol. Très fréquent en zone urbaine au printemps et en été.</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23">
          <table:table-cell table:style-name="ce22" office:value-type="string">
            <text:p>Martinet pâle</text:p>
          </table:table-cell>
          <table:table-cell/>
          <table:table-cell table:style-name="ce22" office:value-type="string">
            <text:p>Apus pallidus</text:p>
          </table:table-cell>
          <table:table-cell table:style-name="ce22" office:value-type="string">
            <text:p>Pallid Swift</text:p>
          </table:table-cell>
          <table:table-cell table:style-name="ce22" office:value-type="string">
            <text:p>APODIFORMES: Apod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gris</text:p>
          </table:table-cell>
          <table:table-cell/>
          <table:table-cell table:style-name="ce22" office:value-type="string">
            <text:p>Entièrement brun-gris. Ventre à écailles. Tache blanche au bec. Queue légèrement bifide.</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31">
          <table:table-cell table:style-name="ce22" office:value-type="string">
            <text:p>Martinet unicolore</text:p>
          </table:table-cell>
          <table:table-cell/>
          <table:table-cell table:style-name="ce22" office:value-type="string">
            <text:p>Apus unicolor</text:p>
          </table:table-cell>
          <table:table-cell table:style-name="ce22" office:value-type="string">
            <text:p>Plain Swift</text:p>
          </table:table-cell>
          <table:table-cell table:style-name="ce22" office:value-type="string">
            <text:p>APODIFORMES: Apodidae</text:p>
          </table:table-cell>
          <table:table-cell table:style-name="ce22" office:value-type="float" office:value="14">
            <text:p>14</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 avec une tache blanche sous le bec presque invisible.</text:p>
          </table:table-cell>
          <table:table-cell table:style-name="ce22" office:value-type="string">
            <text:p>Uniquement aux îles Canaries.</text:p>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1">
          <table:table-cell table:style-name="ce22" office:value-type="string">
            <text:p>Mergule nain</text:p>
          </table:table-cell>
          <table:table-cell/>
          <table:table-cell table:style-name="ce22" office:value-type="string">
            <text:p>Alle alle</text:p>
          </table:table-cell>
          <table:table-cell table:style-name="ce22" office:value-type="string">
            <text:p>Little Auk</text:p>
          </table:table-cell>
          <table:table-cell table:style-name="ce22" office:value-type="string">
            <text:p>CHARADRIIFORMES: Alcidae</text:p>
          </table:table-cell>
          <table:table-cell table:style-name="ce22" office:value-type="float" office:value="20">
            <text:p>20</text:p>
          </table:table-cell>
          <table:table-cell table:style-name="ce22" office:value-type="string">
            <text:p>Pingouins, guillemots, macare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ventre blanc. Bec noir légèrement crochu. Le plus petit des alcidés. Vit dans les zones arctiques (nord de la Scandinavie, Groenland), mais peut hiverner sur les côtes atlantiques français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Merle à plastron</text:p>
          </table:table-cell>
          <table:table-cell/>
          <table:table-cell table:style-name="ce22" office:value-type="string">
            <text:p>Turdus torquatus</text:p>
          </table:table-cell>
          <table:table-cell table:style-name="ce22" office:value-type="string">
            <text:p>Ring Ouzel</text:p>
          </table:table-cell>
          <table:table-cell table:style-name="ce22" office:value-type="string">
            <text:p>PASSERIFORMES: Turdidae</text:p>
          </table:table-cell>
          <table:table-cell table:style-name="ce22" office:value-type="float" office:value="23">
            <text:p>2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Brun très sombre, avec une bande pectorale blanche. Les plumes des ailes et du ventre présentent un liseré plus clair, formant un motif d'écailles. Bec jaunâtre et pattes noi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6">
          <table:table-cell table:style-name="ce22" office:value-type="string">
            <text:p>Merle noir</text:p>
          </table:table-cell>
          <table:table-cell/>
          <table:table-cell table:style-name="ce22" office:value-type="string">
            <text:p>Turdus merula</text:p>
          </table:table-cell>
          <table:table-cell table:style-name="ce22" office:value-type="string">
            <text:p>Eurasian Blackbird</text:p>
          </table:table-cell>
          <table:table-cell table:style-name="ce22" office:value-type="string">
            <text:p>PASSERIFORMES: Turd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number-columns-repeated="4"/>
          <table:table-cell table:style-name="ce22" office:value-type="string">
            <text:p>noir</text:p>
          </table:table-cell>
          <table:table-cell/>
          <table:table-cell table:style-name="ce22" office:value-type="string">
            <text:p>Mâle adulte noir, avec le bec jaune orangé, et le tour de l'oeil jaune. La femelle est brune, son bec est souvent noirâtre à la base. Chez le jeune, le corps et le bec sont plutôt bruns.</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
          <table:table-cell table:style-name="ce22" office:value-type="string">
            <text:p>Mésange à longue queue</text:p>
          </table:table-cell>
          <table:table-cell/>
          <table:table-cell table:style-name="ce22" office:value-type="string">
            <text:p>Aegithalos caudatus</text:p>
          </table:table-cell>
          <table:table-cell table:style-name="ce22" office:value-type="string">
            <text:p>Long-tailed Tit</text:p>
          </table:table-cell>
          <table:table-cell table:style-name="ce22" office:value-type="string">
            <text:p>PASSERIFORMES: Aegitha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table-cell table:style-name="ce22" office:value-type="string">
            <text:p>Dos brun et noir. Ventre d'un brun très pâle. Tête noire avec une raie blanche au milieu. Joues blanches. Longue queue noire bordée de blanc. Quelques plumes blanches sur les ailes noires.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9">
          <table:table-cell table:style-name="ce22" office:value-type="string">
            <text:p>Mésange bleue</text:p>
          </table:table-cell>
          <table:table-cell/>
          <table:table-cell table:style-name="ce22" office:value-type="string">
            <text:p>Cyanistes caeruleus</text:p>
          </table:table-cell>
          <table:table-cell table:style-name="ce22" office:value-type="string">
            <text:p>Blue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eu</text:p>
          </table:table-cell>
          <table:table-cell/>
          <table:table-cell table:style-name="ce22" office:value-type="string">
            <text:p>Calotte, nuque, queue et bout des ailes bleus. Dos verdâtre. Ventre jaune. Fine barre noire sur le ventre et l'oeil. Joues blanches. Petit bec et pattes noirâtres.</text:p>
          </table:table-cell>
          <table:table-cell/>
          <table:table-cell table:style-name="ce22" office:value-type="string">
            <text:p>Villes, villages, jardins</text:p>
          </table:table-cell>
          <table:table-cell table:style-name="ce22" office:value-type="string">
            <text:p>Forêts et landes</text:p>
          </table:table-cell>
          <table:table-cell table:style-name="ce23" office:value-type="string">
            <text:p>Parus caeruleus</text:p>
          </table:table-cell>
          <table:table-cell table:style-name="ce22" office:value-type="string">
            <text:p>FIN</text:p>
          </table:table-cell>
        </table:table-row>
        <table:table-row table:style-name="ro15">
          <table:table-cell table:style-name="ce22" office:value-type="string">
            <text:p>Mésange boréale</text:p>
          </table:table-cell>
          <table:table-cell/>
          <table:table-cell table:style-name="ce22" office:value-type="string">
            <text:p>Poecile montanus</text:p>
          </table:table-cell>
          <table:table-cell table:style-name="ce22" office:value-type="string">
            <text:p>Willow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pâle, calotte noire, bavette noire plus ou moins étendue, joues blanches. Petit bec noir. Ressemble beaucoup à la mésange nonnette.</text:p>
          </table:table-cell>
          <table:table-cell/>
          <table:table-cell table:style-name="ce22" office:value-type="string">
            <text:p>Forêts et landes</text:p>
          </table:table-cell>
          <table:table-cell/>
          <table:table-cell table:style-name="ce23" office:value-type="string">
            <text:p>Parus montanus</text:p>
          </table:table-cell>
          <table:table-cell table:style-name="ce22" office:value-type="string">
            <text:p>FIN</text:p>
          </table:table-cell>
        </table:table-row>
        <table:table-row table:style-name="ro6">
          <table:table-cell table:style-name="ce22" office:value-type="string">
            <text:p>Mésange charbonnière</text:p>
          </table:table-cell>
          <table:table-cell/>
          <table:table-cell table:style-name="ce22" office:value-type="string">
            <text:p>Parus major</text:p>
          </table:table-cell>
          <table:table-cell table:style-name="ce22" office:value-type="string">
            <text:p>Great Tit</text:p>
          </table:table-cell>
          <table:table-cell table:style-name="ce22" office:value-type="string">
            <text:p>PASSERIFORMES: Pa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jaune</text:p>
          </table:table-cell>
          <table:table-cell table:style-name="ce22" office:value-type="string">
            <text:p>noir</text:p>
          </table:table-cell>
          <table:table-cell table:style-name="ce22" office:value-type="string">
            <text:p>Dos verdâtre, bout des ailes bleuté, queue noire. Joues blanches. Calotte, collier et gorge noirs. Ventre jaune divisé par une large bande noire.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4">
          <table:table-cell table:style-name="ce22" office:value-type="string">
            <text:p>Mésange huppée</text:p>
          </table:table-cell>
          <table:table-cell/>
          <table:table-cell table:style-name="ce22" office:value-type="string">
            <text:p>Lophophanes cristatus</text:p>
          </table:table-cell>
          <table:table-cell table:style-name="ce22" office:value-type="string">
            <text:p>Crested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huppe</text:p>
          </table:table-cell>
          <table:table-cell table:style-name="ce22" office:value-type="string">
            <text:p>brun</text:p>
          </table:table-cell>
          <table:table-cell table:style-name="ce22" office:value-type="string">
            <text:p>noir</text:p>
          </table:table-cell>
          <table:table-cell table:style-name="ce22" office:value-type="string">
            <text:p>Dos brun-gris, ventre pâle. Petite bavette noire. Tête et huppe grises. Collier blanc et noir. Petit bec noir.</text:p>
          </table:table-cell>
          <table:table-cell/>
          <table:table-cell table:style-name="ce22" office:value-type="string">
            <text:p>Forêts et landes</text:p>
          </table:table-cell>
          <table:table-cell/>
          <table:table-cell table:style-name="ce23" office:value-type="string">
            <text:p>Parus cristatus</text:p>
          </table:table-cell>
          <table:table-cell table:style-name="ce22" office:value-type="string">
            <text:p>FIN</text:p>
          </table:table-cell>
        </table:table-row>
        <table:table-row table:style-name="ro18">
          <table:table-cell table:style-name="ce22" office:value-type="string">
            <text:p>Mésange lapone</text:p>
          </table:table-cell>
          <table:table-cell/>
          <table:table-cell table:style-name="ce22" office:value-type="string">
            <text:p>Poecile cinctus</text:p>
          </table:table-cell>
          <table:table-cell table:style-name="ce22" office:value-type="string">
            <text:p>Grey-headed Chickadee or Siberian Tit</text:p>
          </table:table-cell>
          <table:table-cell table:style-name="ce22" office:value-type="string">
            <text:p>PASSERIFORMES: Pa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Dos brun, ventre pâle aux flancs roux. Calotte et bavette noires, bout des ailes noir. Joues blanches. Petit bec noir.</text:p>
          </table:table-cell>
          <table:table-cell table:style-name="ce22" office:value-type="string">
            <text:p>Uniquement en Scandinavie.</text:p>
          </table:table-cell>
          <table:table-cell table:style-name="ce22" office:value-type="string">
            <text:p>Forêts et landes</text:p>
          </table:table-cell>
          <table:table-cell/>
          <table:table-cell table:style-name="ce23" office:value-type="string">
            <text:p>Parus cinctus</text:p>
          </table:table-cell>
          <table:table-cell table:style-name="ce22" office:value-type="string">
            <text:p>FIN</text:p>
          </table:table-cell>
        </table:table-row>
        <table:table-row table:style-name="ro3">
          <table:table-cell table:style-name="ce22" office:value-type="string">
            <text:p>Mésange lugubre</text:p>
          </table:table-cell>
          <table:table-cell/>
          <table:table-cell table:style-name="ce22" office:value-type="string">
            <text:p>Poecile lugubris</text:p>
          </table:table-cell>
          <table:table-cell table:style-name="ce22" office:value-type="string">
            <text:p>Sombre Tit</text:p>
          </table:table-cell>
          <table:table-cell table:style-name="ce22" office:value-type="string">
            <text:p>PASSERIFORMES: Pa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Calotte et gorge noires, joues blanches, dos gris, dessous blanchâtre. La calotte de la femelle est moins sombre et contrastée. Petit bec noir.</text:p>
          </table:table-cell>
          <table:table-cell table:style-name="ce22" office:value-type="string">
            <text:p>Europe du Sud-Est (Balkans, Roumanie)</text:p>
          </table:table-cell>
          <table:table-cell table:style-name="ce22" office:value-type="string">
            <text:p>Forêts et landes</text:p>
          </table:table-cell>
          <table:table-cell/>
          <table:table-cell table:style-name="ce23" office:value-type="string">
            <text:p>Parus lugubris</text:p>
          </table:table-cell>
          <table:table-cell table:style-name="ce22" office:value-type="string">
            <text:p>FIN</text:p>
          </table:table-cell>
        </table:table-row>
        <table:table-row table:style-name="ro6">
          <table:table-cell table:style-name="ce22" office:value-type="string">
            <text:p>Mésange noire</text:p>
          </table:table-cell>
          <table:table-cell/>
          <table:table-cell table:style-name="ce22" office:value-type="string">
            <text:p>Periparus ater</text:p>
          </table:table-cell>
          <table:table-cell table:style-name="ce22" office:value-type="string">
            <text:p>Coal Tit</text:p>
          </table:table-cell>
          <table:table-cell table:style-name="ce22" office:value-type="string">
            <text:p>PASSERIFORMES: Par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noire avec des joues blanches et une tache blanche sur la nuque. Le dos et les ailes sont gris foncé, avec des deux barres blanches sur le bord des ailes. Dessous pâle. Petit bec noir.</text:p>
          </table:table-cell>
          <table:table-cell/>
          <table:table-cell table:style-name="ce22" office:value-type="string">
            <text:p>Forêts et landes</text:p>
          </table:table-cell>
          <table:table-cell/>
          <table:table-cell table:style-name="ce23" office:value-type="string">
            <text:p>Parus ater</text:p>
          </table:table-cell>
          <table:table-cell table:style-name="ce22" office:value-type="string">
            <text:p>FIN</text:p>
          </table:table-cell>
        </table:table-row>
        <table:table-row table:style-name="ro21">
          <table:table-cell table:style-name="ce22" office:value-type="string">
            <text:p>Mésange nonnette</text:p>
          </table:table-cell>
          <table:table-cell/>
          <table:table-cell table:style-name="ce22" office:value-type="string">
            <text:p>Poecile palustris</text:p>
          </table:table-cell>
          <table:table-cell table:style-name="ce22" office:value-type="string">
            <text:p>Marsh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pâle, calotte noire, petite bavette noire, joues blanches. Ressemble beaucoup à la mésange boréale, mais la bavette est moins étendue. La queue est également moins étagée.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3" office:value-type="string">
            <text:p>Parus palustris</text:p>
          </table:table-cell>
          <table:table-cell table:style-name="ce22" office:value-type="string">
            <text:p>FIN</text:p>
          </table:table-cell>
        </table:table-row>
        <table:table-row table:style-name="ro1">
          <table:table-cell table:style-name="ce22" office:value-type="string">
            <text:p>Mésangeai imitateur</text:p>
          </table:table-cell>
          <table:table-cell/>
          <table:table-cell table:style-name="ce22" office:value-type="string">
            <text:p>Perisoreus infaustus</text:p>
          </table:table-cell>
          <table:table-cell table:style-name="ce22" office:value-type="string">
            <text:p>Siberian Jay</text:p>
          </table:table-cell>
          <table:table-cell table:style-name="ce22" office:value-type="string">
            <text:p>PASSERIFORMES: Corvidae</text:p>
          </table:table-cell>
          <table:table-cell table:style-name="ce22" office:value-type="float" office:value="30">
            <text:p>30</text:p>
          </table:table-cell>
          <table:table-cell table:style-name="ce22" office:value-type="string">
            <text:p>Corvidé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gris-brun, bout des ailes grises, tête brun sombre, cou et gorge d'un brun plus terne, ventre roussâtre. Quelques plumes d'un roux plus éclatant sur l'aile et la queue. Petit bec noir. Scandinavie.</text:p>
          </table:table-cell>
          <table:table-cell table:style-name="ce22" office:value-type="string">
            <text:p>Scandinavi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
          <table:table-cell table:style-name="ce22" office:value-type="string">
            <text:p>Milan noir</text:p>
          </table:table-cell>
          <table:table-cell/>
          <table:table-cell table:style-name="ce22" office:value-type="string">
            <text:p>Milvus migrans</text:p>
          </table:table-cell>
          <table:table-cell table:style-name="ce22" office:value-type="string">
            <text:p>Black Kite</text:p>
          </table:table-cell>
          <table:table-cell table:style-name="ce22" office:value-type="string">
            <text:p>ACCIPITRIFORMES: Accipitridae</text:p>
          </table:table-cell>
          <table:table-cell table:style-name="ce22" office:value-type="float" office:value="56">
            <text:p>56</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sombre, avec le bout des ailes noires. Tête d'un brun grisâtre, avec un bec jaune et noir. Vus du dessous, le bord des ailes et la queue sont grisâtres légèrement rayés. La queue est un peu incurvée.</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20">
          <table:table-cell table:style-name="ce22" office:value-type="string">
            <text:p>Milan royal</text:p>
          </table:table-cell>
          <table:table-cell/>
          <table:table-cell table:style-name="ce22" office:value-type="string">
            <text:p>Milvus milvus</text:p>
          </table:table-cell>
          <table:table-cell table:style-name="ce22" office:value-type="string">
            <text:p>Red Kite</text:p>
          </table:table-cell>
          <table:table-cell table:style-name="ce22" office:value-type="string">
            <text:p>ACCIPITRIFORMES: Accipitridae</text:p>
          </table:table-cell>
          <table:table-cell table:style-name="ce22" office:value-type="float" office:value="61">
            <text:p>61</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roux, tête grisâtre, bec jaune et noir. Vues de dessous, les ailes sont brunes près du corps, blanches au centre et noires sur les extrémités. Le dessous de la queue est plus aussi blanchâtre, finement rayé de noir. La queue est échancré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
          <table:table-cell table:style-name="ce22" office:value-type="string">
            <text:p>Moineau domestique</text:p>
          </table:table-cell>
          <table:table-cell/>
          <table:table-cell table:style-name="ce22" office:value-type="string">
            <text:p>Passer domesticus</text:p>
          </table:table-cell>
          <table:table-cell table:style-name="ce22" office:value-type="string">
            <text:p>House Sparrow</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hez le mâle, dos brun roussâtre, joues, calotte et ventre gris, bandes rousses sur l'arrière de la tête. Tache noire près de l'œil, bavette noire qui s'efface en plumage internuptial dont la femelle est dépourvue. Bec épais.</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20">
          <table:table-cell table:style-name="ce22" office:value-type="string">
            <text:p>Moineau espagnol</text:p>
          </table:table-cell>
          <table:table-cell/>
          <table:table-cell table:style-name="ce22" office:value-type="string">
            <text:p>Passer hispaniolensis</text:p>
          </table:table-cell>
          <table:table-cell table:style-name="ce22" office:value-type="string">
            <text:p>Spanish Sparrow</text:p>
          </table:table-cell>
          <table:table-cell table:style-name="ce22" office:value-type="string">
            <text:p>PASSERIFORMES: Passer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hez le mâle, dos brun avec des taches noires, calotte rousse, joues blanches, bavette noire, tache noire près de l'oeil. La bavette noire s'efface en plumage internuptial, et la femelle en est dépourvue. Taches noires sur la poitrine pâle. Bec épais.</text:p>
          </table:table-cell>
          <table:table-cell table:style-name="ce22" office:value-type="string">
            <text:p>Sud de l'Europe</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6">
          <table:table-cell table:style-name="ce22" office:value-type="string">
            <text:p>Moineau friquet</text:p>
          </table:table-cell>
          <table:table-cell/>
          <table:table-cell table:style-name="ce22" office:value-type="string">
            <text:p>Passer montanus</text:p>
          </table:table-cell>
          <table:table-cell table:style-name="ce22" office:value-type="string">
            <text:p>Eurasian Tree Sparrow</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Ventre blanc, dos brun, calotte brune (et non rousse), tâche noire près de l'oeil, bavette noire. Point noir dans la joue blanche qui le distingue des autres moineaux. La gorge noire s'efface en plumage internuptial, et la femelle en est dépourvue. Bec épais noir.</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2">
          <table:table-cell table:style-name="ce22" office:value-type="string">
            <text:p>Moineau soulcie</text:p>
          </table:table-cell>
          <table:table-cell/>
          <table:table-cell table:style-name="ce22" office:value-type="string">
            <text:p>Petronia petronia</text:p>
          </table:table-cell>
          <table:table-cell table:style-name="ce22" office:value-type="string">
            <text:p>Rock Petronia</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jaune</text:p>
          </table:table-cell>
          <table:table-cell table:style-name="ce22" office:value-type="string">
            <text:p>Dos brun pâle. Sourcil blanc et collier blanc peu marqué. Petite tache jaune au niveau de la gorge. Ventre rayé. Bec épais.</text:p>
          </table:table-cell>
          <table:table-cell/>
          <table:table-cell table:style-name="ce22" office:value-type="string">
            <text:p>Milieu méditerranéen</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8">
          <table:table-cell table:style-name="ce22" office:value-type="string">
            <text:p>Monticole bleu</text:p>
          </table:table-cell>
          <table:table-cell table:style-name="ce22" office:value-type="string">
            <text:p>Merle bleu</text:p>
          </table:table-cell>
          <table:table-cell table:style-name="ce22" office:value-type="string">
            <text:p>Monticola solitarius</text:p>
          </table:table-cell>
          <table:table-cell table:style-name="ce22" office:value-type="string">
            <text:p>Blue Rock-Thrush</text:p>
          </table:table-cell>
          <table:table-cell table:style-name="ce22" office:value-type="string">
            <text:p>PASSERIFORMES: Muscicap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eu</text:p>
          </table:table-cell>
          <table:table-cell/>
          <table:table-cell table:style-name="ce22" office:value-type="string">
            <text:p>Entièrement bleu sombre, avec les ailes et la queue noirâtres. La femelle est brune. Bec noir. Pattes noires.</text:p>
          </table:table-cell>
          <table:table-cell/>
          <table:table-cell table:style-name="ce22" office:value-type="string">
            <text:p>Montagnes et roches</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8">
          <table:table-cell table:style-name="ce22" office:value-type="string">
            <text:p>Monticole de roche</text:p>
          </table:table-cell>
          <table:table-cell table:style-name="ce22" office:value-type="string">
            <text:p>Merle de roche</text:p>
          </table:table-cell>
          <table:table-cell table:style-name="ce22" office:value-type="string">
            <text:p>Monticola saxatilis</text:p>
          </table:table-cell>
          <table:table-cell table:style-name="ce22" office:value-type="string">
            <text:p>Rufous-tailed Rock-Thrush</text:p>
          </table:table-cell>
          <table:table-cell table:style-name="ce22" office:value-type="string">
            <text:p>PASSERIFORMES: Muscicap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5"/>
          <table:table-cell table:style-name="ce22" office:value-type="string">
            <text:p>bleu</text:p>
          </table:table-cell>
          <table:table-cell table:style-name="ce22" office:value-type="string">
            <text:p>Dos noir. Ventre et gorge roux. Tête et cou bleu sombre. Bord de la queue orange. La femelle est brune. Bec fin noir.</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9">
          <table:table-cell table:style-name="ce22" office:value-type="string">
            <text:p>Mouette de Sabine</text:p>
          </table:table-cell>
          <table:table-cell/>
          <table:table-cell table:style-name="ce22" office:value-type="string">
            <text:p>Xema sabini</text:p>
          </table:table-cell>
          <table:table-cell table:style-name="ce22" office:value-type="string">
            <text:p>Sabine's Gull</text:p>
          </table:table-cell>
          <table:table-cell table:style-name="ce22" office:value-type="string">
            <text:p>CHARADRIIFORMES: Laridae</text:p>
          </table:table-cell>
          <table:table-cell table:style-name="ce22" office:value-type="float" office:value="33">
            <text:p>3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Ventre blanc. Dos gris. En plumage nuptial, capuchon gris bordée d'un bandeau noir, dont il reste des vestiges tout au long de l'année. Bout des ailes noir. Bec noir à bout jaune. Rare à observer.</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
          <table:table-cell table:style-name="ce22" office:value-type="string">
            <text:p>Mouette mélanocéphale</text:p>
          </table:table-cell>
          <table:table-cell/>
          <table:table-cell table:style-name="ce22" office:value-type="string">
            <text:p>Ichthyaetus melanocephalus</text:p>
          </table:table-cell>
          <table:table-cell table:style-name="ce22" office:value-type="string">
            <text:p>Mediterranean Gull</text:p>
          </table:table-cell>
          <table:table-cell table:style-name="ce22" office:value-type="string">
            <text:p>CHARADRIIFORMES: Laridae</text:p>
          </table:table-cell>
          <table:table-cell table:style-name="ce22" office:value-type="float" office:value="39">
            <text:p>39</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En été, tête noire, avec un capuchon plus étendu que celui de la mouette rieuse. Et contrairement à cette dernière, le bout de l'aile blanc. En hiver, la tache noire se réduit à un point noir et quelques marques grises. Bec et pattes orange.</text:p>
          </table:table-cell>
          <table:table-cell/>
          <table:table-cell table:style-name="ce22" office:value-type="string">
            <text:p>Littoral</text:p>
          </table:table-cell>
          <table:table-cell/>
          <table:table-cell table:style-name="ce23" office:value-type="string">
            <text:p>Larus melanocephalus</text:p>
          </table:table-cell>
          <table:table-cell table:style-name="ce22" office:value-type="string">
            <text:p>FIN</text:p>
          </table:table-cell>
        </table:table-row>
        <table:table-row table:style-name="ro26">
          <table:table-cell table:style-name="ce22" office:value-type="string">
            <text:p>Mouette pygmée</text:p>
          </table:table-cell>
          <table:table-cell/>
          <table:table-cell table:style-name="ce22" office:value-type="string">
            <text:p>Hydrocoloeus minutus</text:p>
          </table:table-cell>
          <table:table-cell table:style-name="ce22" office:value-type="string">
            <text:p>Little Gull</text:p>
          </table:table-cell>
          <table:table-cell table:style-name="ce22" office:value-type="string">
            <text:p>CHARADRIIFORMES: Laridae</text:p>
          </table:table-cell>
          <table:table-cell table:style-name="ce22" office:value-type="float" office:value="28">
            <text:p>28</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Ailes gris clair sur le dessus, plus sombres en dessous. Capuchon noire, similaire à celui de la mouette rieuse, réduite à des taches grises l'hiver. C'est la plus petite des mouettes. Scandinavie en été. Peut hiverner en Méditerranée.</text:p>
          </table:table-cell>
          <table:table-cell/>
          <table:table-cell table:style-name="ce22" office:value-type="string">
            <text:p>Littoral</text:p>
          </table:table-cell>
          <table:table-cell table:style-name="ce22" office:value-type="string">
            <text:p>Bords de rivières, zones humides</text:p>
          </table:table-cell>
          <table:table-cell table:style-name="ce23" office:value-type="string">
            <text:p>Larus minutus</text:p>
          </table:table-cell>
          <table:table-cell table:style-name="ce22" office:value-type="string">
            <text:p>FIN</text:p>
          </table:table-cell>
        </table:table-row>
        <table:table-row table:style-name="ro1">
          <table:table-cell table:style-name="ce22" office:value-type="string">
            <text:p>Mouette rieuse</text:p>
          </table:table-cell>
          <table:table-cell/>
          <table:table-cell table:style-name="ce22" office:value-type="string">
            <text:p>Chroicocephalus ridibundus</text:p>
          </table:table-cell>
          <table:table-cell table:style-name="ce22" office:value-type="string">
            <text:p>Black-headed Gull</text:p>
          </table:table-cell>
          <table:table-cell table:style-name="ce22" office:value-type="string">
            <text:p>CHARADRIIFORMES: Laridae</text:p>
          </table:table-cell>
          <table:table-cell table:style-name="ce22" office:value-type="float" office:value="36">
            <text:p>3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orange</text:p>
          </table:table-cell>
          <table:table-cell table:style-name="ce22" office:value-type="string">
            <text:p>noir</text:p>
          </table:table-cell>
          <table:table-cell table:number-columns-repeated="3"/>
          <table:table-cell table:style-name="ce22" office:value-type="string">
            <text:p>blanc</text:p>
          </table:table-cell>
          <table:table-cell table:style-name="ce22" office:value-type="string">
            <text:p>noir</text:p>
          </table:table-cell>
          <table:table-cell table:style-name="ce22" office:value-type="string">
            <text:p>En été, tête d'un brun très foncé. Le capuchon est plus réduit que pour la mouette mélanocéphale. Frange noire sur le bout de l'aile. En hiver, tête blanche à l'exception d'un point noir à côté de l'oeil. Bec rouge sombre.</text:p>
          </table:table-cell>
          <table:table-cell/>
          <table:table-cell table:style-name="ce22" office:value-type="string">
            <text:p>Littoral</text:p>
          </table:table-cell>
          <table:table-cell table:style-name="ce22" office:value-type="string">
            <text:p>Bords de rivières, zones humides</text:p>
          </table:table-cell>
          <table:table-cell table:style-name="ce23" office:value-type="string">
            <text:p>Larus ridibundus</text:p>
          </table:table-cell>
          <table:table-cell table:style-name="ce22" office:value-type="string">
            <text:p>FIN</text:p>
          </table:table-cell>
        </table:table-row>
        <table:table-row table:style-name="ro37">
          <table:table-cell table:style-name="ce22" office:value-type="string">
            <text:p>Mouette tridactyle</text:p>
          </table:table-cell>
          <table:table-cell/>
          <table:table-cell table:style-name="ce22" office:value-type="string">
            <text:p>Rissa tridactyla</text:p>
          </table:table-cell>
          <table:table-cell table:style-name="ce22" office:value-type="string">
            <text:p>Black-legged Kittiwake</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entièrement noir. Bec jaun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Nette rousse</text:p>
          </table:table-cell>
          <table:table-cell/>
          <table:table-cell table:style-name="ce22" office:value-type="string">
            <text:p>Netta rufina</text:p>
          </table:table-cell>
          <table:table-cell table:style-name="ce22" office:value-type="string">
            <text:p>Red-crested Pochard</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Chez le mâle, dos brun, gorge, nuque et croupion noirs, tête rousse au plumage ébouriffé, flancs blancs, bec rouge. Femelle brune avec les joues blanches et un bec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8">
          <table:table-cell table:style-name="ce22" office:value-type="string">
            <text:p>Niverolle alpine</text:p>
          </table:table-cell>
          <table:table-cell/>
          <table:table-cell table:style-name="ce22" office:value-type="string">
            <text:p>Montifringilla nivalis</text:p>
          </table:table-cell>
          <table:table-cell table:style-name="ce22" office:value-type="string">
            <text:p>White-winged Snowfinch</text:p>
          </table:table-cell>
          <table:table-cell table:style-name="ce22" office:value-type="string">
            <text:p>PASSERIFORMES: Passer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brun, tête grise. Bout des ailes noir, avec une barre alaire blanche. Bec jaune en période internuptiale, noir le reste du temps.</text:p>
          </table:table-cell>
          <table:table-cell table:style-name="ce22" office:value-type="string">
            <text:p>Vit en haute montagne.</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25">
          <table:table-cell table:style-name="ce22" office:value-type="string">
            <text:p>Océanite cul-blanc</text:p>
          </table:table-cell>
          <table:table-cell table:style-name="ce22" office:value-type="string">
            <text:p>Pétrel cul-blanc</text:p>
          </table:table-cell>
          <table:table-cell table:style-name="ce22" office:value-type="string">
            <text:p>Oceanodroma leucorhoa</text:p>
          </table:table-cell>
          <table:table-cell table:style-name="ce22" office:value-type="string">
            <text:p>Leach's Storm-Petrel</text:p>
          </table:table-cell>
          <table:table-cell table:style-name="ce22" office:value-type="string">
            <text:p>PROCELLARIIFORMES: Hydrobatidae</text:p>
          </table:table-cell>
          <table:table-cell table:style-name="ce22" office:value-type="float" office:value="20">
            <text:p>2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u croupion blanc.</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9">
          <table:table-cell table:style-name="ce22" office:value-type="string">
            <text:p>Océanite frégate</text:p>
          </table:table-cell>
          <table:table-cell/>
          <table:table-cell table:style-name="ce22" office:value-type="string">
            <text:p>Pelagodroma marina</text:p>
          </table:table-cell>
          <table:table-cell table:style-name="ce22" office:value-type="string">
            <text:p>White-faced Storm-Petrel</text:p>
          </table:table-cell>
          <table:table-cell table:style-name="ce22" office:value-type="string">
            <text:p>PROCELLARIIFORMES: Hydrobatidae</text:p>
          </table:table-cell>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brun noirâtre, bout des ailes et de la queue noir, ventre et dessous des ailes blancs. Joues blanches avec une tâche noire autour de l'oeil. Bec et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5">
          <table:table-cell table:style-name="ce22" office:value-type="string">
            <text:p>Océanite tempête</text:p>
          </table:table-cell>
          <table:table-cell table:style-name="ce22" office:value-type="string">
            <text:p>Pétrel tempête</text:p>
          </table:table-cell>
          <table:table-cell table:style-name="ce22" office:value-type="string">
            <text:p>Hydrobates pelagicus</text:p>
          </table:table-cell>
          <table:table-cell table:style-name="ce22" office:value-type="string">
            <text:p>European Storm-Petrel</text:p>
          </table:table-cell>
          <table:table-cell table:style-name="ce22" office:value-type="string">
            <text:p>PROCELLARIIFORMES: Hydrobatidae</text:p>
          </table:table-cell>
          <table:table-cell table:style-name="ce22" office:value-type="float" office:value="15">
            <text:p>1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u croupion blanc.</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3">
          <table:table-cell table:style-name="ce22" office:value-type="string">
            <text:p>Oedicnème criard</text:p>
          </table:table-cell>
          <table:table-cell/>
          <table:table-cell table:style-name="ce22" office:value-type="string">
            <text:p>Burhinus oedicnemus</text:p>
          </table:table-cell>
          <table:table-cell table:style-name="ce22" office:value-type="string">
            <text:p>Eurasian Thick-knee</text:p>
          </table:table-cell>
          <table:table-cell table:style-name="ce22" office:value-type="string">
            <text:p>CHARADRIIFORMES: Burhin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bout des ailes noirs, gorge pâle striée de noir. Sourcils et moustache blancs. Grandes pattes jaunes, bec jaune à la base et noir à l'extrémité.</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7">
          <table:table-cell table:style-name="ce22" office:value-type="string">
            <text:p>Oie à bec court</text:p>
          </table:table-cell>
          <table:table-cell/>
          <table:table-cell table:style-name="ce22" office:value-type="string">
            <text:p>Anser brachyrhynchus</text:p>
          </table:table-cell>
          <table:table-cell table:style-name="ce22" office:value-type="string">
            <text:p>Pink-footed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rès semblable à l'oie des moissons (parfois considérée comme une sous-espèce). Dos brun-gris, tête et ventre bruns, croupion blanc, bec noir et rose, pattes roses. Espèce migratrice : passe les étés dans les toundras arctiques.</text:p>
          </table:table-cell>
          <table:table-cell/>
          <table:table-cell table:style-name="ce22" office:value-type="string">
            <text:p>Toundra</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1">
          <table:table-cell table:style-name="ce22" office:value-type="string">
            <text:p>Oie cendrée</text:p>
          </table:table-cell>
          <table:table-cell/>
          <table:table-cell table:style-name="ce22" office:value-type="string">
            <text:p>Anser anser</text:p>
          </table:table-cell>
          <table:table-cell table:style-name="ce22" office:value-type="string">
            <text:p>Graylag Goose</text:p>
          </table:table-cell>
          <table:table-cell table:style-name="ce22" office:value-type="string">
            <text:p>ANSERIFORMES: Anatidae</text:p>
          </table:table-cell>
          <table:table-cell table:style-name="ce22" office:value-type="float" office:value="80">
            <text:p>8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Corps gris-brun, bec orange, pattes roses, croupion blanc</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Oie des moissons</text:p>
          </table:table-cell>
          <table:table-cell/>
          <table:table-cell table:style-name="ce22" office:value-type="string">
            <text:p>Anser fabalis</text:p>
          </table:table-cell>
          <table:table-cell table:style-name="ce22" office:value-type="string">
            <text:p>Taiga Bean-Goose</text:p>
          </table:table-cell>
          <table:table-cell table:style-name="ce22" office:value-type="string">
            <text:p>ANSERIFORMES: Anatidae</text:p>
          </table:table-cell>
          <table:table-cell table:style-name="ce22" office:value-type="float" office:value="75">
            <text:p>7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Très semblable à l'oie à bec court. Dos brun-gris, tête et ventre bruns, croupion blanc, bec noir et orange, pattes orang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4">
          <table:table-cell table:style-name="ce22" office:value-type="string">
            <text:p>Oie naine</text:p>
          </table:table-cell>
          <table:table-cell/>
          <table:table-cell table:style-name="ce22" office:value-type="string">
            <text:p>Anser erythropus</text:p>
          </table:table-cell>
          <table:table-cell table:style-name="ce22" office:value-type="string">
            <text:p>Lesser White-fronted Goose</text:p>
          </table:table-cell>
          <table:table-cell table:style-name="ce22" office:value-type="string">
            <text:p>ANSERIFORMES: Anatidae</text:p>
          </table:table-cell>
          <table:table-cell table:style-name="ce22" office:value-type="float" office:value="60">
            <text:p>6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Entièrement brun sombre sauf le croupion blanc et la tache blanche au-dessus du bec rose.</text:p>
          </table:table-cell>
          <table:table-cell/>
          <table:table-cell table:style-name="ce22" office:value-type="string">
            <text:p>Toundra</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7">
          <table:table-cell table:style-name="ce22" office:value-type="string">
            <text:p>Oie rieuse</text:p>
          </table:table-cell>
          <table:table-cell/>
          <table:table-cell table:style-name="ce22" office:value-type="string">
            <text:p>Anser albifrons</text:p>
          </table:table-cell>
          <table:table-cell table:style-name="ce22" office:value-type="string">
            <text:p>Greater White-fronted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Tête, cou et dos brun-gris, tache blanche au-dessus du bec rose, barres noires sur le ventre pâle, pattes orangées.</text:p>
          </table:table-cell>
          <table:table-cell/>
          <table:table-cell table:style-name="ce22" office:value-type="string">
            <text:p>Bords de rivières, zones humides</text:p>
          </table:table-cell>
          <table:table-cell table:style-name="ce22" office:value-type="string">
            <text:p>Toundra</text:p>
          </table:table-cell>
          <table:table-cell table:style-name="ce22"/>
          <table:table-cell table:style-name="ce22" office:value-type="string">
            <text:p>FIN</text:p>
          </table:table-cell>
        </table:table-row>
        <table:table-row table:style-name="ro15">
          <table:table-cell table:style-name="ce22" office:value-type="string">
            <text:p>Ouette d'Égypte</text:p>
          </table:table-cell>
          <table:table-cell table:style-name="ce22" office:value-type="string">
            <text:p>Oie d'Egypte</text:p>
          </table:table-cell>
          <table:table-cell table:style-name="ce22" office:value-type="string">
            <text:p>Alopochen aegyptiaca</text:p>
          </table:table-cell>
          <table:table-cell table:style-name="ce22" office:value-type="string">
            <text:p>Egyptian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ête brun clair avec une tache plus sombre autour de l'oeil. Ventre blanchâtre, avec une tache brune, dos brun. Ailes blanches et noires avec quelques plumes vert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Outarde canepetière</text:p>
          </table:table-cell>
          <table:table-cell/>
          <table:table-cell table:style-name="ce22" office:value-type="string">
            <text:p>Tetrax tetrax</text:p>
          </table:table-cell>
          <table:table-cell table:style-name="ce22" office:value-type="string">
            <text:p>Little Bustard</text:p>
          </table:table-cell>
          <table:table-cell table:style-name="ce22" office:value-type="string">
            <text:p>OTIDIFORMES: Otididae</text:p>
          </table:table-cell>
          <table:table-cell table:style-name="ce22" office:value-type="float" office:value="44">
            <text:p>44</text:p>
          </table:table-cell>
          <table:table-cell table:style-name="ce22" office:value-type="string">
            <text:p>Autres</text:p>
          </table:table-cell>
          <table:table-cell/>
          <table:table-cell table:style-name="ce22" office:value-type="string">
            <text:p>autres becs droits</text:p>
          </table:table-cell>
          <table:table-cell table:number-columns-repeated="2"/>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blanc, tête grise à calotte brune. Collier noir et blanc complex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0">
          <table:table-cell table:style-name="ce22" office:value-type="string">
            <text:p>Panure à moustaches</text:p>
          </table:table-cell>
          <table:table-cell/>
          <table:table-cell table:style-name="ce22" office:value-type="string">
            <text:p>Panurus biarmicus</text:p>
          </table:table-cell>
          <table:table-cell table:style-name="ce22" office:value-type="string">
            <text:p>Bearded Reedling</text:p>
          </table:table-cell>
          <table:table-cell table:style-name="ce22" office:value-type="string">
            <text:p>PASSERIFORMES: Panu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style-name="ce22" office:value-type="string">
            <text:p>noir</text:p>
          </table:table-cell>
          <table:table-cell table:style-name="ce22" office:value-type="string">
            <text:p>Dos brun-roux, ailes rousses bordées de plumes blanchâtres et noires, gorge blanche. Chez le mâle, le dessus de la tête est gris, avec des moustaches noires qui descendent depuis l'oeil. Bec jaune et épais. Pattes noires. Longue queue. La femelle a la tête brune et n'a pas de moustach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Pélican blanc</text:p>
          </table:table-cell>
          <table:table-cell/>
          <table:table-cell table:style-name="ce22" office:value-type="string">
            <text:p>Pelecanus onocrotalus</text:p>
          </table:table-cell>
          <table:table-cell table:style-name="ce22" office:value-type="string">
            <text:p>Great White Pelican</text:p>
          </table:table-cell>
          <table:table-cell table:style-name="ce22" office:value-type="string">
            <text:p>PELECANIFORMES: Pelecanidae</text:p>
          </table:table-cell>
          <table:table-cell table:style-name="ce22" office:value-type="float" office:value="160">
            <text:p>160</text:p>
          </table:table-cell>
          <table:table-cell table:style-name="ce22" office:value-type="string">
            <text:p>Fous, cormorans, pélicans</text:p>
          </table:table-cell>
          <table:table-cell/>
          <table:table-cell table:style-name="ce22" office:value-type="string">
            <text:p>autre</text:p>
          </table:table-cell>
          <table:table-cell table:number-columns-repeated="2"/>
          <table:table-cell table:style-name="ce22" office:value-type="string">
            <text:p>rose</text:p>
          </table:table-cell>
          <table:table-cell table:number-columns-repeated="2"/>
          <table:table-cell table:style-name="ce22" office:value-type="string">
            <text:p>blanc</text:p>
          </table:table-cell>
          <table:table-cell/>
          <table:table-cell table:style-name="ce22" office:value-type="string">
            <text:p>Entièrement blanc, à l'exception de quelques plumes noires visibles en vol au bord des ailes. Huppe blanche sur la tête. Grande poche jaune sous le bec. Pattes roses à rougeâtres. Europe de l'es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Pélican frisé</text:p>
          </table:table-cell>
          <table:table-cell/>
          <table:table-cell table:style-name="ce22" office:value-type="string">
            <text:p>Pelecanus crispus</text:p>
          </table:table-cell>
          <table:table-cell table:style-name="ce22" office:value-type="string">
            <text:p>Dalmatian Pelican</text:p>
          </table:table-cell>
          <table:table-cell table:style-name="ce22" office:value-type="string">
            <text:p>PELECANIFORMES: Pelecanidae</text:p>
          </table:table-cell>
          <table:table-cell table:style-name="ce22" office:value-type="float" office:value="170">
            <text:p>170</text:p>
          </table:table-cell>
          <table:table-cell table:style-name="ce22" office:value-type="string">
            <text:p>Fous, cormorans, pélicans</text:p>
          </table:table-cell>
          <table:table-cell/>
          <table:table-cell table:style-name="ce22" office:value-type="string">
            <text:p>autre</text:p>
          </table:table-cell>
          <table:table-cell table:number-columns-repeated="2"/>
          <table:table-cell table:style-name="ce22" office:value-type="string">
            <text:p>gris</text:p>
          </table:table-cell>
          <table:table-cell table:number-columns-repeated="2"/>
          <table:table-cell table:style-name="ce22" office:value-type="string">
            <text:p>blanc</text:p>
          </table:table-cell>
          <table:table-cell/>
          <table:table-cell table:style-name="ce22" office:value-type="string">
            <text:p>Plumage d'un blanc grisâtre, huppe sur la tête. La poche sous le bec est rouge orangée. Balkan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3">
          <table:table-cell table:style-name="ce22" office:value-type="string">
            <text:p>Perdrix bartavelle</text:p>
          </table:table-cell>
          <table:table-cell/>
          <table:table-cell table:style-name="ce22" office:value-type="string">
            <text:p>Alectoris graeca</text:p>
          </table:table-cell>
          <table:table-cell table:style-name="ce22" office:value-type="string">
            <text:p>Rock Partridge</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Dos gris, flancs rayés de brun noir, joues et gorge blanches cernées de noir. Difficile à distinguer de la perdrix choukar. Alpes, Balkan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3">
          <table:table-cell table:style-name="ce22" office:value-type="string">
            <text:p>Perdrix choukar</text:p>
          </table:table-cell>
          <table:table-cell/>
          <table:table-cell table:style-name="ce22" office:value-type="string">
            <text:p>Alectoris chukar</text:p>
          </table:table-cell>
          <table:table-cell table:style-name="ce22" office:value-type="string">
            <text:p>Chukar</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Dos gris, flancs rayés de noir, joues et gorge blanches cernées de noir. Ventre brun. Difficile à distinguer de la perdrix bartavelle. Balkan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7">
          <table:table-cell table:style-name="ce22" office:value-type="string">
            <text:p>Perdrix gambra</text:p>
          </table:table-cell>
          <table:table-cell/>
          <table:table-cell table:style-name="ce22" office:value-type="string">
            <text:p>Alectoris barbara</text:p>
          </table:table-cell>
          <table:table-cell table:style-name="ce22" office:value-type="string">
            <text:p>Barbary Partridge</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Dos gris, flancs barrés de noir et de brun. Calotte brune, joues et gorge grises. Demi collier brun à taches blanches. Bec et pattes rouge, cercle oculaire rouge. Seulement dans le sud de l'Espagne et en Sardaigne.</text:p>
          </table:table-cell>
          <table:table-cell/>
          <table:table-cell table:style-name="ce22" office:value-type="string">
            <text:p>Forêts et landes</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8">
          <table:table-cell table:style-name="ce22" office:value-type="string">
            <text:p>Perdrix grise</text:p>
          </table:table-cell>
          <table:table-cell/>
          <table:table-cell table:style-name="ce22" office:value-type="string">
            <text:p>Perdix perdix</text:p>
          </table:table-cell>
          <table:table-cell table:style-name="ce22" office:value-type="string">
            <text:p>Gray Partridge</text:p>
          </table:table-cell>
          <table:table-cell table:style-name="ce22" office:value-type="string">
            <text:p>GALLIFORMES: Phasianidae</text:p>
          </table:table-cell>
          <table:table-cell table:style-name="ce22" office:value-type="float" office:value="30">
            <text:p>30</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rouge/orange</text:p>
          </table:table-cell>
          <table:table-cell table:style-name="ce22" office:value-type="string">
            <text:p>Dos, tête et gorge gris, face rousse. Tache rouille sur le ventre chez le mâle. Flancs barrés de brun.</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7">
          <table:table-cell table:style-name="ce22" office:value-type="string">
            <text:p>Perdrix rouge</text:p>
          </table:table-cell>
          <table:table-cell/>
          <table:table-cell table:style-name="ce22" office:value-type="string">
            <text:p>Alectoris rufa</text:p>
          </table:table-cell>
          <table:table-cell table:style-name="ce22" office:value-type="string">
            <text:p>Red-legged Partridge</text:p>
          </table:table-cell>
          <table:table-cell table:style-name="ce22" office:value-type="string">
            <text:p>GALLIFORMES: Phasianidae</text:p>
          </table:table-cell>
          <table:table-cell table:style-name="ce22" office:value-type="float" office:value="34">
            <text:p>34</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Dos et dessus de la tête brun. Sourcil blanc souligné par une bande noire qui descend le long de la gorge mouchetée noir et blanc. Ventre brun et gris, flancs barrés de brun. Bec et pattes rouge, cercle oculaire rouge.</text:p>
          </table:table-cell>
          <table:table-cell/>
          <table:table-cell table:style-name="ce22" office:value-type="string">
            <text:p>Champs et bocages</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20">
          <table:table-cell table:style-name="ce22" office:value-type="string">
            <text:p>Petit gravelot</text:p>
          </table:table-cell>
          <table:table-cell/>
          <table:table-cell table:style-name="ce22" office:value-type="string">
            <text:p>Charadrius dubius</text:p>
          </table:table-cell>
          <table:table-cell table:style-name="ce22" office:value-type="string">
            <text:p>Little Ringed Plover</text:p>
          </table:table-cell>
          <table:table-cell table:style-name="ce22" office:value-type="string">
            <text:p>CHARADRIIFORMES: Charadriidae</text:p>
          </table:table-cell>
          <table:table-cell table:style-name="ce22" office:value-type="float" office:value="15">
            <text:p>15</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blanc, calotte brune, masque facial noir et blanc, collier noir et blanc. Bec fin noirâtre. Se distingue du grand gravelot par son cercle oculaire jaune, son bec entièrement noir et l'absence de barre alaire blanche visible en vol.</text:p>
          </table:table-cell>
          <table:table-cell table:style-name="ce22" office:value-type="string">
            <text:p>On le trouve principalement au bord des petits plans d'eau douce, même si on peut le trouver également sur les côtes. Oiseau migrateur. Niche dans toute l'Europe. Migre vers l'Afrique vers fin août-septembre.</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3">
          <table:table-cell table:style-name="ce22" office:value-type="string">
            <text:p>Petit Pingouin</text:p>
          </table:table-cell>
          <table:table-cell table:style-name="ce22" office:value-type="string">
            <text:p>Pingouin torda</text:p>
          </table:table-cell>
          <table:table-cell table:style-name="ce22" office:value-type="string">
            <text:p>Alca torda</text:p>
          </table:table-cell>
          <table:table-cell table:style-name="ce22" office:value-type="string">
            <text:p>Razorbill</text:p>
          </table:table-cell>
          <table:table-cell table:style-name="ce22" office:value-type="string">
            <text:p>CHARADRIIFORMES: Alcidae</text:p>
          </table:table-cell>
          <table:table-cell table:style-name="ce22" office:value-type="float" office:value="41">
            <text:p>41</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et tête noirs, ventre blanc. Barre alaire blanche. Le bec noir est marqué d'une fine ligne blanche. Ligne blanche entre le bec et l'oeil.</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2">
          <table:table-cell table:style-name="ce22" office:value-type="string">
            <text:p>Petit-duc scops</text:p>
          </table:table-cell>
          <table:table-cell/>
          <table:table-cell table:style-name="ce22" office:value-type="string">
            <text:p>Otus scops</text:p>
          </table:table-cell>
          <table:table-cell table:style-name="ce22" office:value-type="string">
            <text:p>European Scops-Owl</text:p>
          </table:table-cell>
          <table:table-cell table:style-name="ce22" office:value-type="string">
            <text:p>STRIGIFORMES: Strigidae</text:p>
          </table:table-cell>
          <table:table-cell table:style-name="ce22" office:value-type="float" office:value="19">
            <text:p>19</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gris</text:p>
          </table:table-cell>
          <table:table-cell/>
          <table:table-cell table:style-name="ce22" office:value-type="string">
            <text:p>Entièrement gris-brun, avec un plumage proche couleur d'écorce. Petites aigrettes pas toujours visibles. Bec noir, et yeux jaune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2">
          <table:table-cell table:style-name="ce22" office:value-type="string">
            <text:p>Pétrel de Madère</text:p>
          </table:table-cell>
          <table:table-cell/>
          <table:table-cell table:style-name="ce22" office:value-type="string">
            <text:p>Pterodroma madeira</text:p>
          </table:table-cell>
          <table:table-cell table:style-name="ce22" office:value-type="string">
            <text:p>Zino's Petrel</text:p>
          </table:table-cell>
          <table:table-cell table:style-name="ce22" office:value-type="string">
            <text:p>PROCELLARIIFORMES: Procellariidae</text:p>
          </table:table-cell>
          <table:table-cell table:style-name="ce22" office:value-type="float" office:value="33">
            <text:p>3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Dos et ailes gris, ventre blanc, tache brun grisâtre au niveau de la têt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6">
          <table:table-cell table:style-name="ce22" office:value-type="string">
            <text:p>Phalarope à bec étroit</text:p>
          </table:table-cell>
          <table:table-cell/>
          <table:table-cell table:style-name="ce22" office:value-type="string">
            <text:p>Phalaropus lobatus</text:p>
          </table:table-cell>
          <table:table-cell table:style-name="ce22" office:value-type="string">
            <text:p>Red-necked Phalarope</text:p>
          </table:table-cell>
          <table:table-cell table:style-name="ce22" office:value-type="string">
            <text:p>CHARADRIIFORMES: Scolopacidae</text:p>
          </table:table-cell>
          <table:table-cell table:style-name="ce22" office:value-type="float" office:value="18">
            <text:p>18</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Dos gris, calotte et joues grises. En période nuptiale, marque rouge au niveau du cou. Gorge grise. Ventre blanc. Tache blanche au niveau du menton. Long bec étroit et noir. Petite tache blanche au-dessus de l'oeil. En hiver, la partie rousse devient blanche.</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
          <table:table-cell table:style-name="ce22" office:value-type="string">
            <text:p>Phalarope à bec large</text:p>
          </table:table-cell>
          <table:table-cell/>
          <table:table-cell table:style-name="ce22" office:value-type="string">
            <text:p>Phalaropus fulicarius</text:p>
          </table:table-cell>
          <table:table-cell table:style-name="ce22" office:value-type="string">
            <text:p>Red Phalarope</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number-columns-repeated="3"/>
          <table:table-cell table:style-name="ce22" office:value-type="string">
            <text:p>rouge/orange</text:p>
          </table:table-cell>
          <table:table-cell table:style-name="ce22" office:value-type="string">
            <text:p>noir</text:p>
          </table:table-cell>
          <table:table-cell table:style-name="ce22" office:value-type="string">
            <text:p>Dos moucheté brun et noir, ventre et gorge roux, calotte brun-noir, joues blanches. En hiver, dos gris, tête et cou blancs, avec une virgule noire au niveau de l'oeil. Bec jaunâtre à bout noir en été et noir en hiver.</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12">
          <table:table-cell table:style-name="ce22" office:value-type="string">
            <text:p>Phragmite aquatique</text:p>
          </table:table-cell>
          <table:table-cell/>
          <table:table-cell table:style-name="ce22" office:value-type="string">
            <text:p>Acrocephalus paludicola</text:p>
          </table:table-cell>
          <table:table-cell table:style-name="ce22" office:value-type="string">
            <text:p>Aquatic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quelques plumes plus sombres. Sourcil clair. Dessus de la tête rayé noir et blanchâtre. Ventre blanc. Bec fin.</text:p>
          </table:table-cell>
          <table:table-cell table:style-name="ce22" office:value-type="string">
            <text:p>Europe de l'est.</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Phragmite des joncs</text:p>
          </table:table-cell>
          <table:table-cell/>
          <table:table-cell table:style-name="ce22" office:value-type="string">
            <text:p>Acrocephalus schoenobaenus</text:p>
          </table:table-cell>
          <table:table-cell table:style-name="ce22" office:value-type="string">
            <text:p>Sedge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bout des ailes noirâtres, bavette blanche, ventre blanchâtre. Sourcil clair. Calotte striée. Petit bec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Pic à dos blanc</text:p>
          </table:table-cell>
          <table:table-cell/>
          <table:table-cell table:style-name="ce22" office:value-type="string">
            <text:p>Dendrocopos leucotos</text:p>
          </table:table-cell>
          <table:table-cell table:style-name="ce22" office:value-type="string">
            <text:p>White-backed Woodpecker</text:p>
          </table:table-cell>
          <table:table-cell table:style-name="ce22" office:value-type="string">
            <text:p>PICIFORMES: Picidae</text:p>
          </table:table-cell>
          <table:table-cell table:style-name="ce22" office:value-type="float" office:value="25">
            <text:p>25</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Calotte rouge pour le mâle, noire pour la femelle, joues blanches soulignées de noir. Dos noir avec une vaste tâche blanche, ailes striées de blanc et de noir. Ventre blanc légèrement rayé. Bas du ventre roux.</text:p>
          </table:table-cell>
          <table:table-cell table:style-name="ce22" office:value-type="string">
            <text:p>En France, uniquement dans les Pyrénées.</text:p>
          </table:table-cell>
          <table:table-cell table:style-name="ce22" office:value-type="string">
            <text:p>Forêts et landes</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19">
          <table:table-cell table:style-name="ce22" office:value-type="string">
            <text:p>Pic cendré</text:p>
          </table:table-cell>
          <table:table-cell/>
          <table:table-cell table:style-name="ce22" office:value-type="string">
            <text:p>Picus canus</text:p>
          </table:table-cell>
          <table:table-cell table:style-name="ce22" office:value-type="string">
            <text:p>Gray-faced Woodpecker</text:p>
          </table:table-cell>
          <table:table-cell table:style-name="ce22" office:value-type="string">
            <text:p>PICIFORMES: Picidae</text:p>
          </table:table-cell>
          <table:table-cell table:style-name="ce22" office:value-type="float" office:value="26">
            <text:p>26</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rouge/orange</text:p>
          </table:table-cell>
          <table:table-cell table:style-name="ce22" office:value-type="string">
            <text:p>Dos verdâtre, croupion jaune, tête grise, avec une moustache noire et une petite tache noir près de l'oeil. Chez le mâle, tache rouge sur le front, plus petite que celle du pic vert. Ventre grisâtre.</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
          <table:table-cell table:style-name="ce22" office:value-type="string">
            <text:p>Pic épeiche</text:p>
          </table:table-cell>
          <table:table-cell/>
          <table:table-cell table:style-name="ce22" office:value-type="string">
            <text:p>Dendrocopos major</text:p>
          </table:table-cell>
          <table:table-cell table:style-name="ce22" office:value-type="string">
            <text:p>Great Spotted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Dos noir, grande marque blanche sur les ailes, calotte noire avec une tache rouge sur l'arrière de la tête seulement. Tâche brunâtre juste au-dessus du bec. Joues et ventre blancs. Collier noir. Bas du ventre rouge.</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
          <table:table-cell table:style-name="ce22" office:value-type="string">
            <text:p>Pic épeichette</text:p>
          </table:table-cell>
          <table:table-cell/>
          <table:table-cell table:style-name="ce22" office:value-type="string">
            <text:p>Dendrocopos minor</text:p>
          </table:table-cell>
          <table:table-cell table:style-name="ce22" office:value-type="string">
            <text:p>Lesser Spotted Woodpecker</text:p>
          </table:table-cell>
          <table:table-cell table:style-name="ce22" office:value-type="string">
            <text:p>PICIFORMES: Picidae</text:p>
          </table:table-cell>
          <table:table-cell table:style-name="ce22" office:value-type="float" office:value="15">
            <text:p>15</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Dos et ailes rayés noir et blanc, calotte rouge et arrière de la tête noir chez le mâle, calotte noire chez la femelle. Joues blanches. Ventre blanc avec quelques fines rayures noires sur la gorge. Tout petit pic.</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0">
          <table:table-cell table:style-name="ce22" office:value-type="string">
            <text:p>Pic mar</text:p>
          </table:table-cell>
          <table:table-cell/>
          <table:table-cell table:style-name="ce22" office:value-type="string">
            <text:p>Dendrocopos medius</text:p>
          </table:table-cell>
          <table:table-cell table:style-name="ce22" office:value-type="string">
            <text:p>Middle Spotted Woodpecker</text:p>
          </table:table-cell>
          <table:table-cell table:style-name="ce22" office:value-type="string">
            <text:p>PICIFORMES: Picidae</text:p>
          </table:table-cell>
          <table:table-cell table:style-name="ce22" office:value-type="float" office:value="21">
            <text:p>21</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Dos noir, ailes rayées blanches et noir sur le bout, avec une grande tache blanche plus haut. Calotte rouge, joues blanches. Le trait noir qui les délimite s'arrête bien avant le bec. Plumes rouges à l'extrême bas du ventre. Ventre blanchâtre finement rayé de noir.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9">
          <table:table-cell table:style-name="ce22" office:value-type="string">
            <text:p>Pic noir</text:p>
          </table:table-cell>
          <table:table-cell/>
          <table:table-cell table:style-name="ce22" office:value-type="string">
            <text:p>Dryocopus martius</text:p>
          </table:table-cell>
          <table:table-cell table:style-name="ce22" office:value-type="string">
            <text:p>Black Woodpecker</text:p>
          </table:table-cell>
          <table:table-cell table:style-name="ce22" office:value-type="string">
            <text:p>PICIFORMES: Picidae</text:p>
          </table:table-cell>
          <table:table-cell table:style-name="ce22" office:value-type="float" office:value="51">
            <text:p>51</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noir</text:p>
          </table:table-cell>
          <table:table-cell table:style-name="ce22" office:value-type="string">
            <text:p>rouge/orange</text:p>
          </table:table-cell>
          <table:table-cell table:style-name="ce22" office:value-type="string">
            <text:p>Entièrement noir avec une calotte roug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0">
          <table:table-cell table:style-name="ce22" office:value-type="string">
            <text:p>Pic syriaque</text:p>
          </table:table-cell>
          <table:table-cell/>
          <table:table-cell table:style-name="ce22" office:value-type="string">
            <text:p>Dendrocopos syriacus</text:p>
          </table:table-cell>
          <table:table-cell table:style-name="ce22" office:value-type="string">
            <text:p>Syrian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Dos noir, grande marque blanche sur les ailes, calotte noire avec une tache rouge sur l'arrière de la tête seulement. Tâche brunâtre juste au-dessus du bec. Joues et ventre blancs. Bas du ventre rouge. Ressemble beaucoup au pic épeiche, dont il se distingue par une plus grande surface blanche au niveau du cou. Essentiellement présent dans l'Europe du sud-est.</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0">
          <table:table-cell table:style-name="ce22" office:value-type="string">
            <text:p>Pic tridactyle</text:p>
          </table:table-cell>
          <table:table-cell/>
          <table:table-cell table:style-name="ce22" office:value-type="string">
            <text:p>Picoides tridactylus</text:p>
          </table:table-cell>
          <table:table-cell table:style-name="ce22" office:value-type="string">
            <text:p>Eurasian Three-toed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3"/>
          <table:table-cell table:style-name="ce22" office:value-type="string">
            <text:p>moucheté</text:p>
          </table:table-cell>
          <table:table-cell table:style-name="ce22" office:value-type="string">
            <text:p>noir</text:p>
          </table:table-cell>
          <table:table-cell/>
          <table:table-cell table:style-name="ce22" office:value-type="string">
            <text:p>Dos noir coupé verticalement par une large bande blache. Calotte jaune chez le mâle, grise chez la femelle. Tête tigrée de noir et blanc (les bandes blanches sont parfois presque absentes). Ventre grisâtre moucheté. Espèce montagnarde. En France, uniquement dans les Alp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Pic vert</text:p>
          </table:table-cell>
          <table:table-cell/>
          <table:table-cell table:style-name="ce22" office:value-type="string">
            <text:p>Picus viridis</text:p>
          </table:table-cell>
          <table:table-cell table:style-name="ce22" office:value-type="string">
            <text:p>Green Woodpecker</text:p>
          </table:table-cell>
          <table:table-cell table:style-name="ce22" office:value-type="string">
            <text:p>PICIFORMES: Picidae</text:p>
          </table:table-cell>
          <table:table-cell table:style-name="ce22" office:value-type="float" office:value="32">
            <text:p>32</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vert</text:p>
          </table:table-cell>
          <table:table-cell table:style-name="ce22" office:value-type="string">
            <text:p>rouge/orange</text:p>
          </table:table-cell>
          <table:table-cell table:style-name="ce22" office:value-type="string">
            <text:p>Dos verdâtre, croupion jaune vif. Calotte rouge. Tache noir autour de l'oeil. Ventre pâle. Moustache rouge chez le mâle.</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2">
          <table:table-cell table:style-name="ce22" office:value-type="string">
            <text:p>Pie bavarde</text:p>
          </table:table-cell>
          <table:table-cell/>
          <table:table-cell table:style-name="ce22" office:value-type="string">
            <text:p>Pica pica</text:p>
          </table:table-cell>
          <table:table-cell table:style-name="ce22" office:value-type="string">
            <text:p>Eurasian Magpie</text:p>
          </table:table-cell>
          <table:table-cell table:style-name="ce22" office:value-type="string">
            <text:p>PASSERIFORMES: Corvidae</text:p>
          </table:table-cell>
          <table:table-cell table:style-name="ce22" office:value-type="float" office:value="45">
            <text:p>45</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noir</text:p>
          </table:table-cell>
          <table:table-cell/>
          <table:table-cell table:style-name="ce22" office:value-type="string">
            <text:p>Tête et dos noirs, reflets bleus sur les ailes et la longue queue. Ventre blanc. Marques blanches sur les ailes. Bec et pattes noires.</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7">
          <table:table-cell table:style-name="ce22" office:value-type="string">
            <text:p>Pie bleue</text:p>
          </table:table-cell>
          <table:table-cell/>
          <table:table-cell table:style-name="ce22" office:value-type="string">
            <text:p>Cyanopica cyanus</text:p>
          </table:table-cell>
          <table:table-cell table:style-name="ce22" office:value-type="string">
            <text:p>Azure-winged Magpie</text:p>
          </table:table-cell>
          <table:table-cell table:style-name="ce22" office:value-type="string">
            <text:p>PASSERIFORMES: Corvidae</text:p>
          </table:table-cell>
          <table:table-cell table:style-name="ce22" office:value-type="float" office:value="34">
            <text:p>3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style-name="ce22" office:value-type="string">
            <text:p>bleu</text:p>
          </table:table-cell>
          <table:table-cell table:style-name="ce22" office:value-type="string">
            <text:p>Corps brun gris, dessous brun pale, calotte noire, bavette blanchâtre. Ailes et longue queue bleues. Bec et pattes noi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5">
          <table:table-cell table:style-name="ce22" office:value-type="string">
            <text:p>Pie-grièche à poitrine rose</text:p>
          </table:table-cell>
          <table:table-cell/>
          <table:table-cell table:style-name="ce22" office:value-type="string">
            <text:p>Lanius minor</text:p>
          </table:table-cell>
          <table:table-cell table:style-name="ce22" office:value-type="string">
            <text:p>Lesser Grey Shrike</text:p>
          </table:table-cell>
          <table:table-cell table:style-name="ce22" office:value-type="string">
            <text:p>PASSERIFORMES: Laniidae</text:p>
          </table:table-cell>
          <table:table-cell table:style-name="ce22" office:value-type="float" office:value="20">
            <text:p>20</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gris, dessous légèrement rosé. Bande noire sur l'oeil, joues blanches. Ailes noires avec une petite marque blanche. Bec épais, jaunâtre à la base et noir au bout.</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9">
          <table:table-cell table:style-name="ce22" office:value-type="string">
            <text:p>Pie-grièche à tête rousse</text:p>
          </table:table-cell>
          <table:table-cell/>
          <table:table-cell table:style-name="ce22" office:value-type="string">
            <text:p>Lanius senator</text:p>
          </table:table-cell>
          <table:table-cell table:style-name="ce22" office:value-type="string">
            <text:p>Woodchat Shrike</text:p>
          </table:table-cell>
          <table:table-cell table:style-name="ce22" office:value-type="string">
            <text:p>PASSERIFORMES: Lani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Dos noir avec quelques plumes blanches, ventre et joues blancs, calotte et nuque rousses, bande noire sur l'oeil. Bec épais et noir. Pattes noire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7">
          <table:table-cell table:style-name="ce22" office:value-type="string">
            <text:p>Pie-grièche écorcheur</text:p>
          </table:table-cell>
          <table:table-cell/>
          <table:table-cell table:style-name="ce22" office:value-type="string">
            <text:p>Lanius collurio</text:p>
          </table:table-cell>
          <table:table-cell table:style-name="ce22" office:value-type="string">
            <text:p>Red-backed Shrike</text:p>
          </table:table-cell>
          <table:table-cell table:style-name="ce22" office:value-type="string">
            <text:p>PASSERIFORMES: Lani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roux, tête et croupion gris, ventre blanchâtre. Queue noire sur le dessus. Bande noire sur l'oeil. Bec grisâtre, épais et crochu.</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3">
          <table:table-cell table:style-name="ce22" office:value-type="string">
            <text:p>Pie-grièche grise</text:p>
          </table:table-cell>
          <table:table-cell/>
          <table:table-cell table:style-name="ce22" office:value-type="string">
            <text:p>Lanius excubitor</text:p>
          </table:table-cell>
          <table:table-cell table:style-name="ce22" office:value-type="string">
            <text:p>Great Grey Shrike</text:p>
          </table:table-cell>
          <table:table-cell table:style-name="ce22" office:value-type="string">
            <text:p>PASSERIFORMES: Lani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et tête gris clair. Aile et queue noires, avec des taches blanches sur les ailes. Bandeau noir sur l'oeil. Bec noirâtre, épais et crochu.</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3">
          <table:table-cell table:style-name="ce22" office:value-type="string">
            <text:p>Pie-grièche masquée</text:p>
          </table:table-cell>
          <table:table-cell/>
          <table:table-cell table:style-name="ce22" office:value-type="string">
            <text:p>Lanius nubicus</text:p>
          </table:table-cell>
          <table:table-cell table:style-name="ce22" office:value-type="string">
            <text:p>Masked Shrike</text:p>
          </table:table-cell>
          <table:table-cell table:style-name="ce22" office:value-type="string">
            <text:p>PASSERIFORMES: Lani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noir, tête noire, bande noire sur l'oeil. Ailes noires avec de grandes taches blanches. Front et bavette blancs. Ventre roux. Bec noir épais et crochu.</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6">
          <table:table-cell table:style-name="ce22" office:value-type="string">
            <text:p>Pigeon biset</text:p>
          </table:table-cell>
          <table:table-cell/>
          <table:table-cell table:style-name="ce22" office:value-type="string">
            <text:p>Columba livia</text:p>
          </table:table-cell>
          <table:table-cell table:style-name="ce22" office:value-type="string">
            <text:p>Rock Pigeon</text:p>
          </table:table-cell>
          <table:table-cell table:style-name="ce22" office:value-type="string">
            <text:p>COLUMBIFORMES: Columbidae</text:p>
          </table:table-cell>
          <table:table-cell table:style-name="ce22" office:value-type="float" office:value="32">
            <text:p>32</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Globalement gris. Gris plus sombre pour la tête que pour le dos. Tache blanche au-dessus du bec. Barres noires sur les ailes. Reflet vert au niveau du cou. Croupion blanc. Les pigeons qu'on voit fréquemment en ville sont des croisements de pigeons bisets et domestiques.</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1">
          <table:table-cell table:style-name="ce22" office:value-type="string">
            <text:p>Pigeon colombin</text:p>
          </table:table-cell>
          <table:table-cell/>
          <table:table-cell table:style-name="ce22" office:value-type="string">
            <text:p>Columba oenas</text:p>
          </table:table-cell>
          <table:table-cell table:style-name="ce22" office:value-type="string">
            <text:p>Stock Dove</text:p>
          </table:table-cell>
          <table:table-cell table:style-name="ce22" office:value-type="string">
            <text:p>COLUMBIFORMES: Columbidae</text:p>
          </table:table-cell>
          <table:table-cell table:style-name="ce22" office:value-type="float" office:value="33">
            <text:p>33</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Plumage d'un gris uniforme, petites barres noires sur les ailes (bien plus réduites que chez le pigeon biset), tache blanche au-dessus du bec, reflets verts sur la nuque et bordeaux sur la gorge.</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3">
          <table:table-cell table:style-name="ce22" office:value-type="string">
            <text:p>Pigeon de Bolle</text:p>
          </table:table-cell>
          <table:table-cell/>
          <table:table-cell table:style-name="ce22" office:value-type="string">
            <text:p>Columba bollii</text:p>
          </table:table-cell>
          <table:table-cell table:style-name="ce22" office:value-type="string">
            <text:p>Bolle's Pigeon</text:p>
          </table:table-cell>
          <table:table-cell table:style-name="ce22" office:value-type="string">
            <text:p>COLUMBIFORMES: Columbidae</text:p>
          </table:table-cell>
          <table:table-cell table:style-name="ce22" office:value-type="float" office:value="38">
            <text:p>38</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Corps gris sombre, tête et cou gris clair, tache bordeaux au niveau de la gorge.</text:p>
          </table:table-cell>
          <table:table-cell table:style-name="ce22" office:value-type="string">
            <text:p>Endémique des Canari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1">
          <table:table-cell table:style-name="ce22" office:value-type="string">
            <text:p>Pigeon des lauriers</text:p>
          </table:table-cell>
          <table:table-cell/>
          <table:table-cell table:style-name="ce22" office:value-type="string">
            <text:p>Columba junoniae</text:p>
          </table:table-cell>
          <table:table-cell table:style-name="ce22" office:value-type="string">
            <text:p>Laurel Pigeon</text:p>
          </table:table-cell>
          <table:table-cell table:style-name="ce22" office:value-type="string">
            <text:p>COLUMBIFORMES: Columbidae</text:p>
          </table:table-cell>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Corps gris sombre, tête et cou vert grisâtre, ventre bordeaux.</text:p>
          </table:table-cell>
          <table:table-cell table:style-name="ce22" office:value-type="string">
            <text:p>Endémique des Canari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5">
          <table:table-cell table:style-name="ce22" office:value-type="string">
            <text:p>Pigeon ramier</text:p>
          </table:table-cell>
          <table:table-cell/>
          <table:table-cell table:style-name="ce22" office:value-type="string">
            <text:p>Columba palumbus</text:p>
          </table:table-cell>
          <table:table-cell table:style-name="ce22" office:value-type="string">
            <text:p>Common Wood-Pigeon</text:p>
          </table:table-cell>
          <table:table-cell table:style-name="ce22" office:value-type="string">
            <text:p>COLUMBIFORMES: Columbidae</text:p>
          </table:table-cell>
          <table:table-cell table:style-name="ce22" office:value-type="float" office:value="43">
            <text:p>43</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Corps gris, reflets verdâtres au niveau du cou, gorge rosée, tache blanche sur le cou. Marques blanches sur les ailes visibles en vol. Bec rouge orangé.</text:p>
          </table:table-cell>
          <table:table-cell/>
          <table:table-cell table:style-name="ce22" office:value-type="string">
            <text:p>Champs et bocag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22">
          <table:table-cell table:style-name="ce22" office:value-type="string">
            <text:p>Pigeon trocaz</text:p>
          </table:table-cell>
          <table:table-cell/>
          <table:table-cell table:style-name="ce22" office:value-type="string">
            <text:p>Columba trocaz</text:p>
          </table:table-cell>
          <table:table-cell table:style-name="ce22" office:value-type="string">
            <text:p>Trocaz Pigeon</text:p>
          </table:table-cell>
          <table:table-cell table:style-name="ce22" office:value-type="string">
            <text:p>COLUMBIFORMES: Columbidae</text:p>
          </table:table-cell>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Corps gris sombre, tête et cou gris clair, tâche bordeaux au niveau de la gorge. Collier irisé.</text:p>
          </table:table-cell>
          <table:table-cell table:style-name="ce22" office:value-type="string">
            <text:p>Endémique des Canari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2">
          <table:table-cell table:style-name="ce22" office:value-type="string">
            <text:p>Pinson bleu</text:p>
          </table:table-cell>
          <table:table-cell/>
          <table:table-cell table:style-name="ce22" office:value-type="string">
            <text:p>Fringilla teydea</text:p>
          </table:table-cell>
          <table:table-cell table:style-name="ce22" office:value-type="string">
            <text:p>Blue Chaffinch</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gris</text:p>
          </table:table-cell>
          <table:table-cell table:number-columns-repeated="4"/>
          <table:table-cell table:style-name="ce22" office:value-type="string">
            <text:p>gris</text:p>
          </table:table-cell>
          <table:table-cell/>
          <table:table-cell table:style-name="ce22" office:value-type="string">
            <text:p>Plumage gris bleu sombre, mêlé de quelques plumes noires au niveau de la queue et des ailes. Epais bec gris noir. Endémique des Canaries.</text:p>
          </table:table-cell>
          <table:table-cell table:number-columns-repeated="4"/>
          <table:table-cell table:style-name="ce22" office:value-type="string">
            <text:p>FIN</text:p>
          </table:table-cell>
        </table:table-row>
        <table:table-row table:style-name="ro27">
          <table:table-cell table:style-name="ce22" office:value-type="string">
            <text:p>Pinson des arbres</text:p>
          </table:table-cell>
          <table:table-cell/>
          <table:table-cell table:style-name="ce22" office:value-type="string">
            <text:p>Fringilla coelebs</text:p>
          </table:table-cell>
          <table:table-cell table:style-name="ce22" office:value-type="string">
            <text:p>Common Chaffinch</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table-cell table:style-name="ce22" office:value-type="string">
            <text:p>Le mâle est globalement brun roux, plus pâle sur le dessous, avec une calotte et une nuque grise. Bout des ailes noires à taches blanches. Croupion verdâtre (peu visible). Queue grise et noire. Epais bec noir. La femelle est d'un brun plus terne, sans marques grise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20">
          <table:table-cell table:style-name="ce22" office:value-type="string">
            <text:p>Pinson du Nord</text:p>
          </table:table-cell>
          <table:table-cell/>
          <table:table-cell table:style-name="ce22" office:value-type="string">
            <text:p>Fringilla montifringilla</text:p>
          </table:table-cell>
          <table:table-cell table:style-name="ce22" office:value-type="string">
            <text:p>Brambling</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table-cell table:style-name="ce22" office:value-type="string">
            <text:p>Plumage mêlé brun et noir, avec un motif d'écailles sur le dos, des plumes noires bordées de brun sur les ailes. Tête noirâtre, poitrine rousse. Légèrement moucheté de noir sur le bas du ventre. Croupion blanc. Epais bec jaune à bout noirâtre.</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9">
          <table:table-cell table:style-name="ce22" office:value-type="string">
            <text:p>Pipit à gorge rousse</text:p>
          </table:table-cell>
          <table:table-cell/>
          <table:table-cell table:style-name="ce22" office:value-type="string">
            <text:p>Anthus cervinus</text:p>
          </table:table-cell>
          <table:table-cell table:style-name="ce22" office:value-type="string">
            <text:p>Red-throated Pipit</text:p>
          </table:table-cell>
          <table:table-cell table:style-name="ce22" office:value-type="string">
            <text:p>PASSERIFORMES: Motac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et noir, tête et gorge légèrement rousses en plumage nuptial, ventre moucheté de manière plus ou moins marquée. Bec fin jaune noirâtre.</text:p>
          </table:table-cell>
          <table:table-cell/>
          <table:table-cell table:style-name="ce22" office:value-type="string">
            <text:p>Toundra</text:p>
          </table:table-cell>
          <table:table-cell table:number-columns-repeated="2"/>
          <table:table-cell table:style-name="ce22" office:value-type="string">
            <text:p>FIN</text:p>
          </table:table-cell>
        </table:table-row>
        <table:table-row table:style-name="ro25">
          <table:table-cell table:style-name="ce22" office:value-type="string">
            <text:p>Pipit de Berthelot</text:p>
          </table:table-cell>
          <table:table-cell/>
          <table:table-cell table:style-name="ce22" office:value-type="string">
            <text:p>Anthus berthelotii</text:p>
          </table:table-cell>
          <table:table-cell table:style-name="ce22" office:value-type="string">
            <text:p>Berthelot's Pipit</text:p>
          </table:table-cell>
          <table:table-cell table:style-name="ce22" office:value-type="string">
            <text:p>PASSERIFORMES: Motacillidae</text:p>
          </table:table-cell>
          <table:table-cell table:style-name="ce22" office:value-type="float" office:value="14">
            <text:p>14</text:p>
          </table:table-cell>
          <table:table-cell table:style-name="ce22" office:value-type="string">
            <text:p>Passereaux</text:p>
          </table:table-cell>
          <table:table-cell table:style-name="ce22"/>
          <table:table-cell table:style-name="ce22" office:value-type="string">
            <text:p>fin et court</text:p>
          </table:table-cell>
          <table:table-cell/>
          <table:table-cell table:style-name="ce22"/>
          <table:table-cell/>
          <table:table-cell table:style-name="ce22"/>
          <table:table-cell table:style-name="ce22" office:value-type="string">
            <text:p>moucheté</text:p>
          </table:table-cell>
          <table:table-cell table:style-name="ce22" office:value-type="string">
            <text:p>brun</text:p>
          </table:table-cell>
          <table:table-cell table:style-name="ce22"/>
          <table:table-cell table:style-name="ce22" office:value-type="string">
            <text:p>Dos brun, ventre blancheâtre légèrement moucheté. </text:p>
          </table:table-cell>
          <table:table-cell table:style-name="ce22" office:value-type="string">
            <text:p>Présent aux Canaries et à Madère.</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2">
          <table:table-cell table:style-name="ce22" office:value-type="string">
            <text:p>Pipit des arbres</text:p>
          </table:table-cell>
          <table:table-cell/>
          <table:table-cell table:style-name="ce22" office:value-type="string">
            <text:p>Anthus trivialis</text:p>
          </table:table-cell>
          <table:table-cell table:style-name="ce22" office:value-type="string">
            <text:p>Tree Pipit</text:p>
          </table:table-cell>
          <table:table-cell table:style-name="ce22" office:value-type="string">
            <text:p>PASSERIFORMES: Motac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tacheté, sourcil blanc esquissé, poitrine moucheté.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
          <table:table-cell table:style-name="ce22" office:value-type="string">
            <text:p>Pipit farlouse</text:p>
          </table:table-cell>
          <table:table-cell table:style-name="ce22" office:value-type="string">
            <text:p>Pipit des prés</text:p>
          </table:table-cell>
          <table:table-cell table:style-name="ce22" office:value-type="string">
            <text:p>Anthus pratensis</text:p>
          </table:table-cell>
          <table:table-cell table:style-name="ce22" office:value-type="string">
            <text:p>Meadow Pipit</text:p>
          </table:table-cell>
          <table:table-cell table:style-name="ce22" office:value-type="string">
            <text:p>PASSERIFORMES: Motac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barré de noir. Bout des ailes et queue noirs, bordés de brun. Pas de sourcil blanc, contrairement à la majorité des pipits, cercle oculaire blanc. Gorge blanche mouchetée. Bec fin jaunâtr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6">
          <table:table-cell table:style-name="ce22" office:value-type="string">
            <text:p>Pipit maritime</text:p>
          </table:table-cell>
          <table:table-cell/>
          <table:table-cell table:style-name="ce22" office:value-type="string">
            <text:p>Anthus petrosus</text:p>
          </table:table-cell>
          <table:table-cell table:style-name="ce22" office:value-type="string">
            <text:p>Rock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grisâtre, très vague sourcil blanc (à peine visible), poitrine mouchetée, barre alaire un peu plus claire que le reste du plumage. Fin bec noirâtre, jaune sur le dessou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Pipit rousseline</text:p>
          </table:table-cell>
          <table:table-cell/>
          <table:table-cell table:style-name="ce22" office:value-type="string">
            <text:p>Anthus campestris</text:p>
          </table:table-cell>
          <table:table-cell table:style-name="ce22" office:value-type="string">
            <text:p>Tawny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sourcil blanc très marqué, ventre pâle dépourvu de taches noires (contrairement à la plupart des pipits). Bec fin.</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1">
          <table:table-cell table:style-name="ce22" office:value-type="string">
            <text:p>Pipit spioncelle</text:p>
          </table:table-cell>
          <table:table-cell/>
          <table:table-cell table:style-name="ce22" office:value-type="string">
            <text:p>Anthus spinoletta</text:p>
          </table:table-cell>
          <table:table-cell table:style-name="ce22" office:value-type="string">
            <text:p>Water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ventre pâle légèrement moucheté, sourcil blanc. Bec fin.</text:p>
          </table:table-cell>
          <table:table-cell/>
          <table:table-cell table:style-name="ce22" office:value-type="string">
            <text:p>Montagnes et roch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9">
          <table:table-cell table:style-name="ce22" office:value-type="string">
            <text:p>Plongeon à bec blanc</text:p>
          </table:table-cell>
          <table:table-cell/>
          <table:table-cell table:style-name="ce22" office:value-type="string">
            <text:p>Gavia adamsii</text:p>
          </table:table-cell>
          <table:table-cell table:style-name="ce22" office:value-type="string">
            <text:p>Yellow-billed Loon</text:p>
          </table:table-cell>
          <table:table-cell table:style-name="ce22" office:value-type="string">
            <text:p>GAVIIFORMES: Gaviidae</text:p>
          </table:table-cell>
          <table:table-cell table:style-name="ce22" office:value-type="float" office:value="82">
            <text:p>82</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 plumage nuptial, dos noir à écailles blanche, tête noire, rayures noir et blanc sur le cou. En hiver, le plumage est plus gris, les joues et le cou sont blancs. Le bec est blanc jaunâtr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
          <table:table-cell table:style-name="ce22" office:value-type="string">
            <text:p>Plongeon arctique</text:p>
          </table:table-cell>
          <table:table-cell/>
          <table:table-cell table:style-name="ce22" office:value-type="string">
            <text:p>Gavia arctica</text:p>
          </table:table-cell>
          <table:table-cell table:style-name="ce22" office:value-type="string">
            <text:p>Arctic Loon</text:p>
          </table:table-cell>
          <table:table-cell table:style-name="ce22" office:value-type="string">
            <text:p>GAVIIFORMES: Gaviidae</text:p>
          </table:table-cell>
          <table:table-cell table:style-name="ce22" office:value-type="float" office:value="65">
            <text:p>6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 plumage nuptial, tête grise, cou noir sur le devant, strié noir et blanc sur les côtés. Gorge striée noir et blanc, damier noir et blanc sur le dos. Bec noir, oeil rouge. Gris en hiver, avec le cou et les joues blanches.</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Plongeon catmarin</text:p>
          </table:table-cell>
          <table:table-cell/>
          <table:table-cell table:style-name="ce22" office:value-type="string">
            <text:p>Gavia stellata</text:p>
          </table:table-cell>
          <table:table-cell table:style-name="ce22" office:value-type="string">
            <text:p>Red-throated Loon</text:p>
          </table:table-cell>
          <table:table-cell table:style-name="ce22" office:value-type="string">
            <text:p>GAVIIFORMES: Gaviidae</text:p>
          </table:table-cell>
          <table:table-cell table:style-name="ce22" office:value-type="float" office:value="55">
            <text:p>5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Dos gris sombre, tête grise clair, stries noires et blanches sur la nuque, tache rouge sur le cou. Bec noir. En hiver, gris avec le cou blanc.</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6">
          <table:table-cell table:style-name="ce22" office:value-type="string">
            <text:p>Plongeon imbrin</text:p>
          </table:table-cell>
          <table:table-cell/>
          <table:table-cell table:style-name="ce22" office:value-type="string">
            <text:p>Gavia immer</text:p>
          </table:table-cell>
          <table:table-cell table:style-name="ce22" office:value-type="string">
            <text:p>Common Loon</text:p>
          </table:table-cell>
          <table:table-cell table:style-name="ce22" office:value-type="string">
            <text:p>GAVIIFORMES: Gaviidae</text:p>
          </table:table-cell>
          <table:table-cell table:style-name="ce22" office:value-type="float" office:value="75">
            <text:p>7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 plumage nuptial, tête noire, collier de stries noires et blanches sur le cou, damier noir et blanc sur le dos. Gris en plumage hivernal, avec le cou blanc. Bec noir, oeil roug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
          <table:table-cell table:style-name="ce22" office:value-type="string">
            <text:p>Pluvier argenté</text:p>
          </table:table-cell>
          <table:table-cell/>
          <table:table-cell table:style-name="ce22" office:value-type="string">
            <text:p>Pluvialis squatarola</text:p>
          </table:table-cell>
          <table:table-cell table:style-name="ce22" office:value-type="string">
            <text:p>Black-bellied Plover</text:p>
          </table:table-cell>
          <table:table-cell table:style-name="ce22" office:value-type="string">
            <text:p>CHARADRIIFORMES: Charadri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En plumage nuptial, dos gris moucheté de blanc, tête plutôt blanche, joues gorge et ventre noirs séparé du dos gris par une bande blanche. Bec noir. La partie noire devient blanche en hiver, et le dos devient plus terne.</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18">
          <table:table-cell table:style-name="ce22" office:value-type="string">
            <text:p>Pluvier doré</text:p>
          </table:table-cell>
          <table:table-cell/>
          <table:table-cell table:style-name="ce22" office:value-type="string">
            <text:p>Pluvialis apricaria</text:p>
          </table:table-cell>
          <table:table-cell table:style-name="ce22" office:value-type="string">
            <text:p>European Golden-Plover</text:p>
          </table:table-cell>
          <table:table-cell table:style-name="ce22" office:value-type="string">
            <text:p>CHARADRIIFORMES: Charadri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Joues, gorge et ventre noirs, séparés du dos brun moucheté de jaune par une bande blanche. Petit bec noir.</text:p>
          </table:table-cell>
          <table:table-cell/>
          <table:table-cell table:style-name="ce22" office:value-type="string">
            <text:p>Champs et bocag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Pluvier guignard</text:p>
          </table:table-cell>
          <table:table-cell/>
          <table:table-cell table:style-name="ce22" office:value-type="string">
            <text:p>Charadrius morinellus</text:p>
          </table:table-cell>
          <table:table-cell table:style-name="ce22" office:value-type="string">
            <text:p>Eurasian Dotterel</text:p>
          </table:table-cell>
          <table:table-cell table:style-name="ce22" office:value-type="string">
            <text:p>CHARADRIIFORMES: Charadriidae</text:p>
          </table:table-cell>
          <table:table-cell table:style-name="ce22" office:value-type="float" office:value="22">
            <text:p>22</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brun. Ventre roux. Demi collier blanc. Gorge grise. Joues et sourcils blancs. Calotte noire et bec noirâtre.</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4">
          <table:table-cell table:style-name="ce22" office:value-type="string">
            <text:p>Pouillot à grands sourcils</text:p>
          </table:table-cell>
          <table:table-cell/>
          <table:table-cell table:style-name="ce22" office:value-type="string">
            <text:p>Phylloscopus inornatus</text:p>
          </table:table-cell>
          <table:table-cell table:style-name="ce22" office:value-type="string">
            <text:p>Green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gris verdâtre. Barres blanches sur les ailes. Grands sourcils crème. Petit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8">
          <table:table-cell table:style-name="ce22" office:value-type="string">
            <text:p>Pouillot boréal</text:p>
          </table:table-cell>
          <table:table-cell/>
          <table:table-cell table:style-name="ce22" office:value-type="string">
            <text:p>Phylloscopus borealis</text:p>
          </table:table-cell>
          <table:table-cell table:style-name="ce22" office:value-type="string">
            <text:p>Arctic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et tête brun olivâtre. Ventre blanc sans tache. Grands sourcils blancs. Bec fin, noir dessus et jaune dessous.</text:p>
          </table:table-cell>
          <table:table-cell table:style-name="ce22" office:value-type="string">
            <text:p>Régions nordiques (Scandinavi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Pouillot brun</text:p>
          </table:table-cell>
          <table:table-cell/>
          <table:table-cell table:style-name="ce22" office:value-type="string">
            <text:p>Phylloscopus fuscatus</text:p>
          </table:table-cell>
          <table:table-cell table:style-name="ce22" office:value-type="string">
            <text:p>Dusky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et tête bruns. Ventre blanc sans tache. Grands sourcils blancs. Bec fin, noir dessus et jaune dessous.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Pouillot de Bonelli</text:p>
          </table:table-cell>
          <table:table-cell/>
          <table:table-cell table:style-name="ce22" office:value-type="string">
            <text:p>Phylloscopus bonelli</text:p>
          </table:table-cell>
          <table:table-cell table:style-name="ce22" office:value-type="string">
            <text:p>Western Bonelli's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brun olivâtre. Ventre blanc. Sourcils blancs moins marqué que chez les pouillots brun et boréal.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Pouillot des Canaries</text:p>
          </table:table-cell>
          <table:table-cell/>
          <table:table-cell table:style-name="ce22" office:value-type="string">
            <text:p>Phylloscopus canariensis</text:p>
          </table:table-cell>
          <table:table-cell table:style-name="ce22" office:value-type="string">
            <text:p>Canary Islands Chiffchaff</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olivâtre. Ventre blanc. Sourcils blancs moins marqué que chez les pouillots brun et boréal. Bec fin.</text:p>
          </table:table-cell>
          <table:table-cell table:style-name="ce22" office:value-type="string">
            <text:p>Endémique des Canari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Pouillot fitis</text:p>
          </table:table-cell>
          <table:table-cell/>
          <table:table-cell table:style-name="ce22" office:value-type="string">
            <text:p>Phylloscopus trochilus</text:p>
          </table:table-cell>
          <table:table-cell table:style-name="ce22" office:value-type="string">
            <text:p>Willow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os et tête brun olivâtre. Ventre blanc sans tache. Sourcils crème. Bec fin, noir dessus et jaune dessou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Pouillot ibérique</text:p>
          </table:table-cell>
          <table:table-cell/>
          <table:table-cell table:style-name="ce22" office:value-type="string">
            <text:p>Phylloscopus ibericus</text:p>
          </table:table-cell>
          <table:table-cell table:style-name="ce22" office:value-type="string">
            <text:p>Iberian Chiffchaff</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style-name="ce22"/>
          <table:table-cell table:style-name="ce22" office:value-type="string">
            <text:p>fin et court</text:p>
          </table:table-cell>
          <table:table-cell/>
          <table:table-cell table:style-name="ce22"/>
          <table:table-cell/>
          <table:table-cell table:number-columns-repeated="2" table:style-name="ce22"/>
          <table:table-cell table:style-name="ce22" office:value-type="string">
            <text:p>brun</text:p>
          </table:table-cell>
          <table:table-cell table:style-name="ce22"/>
          <table:table-cell table:style-name="ce22" office:value-type="string">
            <text:p>Dos brun olivâtre. Ventre blanc. Sourcils blancs moins marqué que chez les pouillots brun et boréal.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3">
          <table:table-cell table:style-name="ce22" office:value-type="string">
            <text:p>Pouillot siffleur</text:p>
          </table:table-cell>
          <table:table-cell/>
          <table:table-cell table:style-name="ce22" office:value-type="string">
            <text:p>Phylloscopus sibilatrix</text:p>
          </table:table-cell>
          <table:table-cell table:style-name="ce22" office:value-type="string">
            <text:p>Wood Warbler</text:p>
          </table:table-cell>
          <table:table-cell table:style-name="ce22" office:value-type="string">
            <text:p>PASSERIFORMES: Phylloscop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Tête et dos gris jaunâtre. Sourcils et joues jaunes. Ventre blanc.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4">
          <table:table-cell table:style-name="ce22" office:value-type="string">
            <text:p>Pouillot véloce</text:p>
          </table:table-cell>
          <table:table-cell/>
          <table:table-cell table:style-name="ce22" office:value-type="string">
            <text:p>Phylloscopus collybita</text:p>
          </table:table-cell>
          <table:table-cell table:style-name="ce22" office:value-type="string">
            <text:p>Common Chiffchaff</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os et tête grisâtres. Ventre blanc sans tache. Sourcils crème. Bec fin, noir dessus et jaune dessous.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
          <table:table-cell table:style-name="ce22" office:value-type="string">
            <text:p>Pouillot verdâtre</text:p>
          </table:table-cell>
          <table:table-cell/>
          <table:table-cell table:style-name="ce22" office:value-type="string">
            <text:p>Phylloscopus trochiloides</text:p>
          </table:table-cell>
          <table:table-cell table:style-name="ce22" office:value-type="string">
            <text:p>Greenish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olivâtre. Ventre blanc. Grand sourcil crème.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2">
          <table:table-cell table:style-name="ce22" office:value-type="string">
            <text:p>Puffin cendré</text:p>
          </table:table-cell>
          <table:table-cell/>
          <table:table-cell table:style-name="ce22" office:value-type="string">
            <text:p>Calonectris diomedea</text:p>
          </table:table-cell>
          <table:table-cell table:style-name="ce22" office:value-type="string">
            <text:p>Cory's Shearwater</text:p>
          </table:table-cell>
          <table:table-cell table:style-name="ce22" office:value-type="string">
            <text:p>PROCELLARIIFORMES: Procellariidae</text:p>
          </table:table-cell>
          <table:table-cell table:style-name="ce22" office:value-type="float" office:value="46">
            <text:p>4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et tête brun gris. Ventre et dessous des ailes blancs. Bec jaune à bout noirâtre sur le dessus.</text:p>
          </table:table-cell>
          <table:table-cell/>
          <table:table-cell table:style-name="ce22" office:value-type="string">
            <text:p>Littoral</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11">
          <table:table-cell table:style-name="ce22" office:value-type="string">
            <text:p>Puffin des Anglais</text:p>
          </table:table-cell>
          <table:table-cell/>
          <table:table-cell table:style-name="ce22" office:value-type="string">
            <text:p>Puffinus puffinus</text:p>
          </table:table-cell>
          <table:table-cell table:style-name="ce22" office:value-type="string">
            <text:p>Manx Shearwater</text:p>
          </table:table-cell>
          <table:table-cell table:style-name="ce22" office:value-type="string">
            <text:p>PROCELLARIIFORMES: Procellariidae</text:p>
          </table:table-cell>
          <table:table-cell table:style-name="ce22" office:value-type="float" office:value="35">
            <text:p>3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noir</text:p>
          </table:table-cell>
          <table:table-cell/>
          <table:table-cell table:style-name="ce22" office:value-type="string">
            <text:p>Dos et tête noirs. Ventre et dessous des ailes blancs. Bec noir.</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38">
          <table:table-cell table:style-name="ce22" office:value-type="string">
            <text:p>Puffin fuligineux</text:p>
          </table:table-cell>
          <table:table-cell/>
          <table:table-cell table:style-name="ce22" office:value-type="string">
            <text:p>Puffinus griseus</text:p>
          </table:table-cell>
          <table:table-cell table:style-name="ce22" office:value-type="string">
            <text:p>Sooty Shearwater</text:p>
          </table:table-cell>
          <table:table-cell table:style-name="ce22" office:value-type="string">
            <text:p>PROCELLARIIFORMES: Procellari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Entièrement brun. Bec noir.</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7">
          <table:table-cell table:style-name="ce22" office:value-type="string">
            <text:p>Puffin majeur</text:p>
          </table:table-cell>
          <table:table-cell/>
          <table:table-cell table:style-name="ce22" office:value-type="string">
            <text:p>Puffinus gravis</text:p>
          </table:table-cell>
          <table:table-cell table:style-name="ce22" office:value-type="string">
            <text:p>Great Shearwater</text:p>
          </table:table-cell>
          <table:table-cell table:style-name="ce22" office:value-type="string">
            <text:p>PROCELLARIIFORMES: Procellariidae</text:p>
          </table:table-cell>
          <table:table-cell table:style-name="ce22" office:value-type="float" office:value="46">
            <text:p>4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Ailes et dos bruns à écailles. Calotte brune. Collier et dessous blancs. Bec noir. Marques brunes sur le ventre et sous les ail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5">
          <table:table-cell table:style-name="ce22" office:value-type="string">
            <text:p>Puffin yelkouan</text:p>
          </table:table-cell>
          <table:table-cell/>
          <table:table-cell table:style-name="ce22" office:value-type="string">
            <text:p>Puffinus yelkouan</text:p>
          </table:table-cell>
          <table:table-cell table:style-name="ce22" office:value-type="string">
            <text:p>Levantine Shearwater</text:p>
          </table:table-cell>
          <table:table-cell table:style-name="ce22" office:value-type="string">
            <text:p>PROCELLARIIFORMES: Procellariidae</text:p>
          </table:table-cell>
          <table:table-cell table:style-name="ce22" office:value-type="float" office:value="37">
            <text:p>37</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et tête bruns. Ventre et dessous des ailes blancs.</text:p>
          </table:table-cell>
          <table:table-cell table:style-name="ce22" office:value-type="string">
            <text:p>Endémique de la Méditerranée.</text:p>
          </table:table-cell>
          <table:table-cell table:style-name="ce22" office:value-type="string">
            <text:p>Littoral</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7">
          <table:table-cell table:style-name="ce22" office:value-type="string">
            <text:p>Pygargue à queue blanche</text:p>
          </table:table-cell>
          <table:table-cell/>
          <table:table-cell table:style-name="ce22" office:value-type="string">
            <text:p>Haliaeetus albicilla</text:p>
          </table:table-cell>
          <table:table-cell table:style-name="ce22" office:value-type="string">
            <text:p>White-tailed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queue en losange et blanche. Bec et pattes jaunes. Le plumage des jeunes est plus foncé et s'éclaircit au fil du temps.</text:p>
          </table:table-cell>
          <table:table-cell table:style-name="ce22" office:value-type="string">
            <text:p>Rare, sauf en Scandinavie.</text:p>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Râle d'eau</text:p>
          </table:table-cell>
          <table:table-cell/>
          <table:table-cell table:style-name="ce22" office:value-type="string">
            <text:p>Rallus aquaticus</text:p>
          </table:table-cell>
          <table:table-cell table:style-name="ce22" office:value-type="string">
            <text:p>Water Rail</text:p>
          </table:table-cell>
          <table:table-cell table:style-name="ce22" office:value-type="string">
            <text:p>GRUIFORMES: Rallidae</text:p>
          </table:table-cell>
          <table:table-cell table:style-name="ce22" office:value-type="float" office:value="28">
            <text:p>28</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rouge/orange</text:p>
          </table:table-cell>
          <table:table-cell table:number-columns-repeated="4"/>
          <table:table-cell table:style-name="ce22" office:value-type="string">
            <text:p>brun</text:p>
          </table:table-cell>
          <table:table-cell/>
          <table:table-cell table:style-name="ce22" office:value-type="string">
            <text:p>Dos brun moucheté de noir. Joues et gorge grises. Flancs et bas du ventre noirs rayés de blanc. Long bec orange et noirâtre. Oeil rouge. </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2">
          <table:table-cell table:style-name="ce22" office:value-type="string">
            <text:p>Râle des genêts</text:p>
          </table:table-cell>
          <table:table-cell/>
          <table:table-cell table:style-name="ce22" office:value-type="string">
            <text:p>Crex crex</text:p>
          </table:table-cell>
          <table:table-cell table:style-name="ce22" office:value-type="string">
            <text:p>Corn Crake</text:p>
          </table:table-cell>
          <table:table-cell table:style-name="ce22" office:value-type="string">
            <text:p>GRUIFORMES: Rallidae</text:p>
          </table:table-cell>
          <table:table-cell table:style-name="ce22" office:value-type="float" office:value="27">
            <text:p>27</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clair. Taches plus sombres formant un motif d'écailles sur dos et le dessus de la tête. Gorge grisâtre. Bec épais rosé.</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3">
          <table:table-cell table:style-name="ce22" office:value-type="string">
            <text:p>Rémiz penduline</text:p>
          </table:table-cell>
          <table:table-cell table:style-name="ce22" office:value-type="string">
            <text:p>Mésange rémiz</text:p>
          </table:table-cell>
          <table:table-cell table:style-name="ce22" office:value-type="string">
            <text:p>Remiz pendulinus</text:p>
          </table:table-cell>
          <table:table-cell table:style-name="ce22" office:value-type="string">
            <text:p>Eurasian Penduline-Tit</text:p>
          </table:table-cell>
          <table:table-cell table:style-name="ce22" office:value-type="string">
            <text:p>PASSERIFORMES: Remiz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avec le bout des plumes noirâtre. Tête gris-blanc avec une tache noire autour de l'oeil. Gorge blanchâtre, ventre brun très pâle.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0">
          <table:table-cell table:style-name="ce22" office:value-type="string">
            <text:p>Roitelet à triple bandeau</text:p>
          </table:table-cell>
          <table:table-cell/>
          <table:table-cell table:style-name="ce22" office:value-type="string">
            <text:p>Regulus ignicapilla</text:p>
          </table:table-cell>
          <table:table-cell table:style-name="ce22" office:value-type="string">
            <text:p>Firecres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jaune olivâtre avec les ailes noirâtres, cou gris. Les yeux sont surmontés d'une bande blanche qui passe au-dessus du bec. Sur le dessus de la tête, bande (parfois huppée) jaune chez la femelle, orange chez le mâle, entourée de bandes noires. Bande plus foncée sur l'œil également. Dessous grisâtre. Bec fin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
          <table:table-cell table:style-name="ce22" office:value-type="string">
            <text:p>Roitelet de Ténériffe</text:p>
          </table:table-cell>
          <table:table-cell/>
          <table:table-cell table:style-name="ce22" office:value-type="string">
            <text:p>Regulus teneriffae</text:p>
          </table:table-cell>
          <table:table-cell table:style-name="ce22" office:value-type="string">
            <text:p>Canary Islands Kingle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olivâtre. Tête grise. Crête jaune cernée de noir sur la tête. Bec fin noir.</text:p>
          </table:table-cell>
          <table:table-cell table:style-name="ce22" office:value-type="string">
            <text:p>Endémique des canaries.</text:p>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7">
          <table:table-cell table:style-name="ce22" office:value-type="string">
            <text:p>Roitelet huppé</text:p>
          </table:table-cell>
          <table:table-cell/>
          <table:table-cell table:style-name="ce22" office:value-type="string">
            <text:p>Regulus regulus</text:p>
          </table:table-cell>
          <table:table-cell table:style-name="ce22" office:value-type="string">
            <text:p>Goldcres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olivâtre. Dessous blanc. Tête grise. Bande jaune cernée de noir sur la tête. Zone blanche autour de l'oeil. Bec fin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Rollier d'Europe</text:p>
          </table:table-cell>
          <table:table-cell/>
          <table:table-cell table:style-name="ce22" office:value-type="string">
            <text:p>Coracias garrulus</text:p>
          </table:table-cell>
          <table:table-cell table:style-name="ce22" office:value-type="string">
            <text:p>European Roller</text:p>
          </table:table-cell>
          <table:table-cell table:style-name="ce22" office:value-type="string">
            <text:p>CORACIIFORMES: Coraciidae</text:p>
          </table:table-cell>
          <table:table-cell table:style-name="ce22" office:value-type="float" office:value="31">
            <text:p>31</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leu</text:p>
          </table:table-cell>
          <table:table-cell table:style-name="ce22" office:value-type="string">
            <text:p>rouge/orange</text:p>
          </table:table-cell>
          <table:table-cell table:style-name="ce22" office:value-type="string">
            <text:p>Dos roux. Bord des ailes noir. Tête et ventre bleus. Bec épais noir. Quelques plumes brunes autour du bec.</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9">
          <table:table-cell table:style-name="ce22" office:value-type="string">
            <text:p>Roselin cramoisi</text:p>
          </table:table-cell>
          <table:table-cell/>
          <table:table-cell table:style-name="ce22" office:value-type="string">
            <text:p>Carpodacus erythrinus</text:p>
          </table:table-cell>
          <table:table-cell table:style-name="ce22" office:value-type="string">
            <text:p>Common Rose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rouge/orange</text:p>
          </table:table-cell>
          <table:table-cell table:style-name="ce22" office:value-type="string">
            <text:p>Dos brun. Ventre blanchâtre. En plumage nuptial, tête, gorge et croupion rouges. En dehors de la période nuptiale, brun olivâtre, comme la femelle. Bec épais. </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1">
          <table:table-cell table:style-name="ce22" office:value-type="string">
            <text:p>Roselin githagine</text:p>
          </table:table-cell>
          <table:table-cell/>
          <table:table-cell table:style-name="ce22" office:value-type="string">
            <text:p>Bucanetes githagineus</text:p>
          </table:table-cell>
          <table:table-cell table:style-name="ce22" office:value-type="string">
            <text:p>Trumpeter 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rouge/orange</text:p>
          </table:table-cell>
          <table:table-cell table:number-columns-repeated="4"/>
          <table:table-cell table:style-name="ce22" office:value-type="string">
            <text:p>brun</text:p>
          </table:table-cell>
          <table:table-cell/>
          <table:table-cell table:style-name="ce22" office:value-type="string">
            <text:p>Dos gris brun, tête grise, bout des ailes noir. Bec rouge très épais.</text:p>
          </table:table-cell>
          <table:table-cell table:style-name="ce22" office:value-type="string">
            <text:p>En Europe, on le trouve essentiellement aux Canaries.</text:p>
          </table:table-cell>
          <table:table-cell table:number-columns-repeated="3"/>
          <table:table-cell table:style-name="ce22" office:value-type="string">
            <text:p>FIN</text:p>
          </table:table-cell>
        </table:table-row>
        <table:table-row table:style-name="ro23">
          <table:table-cell table:style-name="ce22" office:value-type="string">
            <text:p>Rossignol philomèle</text:p>
          </table:table-cell>
          <table:table-cell/>
          <table:table-cell table:style-name="ce22" office:value-type="string">
            <text:p>Luscinia megarhynchos</text:p>
          </table:table-cell>
          <table:table-cell table:style-name="ce22" office:value-type="string">
            <text:p>Common Nightingale</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Ventre blanc. Queue rousse assez longue. Bec fin.</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4">
          <table:table-cell table:style-name="ce22" office:value-type="string">
            <text:p>Rossignol progné</text:p>
          </table:table-cell>
          <table:table-cell/>
          <table:table-cell table:style-name="ce22" office:value-type="string">
            <text:p>Luscinia luscinia</text:p>
          </table:table-cell>
          <table:table-cell table:style-name="ce22" office:value-type="string">
            <text:p>Thrush Nightingale</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Ventre blanc. Queue moins rousse que pour le rossignol philomèle. Bec fin.</text:p>
          </table:table-cell>
          <table:table-cell table:style-name="ce22" office:value-type="string">
            <text:p>Vit en Europe de l'Est et du Nord.</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Rougegorge familier</text:p>
          </table:table-cell>
          <table:table-cell/>
          <table:table-cell table:style-name="ce22" office:value-type="string">
            <text:p>Erithacus rubecula</text:p>
          </table:table-cell>
          <table:table-cell table:style-name="ce22" office:value-type="string">
            <text:p>European Robin</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style-name="ce22" office:value-type="string">
            <text:p>rouge/orange</text:p>
          </table:table-cell>
          <table:table-cell table:style-name="ce22" office:value-type="string">
            <text:p>Vaste tache rouge s'étendant du front au milieu du ventre. Dos brun. Bas du ventre blanchâtre. Bec fin noir.</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
          <table:table-cell table:style-name="ce22" office:value-type="string">
            <text:p>Rougequeue à front blanc</text:p>
          </table:table-cell>
          <table:table-cell/>
          <table:table-cell table:style-name="ce22" office:value-type="string">
            <text:p>Phoenicurus phoenicurus</text:p>
          </table:table-cell>
          <table:table-cell table:style-name="ce22" office:value-type="string">
            <text:p>Common Redstar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Dos et tête gris, poitrine et queue rousses, front blanc, joues noires. La femelle n'a pas de tache blanche et a le dos brun. Pattes et bec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8">
          <table:table-cell table:style-name="ce22" office:value-type="string">
            <text:p>Rougequeue noir</text:p>
          </table:table-cell>
          <table:table-cell/>
          <table:table-cell table:style-name="ce22" office:value-type="string">
            <text:p>Phoenicurus ochruros</text:p>
          </table:table-cell>
          <table:table-cell table:style-name="ce22" office:value-type="string">
            <text:p>Black Redstar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Corps gris-noir, croupion et queue roux, parfois taches blanches au niveau des ailes. Bec fin et pattes noirs.</text:p>
          </table:table-cell>
          <table:table-cell/>
          <table:table-cell table:style-name="ce22" office:value-type="string">
            <text:p>Villes, villages, jardins</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2">
          <table:table-cell table:style-name="ce22" office:value-type="string">
            <text:p>Rousserolle des buissons</text:p>
          </table:table-cell>
          <table:table-cell/>
          <table:table-cell table:style-name="ce22" office:value-type="string">
            <text:p>Acrocephalus dumetorum</text:p>
          </table:table-cell>
          <table:table-cell table:style-name="ce22" office:value-type="string">
            <text:p>Blyth's Reed-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gris brun. Dessous blanc. Vague sourcil blanc.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Rousserolle effarvatte</text:p>
          </table:table-cell>
          <table:table-cell/>
          <table:table-cell table:style-name="ce22" office:value-type="string">
            <text:p>Acrocephalus scirpaceus</text:p>
          </table:table-cell>
          <table:table-cell table:style-name="ce22" office:value-type="string">
            <text:p>Eurasian Reed-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Bord des ailes plus sombre. Tête brun clair. Dessous pâle. Petit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Rousserolle turdoïde</text:p>
          </table:table-cell>
          <table:table-cell/>
          <table:table-cell table:style-name="ce22" office:value-type="string">
            <text:p>Acrocephalus arundinaceus</text:p>
          </table:table-cell>
          <table:table-cell table:style-name="ce22" office:value-type="string">
            <text:p>Great Reed-Warbler</text:p>
          </table:table-cell>
          <table:table-cell table:style-name="ce22" office:value-type="string">
            <text:p>PASSERIFORMES: Acrocephalidae</text:p>
          </table:table-cell>
          <table:table-cell table:style-name="ce22" office:value-type="float" office:value="19">
            <text:p>19</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Gorge blanche. Ventre brun roux. Vague sourcil crème.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
          <table:table-cell table:style-name="ce22" office:value-type="string">
            <text:p>Rousserolle verderolle</text:p>
          </table:table-cell>
          <table:table-cell/>
          <table:table-cell table:style-name="ce22" office:value-type="string">
            <text:p>Acrocephalus palustris</text:p>
          </table:table-cell>
          <table:table-cell table:style-name="ce22" office:value-type="string">
            <text:p>Marsh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et tête olivâtres. Ventre blanchâtre. Très léger sourcil blanc.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5">
          <table:table-cell table:style-name="ce22" office:value-type="string">
            <text:p>Sarcelle d'été</text:p>
          </table:table-cell>
          <table:table-cell/>
          <table:table-cell table:style-name="ce22" office:value-type="string">
            <text:p>Anas querquedula</text:p>
          </table:table-cell>
          <table:table-cell table:style-name="ce22" office:value-type="string">
            <text:p>Garganey</text:p>
          </table:table-cell>
          <table:table-cell table:style-name="ce22" office:value-type="string">
            <text:p>ANSERIFORMES: Anatidae</text:p>
          </table:table-cell>
          <table:table-cell table:style-name="ce22" office:value-type="float" office:value="38">
            <text:p>3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cou et gorge bruns avec un large sourcil blanc qui descend sur la nuque. Flancs gris marbrés surmontés de plumes effilées rayées noir et blanc. Croupion moucheté. Bec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Sarcelle d'hiver</text:p>
          </table:table-cell>
          <table:table-cell/>
          <table:table-cell table:style-name="ce22" office:value-type="string">
            <text:p>Anas crecca</text:p>
          </table:table-cell>
          <table:table-cell table:style-name="ce22" office:value-type="string">
            <text:p>Green-winged Teal</text:p>
          </table:table-cell>
          <table:table-cell table:style-name="ce22" office:value-type="string">
            <text:p>ANSERIFORMES: Anatidae</text:p>
          </table:table-cell>
          <table:table-cell table:style-name="ce22" office:value-type="float" office:value="35">
            <text:p>3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vert</text:p>
          </table:table-cell>
          <table:table-cell table:style-name="ce22" office:value-type="string">
            <text:p>Tête rousse avec un bandeau vert sur l'oeil. Gorge crème mouchetée. Flancs gris marbré coupés par une bande blanche. Dos gris. Croupion blanc. Miroir vert. Bec noir. La femelle est brune avec un miroir ver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2">
          <table:table-cell table:style-name="ce22" office:value-type="string">
            <text:p>Serin cini</text:p>
          </table:table-cell>
          <table:table-cell/>
          <table:table-cell table:style-name="ce22" office:value-type="string">
            <text:p>Serinus serinus</text:p>
          </table:table-cell>
          <table:table-cell table:style-name="ce22" office:value-type="string">
            <text:p>European Serin</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Dos brun sombre strié de jaune. Croupion jaune. Marques jaunes autour de l'oeil, de la joue et de la gorge. Poitrine rayée. Bec épais.</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4">
          <table:table-cell table:style-name="ce22" office:value-type="string">
            <text:p>Serin des Canaries</text:p>
          </table:table-cell>
          <table:table-cell/>
          <table:table-cell table:style-name="ce22" office:value-type="string">
            <text:p>Serinus canaria</text:p>
          </table:table-cell>
          <table:table-cell table:style-name="ce22" office:value-type="string">
            <text:p>Island Canary</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Le mâle est à dominante jaune verdâtre, avec des ailes brunes. La femelle est plus grise. Bec épais.</text:p>
          </table:table-cell>
          <table:table-cell table:style-name="ce22" office:value-type="string">
            <text:p>Présent aux Canaries et en Macaronésie.</text:p>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28">
          <table:table-cell table:style-name="ce22" office:value-type="string">
            <text:p>Sirli de Dupont</text:p>
          </table:table-cell>
          <table:table-cell/>
          <table:table-cell table:style-name="ce22" office:value-type="string">
            <text:p>Chersophilus duponti</text:p>
          </table:table-cell>
          <table:table-cell table:style-name="ce22" office:value-type="string">
            <text:p>Dupont's Lark</text:p>
          </table:table-cell>
          <table:table-cell table:style-name="ce22" office:value-type="string">
            <text:p>PASSERIFORMES: Alaud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Poitrine striée. Long bec puissant et courbé.</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4">
          <table:table-cell table:style-name="ce22" office:value-type="string">
            <text:p>Sittelle corse</text:p>
          </table:table-cell>
          <table:table-cell/>
          <table:table-cell table:style-name="ce22" office:value-type="string">
            <text:p>Sitta whiteheadi</text:p>
          </table:table-cell>
          <table:table-cell table:style-name="ce22" office:value-type="string">
            <text:p>Corsican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Ventre beige. Calotte noire. Sourcils blancs. Bande noire sur l'oeil. Bec fin noirâtre.</text:p>
          </table:table-cell>
          <table:table-cell table:style-name="ce22" office:value-type="string">
            <text:p>Exclusivement en Corse.</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8">
          <table:table-cell table:style-name="ce22" office:value-type="string">
            <text:p>Sittelle de Neumayer</text:p>
          </table:table-cell>
          <table:table-cell/>
          <table:table-cell table:style-name="ce22" office:value-type="string">
            <text:p>Sitta neumayer</text:p>
          </table:table-cell>
          <table:table-cell table:style-name="ce22" office:value-type="string">
            <text:p>Rock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Calotte grise. Bande noire sur l'oeil. Joues et gorge blanches. Brunâtre autour des pattes. Bec fin et noirâtre.</text:p>
          </table:table-cell>
          <table:table-cell table:style-name="ce22" office:value-type="string">
            <text:p>Europe du sud-est (Balkans ...)</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6">
          <table:table-cell table:style-name="ce22" office:value-type="string">
            <text:p>Sittelle torchepot</text:p>
          </table:table-cell>
          <table:table-cell/>
          <table:table-cell table:style-name="ce22" office:value-type="string">
            <text:p>Sitta europaea</text:p>
          </table:table-cell>
          <table:table-cell table:style-name="ce22" office:value-type="string">
            <text:p>Eurasian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Dos gris bleu. Bandeau noir sur l'oeil. Ventre roux. Joues blanches.La sittelle torchepot est le seul oiseau capable de descendre les troncs d'arbres la tête en bas. Bec fin noir.</text:p>
          </table:table-cell>
          <table:table-cell table:style-name="ce22" office:value-type="string">
            <text:p>Sédentaire.</text:p>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
          <table:table-cell table:style-name="ce22" office:value-type="string">
            <text:p>Sizerin blanchâtre</text:p>
          </table:table-cell>
          <table:table-cell/>
          <table:table-cell table:style-name="ce22" office:value-type="string">
            <text:p>Carduelis hornemanni</text:p>
          </table:table-cell>
          <table:table-cell table:style-name="ce22" office:value-type="string">
            <text:p>Hoary Redpoll - Arctic Redpoll</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et tête bruns. Ventre blanc légèrement strié de noir. Tache rouge sur le front. Légèrement plus pâle que le sizerin flammé. Bec épais jaune.</text:p>
          </table:table-cell>
          <table:table-cell table:style-name="ce22" office:value-type="string">
            <text:p>Vit plutôt au nord de la Scandinavie.</text:p>
          </table:table-cell>
          <table:table-cell table:style-name="ce22" office:value-type="string">
            <text:p>Toundra</text:p>
          </table:table-cell>
          <table:table-cell table:number-columns-repeated="2"/>
          <table:table-cell table:style-name="ce22" office:value-type="string">
            <text:p>FIN</text:p>
          </table:table-cell>
        </table:table-row>
        <table:table-row table:style-name="ro8">
          <table:table-cell table:style-name="ce22" office:value-type="string">
            <text:p>Sizerin flammé</text:p>
          </table:table-cell>
          <table:table-cell/>
          <table:table-cell table:style-name="ce22" office:value-type="string">
            <text:p>Carduelis flammea</text:p>
          </table:table-cell>
          <table:table-cell table:style-name="ce22" office:value-type="string">
            <text:p>Common Redpoll</text:p>
          </table:table-cell>
          <table:table-cell table:style-name="ce22" office:value-type="string">
            <text:p>PASSERIFORMES: Fringi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brun. Tête brune. Ventre blanc légèrement strié de brun. Tache rouge sur le front. Bec épais jaunâtr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1">
          <table:table-cell table:style-name="ce22" office:value-type="string">
            <text:p>Spatule blanche</text:p>
          </table:table-cell>
          <table:table-cell/>
          <table:table-cell table:style-name="ce22" office:value-type="string">
            <text:p>Platalea leucorodia</text:p>
          </table:table-cell>
          <table:table-cell table:style-name="ce22" office:value-type="string">
            <text:p>Eurasian Spoonbill</text:p>
          </table:table-cell>
          <table:table-cell table:style-name="ce22" office:value-type="string">
            <text:p>PELECANIFORMES: Threskiornithidae</text:p>
          </table:table-cell>
          <table:table-cell table:style-name="ce22" office:value-type="float" office:value="86">
            <text:p>86</text:p>
          </table:table-cell>
          <table:table-cell table:style-name="ce22" office:value-type="string">
            <text:p>Grands échassiers</text:p>
          </table:table-cell>
          <table:table-cell/>
          <table:table-cell table:style-name="ce22" office:value-type="string">
            <text:p>autre</text:p>
          </table:table-cell>
          <table:table-cell table:style-name="ce22" office:value-type="string">
            <text:p>noir</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avec quelques plumes rousses au niveau du cou. Longues aigrettes derrière la tête. Morceau de peau nue jaune orangée sous un long bec noir en forme de spatule. L'extrémité du bec est jaune. Longues pattes noi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Sterne arctique</text:p>
          </table:table-cell>
          <table:table-cell/>
          <table:table-cell table:style-name="ce22" office:value-type="string">
            <text:p>Sterna paradisaea</text:p>
          </table:table-cell>
          <table:table-cell table:style-name="ce22" office:value-type="string">
            <text:p>Arctic Tern</text:p>
          </table:table-cell>
          <table:table-cell table:style-name="ce22" office:value-type="string">
            <text:p>CHARADRIIFORMES: Laridae</text:p>
          </table:table-cell>
          <table:table-cell table:style-name="ce22" office:value-type="float" office:value="35">
            <text:p>35</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Collier blanc. Tête noire. Bec fin orange. Pattes orange.</text:p>
          </table:table-cell>
          <table:table-cell table:style-name="ce22" office:value-type="string">
            <text:p>Uniquement dans les zones arctiques. En été, niche sur les côtes d'Europe du Nord, en Islande. Passe l'hiver en Antarctique.</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Sterne caspienne</text:p>
          </table:table-cell>
          <table:table-cell/>
          <table:table-cell table:style-name="ce22" office:value-type="string">
            <text:p>Hydroprogne caspia</text:p>
          </table:table-cell>
          <table:table-cell table:style-name="ce22" office:value-type="string">
            <text:p>Caspian Tern</text:p>
          </table:table-cell>
          <table:table-cell table:style-name="ce22" office:value-type="string">
            <text:p>CHARADRIIFORMES: Laridae</text:p>
          </table:table-cell>
          <table:table-cell table:style-name="ce22" office:value-type="float" office:value="53">
            <text:p>53</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Joues et gorge blanches. Tête noire. Puissant bec rouge orange à bout noirâtre. Pattes noires.</text:p>
          </table:table-cell>
          <table:table-cell table:style-name="ce22" office:value-type="string">
            <text:p>Niche sur les côtes de la mer Baltique.</text:p>
          </table:table-cell>
          <table:table-cell table:style-name="ce22" office:value-type="string">
            <text:p>Littoral</text:p>
          </table:table-cell>
          <table:table-cell table:style-name="ce22" office:value-type="string">
            <text:p>Bords de rivières, zones humides</text:p>
          </table:table-cell>
          <table:table-cell table:style-name="ce23" office:value-type="string">
            <text:p>Sterna caspia</text:p>
          </table:table-cell>
          <table:table-cell table:style-name="ce22" office:value-type="string">
            <text:p>FIN</text:p>
          </table:table-cell>
        </table:table-row>
        <table:table-row table:style-name="ro18">
          <table:table-cell table:style-name="ce22" office:value-type="string">
            <text:p>Sterne caugek</text:p>
          </table:table-cell>
          <table:table-cell/>
          <table:table-cell table:style-name="ce22" office:value-type="string">
            <text:p>Thalasseus sandvicensis</text:p>
          </table:table-cell>
          <table:table-cell table:style-name="ce22" office:value-type="string">
            <text:p>Sandwich Tern</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Dessus gris très pâle. Dessous blanc. Calotte noire. Bec fin noir à bout jaune. Pattes noires.</text:p>
          </table:table-cell>
          <table:table-cell table:style-name="ce22" office:value-type="string">
            <text:p>Niche sur le littoral atlantique et de la mer du Nord. Hivernage sur les côtes turques et grecques et en Afrique.</text:p>
          </table:table-cell>
          <table:table-cell table:style-name="ce22" office:value-type="string">
            <text:p>Littoral</text:p>
          </table:table-cell>
          <table:table-cell/>
          <table:table-cell table:style-name="ce23" office:value-type="string">
            <text:p>Sterna sandvicensis</text:p>
          </table:table-cell>
          <table:table-cell table:style-name="ce22" office:value-type="string">
            <text:p>FIN</text:p>
          </table:table-cell>
        </table:table-row>
        <table:table-row table:style-name="ro22">
          <table:table-cell table:style-name="ce22" office:value-type="string">
            <text:p>Sterne de Dougall</text:p>
          </table:table-cell>
          <table:table-cell/>
          <table:table-cell table:style-name="ce22" office:value-type="string">
            <text:p>Sterna dougallii</text:p>
          </table:table-cell>
          <table:table-cell table:style-name="ce22" office:value-type="string">
            <text:p>Roseate Tern</text:p>
          </table:table-cell>
          <table:table-cell table:style-name="ce22" office:value-type="string">
            <text:p>CHARADRIIFORMES: Laridae</text:p>
          </table:table-cell>
          <table:table-cell table:style-name="ce22" office:value-type="float" office:value="38">
            <text:p>38</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Dessus gris très pâle. Dessous blanc. Calotte noire. Bec fin orange à bout noir. Pattes oranges.</text:p>
          </table:table-cell>
          <table:table-cell table:style-name="ce22" office:value-type="string">
            <text:p>Niche dans les îles britanniques. En France, sur les côtes bretonnes et méditerranéennes.</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Sterne hansel</text:p>
          </table:table-cell>
          <table:table-cell/>
          <table:table-cell table:style-name="ce22" office:value-type="string">
            <text:p>Gelochelidon nilotica</text:p>
          </table:table-cell>
          <table:table-cell table:style-name="ce22" office:value-type="string">
            <text:p>Gull-billed Tern</text:p>
          </table:table-cell>
          <table:table-cell table:style-name="ce22" office:value-type="string">
            <text:p>CHARADRIIFORMES: Laridae</text:p>
          </table:table-cell>
          <table:table-cell table:style-name="ce22" office:value-type="float" office:value="38">
            <text:p>38</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Dessus gris très pâle. Dessous blanc. Calotte noire s'étendant sur la nuque. Puissant bec noir. Pattes noires.</text:p>
          </table:table-cell>
          <table:table-cell table:style-name="ce22" office:value-type="string">
            <text:p>Niche en Espagne, Italie, autour de la mer Noire.</text:p>
          </table:table-cell>
          <table:table-cell table:style-name="ce22" office:value-type="string">
            <text:p>Bords de rivières, zones humides</text:p>
          </table:table-cell>
          <table:table-cell/>
          <table:table-cell table:style-name="ce23" office:value-type="string">
            <text:p>Sterna nilotica</text:p>
          </table:table-cell>
          <table:table-cell table:style-name="ce22" office:value-type="string">
            <text:p>FIN</text:p>
          </table:table-cell>
        </table:table-row>
        <table:table-row table:style-name="ro9">
          <table:table-cell table:style-name="ce22" office:value-type="string">
            <text:p>Sterne naine</text:p>
          </table:table-cell>
          <table:table-cell/>
          <table:table-cell table:style-name="ce22" office:value-type="string">
            <text:p>Sternula albifrons</text:p>
          </table:table-cell>
          <table:table-cell table:style-name="ce22" office:value-type="string">
            <text:p>Little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queue bifide</text:p>
          </table:table-cell>
          <table:table-cell table:style-name="ce22" office:value-type="string">
            <text:p>blanc</text:p>
          </table:table-cell>
          <table:table-cell table:style-name="ce22" office:value-type="string">
            <text:p>noir</text:p>
          </table:table-cell>
          <table:table-cell table:style-name="ce22" office:value-type="string">
            <text:p>Dessus gris très pâle. Dessous blanc. Calotte noire avec une tache blanche sur le front. Bec fin jaune à bout noirâtre. Pattes orange.</text:p>
          </table:table-cell>
          <table:table-cell table:style-name="ce22" office:value-type="string">
            <text:p>Niche sur les côtes des îles britanniques, d'Europe du Nord, de la Méditerranée, en Ukraine et pays baltes. En France, on la trouve aussi au bord de la Loire.</text:p>
          </table:table-cell>
          <table:table-cell table:style-name="ce22" office:value-type="string">
            <text:p>Bords de rivières, zones humides</text:p>
          </table:table-cell>
          <table:table-cell table:style-name="ce22" office:value-type="string">
            <text:p>Littoral</text:p>
          </table:table-cell>
          <table:table-cell table:style-name="ce23" office:value-type="string">
            <text:p>Sterna albifrons</text:p>
          </table:table-cell>
          <table:table-cell table:style-name="ce22" office:value-type="string">
            <text:p>FIN</text:p>
          </table:table-cell>
        </table:table-row>
        <table:table-row table:style-name="ro1">
          <table:table-cell table:style-name="ce22" office:value-type="string">
            <text:p>Sterne pierregarin</text:p>
          </table:table-cell>
          <table:table-cell/>
          <table:table-cell table:style-name="ce22" office:value-type="string">
            <text:p>Sterna hirundo</text:p>
          </table:table-cell>
          <table:table-cell table:style-name="ce22" office:value-type="string">
            <text:p>Common Tern</text:p>
          </table:table-cell>
          <table:table-cell table:style-name="ce22" office:value-type="string">
            <text:p>CHARADRIIFORMES: Laridae</text:p>
          </table:table-cell>
          <table:table-cell table:style-name="ce22" office:value-type="float" office:value="35">
            <text:p>35</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orange</text:p>
          </table:table-cell>
          <table:table-cell table:style-name="ce22" office:value-type="string">
            <text:p>noir</text:p>
          </table:table-cell>
          <table:table-cell table:style-name="ce22" office:value-type="string">
            <text:p>rouge/oran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Collier blanc. Calotte noire descendant sur la nuque. Pattes orange. Se distingue de la sterne arctique par un bec plus épais à bout noir.</text:p>
          </table:table-cell>
          <table:table-cell table:style-name="ce22" office:value-type="string">
            <text:p>Niche dans les îles britanniques, en Europe du Nord, Scandinavie, Europe de l'Est, sur les côtes méditerranéennes. En France, on la trouve aussi au bord de la Loire.</text:p>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4">
          <table:table-cell table:style-name="ce22" office:value-type="string">
            <text:p>Tadorne casarca</text:p>
          </table:table-cell>
          <table:table-cell/>
          <table:table-cell table:style-name="ce22" office:value-type="string">
            <text:p>Tadorna ferruginea</text:p>
          </table:table-cell>
          <table:table-cell table:style-name="ce22" office:value-type="string">
            <text:p>Ruddy Shelduck</text:p>
          </table:table-cell>
          <table:table-cell table:style-name="ce22" office:value-type="string">
            <text:p>ANSERIFORMES: Anatidae</text:p>
          </table:table-cell>
          <table:table-cell table:style-name="ce22" office:value-type="float" office:value="64">
            <text:p>64</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Tête brun pâle. Corps entièrement roux. Bout des ailes noir. Petit collier noir pour le mâle. Miroir vert et bec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2">
          <table:table-cell table:style-name="ce22" office:value-type="string">
            <text:p>Tadorne de Belon</text:p>
          </table:table-cell>
          <table:table-cell/>
          <table:table-cell table:style-name="ce22" office:value-type="string">
            <text:p>Tadorna tadorna</text:p>
          </table:table-cell>
          <table:table-cell table:style-name="ce22" office:value-type="string">
            <text:p>Common Shelduck</text:p>
          </table:table-cell>
          <table:table-cell table:style-name="ce22" office:value-type="string">
            <text:p>ANSERIFORMES: Anatidae</text:p>
          </table:table-cell>
          <table:table-cell table:style-name="ce22" office:value-type="float" office:value="61">
            <text:p>6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table-cell table:style-name="ce22" office:value-type="string">
            <text:p>rose</text:p>
          </table:table-cell>
          <table:table-cell table:number-columns-repeated="2"/>
          <table:table-cell table:style-name="ce22" office:value-type="string">
            <text:p>blanc</text:p>
          </table:table-cell>
          <table:table-cell table:style-name="ce22" office:value-type="string">
            <text:p>rouge/orange</text:p>
          </table:table-cell>
          <table:table-cell table:style-name="ce22" office:value-type="string">
            <text:p>Corps blanc sauf la tête vert foncé, le collier roux et le bout des ailes noirs. Le mâle a un renflement au-dessus du bec rouge. Pattes ros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7">
          <table:table-cell table:style-name="ce22" office:value-type="string">
            <text:p>Talève sultane</text:p>
          </table:table-cell>
          <table:table-cell table:style-name="ce22" office:value-type="string">
            <text:p>Poule sultane</text:p>
          </table:table-cell>
          <table:table-cell table:style-name="ce22" office:value-type="string">
            <text:p>Porphyrio porphyrio</text:p>
          </table:table-cell>
          <table:table-cell table:style-name="ce22" office:value-type="string">
            <text:p>Purple Swamphen</text:p>
          </table:table-cell>
          <table:table-cell table:style-name="ce22" office:value-type="string">
            <text:p>GRUIFORMES: Rallidae</text:p>
          </table:table-cell>
          <table:table-cell table:style-name="ce22" office:value-type="float" office:value="48">
            <text:p>48</text:p>
          </table:table-cell>
          <table:table-cell table:style-name="ce22" office:value-type="string">
            <text:p>Râles, marouettes, poules d'eau</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noir</text:p>
          </table:table-cell>
          <table:table-cell/>
          <table:table-cell table:style-name="ce22" office:value-type="string">
            <text:p>Tête, cou et gorge gris bleu sombre. Ailes noires, croupion blanc. Bec épais rouge avec une plaque frontale rouge également.</text:p>
          </table:table-cell>
          <table:table-cell table:style-name="ce22" office:value-type="string">
            <text:p>Régions méditerranéennes</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Tarier des Canaries</text:p>
          </table:table-cell>
          <table:table-cell/>
          <table:table-cell table:style-name="ce22" office:value-type="string">
            <text:p>Saxicola dacotiae</text:p>
          </table:table-cell>
          <table:table-cell table:style-name="ce22" office:value-type="string">
            <text:p>Canary Island Stonechat</text:p>
          </table:table-cell>
          <table:table-cell table:style-name="ce22" office:value-type="string">
            <text:p>PASSERIFORMES: Muscicap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brun strié de noir. Gorge rousse. Demi-collier blanc. Sourcil blanc. Bec fin noir.</text:p>
          </table:table-cell>
          <table:table-cell table:style-name="ce22" office:value-type="string">
            <text:p>Endémique des Canaries.</text:p>
          </table:table-cell>
          <table:table-cell table:number-columns-repeated="3"/>
          <table:table-cell table:style-name="ce22" office:value-type="string">
            <text:p>FIN</text:p>
          </table:table-cell>
        </table:table-row>
        <table:table-row table:style-name="ro9">
          <table:table-cell table:style-name="ce22" office:value-type="string">
            <text:p>Tarier des prés</text:p>
          </table:table-cell>
          <table:table-cell/>
          <table:table-cell table:style-name="ce22" office:value-type="string">
            <text:p>Saxicola rubetra</text:p>
          </table:table-cell>
          <table:table-cell table:style-name="ce22" office:value-type="string">
            <text:p>Whinchat</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et noir avec un motif d'écailles. Tête noire striée de brun sur le dessus. Sourcil blanc. Bavette blanche. Poitrine rousse. Bec fin noir.</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7">
          <table:table-cell table:style-name="ce22" office:value-type="string">
            <text:p>Tarier pâtre</text:p>
          </table:table-cell>
          <table:table-cell/>
          <table:table-cell table:style-name="ce22" office:value-type="string">
            <text:p>Saxicola rubicola</text:p>
          </table:table-cell>
          <table:table-cell table:style-name="ce22" office:value-type="string">
            <text:p>Stonechat</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gorge et dos brun noir. Blanc au niveau du cou et de l'épaule. Poitrine rousse. Bande blanche sur l'aile. Bec fin noir. Pattes noires.</text:p>
          </table:table-cell>
          <table:table-cell/>
          <table:table-cell table:style-name="ce22" office:value-type="string">
            <text:p>Champs et bocages</text:p>
          </table:table-cell>
          <table:table-cell table:style-name="ce22" office:value-type="string">
            <text:p>Forêts et landes</text:p>
          </table:table-cell>
          <table:table-cell table:style-name="ce23" office:value-type="string">
            <text:p>Saxicola torquatus</text:p>
          </table:table-cell>
          <table:table-cell table:style-name="ce22" office:value-type="string">
            <text:p>FIN</text:p>
          </table:table-cell>
        </table:table-row>
        <table:table-row table:style-name="ro23">
          <table:table-cell table:style-name="ce22" office:value-type="string">
            <text:p>Tarin des aulnes</text:p>
          </table:table-cell>
          <table:table-cell/>
          <table:table-cell table:style-name="ce22" office:value-type="string">
            <text:p>Carduelis spinus</text:p>
          </table:table-cell>
          <table:table-cell table:style-name="ce22" office:value-type="string">
            <text:p>Eurasian Siskin</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Dos, tête et gorge jaunes. Front noir. Ailes et queue barrées de noir. Bec épais.</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39">
          <table:table-cell table:style-name="ce22" office:value-type="string">
            <text:p>Tétras lyre</text:p>
          </table:table-cell>
          <table:table-cell table:style-name="ce22" office:value-type="string">
            <text:p>Petit coq de bruyère</text:p>
          </table:table-cell>
          <table:table-cell table:style-name="ce22" office:value-type="string">
            <text:p>Lyrurus tetrix</text:p>
          </table:table-cell>
          <table:table-cell table:style-name="ce22" office:value-type="string">
            <text:p>Black Grouse</text:p>
          </table:table-cell>
          <table:table-cell table:style-name="ce22" office:value-type="string">
            <text:p>GALLIFORMES: Phasianidae</text:p>
          </table:table-cell>
          <table:table-cell table:style-name="ce22" office:value-type="float" office:value="53">
            <text:p>5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Entièrement noir à l'exception de la caroncule rouge et des plumes blanches sous la queue. Femelle brune mouchetée.</text:p>
          </table:table-cell>
          <table:table-cell/>
          <table:table-cell table:style-name="ce22" office:value-type="string">
            <text:p>Forêts et landes</text:p>
          </table:table-cell>
          <table:table-cell table:style-name="ce22" office:value-type="string">
            <text:p>Montagnes et roches</text:p>
          </table:table-cell>
          <table:table-cell table:style-name="ce23" office:value-type="string">
            <text:p>Tetrao tetrix</text:p>
          </table:table-cell>
          <table:table-cell table:style-name="ce22" office:value-type="string">
            <text:p>FIN</text:p>
          </table:table-cell>
        </table:table-row>
        <table:table-row table:style-name="ro31">
          <table:table-cell table:style-name="ce22" office:value-type="string">
            <text:p>Tichodrome échelette</text:p>
          </table:table-cell>
          <table:table-cell/>
          <table:table-cell table:style-name="ce22" office:value-type="string">
            <text:p>Tichodroma muraria</text:p>
          </table:table-cell>
          <table:table-cell table:style-name="ce22" office:value-type="string">
            <text:p>Wallcreeper</text:p>
          </table:table-cell>
          <table:table-cell table:style-name="ce22" office:value-type="string">
            <text:p>PASSERIFORMES: Tichodrom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Corps gris. Ailes noires tachées de rouge et de blanc. Bec long, fin et noir.</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23">
          <table:table-cell table:style-name="ce22" office:value-type="string">
            <text:p>Torcol fourmilier</text:p>
          </table:table-cell>
          <table:table-cell/>
          <table:table-cell table:style-name="ce22" office:value-type="string">
            <text:p>Jynx torquilla</text:p>
          </table:table-cell>
          <table:table-cell table:style-name="ce22" office:value-type="string">
            <text:p>Eurasian Wryneck</text:p>
          </table:table-cell>
          <table:table-cell table:style-name="ce22" office:value-type="string">
            <text:p>PICIFORMES: Picidae</text:p>
          </table:table-cell>
          <table:table-cell table:style-name="ce22" office:value-type="float" office:value="16">
            <text:p>16</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gris</text:p>
          </table:table-cell>
          <table:table-cell/>
          <table:table-cell table:style-name="ce22" office:value-type="string">
            <text:p>Globalement gris brun avec un plumage ressemblant à de l'écorce d'arbre. Bec épai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6">
          <table:table-cell table:style-name="ce22" office:value-type="string">
            <text:p>Tournepierre à collier</text:p>
          </table:table-cell>
          <table:table-cell/>
          <table:table-cell table:style-name="ce22" office:value-type="string">
            <text:p>Arenaria interpres</text:p>
          </table:table-cell>
          <table:table-cell table:style-name="ce22" office:value-type="string">
            <text:p>Ruddy Turnstone</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noir et roux. Collier noir et blanc. Gorge noire. Ventre blanc. Calotte blanche en été. En hiver, tête et gorge brunes. Pattes orange. Bec fin noir.</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7">
          <table:table-cell table:style-name="ce22" office:value-type="string">
            <text:p>Tourterelle des bois</text:p>
          </table:table-cell>
          <table:table-cell/>
          <table:table-cell table:style-name="ce22" office:value-type="string">
            <text:p>Streptopelia turtur</text:p>
          </table:table-cell>
          <table:table-cell table:style-name="ce22" office:value-type="string">
            <text:p>European Turtle-Dove</text:p>
          </table:table-cell>
          <table:table-cell table:style-name="ce22" office:value-type="string">
            <text:p>COLUMBIFORMES: Columbidae</text:p>
          </table:table-cell>
          <table:table-cell table:style-name="ce22" office:value-type="float" office:value="27">
            <text:p>27</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Tête, ventre et dos gris. Ailes avec motif d'écaille noir bordé de brun. Tache noir et blanc sur le cou. Bec noir. Tour de l'oeil roug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Tourterelle turque</text:p>
          </table:table-cell>
          <table:table-cell/>
          <table:table-cell table:style-name="ce22" office:value-type="string">
            <text:p>Streptopelia decaocto</text:p>
          </table:table-cell>
          <table:table-cell table:style-name="ce22" office:value-type="string">
            <text:p>Eurasian Collared-Dove</text:p>
          </table:table-cell>
          <table:table-cell table:style-name="ce22" office:value-type="string">
            <text:p>COLUMBIFORMES: Columbidae</text:p>
          </table:table-cell>
          <table:table-cell table:style-name="ce22" office:value-type="float" office:value="31">
            <text:p>31</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Grise avec le bout des ailes noir. Poitrine légèrement rosée. Marque noire au niveau du cou. Bec et pattes noirs.</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6">
          <table:table-cell table:style-name="ce22" office:value-type="string">
            <text:p>Traquet isabelle</text:p>
          </table:table-cell>
          <table:table-cell/>
          <table:table-cell table:style-name="ce22" office:value-type="string">
            <text:p>Oenanthe isabellina</text:p>
          </table:table-cell>
          <table:table-cell table:style-name="ce22" office:value-type="string">
            <text:p>Isabelline Wheatear</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Tête et dos bruns. Bord des ailes plus sombres. Sourcil blanc. Trait noir entre l'oeil et le bec. Bavette blanche. Gorge brunâtre. Ventre blanc. Pattes noires, bec fin et noir.</text:p>
          </table:table-cell>
          <table:table-cell table:style-name="ce22" office:value-type="string">
            <text:p>Europe de l'Est.</text:p>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26">
          <table:table-cell table:style-name="ce22" office:value-type="string">
            <text:p>Traquet motteux</text:p>
          </table:table-cell>
          <table:table-cell/>
          <table:table-cell table:style-name="ce22" office:value-type="string">
            <text:p>Oenanthe oenanthe</text:p>
          </table:table-cell>
          <table:table-cell table:style-name="ce22" office:value-type="string">
            <text:p>Northern Wheatear</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dos gris. Bord des ailes noir. Bande noire sur l'oeil surmontée d'un sourcil blanc. Bavette légèrement rousse. Ventre blanc. Bec fin noir. Pattes noires. Chez la femelle, dos et tête sont bruns. Pas de bande noire sur l'oeil ni de gorge rousse.</text:p>
          </table:table-cell>
          <table:table-cell/>
          <table:table-cell table:style-name="ce22" office:value-type="string">
            <text:p>Littoral</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12">
          <table:table-cell table:style-name="ce22" office:value-type="string">
            <text:p>Traquet oreillard</text:p>
          </table:table-cell>
          <table:table-cell/>
          <table:table-cell table:style-name="ce22" office:value-type="string">
            <text:p>Oenanthe hispanica</text:p>
          </table:table-cell>
          <table:table-cell table:style-name="ce22" office:value-type="string">
            <text:p>Black-eared Wheatea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ête, dos, cou, ventre et queue blancs. Ailes noires. Bandeau noir sur l'oeil. Petit bec fin. Pattes noires. Queue noire et blanche.</text:p>
          </table:table-cell>
          <table:table-cell/>
          <table:table-cell table:style-name="ce22" office:value-type="string">
            <text:p>Montagnes et roches</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12">
          <table:table-cell table:style-name="ce22" office:value-type="string">
            <text:p>Traquet pie</text:p>
          </table:table-cell>
          <table:table-cell/>
          <table:table-cell table:style-name="ce22" office:value-type="string">
            <text:p>Oenanthe pleschanka</text:p>
          </table:table-cell>
          <table:table-cell table:style-name="ce22" office:value-type="string">
            <text:p>Pied Wheatea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alotte et nuque blanches. Ventre blanc. Joues, gorge et dos noirs. Queue blanche avec un T noir. Bec fin noir. Pattes noires.</text:p>
          </table:table-cell>
          <table:table-cell table:style-name="ce22" office:value-type="string">
            <text:p>Europe de l'Est.</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8">
          <table:table-cell table:style-name="ce22" office:value-type="string">
            <text:p>Traquet rieur</text:p>
          </table:table-cell>
          <table:table-cell/>
          <table:table-cell table:style-name="ce22" office:value-type="string">
            <text:p>Oenanthe leucura</text:p>
          </table:table-cell>
          <table:table-cell table:style-name="ce22" office:value-type="string">
            <text:p>Black Wheatear</text:p>
          </table:table-cell>
          <table:table-cell table:style-name="ce22" office:value-type="string">
            <text:p>PASSERIFORMES: Muscicap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e la calotte grise et du dessous de la queue blanc. Bec fin noir. Pattes noire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
          <table:table-cell table:style-name="ce22" office:value-type="string">
            <text:p>Troglodyte mignon</text:p>
          </table:table-cell>
          <table:table-cell/>
          <table:table-cell table:style-name="ce22" office:value-type="string">
            <text:p>Troglodytes troglodytes</text:p>
          </table:table-cell>
          <table:table-cell table:style-name="ce22" office:value-type="string">
            <text:p>Eurasian Wren</text:p>
          </table:table-cell>
          <table:table-cell table:style-name="ce22" office:value-type="string">
            <text:p>PASSERIFORMES: Troglodyt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roux, finement strié de noir. Tête et ventre brun plus pâle. Sourcil blanc. Quelques plumes fines à damier noir et blanc au bord des ailes. Queue souvent relevée. Petit bec fin.</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8">
          <table:table-cell table:style-name="ce22" office:value-type="string">
            <text:p>Turnix d'Andalousie</text:p>
          </table:table-cell>
          <table:table-cell table:style-name="ce22" office:value-type="string">
            <text:p>Turnix mugissant</text:p>
          </table:table-cell>
          <table:table-cell table:style-name="ce22" office:value-type="string">
            <text:p>Turnix sylvaticus</text:p>
          </table:table-cell>
          <table:table-cell table:style-name="ce22" office:value-type="string">
            <text:p>Small Buttonquail</text:p>
          </table:table-cell>
          <table:table-cell table:style-name="ce22" office:value-type="string">
            <text:p>CHARADRIIFORMES: Turnicidae</text:p>
          </table:table-cell>
          <table:table-cell table:style-name="ce22" office:value-type="float" office:value="15">
            <text:p>15</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Dos grisâtre moucheté de blanc, noir et brun. Dessous roux. Tête grise mouchetée de blanc. Bec épais grisâtre. </text:p>
          </table:table-cell>
          <table:table-cell table:style-name="ce22" office:value-type="string">
            <text:p>Espagne.</text:p>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40">
          <table:table-cell table:style-name="ce22" office:value-type="string">
            <text:p>Vanneau éperonné</text:p>
          </table:table-cell>
          <table:table-cell/>
          <table:table-cell table:style-name="ce22" office:value-type="string">
            <text:p>Vanellus spinosus</text:p>
          </table:table-cell>
          <table:table-cell table:style-name="ce22" office:value-type="string">
            <text:p>Spur-winged Plover</text:p>
          </table:table-cell>
          <table:table-cell table:style-name="ce22" office:value-type="string">
            <text:p>CHARADRIIFORMES: Charadriidae</text:p>
          </table:table-cell>
          <table:table-cell table:style-name="ce22" office:value-type="float" office:value="27">
            <text:p>27</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Calotte, ventre, épaules et queue noirs. Bande noire entre le bec et le ventre. Joue et cou blancs. Bas du ventre blanc. Bec fin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Vanneau huppé</text:p>
          </table:table-cell>
          <table:table-cell/>
          <table:table-cell table:style-name="ce22" office:value-type="string">
            <text:p>Vanellus vanellus</text:p>
          </table:table-cell>
          <table:table-cell table:style-name="ce22" office:value-type="string">
            <text:p>Northern Lapwing</text:p>
          </table:table-cell>
          <table:table-cell table:style-name="ce22" office:value-type="string">
            <text:p>CHARADRIIFORMES: Charadriidae</text:p>
          </table:table-cell>
          <table:table-cell table:style-name="ce22" office:value-type="float" office:value="30">
            <text:p>30</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rouge/orange</text:p>
          </table:table-cell>
          <table:table-cell/>
          <table:table-cell table:style-name="ce22" office:value-type="string">
            <text:p>huppe</text:p>
          </table:table-cell>
          <table:table-cell table:style-name="ce22" office:value-type="string">
            <text:p>noir</text:p>
          </table:table-cell>
          <table:table-cell/>
          <table:table-cell table:style-name="ce22" office:value-type="string">
            <text:p>Calotte noire huppée. Gorge noire. Joue et tour de l'oeil marbré noir et blanc. Nuque et croupion brunâtres. Ventre blanc. Dos à reflets verts. Bec noir et fin. Produit un effet de clignotement en vol.</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2">
          <table:table-cell table:style-name="ce22" office:value-type="string">
            <text:p>Vautour fauve</text:p>
          </table:table-cell>
          <table:table-cell/>
          <table:table-cell table:style-name="ce22" office:value-type="string">
            <text:p>Gyps fulvus</text:p>
          </table:table-cell>
          <table:table-cell table:style-name="ce22" office:value-type="string">
            <text:p>Eurasian Griffon</text:p>
          </table:table-cell>
          <table:table-cell table:style-name="ce22" office:value-type="string">
            <text:p>ACCIPITRIFORMES: Accipitridae</text:p>
          </table:table-cell>
          <table:table-cell table:style-name="ce22" office:value-type="float" office:value="100">
            <text:p>100</text:p>
          </table:table-cell>
          <table:table-cell table:style-name="ce22" office:value-type="string">
            <text:p>Rapaces</text:p>
          </table:table-cell>
          <table:table-cell/>
          <table:table-cell table:style-name="ce22" office:value-type="string">
            <text:p>crochu</text:p>
          </table:table-cell>
          <table:table-cell table:number-columns-repeated="5"/>
          <table:table-cell table:style-name="ce22" office:value-type="string">
            <text:p>brun</text:p>
          </table:table-cell>
          <table:table-cell/>
          <table:table-cell table:style-name="ce22" office:value-type="string">
            <text:p>Brun à l'exception du bord des ailes et de la queue noirs. Tête et cou gris et nus. Bec crochu.</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28">
          <table:table-cell table:style-name="ce22" office:value-type="string">
            <text:p>Vautour moine</text:p>
          </table:table-cell>
          <table:table-cell/>
          <table:table-cell table:style-name="ce22" office:value-type="string">
            <text:p>Aegypius monachus</text:p>
          </table:table-cell>
          <table:table-cell table:style-name="ce22" office:value-type="string">
            <text:p>Cinereous Vulture</text:p>
          </table:table-cell>
          <table:table-cell table:style-name="ce22" office:value-type="string">
            <text:p>ACCIPITRIFORMES: Accipitridae</text:p>
          </table:table-cell>
          <table:table-cell table:style-name="ce22" office:value-type="float" office:value="104">
            <text:p>10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orps brun sombre. Tête nue. Bec crochu.</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37">
          <table:table-cell table:style-name="ce22" office:value-type="string">
            <text:p>Vautour percnoptère</text:p>
          </table:table-cell>
          <table:table-cell/>
          <table:table-cell table:style-name="ce22" office:value-type="string">
            <text:p>Neophron percnopterus</text:p>
          </table:table-cell>
          <table:table-cell table:style-name="ce22" office:value-type="string">
            <text:p>Egyptian Vulture</text:p>
          </table:table-cell>
          <table:table-cell table:style-name="ce22" office:value-type="string">
            <text:p>ACCIPITRIFORMES: Accipitridae</text:p>
          </table:table-cell>
          <table:table-cell table:style-name="ce22" office:value-type="float" office:value="62">
            <text:p>62</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lanc</text:p>
          </table:table-cell>
          <table:table-cell/>
          <table:table-cell table:style-name="ce22" office:value-type="string">
            <text:p>Blanc, avec le dessous des ailes partiellement noir. Face nue jaune. Bec crochu.</text:p>
          </table:table-cell>
          <table:table-cell/>
          <table:table-cell table:style-name="ce22" office:value-type="string">
            <text:p>Montagnes et roch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2">
          <table:table-cell table:style-name="ce22" office:value-type="string">
            <text:p>Venturon corse</text:p>
          </table:table-cell>
          <table:table-cell/>
          <table:table-cell table:style-name="ce22" office:value-type="string">
            <text:p>Serinus corsicanus</text:p>
          </table:table-cell>
          <table:table-cell table:style-name="ce22" office:value-type="string">
            <text:p>Corsican 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table-cell table:style-name="ce22" office:value-type="string">
            <text:p>Dos brun. Tête grisâtre, sauf le front et les joues jaunes. Bout des ailes jaunes et noir. Dessous des ailes jaunes. Bec épais.</text:p>
          </table:table-cell>
          <table:table-cell table:style-name="ce22" office:value-type="string">
            <text:p>Vit en Corse et Sardaigne.</text:p>
          </table:table-cell>
          <table:table-cell table:style-name="ce22" office:value-type="string">
            <text:p>Milieu méditerranéen</text:p>
          </table:table-cell>
          <table:table-cell/>
          <table:table-cell table:style-name="ce24" office:value-type="string">
            <text:p>Carduelis corsicana</text:p>
          </table:table-cell>
          <table:table-cell table:style-name="ce22" office:value-type="string">
            <text:p>FIN</text:p>
          </table:table-cell>
        </table:table-row>
        <table:table-row table:style-name="ro4">
          <table:table-cell table:style-name="ce22" office:value-type="string">
            <text:p>Venturon montagnard</text:p>
          </table:table-cell>
          <table:table-cell/>
          <table:table-cell table:style-name="ce22" office:value-type="string">
            <text:p>Serinus citrinella</text:p>
          </table:table-cell>
          <table:table-cell table:style-name="ce22" office:value-type="string">
            <text:p>Citril 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table-cell table:style-name="ce22" office:value-type="string">
            <text:p>Dos, dessous et face jaunes. Nuque grisâtre. Collier blanchâtre. Bout des ailes noir. Bec épais.</text:p>
          </table:table-cell>
          <table:table-cell table:style-name="ce22" office:value-type="string">
            <text:p>Vit dans les forêts de montagne, en général au-dessus de 700 mètres d'altitude.</text:p>
          </table:table-cell>
          <table:table-cell table:style-name="ce22" office:value-type="string">
            <text:p>Montagnes et roches</text:p>
          </table:table-cell>
          <table:table-cell/>
          <table:table-cell table:style-name="ce24" office:value-type="string">
            <text:p>Carduelis citrinella</text:p>
          </table:table-cell>
          <table:table-cell table:style-name="ce22" office:value-type="string">
            <text:p>FIN</text:p>
          </table:table-cell>
        </table:table-row>
        <table:table-row table:style-name="ro8">
          <table:table-cell table:style-name="ce22" office:value-type="string">
            <text:p>Verdier d'Europe</text:p>
          </table:table-cell>
          <table:table-cell/>
          <table:table-cell table:style-name="ce22" office:value-type="string">
            <text:p>Chloris chloris</text:p>
          </table:table-cell>
          <table:table-cell table:style-name="ce22" office:value-type="string">
            <text:p>European Green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style-name="ce22" office:value-type="string">
            <text:p>jaune</text:p>
          </table:table-cell>
          <table:table-cell table:style-name="ce22" office:value-type="string">
            <text:p>Dos jaune verdâtre. Tête grise et jaune. Dessous jaune. Ailes et queue grises et noires. Croupion jaune. Bec épais.</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Carduelis chloris</text:p>
          </table:table-cell>
          <table:table-cell table:style-name="ce22" office:value-type="string">
            <text:p>FIN</text:p>
          </table:table-cell>
        </table:table-row>
      </table:table>
      <table:table table:name="Feuil2" table:style-name="ta2" table:print="false">
        <office:forms form:automatic-focus="false" form:apply-design-mode="false"/>
        <table:table-column table:style-name="co21" table:default-cell-style-name="ce-1"/>
        <table:table-column table:style-name="co22" table:default-cell-style-name="ce-1"/>
        <table:table-column table:style-name="co14" table:number-columns-repeated="4" table:default-cell-style-name="ce-1"/>
        <table:table-column table:style-name="co20" table:default-cell-style-name="ce15" table:number-columns-repeated="250"/>
        <table:table-row table:number-rows-repeated="1" table:style-name="ro41"/>
        <table:table-row table:style-name="ro42">
          <table:table-cell table:style-name="ce25" office:value-type="string">
            <text:p>Signes distinctifs</text:p>
          </table:table-cell>
          <table:table-cell table:style-name="ce25" office:value-type="string">
            <text:p>Couleur dominante</text:p>
          </table:table-cell>
          <table:table-cell table:style-name="ce25" office:value-type="string">
            <text:p>Tâche de couleur</text:p>
          </table:table-cell>
          <table:table-cell table:style-name="ce25" office:value-type="string">
            <text:p>Couleur bec</text:p>
          </table:table-cell>
          <table:table-cell table:style-name="ce25" office:value-type="string">
            <text:p>Couleur pattes</text:p>
          </table:table-cell>
        </table:table-row>
        <table:table-row table:style-name="ro41">
          <table:table-cell table:style-name="ce22" office:value-type="string">
            <text:p>Huppe</text:p>
          </table:table-cell>
        </table:table-row>
        <table:table-row table:style-name="ro42">
          <table:table-cell table:style-name="ce22" office:value-type="string">
            <text:p>Queue longue</text:p>
          </table:table-cell>
        </table:table-row>
        <table:table-row table:style-name="ro42">
          <table:table-cell table:style-name="ce22" office:value-type="string">
            <text:p>Queue bifide</text:p>
          </table:table-cell>
        </table:table-row>
        <table:table-row table:style-name="ro41">
          <table:table-cell table:style-name="ce22" office:value-type="string">
            <text:p>moucheté</text:p>
          </table:table-cell>
        </table:table-row>
        <table:table-row table:number-rows-repeated="4" table:style-name="ro41"/>
        <table:table-row table:style-name="ro43">
          <table:table-cell table:style-name="ce25" office:value-type="string">
            <text:p>Catégories delachaux</text:p>
          </table:table-cell>
          <table:table-cell table:style-name="ce25" office:value-type="string">
            <text:p>Nos catégories</text:p>
          </table:table-cell>
          <table:table-cell/>
          <table:table-cell table:style-name="ce25" office:value-type="string">
            <text:p>Catégories de becs</text:p>
          </table:table-cell>
        </table:table-row>
        <table:table-row table:style-name="ro41">
          <table:table-cell table:style-name="ce22" office:value-type="string">
            <text:p>passereaux</text:p>
          </table:table-cell>
          <table:table-cell table:style-name="ce22" office:value-type="string">
            <text:p>passereaux</text:p>
          </table:table-cell>
          <table:table-cell/>
          <table:table-cell table:style-name="ce22" office:value-type="string">
            <text:p>crochu</text:p>
          </table:table-cell>
        </table:table-row>
        <table:table-row table:style-name="ro41">
          <table:table-cell/>
          <table:table-cell table:style-name="ce22" office:value-type="string">
            <text:p>corvidés</text:p>
          </table:table-cell>
          <table:table-cell/>
          <table:table-cell table:style-name="ce22" office:value-type="string">
            <text:p>fin long</text:p>
          </table:table-cell>
        </table:table-row>
        <table:table-row table:style-name="ro41">
          <table:table-cell table:style-name="ce22" office:value-type="string">
            <text:p>pigeons</text:p>
          </table:table-cell>
          <table:table-cell table:style-name="ce22" office:value-type="string">
            <text:p>pigeons</text:p>
          </table:table-cell>
          <table:table-cell/>
          <table:table-cell table:style-name="ce22" office:value-type="string">
            <text:p>grèbe</text:p>
          </table:table-cell>
        </table:table-row>
        <table:table-row table:style-name="ro41">
          <table:table-cell table:style-name="ce22" office:value-type="string">
            <text:p>pics</text:p>
          </table:table-cell>
          <table:table-cell table:style-name="ce22" office:value-type="string">
            <text:p>pics</text:p>
          </table:table-cell>
          <table:table-cell/>
          <table:table-cell table:style-name="ce22" office:value-type="string">
            <text:p>autre</text:p>
          </table:table-cell>
        </table:table-row>
        <table:table-row table:style-name="ro42">
          <table:table-cell table:style-name="ce22" office:value-type="string">
            <text:p>rapaces noctures</text:p>
          </table:table-cell>
          <table:table-cell table:style-name="ce22" office:value-type="string">
            <text:p>chouettes, hiboux</text:p>
          </table:table-cell>
          <table:table-cell/>
          <table:table-cell table:style-name="ce22" office:value-type="string">
            <text:p>courbé</text:p>
          </table:table-cell>
        </table:table-row>
        <table:table-row table:style-name="ro42">
          <table:table-cell table:style-name="ce22" office:value-type="string">
            <text:p>rapaces diurnes</text:p>
          </table:table-cell>
          <table:table-cell table:style-name="ce22" office:value-type="string">
            <text:p>rapaces</text:p>
          </table:table-cell>
          <table:table-cell/>
          <table:table-cell table:style-name="ce22" office:value-type="string">
            <text:p>mouette</text:p>
          </table:table-cell>
        </table:table-row>
        <table:table-row table:style-name="ro41">
          <table:table-cell table:style-name="ce22" office:value-type="string">
            <text:p>gallinacés</text:p>
          </table:table-cell>
          <table:table-cell table:style-name="ce22" office:value-type="string">
            <text:p>gallinacés</text:p>
          </table:table-cell>
          <table:table-cell/>
          <table:table-cell table:style-name="ce22" office:value-type="string">
            <text:p>fin court</text:p>
          </table:table-cell>
        </table:table-row>
        <table:table-row table:style-name="ro41">
          <table:table-cell table:style-name="ce22" office:value-type="string">
            <text:p>échassiers</text:p>
          </table:table-cell>
          <table:table-cell table:style-name="ce22" office:value-type="string">
            <text:p>échassiers</text:p>
          </table:table-cell>
          <table:table-cell/>
          <table:table-cell table:style-name="ce22" office:value-type="string">
            <text:p>épais</text:p>
          </table:table-cell>
        </table:table-row>
        <table:table-row table:style-name="ro43">
          <table:table-cell table:style-name="ce22" office:value-type="string">
            <text:p>ralidés</text:p>
          </table:table-cell>
          <table:table-cell table:style-name="ce22" office:value-type="string">
            <text:p>oiseaux des rivières et étangs</text:p>
          </table:table-cell>
          <table:table-cell/>
          <table:table-cell table:style-name="ce22" office:value-type="string">
            <text:p>canard</text:p>
          </table:table-cell>
        </table:table-row>
        <table:table-row table:style-name="ro41">
          <table:table-cell table:style-name="ce22" office:value-type="string">
            <text:p>limicoles</text:p>
          </table:table-cell>
          <table:table-cell table:style-name="ce22" office:value-type="string">
            <text:p>limicoles</text:p>
          </table:table-cell>
        </table:table-row>
        <table:table-row table:style-name="ro42">
          <table:table-cell table:style-name="ce22" office:value-type="string">
            <text:p>laridés</text:p>
          </table:table-cell>
          <table:table-cell table:style-name="ce22" office:value-type="string">
            <text:p>oiseaux de mer</text:p>
          </table:table-cell>
        </table:table-row>
        <table:table-row table:style-name="ro43">
          <table:table-cell table:style-name="ce22" office:value-type="string">
            <text:p>plongeons et grèbes</text:p>
          </table:table-cell>
          <table:table-cell table:style-name="ce22" office:value-type="string">
            <text:p>oiseaux des rivières et étangs</text:p>
          </table:table-cell>
        </table:table-row>
        <table:table-row table:style-name="ro43">
          <table:table-cell table:style-name="ce22" office:value-type="string">
            <text:p>anatidés</text:p>
          </table:table-cell>
          <table:table-cell table:style-name="ce22" office:value-type="string">
            <text:p>canards, cygnes, oies</text:p>
          </table:table-cell>
        </table:table-row>
        <table:table-row table:style-name="ro42">
          <table:table-cell table:style-name="ce22" office:value-type="string">
            <text:p>puffins, pétrels</text:p>
          </table:table-cell>
          <table:table-cell table:style-name="ce22" office:value-type="string">
            <text:p>oiseaux de mer</text:p>
          </table:table-cell>
        </table:table-row>
      </table:table>
      <table:table table:name="Feuil3" table:style-name="ta3" table:print="false">
        <office:forms form:automatic-focus="false" form:apply-design-mode="false"/>
        <table:table-column table:style-name="co14" table:number-columns-repeated="6" table:default-cell-style-name="ce-1"/>
        <table:table-column table:style-name="co23" table:default-cell-style-name="ce15" table:number-columns-repeated="250"/>
      </table:table>
      <table:named-expressions>
        <table:named-expression table:name="_FILTERDATABASE1_" table:base-cell-address="$Feuil1.$A$1" table:expression="[Feuil1.$A$1:.$V$444]"/>
        <table:named-expression table:name="_FilterDatabase" table:base-cell-address="$Feuil1.$A$1" table:expression="[Feuil1.$I$1:.$I$444]"/>
        <table:named-expression table:name="_FILTERDATABASE1" table:base-cell-address="$Feuil1.$A$1" table:expression="[Feuil1.$A$1:.$V$44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Feuil1" style:display-name="PageStyle_Feuil1" style:page-layout-name="pm1">
      <style:header style:display="false"/>
      <style:header-left style:display="false"/>
      <style:footer style:display="false"/>
      <style:footer-left style:display="false"/>
    </style:master-page>
    <style:master-page style:name="PageStyle_5f_Feuil2" style:display-name="PageStyle_Feuil2" style:page-layout-name="pm2">
      <style:header style:display="false"/>
      <style:header-left style:display="false"/>
      <style:footer style:display="false"/>
      <style:footer-left style:display="false"/>
    </style:master-page>
    <style:master-page style:name="PageStyle_5f_Feuil3" style:display-name="PageStyle_Feuil3" style:page-layout-name="pm3">
      <style:header style:display="false"/>
      <style:header-left style:display="false"/>
      <style:footer style:display="false"/>
      <style:footer-left style:display="false"/>
    </style:master-page>
  </office:master-styles>
</office:document-styles>
</file>